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style:text-properties style:font-name="Arial1" fo:font-size="14pt" fo:font-weight="bold" officeooo:paragraph-rsid="00714f7b" style:font-size-asian="14pt" style:font-weight-asian="bold" style:font-size-complex="14pt" style:font-weight-complex="bold"/>
    </style:style>
    <style:style style:name="P2" style:family="paragraph" style:parent-style-name="Standard">
      <style:paragraph-properties fo:line-height="100%"/>
      <style:text-properties style:font-name="Arial1" fo:font-size="14pt" fo:font-weight="bold" officeooo:paragraph-rsid="00985f70" style:font-size-asian="14pt" style:font-weight-asian="bold" style:font-size-complex="14pt" style:font-weight-complex="bold"/>
    </style:style>
    <style:style style:name="P3" style:family="paragraph" style:parent-style-name="Standard">
      <style:paragraph-properties fo:line-height="100%"/>
      <style:text-properties style:font-name="Arial1" fo:font-size="14pt" fo:font-weight="bold" officeooo:paragraph-rsid="00b9c291" style:font-size-asian="14pt" style:font-weight-asian="bold" style:font-size-complex="14pt" style:font-weight-complex="bold"/>
    </style:style>
    <style:style style:name="P4" style:family="paragraph" style:parent-style-name="Standard">
      <style:paragraph-properties fo:line-height="100%"/>
      <style:text-properties style:font-name="Arial1" fo:font-size="14pt" fo:font-weight="bold" style:font-size-asian="14pt" style:font-weight-asian="bold" style:font-size-complex="14pt"/>
    </style:style>
    <style:style style:name="P5" style:family="paragraph" style:parent-style-name="Standard">
      <style:paragraph-properties fo:line-height="100%"/>
      <style:text-properties style:font-name="Arial1" fo:font-size="12pt" fo:font-weight="normal" style:font-size-asian="12pt" style:font-weight-asian="normal" style:font-size-complex="12pt" style:font-weight-complex="normal"/>
    </style:style>
    <style:style style:name="P6" style:family="paragraph" style:parent-style-name="Standard">
      <style:paragraph-properties fo:line-height="100%"/>
      <style:text-properties style:font-name="Arial1" fo:font-size="12pt" fo:font-weight="normal" officeooo:paragraph-rsid="01a845c5" style:font-size-asian="12pt" style:font-weight-asian="normal" style:font-size-complex="12pt" style:font-weight-complex="normal"/>
    </style:style>
    <style:style style:name="P7" style:family="paragraph" style:parent-style-name="Standard">
      <style:paragraph-properties fo:line-height="100%"/>
      <style:text-properties style:font-name="Arial1" fo:font-size="12pt" fo:font-weight="normal" officeooo:paragraph-rsid="01a72885" style:font-size-asian="12pt" style:font-weight-asian="normal" style:font-size-complex="12pt" style:font-weight-complex="normal"/>
    </style:style>
    <style:style style:name="P8" style:family="paragraph" style:parent-style-name="Standard">
      <style:paragraph-properties fo:line-height="100%"/>
      <style:text-properties style:font-name="Arial1" fo:font-size="12pt" fo:font-weight="normal" officeooo:rsid="01a72885" officeooo:paragraph-rsid="01a72885" style:font-size-asian="12pt" style:font-weight-asian="normal" style:font-size-complex="12pt" style:font-weight-complex="normal"/>
    </style:style>
    <style:style style:name="P9" style:family="paragraph" style:parent-style-name="Standard">
      <style:paragraph-properties fo:line-height="100%"/>
      <style:text-properties style:font-name="Arial1" fo:font-size="12pt" fo:font-weight="normal" officeooo:rsid="01a72885" officeooo:paragraph-rsid="01b0ce9e" style:font-size-asian="12pt" style:font-weight-asian="normal" style:font-size-complex="12pt" style:font-weight-complex="normal"/>
    </style:style>
    <style:style style:name="P10" style:family="paragraph" style:parent-style-name="Standard">
      <style:paragraph-properties fo:line-height="100%"/>
      <style:text-properties style:font-name="Arial1" fo:font-size="12pt" fo:font-weight="normal" officeooo:rsid="01a72885" officeooo:paragraph-rsid="01b273f1" style:font-size-asian="12pt" style:font-weight-asian="normal" style:font-size-complex="12pt" style:font-weight-complex="normal"/>
    </style:style>
    <style:style style:name="P11" style:family="paragraph" style:parent-style-name="Standard">
      <style:paragraph-properties fo:line-height="100%"/>
      <style:text-properties style:font-name="Arial1" fo:font-size="12pt" fo:font-weight="normal" officeooo:rsid="01a845c5" officeooo:paragraph-rsid="01a845c5" style:font-size-asian="12pt" style:font-weight-asian="normal" style:font-size-complex="12pt" style:font-weight-complex="normal"/>
    </style:style>
    <style:style style:name="P12" style:family="paragraph" style:parent-style-name="Standard">
      <style:text-properties style:font-name="Arial1" fo:font-size="12pt" fo:font-weight="normal" officeooo:paragraph-rsid="01bd93ca" style:font-size-asian="12pt" style:font-weight-asian="normal" style:font-size-complex="12pt" style:font-weight-complex="normal"/>
    </style:style>
    <style:style style:name="P13" style:family="paragraph" style:parent-style-name="Standard">
      <style:paragraph-properties fo:line-height="100%"/>
      <style:text-properties style:font-name="Arial1" fo:font-size="12pt" fo:font-weight="normal" officeooo:rsid="01b0ce9e" officeooo:paragraph-rsid="01b273f1" style:font-size-asian="12pt" style:font-weight-asian="normal" style:font-size-complex="12pt" style:font-weight-complex="normal"/>
    </style:style>
    <style:style style:name="P14" style:family="paragraph" style:parent-style-name="Standard">
      <style:paragraph-properties fo:line-height="100%"/>
      <style:text-properties style:font-name="Arial1" fo:font-size="12pt" fo:font-weight="bold" officeooo:rsid="02b4ab42" officeooo:paragraph-rsid="02b4ab42" style:font-size-asian="12pt" style:font-weight-asian="bold" style:font-size-complex="12pt"/>
    </style:style>
    <style:style style:name="P15" style:family="paragraph" style:parent-style-name="Standard">
      <style:paragraph-properties fo:line-height="100%"/>
      <style:text-properties style:font-name="Arial1" officeooo:rsid="007317f1" officeooo:paragraph-rsid="007317f1"/>
    </style:style>
    <style:style style:name="P16" style:family="paragraph" style:parent-style-name="Standard">
      <style:paragraph-properties fo:line-height="100%"/>
      <style:text-properties style:font-name="Arial1" officeooo:rsid="007317f1" officeooo:paragraph-rsid="007cca49"/>
    </style:style>
    <style:style style:name="P17" style:family="paragraph" style:parent-style-name="Standard">
      <style:paragraph-properties fo:line-height="100%"/>
      <style:text-properties style:font-name="Arial1" officeooo:rsid="007317f1" officeooo:paragraph-rsid="02322baa"/>
    </style:style>
    <style:style style:name="P18" style:family="paragraph" style:parent-style-name="Standard">
      <style:paragraph-properties fo:line-height="100%"/>
      <style:text-properties style:font-name="Arial1" officeooo:rsid="008582df" officeooo:paragraph-rsid="008582df"/>
    </style:style>
    <style:style style:name="P19" style:family="paragraph" style:parent-style-name="Standard">
      <style:paragraph-properties fo:line-height="100%"/>
      <style:text-properties style:font-name="Arial1" fo:font-weight="normal" officeooo:rsid="00c0a72e" officeooo:paragraph-rsid="00c0a72e" style:font-weight-asian="normal" style:font-weight-complex="normal"/>
    </style:style>
    <style:style style:name="P20" style:family="paragraph" style:parent-style-name="Standard">
      <style:paragraph-properties fo:line-height="100%"/>
      <style:text-properties style:font-name="Arial1" fo:font-weight="normal" officeooo:rsid="00c0a72e" officeooo:paragraph-rsid="00ceceb5" style:font-weight-asian="normal" style:font-weight-complex="normal"/>
    </style:style>
    <style:style style:name="P21" style:family="paragraph" style:parent-style-name="Standard">
      <style:paragraph-properties fo:line-height="100%"/>
      <style:text-properties style:font-name="Arial1" fo:font-weight="normal" officeooo:rsid="007317f1" officeooo:paragraph-rsid="00c0a72e" style:font-weight-asian="normal" style:font-weight-complex="normal"/>
    </style:style>
    <style:style style:name="P22" style:family="paragraph" style:parent-style-name="Standard">
      <style:paragraph-properties fo:line-height="100%"/>
      <style:text-properties style:font-name="Arial1" fo:font-weight="normal" officeooo:rsid="007317f1" officeooo:paragraph-rsid="023400dd" style:font-weight-asian="normal" style:font-weight-complex="normal"/>
    </style:style>
    <style:style style:name="P23" style:family="paragraph" style:parent-style-name="Standard">
      <style:paragraph-properties fo:line-height="100%"/>
      <style:text-properties style:font-name="Arial1" fo:font-weight="normal" officeooo:rsid="00b9e406" officeooo:paragraph-rsid="022b3f70" style:font-weight-asian="normal" style:font-weight-complex="normal"/>
    </style:style>
    <style:style style:name="P24" style:family="paragraph" style:parent-style-name="Standard">
      <style:paragraph-properties fo:line-height="100%"/>
      <style:text-properties style:font-name="Arial1" fo:font-weight="normal" officeooo:rsid="022949a3" officeooo:paragraph-rsid="022949a3" style:font-weight-asian="normal" style:font-weight-complex="normal"/>
    </style:style>
    <style:style style:name="P25" style:family="paragraph" style:parent-style-name="Standard">
      <style:paragraph-properties fo:line-height="100%"/>
      <style:text-properties style:font-name="Arial1" fo:font-weight="bold" officeooo:paragraph-rsid="00985f70" style:font-weight-asian="bold" style:font-weight-complex="bold"/>
    </style:style>
    <style:style style:name="P26" style:family="paragraph" style:parent-style-name="Standard">
      <style:paragraph-properties fo:line-height="100%"/>
      <style:text-properties style:font-name="Arial1" fo:font-weight="bold" officeooo:paragraph-rsid="00b9c291" style:font-weight-asian="bold" style:font-weight-complex="bold"/>
    </style:style>
    <style:style style:name="P27" style:family="paragraph" style:parent-style-name="Standard">
      <style:paragraph-properties fo:line-height="100%"/>
      <style:text-properties style:font-name="Arial1" officeooo:paragraph-rsid="00819ea8"/>
    </style:style>
    <style:style style:name="P28" style:family="paragraph" style:parent-style-name="Standard">
      <style:paragraph-properties fo:line-height="100%"/>
      <style:text-properties style:font-name="Arial1" officeooo:paragraph-rsid="009aecdd"/>
    </style:style>
    <style:style style:name="P29" style:family="paragraph" style:parent-style-name="Standard">
      <style:paragraph-properties fo:line-height="100%"/>
      <style:text-properties style:font-name="Arial1" officeooo:rsid="0099b43f" officeooo:paragraph-rsid="02322baa"/>
    </style:style>
    <style:style style:name="P30" style:family="paragraph" style:parent-style-name="Standard">
      <style:paragraph-properties fo:line-height="100%"/>
      <style:text-properties style:font-name="Arial1" officeooo:rsid="02316dad" officeooo:paragraph-rsid="02316dad"/>
    </style:style>
    <style:style style:name="P31" style:family="paragraph" style:parent-style-name="Standard">
      <style:paragraph-properties fo:line-height="100%"/>
      <style:text-properties style:font-name="Arial1" officeooo:rsid="023792ab" officeooo:paragraph-rsid="023792ab"/>
    </style:style>
    <style:style style:name="P32" style:family="paragraph" style:parent-style-name="Standard">
      <style:paragraph-properties fo:line-height="100%"/>
      <style:text-properties officeooo:rsid="007317f1" officeooo:paragraph-rsid="007cca49"/>
    </style:style>
    <style:style style:name="P33" style:family="paragraph" style:parent-style-name="Standard">
      <style:paragraph-properties fo:line-height="100%"/>
      <style:text-properties officeooo:rsid="0086f8e6" officeooo:paragraph-rsid="0086f8e6"/>
    </style:style>
    <style:style style:name="P34" style:family="paragraph" style:parent-style-name="Standard">
      <style:text-properties style:use-window-font-color="true" style:font-name="Arial3" fo:font-size="12pt" fo:font-weight="normal" officeooo:rsid="000bc3c2" officeooo:paragraph-rsid="01bd93ca" style:font-size-asian="12pt" style:font-weight-asian="normal" style:font-size-complex="12pt" style:font-weight-complex="normal"/>
    </style:style>
    <style:style style:name="P35" style:family="paragraph" style:parent-style-name="Standard">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36" style:family="paragraph" style:parent-style-name="Standard">
      <style:text-properties style:use-window-font-color="true" style:font-name="Arial3" fo:font-size="12pt" fo:font-weight="normal" officeooo:rsid="0007fa96" officeooo:paragraph-rsid="01bd93ca" style:font-size-asian="12pt" style:font-weight-asian="normal" style:font-size-complex="12pt" style:font-weight-complex="normal"/>
    </style:style>
    <style:style style:name="P37" style:family="paragraph" style:parent-style-name="Standard">
      <style:text-properties style:use-window-font-color="true" style:font-name="Arial3" fo:font-size="12pt" fo:font-weight="normal" officeooo:paragraph-rsid="01bd93ca" style:font-size-asian="12pt" style:font-weight-asian="normal" style:font-size-complex="12pt" style:font-weight-complex="normal"/>
    </style:style>
    <style:style style:name="P38" style:family="paragraph" style:parent-style-name="Standard">
      <style:text-properties style:use-window-font-color="true" style:font-name="Arial3" fo:font-size="12pt" fo:font-weight="bold" officeooo:rsid="0007fa96" officeooo:paragraph-rsid="01bd93ca" style:font-size-asian="12pt" style:font-weight-asian="bold" style:font-size-complex="12pt" style:font-weight-complex="bold"/>
    </style:style>
    <style:style style:name="P39" style:family="paragraph" style:parent-style-name="Standard">
      <style:text-properties style:use-window-font-color="true" style:font-name="Arial3" fo:font-size="12pt" fo:font-weight="bold" officeooo:rsid="0008bd64" officeooo:paragraph-rsid="01bd93ca" style:font-size-asian="12pt" style:font-weight-asian="bold" style:font-size-complex="12pt" style:font-weight-complex="bold"/>
    </style:style>
    <style:style style:name="P40" style:family="paragraph" style:parent-style-name="Standard">
      <style:text-properties style:use-window-font-color="true" style:font-name="Arial3" fo:font-size="12pt" fo:font-weight="bold" officeooo:rsid="000e9afe" officeooo:paragraph-rsid="01bd93ca" style:font-size-asian="12pt" style:font-weight-asian="bold" style:font-size-complex="12pt" style:font-weight-complex="bold"/>
    </style:style>
    <style:style style:name="P41" style:family="paragraph" style:parent-style-name="Standard">
      <style:paragraph-properties fo:line-height="100%"/>
      <style:text-properties style:use-window-font-color="true" style:font-name="Arial1" fo:font-weight="normal" officeooo:rsid="007317f1" officeooo:paragraph-rsid="021b4da3" style:font-weight-asian="normal" style:font-weight-complex="normal"/>
    </style:style>
    <style:style style:name="P42" style:family="paragraph" style:parent-style-name="Standard">
      <style:paragraph-properties fo:line-height="100%"/>
      <style:text-properties style:use-window-font-color="true" style:font-name="Arial1" fo:font-weight="normal" officeooo:rsid="021b4da3" officeooo:paragraph-rsid="021b4da3" style:font-weight-asian="normal" style:font-weight-complex="normal"/>
    </style:style>
    <style:style style:name="P43" style:family="paragraph" style:parent-style-name="Standard">
      <style:paragraph-properties fo:line-height="100%"/>
      <style:text-properties style:use-window-font-color="true" style:font-name="Arial1" fo:font-weight="normal" officeooo:rsid="023ca6ce" officeooo:paragraph-rsid="023ca6ce" style:font-weight-asian="normal" style:font-weight-complex="normal"/>
    </style:style>
    <style:style style:name="P44" style:family="paragraph" style:parent-style-name="Standard">
      <style:text-properties fo:font-variant="normal" fo:text-transform="none" style:use-window-font-color="true" style:font-name="Arial1" fo:font-size="12pt" fo:letter-spacing="normal" fo:font-style="normal" fo:font-weight="normal" officeooo:rsid="0056a8c2" officeooo:paragraph-rsid="01bd93ca" style:font-size-asian="12pt" style:font-weight-asian="normal" style:font-size-complex="12pt" style:font-weight-complex="normal"/>
    </style:style>
    <style:style style:name="P45" style:family="paragraph" style:parent-style-name="Standard">
      <style:paragraph-properties fo:margin-left="0cm" fo:margin-right="0cm" fo:margin-top="0cm" fo:margin-bottom="0cm" loext:contextual-spacing="false" fo:line-height="100%" fo:orphans="2" fo:widows="2" fo:text-indent="0cm" style:auto-text-indent="false"/>
      <style:text-properties officeooo:paragraph-rsid="013420b9"/>
    </style:style>
    <style:style style:name="P46" style:family="paragraph" style:parent-style-name="Standard_20__28_user_29_">
      <style:paragraph-properties fo:margin-left="0cm" fo:margin-right="0cm" fo:margin-top="0cm" fo:margin-bottom="0cm" loext:contextual-spacing="false" fo:line-height="100%" fo:orphans="2" fo:widows="2" fo:text-indent="0cm" style:auto-text-indent="false"/>
      <style:text-properties style:use-window-font-color="true" style:font-name="Arial3" fo:font-size="14pt" fo:font-weight="bold" officeooo:rsid="000afeb8" officeooo:paragraph-rsid="00228fc1" style:font-size-asian="14pt" style:font-weight-asian="bold" style:font-size-complex="14pt"/>
    </style:style>
    <style:style style:name="P47"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style:font-name="Source sans pro" fo:font-size="12pt" fo:letter-spacing="normal" fo:font-style="normal" fo:font-weight="normal" officeooo:paragraph-rsid="0020abc2" style:font-size-asian="12pt" style:font-style-asian="normal" style:font-weight-asian="normal" style:font-size-complex="12pt"/>
    </style:style>
    <style:style style:name="P48"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fo:color="#2e2e2e" fo:font-size="12pt" fo:letter-spacing="normal" officeooo:paragraph-rsid="0020abc2" style:font-size-asian="12pt" style:font-size-complex="12pt"/>
    </style:style>
    <style:style style:name="P49"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paragraph-rsid="00239a6c" style:font-size-asian="12pt" style:font-style-asian="normal" style:font-weight-asian="normal" style:font-size-complex="12pt" style:font-weight-complex="normal"/>
    </style:style>
    <style:style style:name="P50" style:family="paragraph" style:parent-style-name="Text_20_body">
      <style:paragraph-properties fo:margin-left="0cm" fo:margin-right="0cm" fo:margin-top="0cm" fo:margin-bottom="0cm" loext:contextual-spacing="false"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37c086" style:font-size-asian="12pt" style:font-style-asian="normal" style:font-weight-asian="normal" style:font-size-complex="12pt" style:font-weight-complex="normal"/>
    </style:style>
    <style:style style:name="P51"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fo:font-variant="normal" fo:text-transform="none" style:use-window-font-color="true" style:font-name="Arial3" fo:font-size="12pt" fo:letter-spacing="normal" fo:font-style="normal" fo:font-weight="normal" officeooo:rsid="01723bde" officeooo:paragraph-rsid="01723bde" style:font-size-asian="12pt" style:font-style-asian="normal" style:font-weight-asian="normal" style:font-size-complex="12pt" style:font-weight-complex="normal"/>
    </style:style>
    <style:style style:name="P52"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4pt" fo:font-weight="bold" officeooo:paragraph-rsid="0020abc2" style:font-size-asian="14pt" style:font-weight-asian="bold" style:font-size-complex="14pt"/>
    </style:style>
    <style:style style:name="P53"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weight="bold" officeooo:paragraph-rsid="012b62b3" style:font-weight-asian="bold"/>
    </style:style>
    <style:style style:name="P54"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0513cb8" style:font-size-asian="12pt" style:font-weight-asian="bold" style:font-size-complex="12pt" style:font-weight-complex="normal"/>
    </style:style>
    <style:style style:name="P55"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ced80" officeooo:paragraph-rsid="0131b251" style:font-size-asian="12pt" style:font-weight-asian="bold" style:font-size-complex="12pt" style:font-weight-complex="normal"/>
    </style:style>
    <style:style style:name="P56" style:family="paragraph" style:parent-style-name="Text_20_body">
      <style:paragraph-properties fo:margin-left="0cm" fo:margin-right="0cm" fo:margin-top="0cm" fo:margin-bottom="0cm" loext:contextual-spacing="false" fo:line-height="100%" fo:orphans="2" fo:widows="2" fo:text-indent="0cm" style:auto-text-indent="false"/>
      <style:text-properties style:font-name="Arial1" fo:font-size="12pt" fo:font-weight="bold" officeooo:rsid="001eec22" officeooo:paragraph-rsid="01322e6d" style:font-size-asian="12pt" style:font-weight-asian="bold" style:font-size-complex="12pt" style:font-weight-complex="normal"/>
    </style:style>
    <style:style style:name="P57" style:family="paragraph" style:parent-style-name="Text_20_body">
      <style:paragraph-properties fo:margin-left="0cm" fo:margin-right="0cm" fo:margin-top="0cm" fo:margin-bottom="0cm" loext:contextual-spacing="false" fo:line-height="100%" fo:orphans="2" fo:widows="2" fo:text-indent="0cm" style:auto-text-indent="false"/>
      <style:text-properties style:use-window-font-color="true" style:font-name="Arial3" fo:font-size="12pt" fo:font-weight="bold" officeooo:paragraph-rsid="001eec22" style:font-size-asian="12pt" style:font-weight-asian="bold" style:font-size-complex="12pt"/>
    </style:style>
    <style:style style:name="P58"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0abc2"/>
    </style:style>
    <style:style style:name="P59"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37c086"/>
    </style:style>
    <style:style style:name="P60"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0239a6c"/>
    </style:style>
    <style:style style:name="P61"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officeooo:paragraph-rsid="01722ff1"/>
    </style:style>
    <style:style style:name="P62" style:family="paragraph" style:parent-style-name="Text_20_body">
      <style:paragraph-properties fo:margin-left="0cm" fo:margin-right="0cm" fo:margin-top="0cm" fo:margin-bottom="0cm" loext:contextual-spacing="false" fo:line-height="100%" fo:orphans="2" fo:widows="2" fo:text-indent="0cm" style:auto-text-indent="false"/>
      <style:text-properties officeooo:paragraph-rsid="01927581"/>
    </style:style>
    <style:style style:name="P63" style:family="paragraph" style:parent-style-name="Text_20_body">
      <style:paragraph-properties fo:margin-left="0cm" fo:margin-right="0cm" fo:margin-top="0cm" fo:margin-bottom="0cm" loext:contextual-spacing="false" fo:line-height="100%" fo:orphans="2" fo:widows="2" fo:text-indent="0cm" style:auto-text-indent="false">
        <style:tab-stops>
          <style:tab-stop style:position="0cm"/>
        </style:tab-stops>
      </style:paragraph-properties>
      <style:text-properties style:font-name="Arial3" fo:font-weight="normal" officeooo:paragraph-rsid="01723bde" style:font-weight-asian="normal" style:font-weight-complex="normal"/>
    </style:style>
    <style:style style:name="P64"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c01c2" style:font-size-asian="12pt" style:font-weight-asian="normal" style:font-size-complex="12pt" style:font-weight-complex="normal"/>
    </style:style>
    <style:style style:name="P65" style:family="paragraph" style:parent-style-name="Text_20_body">
      <style:paragraph-properties fo:margin-left="0cm" fo:margin-right="0cm" fo:margin-top="0cm" fo:margin-bottom="0cm" loext:contextual-spacing="false" fo:line-height="100%"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04f44bc" officeooo:paragraph-rsid="018f4711" style:font-size-asian="12pt" style:font-weight-asian="normal" style:font-size-complex="12pt" style:font-weight-complex="normal"/>
    </style:style>
    <style:style style:name="P6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rsid="01cda998" officeooo:paragraph-rsid="01cda998" style:font-size-asian="12pt" style:font-weight-asian="normal" style:font-size-complex="12pt" style:font-weight-complex="normal"/>
    </style:style>
    <style:style style:name="P6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3"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6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0e14b2" officeooo:paragraph-rsid="01c46348" style:font-size-asian="14pt" style:font-weight-asian="bold" style:font-size-complex="14pt" style:font-weight-complex="bold"/>
    </style:style>
    <style:style style:name="P6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ee1a2" officeooo:paragraph-rsid="01c46348" style:font-size-asian="14pt" style:font-weight-asian="bold" style:font-size-complex="14pt" style:font-weight-complex="bold"/>
    </style:style>
    <style:style style:name="P7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7ebd" officeooo:paragraph-rsid="01c46348" style:font-size-asian="14pt" style:font-weight-asian="bold" style:font-size-complex="14pt" style:font-weight-complex="bold"/>
    </style:style>
    <style:style style:name="P7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3bbf78" officeooo:paragraph-rsid="01c46348" style:font-size-asian="14pt" style:font-weight-asian="bold" style:font-size-complex="14pt" style:font-weight-complex="bold"/>
    </style:style>
    <style:style style:name="P7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b6f0" officeooo:paragraph-rsid="01c46348" style:font-size-asian="14pt" style:font-weight-asian="bold" style:font-size-complex="14pt" style:font-weight-complex="bold"/>
    </style:style>
    <style:style style:name="P7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634dc" officeooo:paragraph-rsid="01c46348" style:font-size-asian="14pt" style:font-weight-asian="bold" style:font-size-complex="14pt" style:font-weight-complex="bold"/>
    </style:style>
    <style:style style:name="P7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1d890" officeooo:paragraph-rsid="01c46348" style:font-size-asian="14pt" style:font-weight-asian="bold" style:font-size-complex="14pt" style:font-weight-complex="bold"/>
    </style:style>
    <style:style style:name="P7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0402c48" officeooo:paragraph-rsid="01c46348" style:font-size-asian="14pt" style:font-weight-asian="bold" style:font-size-complex="14pt" style:font-weight-complex="bold"/>
    </style:style>
    <style:style style:name="P7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4pt" fo:letter-spacing="normal" fo:font-style="normal" fo:font-weight="bold" officeooo:rsid="01c79155" officeooo:paragraph-rsid="01c79155" style:font-size-asian="14pt" style:font-weight-asian="bold" style:font-size-complex="14pt" style:font-weight-complex="bold"/>
    </style:style>
    <style:style style:name="P7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7a95" officeooo:paragraph-rsid="01c46348" style:font-size-asian="12pt" style:font-weight-asian="bold" style:font-size-complex="12pt" style:font-weight-complex="bold"/>
    </style:style>
    <style:style style:name="P7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8916d" officeooo:paragraph-rsid="01c46348" style:font-size-asian="12pt" style:font-weight-asian="bold" style:font-size-complex="12pt" style:font-weight-complex="bold"/>
    </style:style>
    <style:style style:name="P7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style:text-underline-style="none" fo:font-weight="normal" officeooo:rsid="00367ea6" officeooo:paragraph-rsid="01c46348" style:font-size-asian="12pt" style:font-weight-asian="bold" style:font-size-complex="12pt" style:font-weight-complex="bold"/>
    </style:style>
    <style:style style:name="P8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251daa" officeooo:paragraph-rsid="01c46348" style:font-size-asian="20pt" style:font-weight-asian="bold" style:font-size-complex="20pt" style:font-weight-complex="bold"/>
    </style:style>
    <style:style style:name="P8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2bd22b" style:font-name="Roboto" fo:font-size="20pt" fo:letter-spacing="normal" fo:font-style="normal" fo:font-weight="bold" officeooo:rsid="003e8155" officeooo:paragraph-rsid="01c46348" style:font-size-asian="20pt" style:font-weight-asian="bold" style:font-size-complex="20pt" style:font-weight-complex="bold"/>
    </style:style>
    <style:style style:name="P8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7ebd" officeooo:paragraph-rsid="01c46348" style:font-size-asian="12pt" style:font-weight-asian="bold" style:font-size-complex="12pt" style:font-weight-complex="bold"/>
    </style:style>
    <style:style style:name="P8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402c48" officeooo:paragraph-rsid="01c46348" style:font-size-asian="12pt" style:font-weight-asian="bold" style:font-size-complex="12pt" style:font-weight-complex="bold"/>
    </style:style>
    <style:style style:name="P8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3" fo:font-size="12pt" style:text-underline-style="none" fo:font-weight="bold" officeooo:rsid="00387a95" officeooo:paragraph-rsid="01c46348" style:font-size-asian="12pt" style:font-weight-asian="bold" style:font-size-complex="12pt" style:font-weight-complex="bold"/>
    </style:style>
    <style:style style:name="P8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3ee1a2" officeooo:paragraph-rsid="01c46348" style:font-size-asian="14pt" style:font-weight-asian="bold" style:font-size-complex="14pt" style:font-weight-complex="bold"/>
    </style:style>
    <style:style style:name="P8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07ebd" officeooo:paragraph-rsid="01c46348" style:font-size-asian="14pt" style:font-weight-asian="bold" style:font-size-complex="14pt" style:font-weight-complex="bold"/>
    </style:style>
    <style:style style:name="P8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4pt" fo:font-weight="bold" officeooo:rsid="0041b6f0" officeooo:paragraph-rsid="01c46348" style:font-size-asian="14pt" style:font-weight-asian="bold" style:font-size-complex="14pt" style:font-weight-complex="bold"/>
    </style:style>
    <style:style style:name="P8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fo:font-size="12pt" fo:font-weight="normal" officeooo:rsid="01cda998" officeooo:paragraph-rsid="01cda998" style:font-size-asian="12pt" style:font-weight-asian="normal" style:font-size-complex="12pt" style:font-weight-complex="normal"/>
    </style:style>
    <style:style style:name="P8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color="#2bd22b" fo:font-size="20pt" fo:font-weight="bold" officeooo:rsid="003e8155" officeooo:paragraph-rsid="01c46348" style:font-size-asian="20pt" style:font-weight-asian="bold" style:font-size-complex="20pt" style:font-weight-complex="bold"/>
    </style:style>
    <style:style style:name="P90"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officeooo:rsid="000ef5c5" officeooo:paragraph-rsid="01c46348" style:font-size-asian="12pt" style:font-size-complex="12pt"/>
    </style:style>
    <style:style style:name="P91"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Arial1" fo:font-size="12pt" fo:font-weight="normal" officeooo:rsid="005e1c3f" officeooo:paragraph-rsid="01c8dd43" style:font-size-asian="12pt" style:font-weight-asian="normal" style:font-size-complex="12pt" style:font-weight-complex="normal"/>
    </style:style>
    <style:style style:name="P92"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0ef5c5" officeooo:paragraph-rsid="01c46348" style:font-size-asian="12pt" style:font-weight-asian="normal" style:font-size-complex="12pt" style:font-weight-complex="normal"/>
    </style:style>
    <style:style style:name="P93"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8916d" officeooo:paragraph-rsid="01c46348" style:font-size-asian="12pt" style:font-weight-asian="normal" style:font-size-complex="12pt" style:font-weight-complex="normal"/>
    </style:style>
    <style:style style:name="P94"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3f804b" officeooo:paragraph-rsid="01c46348" style:font-size-asian="12pt" style:font-weight-asian="normal" style:font-size-complex="12pt" style:font-weight-complex="normal"/>
    </style:style>
    <style:style style:name="P95"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4pt" officeooo:rsid="001f06d9" officeooo:paragraph-rsid="01c46348" style:font-size-asian="14pt" style:font-size-complex="14pt"/>
    </style:style>
    <style:style style:name="P96"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size="12pt" fo:font-weight="normal" officeooo:rsid="00303163" officeooo:paragraph-rsid="01c46348" style:font-size-asian="12pt" style:font-weight-asian="normal" style:font-size-complex="12pt" style:font-weight-complex="normal"/>
    </style:style>
    <style:style style:name="P97"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26beb2" officeooo:paragraph-rsid="01c46348" style:font-size-asian="12pt" style:font-weight-asian="normal" style:font-size-complex="12pt" style:font-weight-complex="normal"/>
    </style:style>
    <style:style style:name="P98"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38916d" officeooo:paragraph-rsid="01c46348" style:font-size-asian="12pt" style:font-weight-asian="normal" style:font-size-complex="12pt" style:font-weight-complex="normal"/>
    </style:style>
    <style:style style:name="P99"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Roboto" fo:font-size="12pt" fo:letter-spacing="normal" fo:font-style="normal" fo:font-weight="normal" officeooo:rsid="0062d628" officeooo:paragraph-rsid="01c46348" style:font-size-asian="12pt" style:font-weight-asian="normal" style:font-size-complex="12pt" style:font-weight-complex="normal"/>
    </style:style>
    <style:style style:name="P100" style:family="paragraph" style:parent-style-name="Standard_20__28_user_29_">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style:use-window-font-color="true" style:font-name="Arial1" fo:font-size="14pt" fo:letter-spacing="normal" fo:font-style="normal" fo:font-weight="bold" officeooo:rsid="001f06d9" officeooo:paragraph-rsid="01c46348" style:font-size-asian="14pt" style:font-weight-asian="bold" style:font-size-complex="14pt" style:font-weight-complex="bold"/>
    </style:style>
    <style:style style:name="P101"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0c7adad" style:font-size-asian="12pt" style:font-weight-asian="normal" style:font-size-complex="12pt" style:font-weight-complex="normal"/>
    </style:style>
    <style:style style:name="P102" style:family="paragraph" style:parent-style-name="Standard">
      <style:paragraph-properties fo:margin-left="0cm" fo:margin-right="0cm" fo:line-height="100%" fo:text-indent="0cm" style:auto-text-indent="false"/>
      <style:text-properties style:font-name="Arial1" fo:font-size="12pt" fo:font-weight="normal" officeooo:rsid="00c02767" officeooo:paragraph-rsid="023400dd" style:font-size-asian="12pt" style:font-weight-asian="normal" style:font-size-complex="12pt" style:font-weight-complex="normal"/>
    </style:style>
    <style:style style:name="P103"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c828de" style:font-size-asian="12pt" style:font-weight-asian="normal" style:font-size-complex="12pt" style:font-weight-complex="normal"/>
    </style:style>
    <style:style style:name="P104" style:family="paragraph" style:parent-style-name="Standard">
      <style:paragraph-properties fo:margin-left="0cm" fo:margin-right="0cm" fo:line-height="100%" fo:text-indent="0cm" style:auto-text-indent="false"/>
      <style:text-properties style:font-name="Arial1" fo:font-size="12pt" fo:font-weight="normal" officeooo:rsid="00c828de" officeooo:paragraph-rsid="00e0d9c2" style:font-size-asian="12pt" style:font-weight-asian="normal" style:font-size-complex="12pt" style:font-weight-complex="normal"/>
    </style:style>
    <style:style style:name="P105"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0d737a2" style:font-size-asian="12pt" style:font-weight-asian="normal" style:font-size-complex="12pt" style:font-weight-complex="normal"/>
    </style:style>
    <style:style style:name="P106" style:family="paragraph" style:parent-style-name="Standard">
      <style:paragraph-properties fo:margin-left="0cm" fo:margin-right="0cm" fo:line-height="100%" fo:text-indent="0cm" style:auto-text-indent="false"/>
      <style:text-properties style:font-name="Arial1" fo:font-size="12pt" fo:font-weight="normal" officeooo:rsid="00d737a2" officeooo:paragraph-rsid="023792ab" style:font-size-asian="12pt" style:font-weight-asian="normal" style:font-size-complex="12pt" style:font-weight-complex="normal"/>
    </style:style>
    <style:style style:name="P107" style:family="paragraph" style:parent-style-name="Standard">
      <style:paragraph-properties fo:margin-left="0cm" fo:margin-right="0cm" fo:line-height="100%" fo:text-indent="0cm" style:auto-text-indent="false"/>
      <style:text-properties style:font-name="Arial1" fo:font-size="12pt" fo:font-weight="normal" officeooo:rsid="00e301ef" officeooo:paragraph-rsid="00e301ef" style:font-size-asian="12pt" style:font-weight-asian="normal" style:font-size-complex="12pt" style:font-weight-complex="normal"/>
    </style:style>
    <style:style style:name="P108" style:family="paragraph" style:parent-style-name="Standard">
      <style:paragraph-properties fo:margin-left="0cm" fo:margin-right="0cm" fo:line-height="100%" fo:text-indent="0cm" style:auto-text-indent="false"/>
      <style:text-properties style:font-name="Arial1" fo:font-size="12pt" fo:font-weight="normal" officeooo:rsid="023792ab" officeooo:paragraph-rsid="023792ab" style:font-size-asian="12pt" style:font-weight-asian="normal" style:font-size-complex="12pt" style:font-weight-complex="normal"/>
    </style:style>
    <style:style style:name="P109" style:family="paragraph" style:parent-style-name="Standard">
      <style:paragraph-properties fo:margin-left="0cm" fo:margin-right="0cm" fo:line-height="100%" fo:text-indent="0cm" style:auto-text-indent="false"/>
      <style:text-properties style:font-name="Arial1" fo:font-size="12pt" fo:font-weight="normal" officeooo:rsid="00e0d9c2" officeooo:paragraph-rsid="023e81cd" style:font-size-asian="12pt" style:font-weight-asian="normal" style:font-size-complex="12pt" style:font-weight-complex="normal"/>
    </style:style>
    <style:style style:name="P110" style:family="paragraph" style:parent-style-name="Standard">
      <style:paragraph-properties fo:margin-left="0cm" fo:margin-right="0cm" fo:line-height="100%" fo:text-indent="0cm" style:auto-text-indent="false"/>
      <style:text-properties style:font-name="Arial1" fo:font-size="12pt" fo:font-weight="normal" officeooo:rsid="00d8d3a2" officeooo:paragraph-rsid="023e81cd" style:font-size-asian="12pt" style:font-weight-asian="normal" style:font-size-complex="12pt" style:font-weight-complex="normal"/>
    </style:style>
    <style:style style:name="P111" style:family="paragraph" style:parent-style-name="Standard">
      <style:paragraph-properties fo:margin-left="0cm" fo:margin-right="0cm" fo:line-height="100%" fo:text-indent="0cm" style:auto-text-indent="false"/>
      <style:text-properties style:font-name="Arial1" fo:font-size="12pt" fo:font-weight="normal" officeooo:rsid="026ea425" officeooo:paragraph-rsid="026ea425" style:font-size-asian="12pt" style:font-weight-asian="normal" style:font-size-complex="12pt" style:font-weight-complex="normal"/>
    </style:style>
    <style:style style:name="P112" style:family="paragraph" style:parent-style-name="Standard">
      <style:paragraph-properties fo:margin-left="0cm" fo:margin-right="0cm" fo:line-height="100%" fo:text-indent="0cm" style:auto-text-indent="false"/>
      <style:text-properties style:font-name="Arial1" officeooo:paragraph-rsid="00ceceb5"/>
    </style:style>
    <style:style style:name="P113" style:family="paragraph" style:parent-style-name="Standard">
      <style:paragraph-properties fo:margin-left="0cm" fo:margin-right="0cm" fo:line-height="100%" fo:text-indent="0cm" style:auto-text-indent="false"/>
      <style:text-properties style:font-name="Arial1" officeooo:rsid="01e903b8" officeooo:paragraph-rsid="008257eb"/>
    </style:style>
    <style:style style:name="P114" style:family="paragraph" style:parent-style-name="Standard">
      <style:paragraph-properties fo:margin-left="0cm" fo:margin-right="0cm" fo:line-height="100%" fo:text-indent="0cm" style:auto-text-indent="false"/>
      <style:text-properties style:font-name="Arial1" fo:font-weight="bold" officeooo:rsid="01ee5e22" officeooo:paragraph-rsid="01ee5e22" style:font-weight-asian="bold" style:font-weight-complex="bold"/>
    </style:style>
    <style:style style:name="P115" style:family="paragraph" style:parent-style-name="Standard">
      <style:paragraph-properties fo:margin-left="0cm" fo:margin-right="0cm" fo:line-height="100%" fo:text-indent="0cm" style:auto-text-indent="false"/>
      <style:text-properties style:font-name="Arial1" fo:font-weight="bold" officeooo:paragraph-rsid="00c7adad" style:font-weight-asian="bold" style:font-weight-complex="bold"/>
    </style:style>
    <style:style style:name="P116" style:family="paragraph" style:parent-style-name="Standard">
      <style:paragraph-properties fo:margin-left="0cm" fo:margin-right="0cm" fo:line-height="100%" fo:text-indent="0cm" style:auto-text-indent="false"/>
      <style:text-properties style:font-name="Arial1" officeooo:rsid="00866bf2" officeooo:paragraph-rsid="01f57aea"/>
    </style:style>
    <style:style style:name="P117" style:family="paragraph" style:parent-style-name="Standard">
      <style:paragraph-properties fo:margin-left="0cm" fo:margin-right="0cm" fo:line-height="100%" fo:text-indent="0cm" style:auto-text-indent="false"/>
      <style:text-properties style:font-name="Arial1" officeooo:rsid="008abbbf" officeooo:paragraph-rsid="008abbbf"/>
    </style:style>
    <style:style style:name="P118" style:family="paragraph" style:parent-style-name="Standard">
      <style:paragraph-properties fo:margin-left="0cm" fo:margin-right="0cm" fo:line-height="100%" fo:text-indent="0cm" style:auto-text-indent="false"/>
      <style:text-properties style:font-name="Arial1" officeooo:rsid="0200bd6c" officeooo:paragraph-rsid="0200bd6c"/>
    </style:style>
    <style:style style:name="P119" style:family="paragraph" style:parent-style-name="Standard">
      <style:paragraph-properties fo:margin-left="0cm" fo:margin-right="0cm" fo:line-height="100%" fo:text-indent="0cm" style:auto-text-indent="false"/>
      <style:text-properties style:font-name="Arial1" officeooo:rsid="0207586b" officeooo:paragraph-rsid="0207586b"/>
    </style:style>
    <style:style style:name="P120" style:family="paragraph" style:parent-style-name="Standard">
      <style:paragraph-properties fo:margin-left="0cm" fo:margin-right="0cm" fo:line-height="100%" fo:text-indent="0cm" style:auto-text-indent="false"/>
      <style:text-properties style:font-name="Arial1" officeooo:rsid="0213ef9b" officeooo:paragraph-rsid="0213ef9b"/>
    </style:style>
    <style:style style:name="P121" style:family="paragraph" style:parent-style-name="Standard">
      <style:paragraph-properties fo:margin-left="0cm" fo:margin-right="0cm" fo:line-height="100%" fo:text-indent="0cm" style:auto-text-indent="false"/>
      <style:text-properties style:use-window-font-color="true" style:font-name="Arial3" fo:font-size="12pt" fo:font-weight="normal" officeooo:rsid="0011f6ab" officeooo:paragraph-rsid="01bd93ca" style:font-size-asian="12pt" style:font-weight-asian="normal" style:font-size-complex="12pt" style:font-weight-complex="normal"/>
    </style:style>
    <style:style style:name="P122" style:family="paragraph" style:parent-style-name="Standard">
      <style:paragraph-properties fo:margin-left="0cm" fo:margin-right="0cm" fo:line-height="100%" fo:text-indent="0cm" style:auto-text-indent="false"/>
      <style:text-properties style:use-window-font-color="true" style:font-name="Arial3" fo:font-size="12pt" officeooo:rsid="00949a98" officeooo:paragraph-rsid="00827943" style:font-size-asian="12pt" style:font-size-complex="12pt"/>
    </style:style>
    <style:style style:name="P123" style:family="paragraph" style:parent-style-name="Standard">
      <style:paragraph-properties fo:margin-left="0cm" fo:margin-right="0cm" fo:line-height="100%" fo:text-indent="0cm" style:auto-text-indent="false"/>
      <style:text-properties officeooo:paragraph-rsid="008abbbf"/>
    </style:style>
    <style:style style:name="P124" style:family="paragraph" style:parent-style-name="Standard">
      <style:paragraph-properties fo:margin-left="0cm" fo:margin-right="0cm" fo:line-height="100%" fo:text-indent="0cm" style:auto-text-indent="false"/>
      <style:text-properties fo:font-weight="bold" officeooo:rsid="01ee61f9" officeooo:paragraph-rsid="01ee61f9" style:font-weight-asian="bold" style:font-weight-complex="bold"/>
    </style:style>
    <style:style style:name="P125" style:family="paragraph" style:parent-style-name="Standard">
      <style:paragraph-properties fo:margin-left="0cm" fo:margin-right="0cm" fo:line-height="100%" fo:text-indent="0cm" style:auto-text-indent="false"/>
      <style:text-properties officeooo:rsid="01f57aea" officeooo:paragraph-rsid="01f57aea"/>
    </style:style>
    <style:style style:name="P126" style:family="paragraph" style:parent-style-name="Standard">
      <style:paragraph-properties fo:margin-left="0cm" fo:margin-right="0cm" fo:line-height="100%" fo:text-indent="0cm" style:auto-text-indent="false"/>
      <style:text-properties officeooo:rsid="01f8c342" officeooo:paragraph-rsid="01f8c342"/>
    </style:style>
    <style:style style:name="P127" style:family="paragraph" style:parent-style-name="Heading_20_1">
      <style:paragraph-properties fo:margin-left="0cm" fo:margin-right="0cm" fo:line-height="100%" fo:text-indent="0cm" style:auto-text-indent="false"/>
      <style:text-properties fo:color="#242424" style:font-name="Arial1" fo:font-size="14pt" fo:font-weight="bold" officeooo:paragraph-rsid="0020abc2" style:font-size-asian="14pt" style:font-weight-asian="bold" style:font-size-complex="14pt"/>
    </style:style>
    <style:style style:name="P128"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03cbf4c" style:font-size-asian="12pt" style:font-style-asian="normal" style:font-weight-asian="normal" style:font-size-complex="12pt" style:font-weight-complex="bold"/>
    </style:style>
    <style:style style:name="P129"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tyle-asian="normal" style:font-weight-asian="bold" style:font-size-complex="12pt" style:font-weight-complex="bold"/>
    </style:style>
    <style:style style:name="P130" style:family="paragraph" style:parent-style-name="Heading_20_4">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4b3dc4" style:font-size-asian="12pt" style:font-size-complex="12pt"/>
    </style:style>
    <style:style style:name="P131"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01a0edf" style:font-size-asian="12pt" style:font-weight-asian="normal" style:font-size-complex="12pt" style:font-weight-complex="normal"/>
    </style:style>
    <style:style style:name="P132" style:family="paragraph" style:parent-style-name="Standard_20__28_user_29_">
      <style:paragraph-properties fo:margin-left="0cm" fo:margin-right="0cm" fo:line-height="100%" fo:text-indent="0cm" style:auto-text-indent="false"/>
      <style:text-properties style:font-name="Arial1" fo:font-size="12pt" fo:font-weight="normal" officeooo:rsid="001a0edf" officeooo:paragraph-rsid="013420b9" style:font-size-asian="12pt" style:font-weight-asian="normal" style:font-size-complex="12pt" style:font-weight-complex="normal"/>
    </style:style>
    <style:style style:name="P133"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131b251" style:font-size-asian="12pt" style:font-weight-asian="normal" style:font-size-complex="12pt" style:font-weight-complex="normal"/>
    </style:style>
    <style:style style:name="P134" style:family="paragraph" style:parent-style-name="Standard_20__28_user_29_">
      <style:paragraph-properties fo:margin-left="0cm" fo:margin-right="0cm" fo:line-height="100%" fo:text-indent="0cm" style:auto-text-indent="false"/>
      <style:text-properties style:font-name="Arial1" fo:font-size="12pt" fo:font-weight="normal" officeooo:rsid="001d616c" officeooo:paragraph-rsid="001d616c" style:font-size-asian="12pt" style:font-weight-asian="normal" style:font-size-complex="12pt" style:font-weight-complex="normal"/>
    </style:style>
    <style:style style:name="P135" style:family="paragraph" style:parent-style-name="Standard_20__28_user_29_">
      <style:paragraph-properties fo:margin-left="0cm" fo:margin-right="0cm" fo:line-height="100%" fo:text-indent="0cm" style:auto-text-indent="false"/>
      <style:text-properties style:font-name="Arial1" fo:font-size="12pt" fo:font-weight="normal" officeooo:rsid="00096d44" officeooo:paragraph-rsid="01c46348" style:font-size-asian="12pt" style:font-weight-asian="normal" style:font-size-complex="12pt" style:font-weight-complex="normal"/>
    </style:style>
    <style:style style:name="P136" style:family="paragraph" style:parent-style-name="Standard_20__28_user_29_">
      <style:paragraph-properties fo:margin-left="0cm" fo:margin-right="0cm" fo:line-height="100%" fo:text-indent="0cm" style:auto-text-indent="false"/>
      <style:text-properties style:font-name="Arial1" fo:font-size="12pt" fo:font-weight="normal" officeooo:rsid="0074d8f4" officeooo:paragraph-rsid="0074d8f4" style:font-size-asian="12pt" style:font-weight-asian="normal" style:font-size-complex="12pt" style:font-weight-complex="normal"/>
    </style:style>
    <style:style style:name="P137" style:family="paragraph" style:parent-style-name="Standard_20__28_user_29_">
      <style:paragraph-properties fo:margin-left="0cm" fo:margin-right="0cm" fo:line-height="100%" fo:text-indent="0cm" style:auto-text-indent="false"/>
      <style:text-properties style:font-name="Arial1" fo:font-size="12pt" fo:font-weight="normal" officeooo:rsid="0074d8f4" officeooo:paragraph-rsid="029c03fe" style:font-size-asian="12pt" style:font-weight-asian="normal" style:font-size-complex="12pt" style:font-weight-complex="normal"/>
    </style:style>
    <style:style style:name="P138"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139"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b9c291" style:font-size-asian="12pt" style:font-weight-asian="normal" style:font-size-complex="12pt" style:font-weight-complex="normal"/>
    </style:style>
    <style:style style:name="P140"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21b4da3" style:font-size-asian="12pt" style:font-weight-asian="normal" style:font-size-complex="12pt" style:font-weight-complex="normal"/>
    </style:style>
    <style:style style:name="P141"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230ef69" style:font-size-asian="12pt" style:font-weight-asian="normal" style:font-size-complex="12pt" style:font-weight-complex="normal"/>
    </style:style>
    <style:style style:name="P142"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714f7b" style:font-size-asian="12pt" style:font-weight-asian="normal" style:font-size-complex="12pt" style:font-weight-complex="normal"/>
    </style:style>
    <style:style style:name="P143"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9e7843" style:font-size-asian="12pt" style:font-weight-asian="normal" style:font-size-complex="12pt" style:font-weight-complex="normal"/>
    </style:style>
    <style:style style:name="P144" style:family="paragraph" style:parent-style-name="Standard_20__28_user_29_">
      <style:paragraph-properties fo:margin-left="0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145" style:family="paragraph" style:parent-style-name="Standard_20__28_user_29_">
      <style:paragraph-properties fo:margin-left="0cm" fo:margin-right="0cm" fo:line-height="100%" fo:text-indent="0cm" style:auto-text-indent="false"/>
      <style:text-properties style:font-name="Arial1" fo:font-size="12pt" fo:font-weight="normal" officeooo:rsid="000d0528" officeooo:paragraph-rsid="01171791" style:font-size-asian="12pt" style:font-weight-asian="normal" style:font-size-complex="12pt" style:font-weight-complex="normal"/>
    </style:style>
    <style:style style:name="P146" style:family="paragraph" style:parent-style-name="Standard_20__28_user_29_">
      <style:paragraph-properties fo:margin-left="0cm" fo:margin-right="0cm" fo:line-height="100%" fo:text-indent="0cm" style:auto-text-indent="false"/>
      <style:text-properties style:font-name="Arial1" fo:font-size="12pt" fo:font-weight="normal" officeooo:rsid="0038916d" officeooo:paragraph-rsid="01c46348" style:font-size-asian="12pt" style:font-weight-asian="normal" style:font-size-complex="12pt" style:font-weight-complex="normal"/>
    </style:style>
    <style:style style:name="P147" style:family="paragraph" style:parent-style-name="Standard_20__28_user_29_">
      <style:paragraph-properties fo:margin-left="0cm" fo:margin-right="0cm" fo:line-height="100%" fo:text-indent="0cm" style:auto-text-indent="false"/>
      <style:text-properties style:font-name="Arial1" fo:font-size="12pt" fo:font-weight="normal" officeooo:rsid="0225e10b" officeooo:paragraph-rsid="0229450f" style:font-size-asian="12pt" style:font-weight-asian="normal" style:font-size-complex="12pt" style:font-weight-complex="normal"/>
    </style:style>
    <style:style style:name="P148" style:family="paragraph" style:parent-style-name="Standard_20__28_user_29_">
      <style:paragraph-properties fo:margin-left="0cm" fo:margin-right="0cm" fo:line-height="100%" fo:text-indent="0cm" style:auto-text-indent="false"/>
      <style:text-properties style:font-name="Arial1" fo:font-size="12pt" fo:font-weight="normal" officeooo:rsid="00714f7b" officeooo:paragraph-rsid="01d689db" style:font-size-asian="12pt" style:font-weight-asian="normal" style:font-size-complex="12pt" style:font-weight-complex="normal"/>
    </style:style>
    <style:style style:name="P149" style:family="paragraph" style:parent-style-name="Standard_20__28_user_29_">
      <style:paragraph-properties fo:margin-left="0cm" fo:margin-right="0cm" fo:line-height="100%" fo:text-indent="0cm" style:auto-text-indent="false"/>
      <style:text-properties style:font-name="Arial1" fo:font-size="12pt" fo:font-weight="normal" officeooo:rsid="01d689db" officeooo:paragraph-rsid="01d689db" style:font-size-asian="12pt" style:font-weight-asian="normal" style:font-size-complex="12pt" style:font-weight-complex="normal"/>
    </style:style>
    <style:style style:name="P150" style:family="paragraph" style:parent-style-name="Standard_20__28_user_29_">
      <style:paragraph-properties fo:margin-left="0cm" fo:margin-right="0cm" fo:line-height="100%" fo:text-indent="0cm" style:auto-text-indent="false"/>
      <style:text-properties style:font-name="Arial1" fo:font-size="12pt" fo:font-weight="normal" officeooo:rsid="022949a3" officeooo:paragraph-rsid="022d0bfc" style:font-size-asian="12pt" style:font-weight-asian="normal" style:font-size-complex="12pt" style:font-weight-complex="normal"/>
    </style:style>
    <style:style style:name="P151" style:family="paragraph" style:parent-style-name="Standard_20__28_user_29_">
      <style:paragraph-properties fo:margin-left="0cm" fo:margin-right="0cm" fo:line-height="100%" fo:text-indent="0cm" style:auto-text-indent="false"/>
      <style:text-properties style:font-name="Arial1" fo:font-size="12pt" fo:font-weight="normal" officeooo:rsid="022a35cd" officeooo:paragraph-rsid="022d0bfc" style:font-size-asian="12pt" style:font-weight-asian="normal" style:font-size-complex="12pt" style:font-weight-complex="normal"/>
    </style:style>
    <style:style style:name="P152" style:family="paragraph" style:parent-style-name="Standard_20__28_user_29_">
      <style:paragraph-properties fo:margin-left="0cm" fo:margin-right="0cm" fo:line-height="100%" fo:text-indent="0cm" style:auto-text-indent="false"/>
      <style:text-properties style:font-name="Arial1" fo:font-size="12pt" fo:font-weight="normal" officeooo:rsid="009e7843" officeooo:paragraph-rsid="009e7843" style:font-size-asian="12pt" style:font-weight-asian="normal" style:font-size-complex="12pt" style:font-weight-complex="normal"/>
    </style:style>
    <style:style style:name="P153" style:family="paragraph" style:parent-style-name="Standard_20__28_user_29_">
      <style:paragraph-properties fo:margin-left="0cm" fo:margin-right="0cm" fo:line-height="100%" fo:text-indent="0cm" style:auto-text-indent="false"/>
      <style:text-properties style:font-name="Arial1" fo:font-size="12pt" fo:font-weight="normal" officeooo:rsid="0246a4f1" officeooo:paragraph-rsid="024b0adb" style:font-size-asian="12pt" style:font-weight-asian="normal" style:font-size-complex="12pt" style:font-weight-complex="normal"/>
    </style:style>
    <style:style style:name="P154" style:family="paragraph" style:parent-style-name="Standard_20__28_user_29_">
      <style:paragraph-properties fo:margin-left="0cm" fo:margin-right="0cm" fo:line-height="100%" fo:text-indent="0cm" style:auto-text-indent="false"/>
      <style:text-properties style:font-name="Arial1" fo:font-size="12pt" fo:font-weight="normal" officeooo:rsid="024c1de2" officeooo:paragraph-rsid="024c1de2" style:font-size-asian="12pt" style:font-weight-asian="normal" style:font-size-complex="12pt" style:font-weight-complex="normal"/>
    </style:style>
    <style:style style:name="P155" style:family="paragraph" style:parent-style-name="Standard_20__28_user_29_">
      <style:paragraph-properties fo:margin-left="0cm" fo:margin-right="0cm" fo:line-height="100%" fo:text-indent="0cm" style:auto-text-indent="false"/>
      <style:text-properties style:font-name="Arial1" fo:font-size="12pt" fo:font-weight="normal" officeooo:rsid="024e7a34" officeooo:paragraph-rsid="0258b80c" style:font-size-asian="12pt" style:font-weight-asian="normal" style:font-size-complex="12pt" style:font-weight-complex="normal"/>
    </style:style>
    <style:style style:name="P156" style:family="paragraph" style:parent-style-name="Standard_20__28_user_29_">
      <style:paragraph-properties fo:margin-left="0cm" fo:margin-right="0cm" fo:line-height="100%" fo:text-indent="0cm" style:auto-text-indent="false"/>
      <style:text-properties style:font-name="Arial1" fo:font-size="12pt" fo:font-weight="normal" officeooo:rsid="025bb7a8" officeooo:paragraph-rsid="025bb7a8" style:font-size-asian="12pt" style:font-weight-asian="normal" style:font-size-complex="12pt" style:font-weight-complex="normal"/>
    </style:style>
    <style:style style:name="P157" style:family="paragraph" style:parent-style-name="Standard_20__28_user_29_">
      <style:paragraph-properties fo:margin-left="0cm" fo:margin-right="0cm" fo:line-height="100%" fo:text-indent="0cm" style:auto-text-indent="false"/>
      <style:text-properties style:font-name="Arial1" fo:font-size="12pt" fo:font-weight="normal" officeooo:rsid="0258b80c" officeooo:paragraph-rsid="0258b80c" style:font-size-asian="12pt" style:font-weight-asian="normal" style:font-size-complex="12pt" style:font-weight-complex="normal"/>
    </style:style>
    <style:style style:name="P158" style:family="paragraph" style:parent-style-name="Standard_20__28_user_29_">
      <style:paragraph-properties fo:margin-left="0cm" fo:margin-right="0cm" fo:line-height="100%" fo:text-indent="0cm" style:auto-text-indent="false"/>
      <style:text-properties style:font-name="Arial1" fo:font-size="12pt" fo:font-weight="normal" officeooo:rsid="029b4d02" officeooo:paragraph-rsid="029c03fe" style:font-size-asian="12pt" style:font-weight-asian="normal" style:font-size-complex="12pt" style:font-weight-complex="normal"/>
    </style:style>
    <style:style style:name="P159" style:family="paragraph" style:parent-style-name="Standard_20__28_user_29_">
      <style:paragraph-properties fo:margin-left="0cm" fo:margin-right="0cm" fo:line-height="100%" fo:text-indent="0cm" style:auto-text-indent="false"/>
      <style:text-properties style:font-name="Arial1" fo:font-size="12pt" fo:font-weight="normal" officeooo:rsid="029d6dba" officeooo:paragraph-rsid="029d6dba" style:font-size-asian="12pt" style:font-weight-asian="normal" style:font-size-complex="12pt" style:font-weight-complex="normal"/>
    </style:style>
    <style:style style:name="P160" style:family="paragraph" style:parent-style-name="Standard_20__28_user_29_">
      <style:paragraph-properties fo:margin-left="0cm" fo:margin-right="0cm" fo:line-height="100%" fo:text-indent="0cm" style:auto-text-indent="false"/>
      <style:text-properties style:font-name="Arial1" fo:font-size="12pt" fo:font-weight="normal" officeooo:rsid="029eef52" officeooo:paragraph-rsid="029eef52" style:font-size-asian="12pt" style:font-weight-asian="normal" style:font-size-complex="12pt" style:font-weight-complex="normal"/>
    </style:style>
    <style:style style:name="P161" style:family="paragraph" style:parent-style-name="Standard_20__28_user_29_">
      <style:paragraph-properties fo:margin-left="0cm" fo:margin-right="0cm" fo:line-height="100%" fo:text-indent="0cm" style:auto-text-indent="false"/>
      <style:text-properties style:font-name="Arial1" fo:font-size="12pt" fo:font-weight="normal" officeooo:rsid="01efe5b8" officeooo:paragraph-rsid="01efe5b8" style:font-size-asian="10.5pt" style:font-weight-asian="normal" style:font-size-complex="12pt" style:font-weight-complex="normal"/>
    </style:style>
    <style:style style:name="P162" style:family="paragraph" style:parent-style-name="Standard_20__28_user_29_">
      <style:paragraph-properties fo:margin-left="0cm" fo:margin-right="0cm" fo:line-height="100%" fo:text-indent="0cm" style:auto-text-indent="false"/>
      <style:text-properties style:font-name="Arial1" fo:font-size="12pt" fo:language="en" fo:country="US" officeooo:rsid="011389ae" officeooo:paragraph-rsid="011389ae" style:font-size-asian="12pt" style:font-size-complex="12pt"/>
    </style:style>
    <style:style style:name="P163" style:family="paragraph" style:parent-style-name="Standard_20__28_user_29_">
      <style:paragraph-properties fo:margin-left="0cm" fo:margin-right="0cm" fo:line-height="100%" fo:text-indent="0cm" style:auto-text-indent="false"/>
      <style:text-properties style:font-name="Arial1" fo:font-size="12pt" fo:language="en" fo:country="US" officeooo:rsid="0067192f" officeooo:paragraph-rsid="0124b397" style:font-size-asian="12pt" style:font-size-complex="12pt"/>
    </style:style>
    <style:style style:name="P164"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056a8c2" style:font-size-asian="12pt" style:font-size-complex="12pt"/>
    </style:style>
    <style:style style:name="P165" style:family="paragraph" style:parent-style-name="Standard_20__28_user_29_">
      <style:paragraph-properties fo:margin-left="0cm" fo:margin-right="0cm" fo:line-height="100%" fo:text-indent="0cm" style:auto-text-indent="false"/>
      <style:text-properties style:font-name="Arial1" fo:font-size="12pt" fo:language="en" fo:country="US" officeooo:paragraph-rsid="011389ae" style:font-size-asian="12pt" style:font-size-complex="12pt"/>
    </style:style>
    <style:style style:name="P166"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705e17" officeooo:paragraph-rsid="00705e17" style:font-size-asian="12pt" style:font-weight-asian="normal" style:font-size-complex="12pt" style:font-weight-complex="normal"/>
    </style:style>
    <style:style style:name="P167" style:family="paragraph" style:parent-style-name="Standard_20__28_user_29_">
      <style:paragraph-properties fo:margin-left="0cm" fo:margin-right="0cm" fo:line-height="100%" fo:text-indent="0cm" style:auto-text-indent="false"/>
      <style:text-properties style:font-name="Arial1" fo:font-size="12pt" fo:language="en" fo:country="US" fo:font-weight="normal" officeooo:rsid="0095962f" officeooo:paragraph-rsid="0095962f" style:font-size-asian="12pt" style:font-weight-asian="normal" style:font-size-complex="12pt" style:font-weight-complex="normal"/>
    </style:style>
    <style:style style:name="P168" style:family="paragraph" style:parent-style-name="Standard_20__28_user_29_">
      <style:paragraph-properties fo:margin-left="0cm" fo:margin-right="0cm" fo:line-height="100%" fo:text-indent="0cm" style:auto-text-indent="false"/>
      <style:text-properties style:font-name="Arial1" fo:font-size="12pt" fo:font-weight="bold" officeooo:rsid="001ced80" officeooo:paragraph-rsid="001ced80" style:font-size-asian="12pt" style:font-weight-asian="bold" style:font-size-complex="12pt" style:font-weight-complex="bold"/>
    </style:style>
    <style:style style:name="P169" style:family="paragraph" style:parent-style-name="Standard_20__28_user_29_">
      <style:paragraph-properties fo:margin-left="0cm" fo:margin-right="0cm" fo:line-height="100%" fo:text-indent="0cm" style:auto-text-indent="false"/>
      <style:text-properties style:font-name="Arial1" fo:font-size="12pt" fo:font-weight="bold" officeooo:rsid="001d616c" officeooo:paragraph-rsid="001d616c" style:font-size-asian="12pt" style:font-weight-asian="bold" style:font-size-complex="12pt" style:font-weight-complex="bold"/>
    </style:style>
    <style:style style:name="P170" style:family="paragraph" style:parent-style-name="Standard_20__28_user_29_">
      <style:paragraph-properties fo:margin-left="0cm" fo:margin-right="0cm" fo:line-height="100%" fo:text-indent="0cm" style:auto-text-indent="false"/>
      <style:text-properties style:font-name="Arial1" fo:font-size="12pt" fo:font-weight="bold" officeooo:rsid="01ee5e22" officeooo:paragraph-rsid="01ee5e22" style:font-size-asian="12pt" style:font-weight-asian="bold" style:font-size-complex="12pt"/>
    </style:style>
    <style:style style:name="P171" style:family="paragraph" style:parent-style-name="Standard_20__28_user_29_">
      <style:paragraph-properties fo:margin-left="0cm" fo:margin-right="0cm" fo:line-height="100%" fo:text-indent="0cm" style:auto-text-indent="false"/>
      <style:text-properties style:font-name="Arial1" fo:font-size="12pt" officeooo:rsid="006038f2" officeooo:paragraph-rsid="01c46348" style:font-size-asian="12pt" style:font-size-complex="12pt"/>
    </style:style>
    <style:style style:name="P172" style:family="paragraph" style:parent-style-name="Standard_20__28_user_29_">
      <style:paragraph-properties fo:margin-left="0cm" fo:margin-right="0cm" fo:line-height="100%" fo:text-indent="0cm" style:auto-text-indent="false"/>
      <style:text-properties style:font-name="Arial1" fo:font-size="12pt" officeooo:rsid="007e7639" officeooo:paragraph-rsid="007e7639" style:font-size-asian="12pt" style:font-size-complex="12pt"/>
    </style:style>
    <style:style style:name="P173" style:family="paragraph" style:parent-style-name="Standard_20__28_user_29_">
      <style:paragraph-properties fo:margin-left="0cm" fo:margin-right="0cm" fo:line-height="100%" fo:text-indent="0cm" style:auto-text-indent="false"/>
      <style:text-properties style:font-name="Arial1" fo:font-size="12pt" officeooo:paragraph-rsid="0056a8c2" style:font-size-asian="12pt" style:font-size-complex="12pt"/>
    </style:style>
    <style:style style:name="P174" style:family="paragraph" style:parent-style-name="Standard_20__28_user_29_">
      <style:paragraph-properties fo:margin-left="0cm" fo:margin-right="0cm" fo:line-height="100%" fo:text-indent="0cm" style:auto-text-indent="false"/>
      <style:text-properties style:font-name="Arial1" fo:font-size="12pt" officeooo:paragraph-rsid="011389ae" style:font-size-asian="12pt" style:font-size-complex="12pt"/>
    </style:style>
    <style:style style:name="P175" style:family="paragraph" style:parent-style-name="Standard_20__28_user_29_">
      <style:paragraph-properties fo:margin-left="0cm" fo:margin-right="0cm" fo:line-height="100%" fo:text-indent="0cm" style:auto-text-indent="false"/>
      <style:text-properties style:font-name="Arial1" fo:font-size="12pt" officeooo:rsid="00137ba3" officeooo:paragraph-rsid="01c46348" style:font-size-asian="12pt" style:font-size-complex="12pt"/>
    </style:style>
    <style:style style:name="P176" style:family="paragraph" style:parent-style-name="Standard_20__28_user_29_">
      <style:paragraph-properties fo:margin-left="0cm" fo:margin-right="0cm" fo:line-height="100%" fo:text-indent="0cm" style:auto-text-indent="false"/>
      <style:text-properties style:font-name="Arial1" fo:font-size="12pt" officeooo:rsid="001d79cb" officeooo:paragraph-rsid="01c46348" style:font-size-asian="12pt" style:font-size-complex="12pt"/>
    </style:style>
    <style:style style:name="P177" style:family="paragraph" style:parent-style-name="Standard_20__28_user_29_">
      <style:paragraph-properties fo:margin-left="0cm" fo:margin-right="0cm" fo:line-height="100%" fo:text-indent="0cm" style:auto-text-indent="false"/>
      <style:text-properties style:font-name="Arial1" fo:font-size="12pt" officeooo:rsid="0059878f" officeooo:paragraph-rsid="01cd8032" style:font-size-asian="12pt" style:font-size-complex="12pt"/>
    </style:style>
    <style:style style:name="P178" style:family="paragraph" style:parent-style-name="Standard_20__28_user_29_">
      <style:paragraph-properties fo:margin-left="0cm" fo:margin-right="0cm" fo:line-height="100%" fo:text-indent="0cm" style:auto-text-indent="false"/>
      <style:text-properties style:font-name="Arial1" fo:font-size="14pt" fo:font-weight="bold" officeooo:rsid="001a0ab2" officeooo:paragraph-rsid="001a0ab2" style:font-size-asian="14pt" style:font-weight-asian="bold" style:font-size-complex="14pt"/>
    </style:style>
    <style:style style:name="P179"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582df" style:font-size-asian="14pt" style:font-weight-asian="bold" style:font-size-complex="14pt"/>
    </style:style>
    <style:style style:name="P180" style:family="paragraph" style:parent-style-name="Standard_20__28_user_29_">
      <style:paragraph-properties fo:margin-left="0cm" fo:margin-right="0cm" fo:line-height="100%" fo:text-indent="0cm" style:auto-text-indent="false"/>
      <style:text-properties style:font-name="Arial1" fo:font-size="14pt" fo:font-weight="bold" officeooo:rsid="00819ea8" officeooo:paragraph-rsid="00819ea8" style:font-size-asian="14pt" style:font-weight-asian="bold" style:font-size-complex="14pt"/>
    </style:style>
    <style:style style:name="P181"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714f7b" style:font-size-asian="14pt" style:font-weight-asian="bold" style:font-size-complex="14pt" style:font-weight-complex="bold"/>
    </style:style>
    <style:style style:name="P182"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985f70" style:font-size-asian="14pt" style:font-weight-asian="bold" style:font-size-complex="14pt" style:font-weight-complex="bold"/>
    </style:style>
    <style:style style:name="P183" style:family="paragraph" style:parent-style-name="Standard_20__28_user_29_">
      <style:paragraph-properties fo:margin-left="0cm" fo:margin-right="0cm" fo:line-height="100%" fo:text-indent="0cm" style:auto-text-indent="false"/>
      <style:text-properties style:font-name="Arial1" fo:font-size="14pt" fo:font-weight="bold" officeooo:rsid="000a796d" officeooo:paragraph-rsid="00b9c291" style:font-size-asian="14pt" style:font-weight-asian="bold" style:font-size-complex="14pt" style:font-weight-complex="bold"/>
    </style:style>
    <style:style style:name="P184"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font-weight-complex="bold"/>
    </style:style>
    <style:style style:name="P185" style:family="paragraph" style:parent-style-name="Standard_20__28_user_29_">
      <style:paragraph-properties fo:margin-left="0cm" fo:margin-right="0cm" fo:line-height="100%" fo:text-indent="0cm" style:auto-text-indent="false"/>
      <style:text-properties style:font-name="Arial1" fo:font-size="14pt" fo:font-weight="bold" officeooo:paragraph-rsid="0047aa44" style:font-size-asian="14pt" style:font-weight-asian="bold" style:font-size-complex="14pt" style:font-weight-complex="bold"/>
    </style:style>
    <style:style style:name="P186" style:family="paragraph" style:parent-style-name="Standard_20__28_user_29_">
      <style:paragraph-properties fo:margin-left="0cm" fo:margin-right="0cm" fo:line-height="100%" fo:text-indent="0cm" style:auto-text-indent="false"/>
      <style:text-properties style:font-name="Arial1" fo:font-size="14pt" fo:font-weight="bold" officeooo:paragraph-rsid="0056a8c2" style:font-size-asian="14pt" style:font-weight-asian="bold" style:font-size-complex="14pt" style:font-weight-complex="bold"/>
    </style:style>
    <style:style style:name="P187" style:family="paragraph" style:parent-style-name="Standard_20__28_user_29_">
      <style:paragraph-properties fo:margin-left="0cm" fo:margin-right="0cm" fo:line-height="100%" fo:text-indent="0cm" style:auto-text-indent="false"/>
      <style:text-properties style:font-name="Arial1" fo:font-size="14pt" fo:font-weight="bold" officeooo:rsid="0038a659" officeooo:paragraph-rsid="0137c086" style:font-size-asian="14pt" style:font-weight-asian="bold" style:font-size-complex="14pt" style:font-weight-complex="bold"/>
    </style:style>
    <style:style style:name="P188" style:family="paragraph" style:parent-style-name="Standard_20__28_user_29_">
      <style:paragraph-properties fo:margin-left="0cm" fo:margin-right="0cm" fo:line-height="100%" fo:text-indent="0cm" style:auto-text-indent="false"/>
      <style:text-properties style:font-name="Arial1" fo:font-size="14pt" fo:font-weight="bold" officeooo:rsid="001d79cb" officeooo:paragraph-rsid="01c46348" style:font-size-asian="14pt" style:font-weight-asian="bold" style:font-size-complex="14pt" style:font-weight-complex="bold"/>
    </style:style>
    <style:style style:name="P189" style:family="paragraph" style:parent-style-name="Standard_20__28_user_29_">
      <style:paragraph-properties fo:margin-left="0cm" fo:margin-right="0cm" fo:line-height="100%" fo:text-indent="0cm" style:auto-text-indent="false"/>
      <style:text-properties style:font-name="Arial1" fo:font-size="14pt" fo:font-weight="bold" officeooo:paragraph-rsid="001a0ab2" style:font-size-asian="14pt" style:font-weight-asian="bold" style:font-size-complex="14pt"/>
    </style:style>
    <style:style style:name="P190" style:family="paragraph" style:parent-style-name="Standard_20__28_user_29_">
      <style:paragraph-properties fo:margin-left="0cm" fo:margin-right="0cm" fo:line-height="100%" fo:text-indent="0cm" style:auto-text-indent="false"/>
      <style:text-properties style:font-name="Arial1" fo:font-size="14pt" fo:font-weight="bold" officeooo:rsid="000de8cf" officeooo:paragraph-rsid="001a0ab2" style:font-size-asian="14pt" style:font-weight-asian="bold" style:font-size-complex="14pt"/>
    </style:style>
    <style:style style:name="P191" style:family="paragraph" style:parent-style-name="Standard_20__28_user_29_">
      <style:paragraph-properties fo:margin-left="0cm" fo:margin-right="0cm" fo:line-height="100%" fo:text-indent="0cm" style:auto-text-indent="false"/>
      <style:text-properties style:font-name="Arial1" fo:font-size="14pt" fo:font-weight="normal" style:font-size-asian="14pt" style:font-weight-asian="normal" style:font-size-complex="14pt" style:font-weight-complex="normal"/>
    </style:style>
    <style:style style:name="P192"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59878f" style:font-size-asian="16pt" style:font-weight-asian="bold" style:font-size-complex="16pt" style:font-weight-complex="bold"/>
    </style:style>
    <style:style style:name="P193"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230ef69" style:font-size-asian="16pt" style:font-weight-asian="bold" style:font-size-complex="16pt" style:font-weight-complex="bold"/>
    </style:style>
    <style:style style:name="P194" style:family="paragraph" style:parent-style-name="Standard_20__28_user_29_">
      <style:paragraph-properties fo:margin-left="0cm" fo:margin-right="0cm" fo:line-height="100%" fo:text-indent="0cm" style:auto-text-indent="false"/>
      <style:text-properties style:font-name="Arial1" fo:font-size="16pt" fo:font-weight="bold" officeooo:rsid="000a796d" officeooo:paragraph-rsid="00714f7b" style:font-size-asian="16pt" style:font-weight-asian="bold" style:font-size-complex="16pt" style:font-weight-complex="bold"/>
    </style:style>
    <style:style style:name="P195" style:family="paragraph" style:parent-style-name="Standard_20__28_user_29_">
      <style:paragraph-properties fo:margin-left="0cm" fo:margin-right="0cm" fo:line-height="100%" fo:text-indent="0cm" style:auto-text-indent="false"/>
      <style:text-properties style:font-name="Arial1" fo:font-size="16pt" fo:font-weight="bold" officeooo:rsid="0115032a" officeooo:paragraph-rsid="0115032a" style:font-size-asian="16pt" style:font-weight-asian="bold" style:font-size-complex="16pt" style:font-weight-complex="bold"/>
    </style:style>
    <style:style style:name="P196" style:family="paragraph" style:parent-style-name="Standard_20__28_user_29_">
      <style:paragraph-properties fo:margin-left="0cm" fo:margin-right="0cm" fo:line-height="100%" fo:text-indent="0cm" style:auto-text-indent="false"/>
      <style:text-properties style:font-name="Arial1" fo:font-size="16pt" fo:font-weight="bold" officeooo:rsid="01158903" officeooo:paragraph-rsid="01158903" style:font-size-asian="16pt" style:font-weight-asian="bold" style:font-size-complex="16pt" style:font-weight-complex="bold"/>
    </style:style>
    <style:style style:name="P197" style:family="paragraph" style:parent-style-name="Standard_20__28_user_29_">
      <style:paragraph-properties fo:margin-left="0cm" fo:margin-right="0cm" fo:line-height="100%" fo:text-indent="0cm" style:auto-text-indent="false"/>
      <style:text-properties style:font-name="Arial1" fo:font-size="16pt" fo:font-weight="bold" officeooo:rsid="00985f70" officeooo:paragraph-rsid="021b4da3" style:font-size-asian="16pt" style:font-weight-asian="bold" style:font-size-complex="16pt" style:font-weight-complex="bold"/>
    </style:style>
    <style:style style:name="P198" style:family="paragraph" style:parent-style-name="Standard_20__28_user_29_">
      <style:paragraph-properties fo:margin-left="0cm" fo:margin-right="0cm" fo:line-height="100%" fo:text-indent="0cm" style:auto-text-indent="false"/>
      <style:text-properties style:font-name="Arial1" fo:font-size="16pt" fo:font-weight="bold" officeooo:rsid="0231191b" officeooo:paragraph-rsid="0231191b" style:font-size-asian="16pt" style:font-weight-asian="bold" style:font-size-complex="16pt" style:font-weight-complex="bold"/>
    </style:style>
    <style:style style:name="P199" style:family="paragraph" style:parent-style-name="Standard_20__28_user_29_">
      <style:paragraph-properties fo:margin-left="0cm" fo:margin-right="0cm" fo:line-height="100%" fo:text-indent="0cm" style:auto-text-indent="false"/>
      <style:text-properties style:font-name="Arial1" fo:font-size="16pt" fo:font-weight="bold" officeooo:rsid="0230ef69" officeooo:paragraph-rsid="0230ef69" style:font-size-asian="16pt" style:font-weight-asian="bold" style:font-size-complex="16pt" style:font-weight-complex="bold"/>
    </style:style>
    <style:style style:name="P200" style:family="paragraph" style:parent-style-name="Standard_20__28_user_29_">
      <style:paragraph-properties fo:margin-left="0cm" fo:margin-right="0cm" fo:line-height="100%" fo:text-indent="0cm" style:auto-text-indent="false"/>
      <style:text-properties style:font-name="Arial1" fo:font-size="16pt" fo:font-weight="bold" style:font-size-asian="16pt" style:font-weight-asian="bold" style:font-size-complex="16pt"/>
    </style:style>
    <style:style style:name="P201" style:family="paragraph" style:parent-style-name="Standard_20__28_user_29_">
      <style:paragraph-properties fo:margin-left="0cm" fo:margin-right="0cm" fo:line-height="100%" fo:text-indent="0cm" style:auto-text-indent="false"/>
      <style:text-properties style:font-name="Arial1" fo:font-size="16pt" fo:font-weight="bold" officeooo:paragraph-rsid="0018d240" style:font-size-asian="16pt" style:font-weight-asian="bold" style:font-size-complex="16pt"/>
    </style:style>
    <style:style style:name="P202" style:family="paragraph" style:parent-style-name="Standard_20__28_user_29_">
      <style:paragraph-properties fo:margin-left="0cm" fo:margin-right="0cm" fo:line-height="100%" fo:text-indent="0cm" style:auto-text-indent="false"/>
      <style:text-properties style:font-name="Arial1" fo:font-size="16pt" fo:font-weight="bold" officeooo:paragraph-rsid="0056a8c2" style:font-size-asian="16pt" style:font-weight-asian="bold" style:font-size-complex="16pt"/>
    </style:style>
    <style:style style:name="P203" style:family="paragraph" style:parent-style-name="Standard_20__28_user_29_">
      <style:paragraph-properties fo:margin-left="0cm" fo:margin-right="0cm" fo:line-height="100%" fo:text-indent="0cm" style:auto-text-indent="false"/>
      <style:text-properties style:font-name="Arial1" fo:font-size="16pt" fo:font-weight="bold" officeooo:paragraph-rsid="001a0ab2" style:font-size-asian="16pt" style:font-weight-asian="bold" style:font-size-complex="16pt"/>
    </style:style>
    <style:style style:name="P204"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font-weight-complex="bold"/>
    </style:style>
    <style:style style:name="P205" style:family="paragraph" style:parent-style-name="Standard_20__28_user_29_">
      <style:paragraph-properties fo:margin-left="0cm" fo:margin-right="0cm" fo:line-height="100%" fo:text-indent="0cm" style:auto-text-indent="false"/>
      <style:text-properties style:font-name="Arial1" fo:font-weight="bold" officeooo:rsid="000afeb8" officeooo:paragraph-rsid="001a0edf" style:font-weight-asian="bold"/>
    </style:style>
    <style:style style:name="P206" style:family="paragraph" style:parent-style-name="Standard_20__28_user_29_">
      <style:paragraph-properties fo:margin-left="0cm" fo:margin-right="0cm" fo:line-height="100%" fo:text-indent="0cm" style:auto-text-indent="false"/>
      <style:text-properties style:font-name="Arial1" fo:font-weight="bold" style:font-weight-asian="bold"/>
    </style:style>
    <style:style style:name="P207" style:family="paragraph" style:parent-style-name="Standard_20__28_user_29_">
      <style:paragraph-properties fo:margin-left="0cm" fo:margin-right="0cm" fo:line-height="100%" fo:text-indent="0cm" style:auto-text-indent="false"/>
      <style:text-properties style:font-name="Arial1" fo:font-weight="bold" officeooo:paragraph-rsid="001a0ab2" style:font-weight-asian="bold"/>
    </style:style>
    <style:style style:name="P208" style:family="paragraph" style:parent-style-name="Standard_20__28_user_29_">
      <style:paragraph-properties fo:margin-left="0cm" fo:margin-right="0cm" fo:line-height="100%" fo:text-indent="0cm" style:auto-text-indent="false"/>
      <style:text-properties style:font-name="Arial1" fo:font-weight="bold" officeooo:paragraph-rsid="0159c6f2" style:font-weight-asian="bold"/>
    </style:style>
    <style:style style:name="P209" style:family="paragraph" style:parent-style-name="Standard_20__28_user_29_">
      <style:paragraph-properties fo:margin-left="0cm" fo:margin-right="0cm" fo:line-height="100%" fo:text-indent="0cm" style:auto-text-indent="false"/>
      <style:text-properties style:font-name="Arial1" fo:font-size="18pt" fo:font-weight="bold" officeooo:rsid="005b6184" officeooo:paragraph-rsid="011c9634" style:font-size-asian="18pt" style:font-weight-asian="bold" style:font-size-complex="18pt" style:font-weight-complex="bold"/>
    </style:style>
    <style:style style:name="P210" style:family="paragraph" style:parent-style-name="Standard_20__28_user_29_">
      <style:paragraph-properties fo:margin-left="0cm" fo:margin-right="0cm" fo:line-height="100%" fo:text-indent="0cm" style:auto-text-indent="false"/>
      <style:text-properties style:font-name="Arial1" fo:font-size="18pt" fo:font-weight="bold" officeooo:rsid="00819ea8" officeooo:paragraph-rsid="00819ea8" style:font-size-asian="18pt" style:font-weight-asian="bold" style:font-size-complex="18pt"/>
    </style:style>
    <style:style style:name="P211" style:family="paragraph" style:parent-style-name="Standard_20__28_user_29_">
      <style:paragraph-properties fo:margin-left="0cm" fo:margin-right="0cm" fo:line-height="100%" fo:text-indent="0cm" style:auto-text-indent="false"/>
      <style:text-properties style:font-name="Arial1" officeooo:rsid="000afeb8" officeooo:paragraph-rsid="00228fc1"/>
    </style:style>
    <style:style style:name="P212" style:family="paragraph" style:parent-style-name="Standard_20__28_user_29_">
      <style:paragraph-properties fo:margin-left="0cm" fo:margin-right="0cm" fo:line-height="100%" fo:text-indent="0cm" style:auto-text-indent="false"/>
      <style:text-properties style:font-name="Arial1" officeooo:rsid="001a0edf" officeooo:paragraph-rsid="00228fc1"/>
    </style:style>
    <style:style style:name="P213" style:family="paragraph" style:parent-style-name="Standard_20__28_user_29_">
      <style:paragraph-properties fo:margin-left="0cm" fo:margin-right="0cm" fo:line-height="100%" fo:text-indent="0cm" style:auto-text-indent="false"/>
      <style:text-properties style:font-name="Arial1" fo:font-weight="normal" officeooo:rsid="004b30a2" officeooo:paragraph-rsid="004b30a2" style:font-weight-asian="normal" style:font-weight-complex="normal"/>
    </style:style>
    <style:style style:name="P214" style:family="paragraph" style:parent-style-name="Standard_20__28_user_29_">
      <style:paragraph-properties fo:margin-left="0cm" fo:margin-right="0cm" fo:line-height="100%" fo:text-indent="0cm" style:auto-text-indent="false"/>
      <style:text-properties style:font-name="Arial1" fo:font-weight="normal" officeooo:rsid="004d5427" officeooo:paragraph-rsid="004d5427" style:font-weight-asian="normal" style:font-weight-complex="normal"/>
    </style:style>
    <style:style style:name="P215" style:family="paragraph" style:parent-style-name="Standard_20__28_user_29_">
      <style:paragraph-properties fo:margin-left="0cm" fo:margin-right="0cm" fo:line-height="100%" fo:text-indent="0cm" style:auto-text-indent="false"/>
      <style:text-properties style:font-name="Arial1" fo:font-weight="normal" officeooo:rsid="022949a3" officeooo:paragraph-rsid="022d0bfc" style:font-weight-asian="normal" style:font-weight-complex="normal"/>
    </style:style>
    <style:style style:name="P216" style:family="paragraph" style:parent-style-name="Standard_20__28_user_29_">
      <style:paragraph-properties fo:margin-left="0cm" fo:margin-right="0cm" fo:line-height="100%" fo:text-indent="0cm" style:auto-text-indent="false"/>
      <style:text-properties style:font-name="Arial1" fo:font-weight="normal" officeooo:rsid="00bac234" officeooo:paragraph-rsid="022d0bfc" style:font-weight-asian="normal" style:font-weight-complex="normal"/>
    </style:style>
    <style:style style:name="P217" style:family="paragraph" style:parent-style-name="Standard_20__28_user_29_">
      <style:paragraph-properties fo:margin-left="0cm" fo:margin-right="0cm" fo:line-height="100%" fo:text-indent="0cm" style:auto-text-indent="false"/>
      <style:text-properties style:font-name="Arial1" officeooo:paragraph-rsid="00714f7b"/>
    </style:style>
    <style:style style:name="P218"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5e1d" style:font-size-asian="12pt" style:font-style-asian="normal" style:font-weight-asian="normal" style:font-size-complex="12pt" style:font-style-complex="normal" style:font-weight-complex="normal"/>
    </style:style>
    <style:style style:name="P21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size-complex="12pt" style:font-style-complex="normal" style:font-weight-complex="normal"/>
    </style:style>
    <style:style style:name="P22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4895ea" officeooo:paragraph-rsid="014895ea" style:font-size-asian="12pt" style:font-style-asian="normal" style:font-weight-asian="normal" style:font-size-complex="12pt" style:font-weight-complex="normal"/>
    </style:style>
    <style:style style:name="P221"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159c6f2" officeooo:paragraph-rsid="0159c6f2" style:font-size-asian="12pt" style:font-style-asian="normal" style:font-weight-asian="normal" style:font-size-complex="12pt" style:font-weight-complex="normal"/>
    </style:style>
    <style:style style:name="P222"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431271" officeooo:paragraph-rsid="013b0b91" style:font-size-asian="12pt" style:font-style-asian="normal" style:font-weight-asian="normal" style:font-weight-complex="bold"/>
    </style:style>
    <style:style style:name="P223"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895ea" officeooo:paragraph-rsid="014895ea" style:font-size-asian="12pt" style:font-style-asian="normal" style:font-weight-asian="bold" style:font-size-complex="12pt" style:font-style-complex="normal" style:font-weight-complex="bold"/>
    </style:style>
    <style:style style:name="P224"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rsid="014a5496" officeooo:paragraph-rsid="014b3dc4" style:font-size-asian="12pt" style:font-style-asian="normal" style:font-weight-asian="bold" style:font-size-complex="12pt" style:font-weight-complex="bold"/>
    </style:style>
    <style:style style:name="P225"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14a5496" style:font-size-asian="12pt" style:font-style-asian="normal" style:font-weight-asian="bold" style:font-size-complex="12pt" style:font-weight-complex="bold"/>
    </style:style>
    <style:style style:name="P226"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Arial1" fo:font-size="12pt" fo:letter-spacing="normal" fo:font-style="normal" fo:font-weight="bold" officeooo:paragraph-rsid="0047aa44" style:font-size-asian="12pt" style:font-style-asian="normal" style:font-weight-asian="bold" style:font-size-complex="12pt" style:font-weight-complex="bold"/>
    </style:style>
    <style:style style:name="P227"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ee1a2" officeooo:paragraph-rsid="01c46348" style:font-size-asian="12pt" style:font-weight-asian="normal" style:font-size-complex="12pt" style:font-weight-complex="normal"/>
    </style:style>
    <style:style style:name="P228"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31a715" officeooo:paragraph-rsid="01c46348" style:font-size-asian="12pt" style:font-weight-asian="normal" style:font-size-complex="12pt" style:font-weight-complex="normal"/>
    </style:style>
    <style:style style:name="P229"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0137ba3" officeooo:paragraph-rsid="01c46348" style:font-size-asian="12pt" style:font-weight-asian="normal" style:font-size-complex="12pt" style:font-weight-complex="normal"/>
    </style:style>
    <style:style style:name="P230" style:family="paragraph" style:parent-style-name="Standard_20__28_user_29_">
      <style:paragraph-properties fo:margin-left="0cm" fo:margin-right="0cm" fo:line-height="100%" fo:text-indent="0cm" style:auto-text-indent="false"/>
      <style:text-properties fo:font-variant="normal" fo:text-transform="none" style:use-window-font-color="true" style:font-name="Roboto" fo:font-size="12pt" fo:letter-spacing="normal" fo:font-style="normal" fo:font-weight="normal" officeooo:rsid="01cd8032" officeooo:paragraph-rsid="01cd8032" style:font-size-asian="12pt" style:font-weight-asian="normal" style:font-size-complex="12pt" style:font-weight-complex="normal"/>
    </style:style>
    <style:style style:name="P231" style:family="paragraph" style:parent-style-name="Standard_20__28_user_29_">
      <style:paragraph-properties fo:margin-left="0cm" fo:margin-right="0cm" fo:line-height="100%" fo:text-indent="0cm" style:auto-text-indent="false"/>
      <style:text-properties fo:font-variant="normal" fo:text-transform="none" fo:color="#222222" style:font-name="inherit" fo:font-size="13pt" fo:letter-spacing="normal" fo:font-style="normal" fo:font-weight="normal" officeooo:paragraph-rsid="004f44bc" style:font-size-asian="13pt" style:font-style-asian="normal" style:font-weight-asian="normal"/>
    </style:style>
    <style:style style:name="P232" style:family="paragraph" style:parent-style-name="Standard_20__28_user_29_">
      <style:paragraph-properties fo:margin-left="0cm" fo:margin-right="0cm" fo:line-height="100%" fo:text-indent="0cm" style:auto-text-indent="false"/>
      <style:text-properties style:font-name="Arial3" fo:font-size="12pt" fo:font-weight="bold" officeooo:rsid="001eec22" officeooo:paragraph-rsid="0020abc2" style:font-size-asian="12pt" style:font-weight-asian="bold" style:font-size-complex="12pt" style:font-weight-complex="bold"/>
    </style:style>
    <style:style style:name="P233" style:family="paragraph" style:parent-style-name="Standard_20__28_user_29_">
      <style:paragraph-properties fo:margin-left="0cm" fo:margin-right="0cm" fo:line-height="100%" fo:text-indent="0cm" style:auto-text-indent="false"/>
      <style:text-properties style:font-name="Arial3" fo:font-size="12pt" fo:font-weight="bold" officeooo:paragraph-rsid="0018d240" style:font-size-asian="12pt" style:font-weight-asian="bold" style:font-size-complex="12pt"/>
    </style:style>
    <style:style style:name="P234" style:family="paragraph" style:parent-style-name="Standard_20__28_user_29_">
      <style:paragraph-properties fo:margin-left="0cm" fo:margin-right="0cm" fo:line-height="100%" fo:text-indent="0cm" style:auto-text-indent="false"/>
      <style:text-properties style:font-name="Arial3" fo:font-size="12pt" fo:font-weight="normal" officeooo:rsid="001eec22" officeooo:paragraph-rsid="0020abc2" style:font-size-asian="12pt" style:font-weight-asian="normal" style:font-size-complex="12pt" style:font-weight-complex="normal"/>
    </style:style>
    <style:style style:name="P235"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1a0edf" officeooo:paragraph-rsid="001eec22" style:font-size-asian="12pt" style:font-weight-asian="normal" style:font-size-complex="12pt" style:font-weight-complex="normal"/>
    </style:style>
    <style:style style:name="P236"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5494d1" officeooo:paragraph-rsid="005494d1" style:font-size-asian="12pt" style:font-weight-asian="normal" style:font-size-complex="12pt" style:font-weight-complex="normal"/>
    </style:style>
    <style:style style:name="P237"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14eb457" style:font-size-asian="12pt" style:font-weight-asian="normal" style:font-size-complex="12pt" style:font-weight-complex="normal"/>
    </style:style>
    <style:style style:name="P238"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paragraph-rsid="001a0ab2" style:font-size-asian="12pt" style:font-weight-asian="normal" style:font-size-complex="12pt" style:font-weight-complex="normal"/>
    </style:style>
    <style:style style:name="P239" style:family="paragraph" style:parent-style-name="Standard_20__28_user_29_">
      <style:paragraph-properties fo:margin-left="0cm" fo:margin-right="0cm" fo:line-height="100%" fo:text-indent="0cm" style:auto-text-indent="false"/>
      <style:text-properties style:use-window-font-color="true" style:font-name="Arial3" fo:font-size="12pt" fo:font-weight="normal" officeooo:rsid="004f44bc" officeooo:paragraph-rsid="004f44bc" style:font-size-asian="12pt" style:font-weight-asian="normal" style:font-size-complex="12pt" style:font-weight-complex="normal"/>
    </style:style>
    <style:style style:name="P240" style:family="paragraph" style:parent-style-name="Standard_20__28_user_29_">
      <style:paragraph-properties fo:margin-left="0cm" fo:margin-right="0cm" fo:line-height="100%" fo:text-indent="0cm" style:auto-text-indent="false"/>
      <style:text-properties style:use-window-font-color="true" style:font-name="Arial3" fo:font-size="12pt" fo:font-weight="bold" officeooo:rsid="005494d1" officeooo:paragraph-rsid="014e0441" style:font-size-asian="12pt" style:font-weight-asian="bold" style:font-size-complex="12pt" style:font-weight-complex="bold"/>
    </style:style>
    <style:style style:name="P241" style:family="paragraph" style:parent-style-name="Standard_20__28_user_29_">
      <style:paragraph-properties fo:margin-left="0cm" fo:margin-right="0cm" fo:line-height="100%" fo:text-indent="0cm" style:auto-text-indent="false"/>
      <style:text-properties style:use-window-font-color="true" style:font-name="Arial3" fo:font-size="12pt" officeooo:paragraph-rsid="0156ff96" style:font-size-asian="12pt" style:font-size-complex="12pt"/>
    </style:style>
    <style:style style:name="P242"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4b30a2" officeooo:paragraph-rsid="0137c086" style:font-weight-asian="normal" style:font-weight-complex="normal"/>
    </style:style>
    <style:style style:name="P243"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25f20c" officeooo:paragraph-rsid="02b233df" style:font-weight-asian="normal" style:font-weight-complex="normal"/>
    </style:style>
    <style:style style:name="P244"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6c24ec" officeooo:paragraph-rsid="02b233df" style:font-weight-asian="normal" style:font-weight-complex="normal"/>
    </style:style>
    <style:style style:name="P245" style:family="paragraph" style:parent-style-name="Standard_20__28_user_29_">
      <style:paragraph-properties fo:margin-left="0cm" fo:margin-right="0cm" fo:line-height="100%" fo:text-indent="0cm" style:auto-text-indent="false"/>
      <style:text-properties style:use-window-font-color="true" style:font-name="Arial1" fo:font-weight="normal" officeooo:paragraph-rsid="02b233df" style:font-weight-asian="normal" style:font-weight-complex="normal"/>
    </style:style>
    <style:style style:name="P246"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2b5fe18" officeooo:paragraph-rsid="02b5fe18" style:font-weight-asian="normal" style:font-weight-complex="normal"/>
    </style:style>
    <style:style style:name="P247"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6e93aa" officeooo:paragraph-rsid="02b233df" style:font-weight-asian="normal" style:font-weight-complex="normal"/>
    </style:style>
    <style:style style:name="P248" style:family="paragraph" style:parent-style-name="Standard_20__28_user_29_">
      <style:paragraph-properties fo:margin-left="0cm" fo:margin-right="0cm" fo:line-height="100%" fo:text-indent="0cm" style:auto-text-indent="false"/>
      <style:text-properties style:use-window-font-color="true" style:font-name="Arial1" fo:font-weight="normal" officeooo:rsid="0037d2a8" officeooo:paragraph-rsid="02b233df" style:font-weight-asian="normal" style:font-weight-complex="normal"/>
    </style:style>
    <style:style style:name="P249" style:family="paragraph" style:parent-style-name="Standard_20__28_user_29_">
      <style:paragraph-properties fo:margin-left="0cm" fo:margin-right="0cm" fo:line-height="100%" fo:text-indent="0cm" style:auto-text-indent="false"/>
      <style:text-properties style:use-window-font-color="true" style:font-name="Arial1" fo:font-size="16pt" fo:font-weight="bold" officeooo:paragraph-rsid="02b233df" style:font-size-asian="16pt" style:font-weight-asian="bold" style:font-size-complex="16pt"/>
    </style:style>
    <style:style style:name="P250" style:family="paragraph" style:parent-style-name="Standard_20__28_user_29_">
      <style:paragraph-properties fo:margin-left="0cm" fo:margin-right="0cm" fo:line-height="100%" fo:text-indent="0cm" style:auto-text-indent="false"/>
      <style:text-properties style:use-window-font-color="true" style:font-name="Arial1" fo:font-size="16pt" fo:font-weight="bold" officeooo:rsid="0025f20c" officeooo:paragraph-rsid="02b233df" style:font-size-asian="16pt" style:font-weight-asian="bold" style:font-size-complex="16pt" style:font-weight-complex="normal"/>
    </style:style>
    <style:style style:name="P251"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e8d2bd" officeooo:paragraph-rsid="02b233df" style:font-size-asian="12pt" style:font-weight-asian="normal" style:font-size-complex="12pt" style:font-weight-complex="normal"/>
    </style:style>
    <style:style style:name="P252"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25f20c" officeooo:paragraph-rsid="02b233df" style:font-size-asian="12pt" style:font-weight-asian="normal" style:font-size-complex="12pt" style:font-weight-complex="normal"/>
    </style:style>
    <style:style style:name="P253"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0ffcb" officeooo:paragraph-rsid="02b233df" style:font-size-asian="12pt" style:font-weight-asian="normal" style:font-size-complex="12pt" style:font-weight-complex="normal"/>
    </style:style>
    <style:style style:name="P254"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5de6e3" officeooo:paragraph-rsid="02b233df" style:font-size-asian="12pt" style:font-weight-asian="normal" style:font-size-complex="12pt" style:font-weight-complex="normal"/>
    </style:style>
    <style:style style:name="P255"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939f5" officeooo:paragraph-rsid="02b233df" style:font-size-asian="12pt" style:font-weight-asian="normal" style:font-size-complex="12pt" style:font-weight-complex="normal"/>
    </style:style>
    <style:style style:name="P256"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16df3" officeooo:paragraph-rsid="02b233df" style:font-size-asian="12pt" style:font-weight-asian="normal" style:font-size-complex="12pt" style:font-weight-complex="normal"/>
    </style:style>
    <style:style style:name="P257"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4ea7f" officeooo:paragraph-rsid="02b233df" style:font-size-asian="12pt" style:font-weight-asian="normal" style:font-size-complex="12pt" style:font-weight-complex="normal"/>
    </style:style>
    <style:style style:name="P258"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8d70e" officeooo:paragraph-rsid="02b233df" style:font-size-asian="12pt" style:font-weight-asian="normal" style:font-size-complex="12pt" style:font-weight-complex="normal"/>
    </style:style>
    <style:style style:name="P259"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d9f69" officeooo:paragraph-rsid="02b233df" style:font-size-asian="12pt" style:font-weight-asian="normal" style:font-size-complex="12pt" style:font-weight-complex="normal"/>
    </style:style>
    <style:style style:name="P260"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f8717" officeooo:paragraph-rsid="02b233df" style:font-size-asian="12pt" style:font-weight-asian="normal" style:font-size-complex="12pt" style:font-weight-complex="normal"/>
    </style:style>
    <style:style style:name="P261"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55e3a4" officeooo:paragraph-rsid="02b233df" style:font-size-asian="12pt" style:font-weight-asian="normal" style:font-size-complex="12pt" style:font-weight-complex="normal"/>
    </style:style>
    <style:style style:name="P262"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1e893b" officeooo:paragraph-rsid="02b233df" style:font-size-asian="12pt" style:font-weight-asian="normal" style:font-size-complex="12pt" style:font-weight-complex="normal"/>
    </style:style>
    <style:style style:name="P263"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2d3a6c" officeooo:paragraph-rsid="02b233df" style:font-size-asian="12pt" style:font-weight-asian="normal" style:font-size-complex="12pt" style:font-weight-complex="normal"/>
    </style:style>
    <style:style style:name="P264"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1c3539d" officeooo:paragraph-rsid="02b233df" style:font-size-asian="12pt" style:font-weight-asian="normal" style:font-size-complex="12pt" style:font-weight-complex="normal"/>
    </style:style>
    <style:style style:name="P265"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4d6b3c" officeooo:paragraph-rsid="02b233df" style:font-size-asian="12pt" style:font-weight-asian="normal" style:font-size-complex="12pt" style:font-weight-complex="normal"/>
    </style:style>
    <style:style style:name="P266"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1a4e2e8" officeooo:paragraph-rsid="02b233df" style:font-size-asian="12pt" style:font-weight-asian="normal" style:font-size-complex="12pt" style:font-weight-complex="normal"/>
    </style:style>
    <style:style style:name="P267"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paragraph-rsid="02b233df" style:font-size-asian="10.5pt" style:font-weight-asian="normal" style:font-size-complex="12pt" style:font-weight-complex="normal"/>
    </style:style>
    <style:style style:name="P268" style:family="paragraph" style:parent-style-name="Standard_20__28_user_29_">
      <style:paragraph-properties fo:margin-left="0cm" fo:margin-right="0cm" fo:line-height="100%" fo:text-indent="0cm" style:auto-text-indent="false"/>
      <style:text-properties style:use-window-font-color="true" style:font-name="Arial1" fo:font-size="12pt" fo:font-weight="normal" officeooo:rsid="006cae12" officeooo:paragraph-rsid="02b233df" style:font-size-asian="10.5pt" style:font-weight-asian="normal" style:font-size-complex="12pt" style:font-weight-complex="normal"/>
    </style:style>
    <style:style style:name="P269"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24ec34" officeooo:paragraph-rsid="02b233df" style:font-size-asian="12pt" style:font-weight-asian="bold" style:font-size-complex="12pt" style:font-weight-complex="bold"/>
    </style:style>
    <style:style style:name="P270"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25f20c" officeooo:paragraph-rsid="02b233df" style:font-size-asian="12pt" style:font-weight-asian="bold" style:font-size-complex="12pt" style:font-weight-complex="bold"/>
    </style:style>
    <style:style style:name="P271"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55e3a4" officeooo:paragraph-rsid="02b233df" style:font-size-asian="12pt" style:font-weight-asian="bold" style:font-size-complex="12pt" style:font-weight-complex="bold"/>
    </style:style>
    <style:style style:name="P272" style:family="paragraph" style:parent-style-name="Standard_20__28_user_29_">
      <style:paragraph-properties fo:margin-left="0cm" fo:margin-right="0cm" fo:line-height="100%" fo:text-indent="0cm" style:auto-text-indent="false"/>
      <style:text-properties style:use-window-font-color="true" style:font-name="Arial1" fo:font-size="12pt" fo:font-weight="bold" officeooo:rsid="001e893b" officeooo:paragraph-rsid="02b233df" style:font-size-asian="12pt" style:font-weight-asian="bold" style:font-size-complex="12pt" style:font-weight-complex="bold"/>
    </style:style>
    <style:style style:name="P273" style:family="paragraph" style:parent-style-name="Standard_20__28_user_29_">
      <style:paragraph-properties fo:margin-left="0cm" fo:margin-right="0cm" fo:line-height="100%" fo:text-indent="0cm" style:auto-text-indent="false"/>
      <style:text-properties style:use-window-font-color="true" style:font-name="Arial1" fo:font-weight="bold" officeooo:paragraph-rsid="02b233df" style:font-weight-asian="bold" style:font-weight-complex="bold"/>
    </style:style>
    <style:style style:name="P274" style:family="paragraph" style:parent-style-name="Standard_20__28_user_29_">
      <style:paragraph-properties fo:margin-left="0cm" fo:margin-right="0cm" fo:line-height="100%" fo:text-indent="0cm" style:auto-text-indent="false"/>
      <style:text-properties style:use-window-font-color="true" style:font-name="Arial1" fo:font-weight="bold" officeooo:rsid="001e4ddf" officeooo:paragraph-rsid="02b233df" style:font-weight-asian="bold" style:font-weight-complex="bold"/>
    </style:style>
    <style:style style:name="P275" style:family="paragraph" style:parent-style-name="Standard_20__28_user_29_">
      <style:paragraph-properties fo:margin-left="0cm" fo:margin-right="0cm" fo:line-height="100%" fo:text-indent="0cm" style:auto-text-indent="false"/>
      <style:text-properties style:use-window-font-color="true" style:font-name="Arial1" officeooo:paragraph-rsid="02b233df" style:font-weight-complex="bold"/>
    </style:style>
    <style:style style:name="P276" style:family="paragraph" style:parent-style-name="Standard_20__28_user_29_">
      <style:paragraph-properties fo:margin-left="0cm" fo:margin-right="0cm" fo:line-height="100%" fo:text-indent="0cm" style:auto-text-indent="false"/>
      <style:text-properties style:use-window-font-color="true" style:font-name="Arial1" officeooo:rsid="0035b999" officeooo:paragraph-rsid="02b233df"/>
    </style:style>
    <style:style style:name="P277" style:family="paragraph" style:parent-style-name="Standard_20__28_user_29_">
      <style:paragraph-properties fo:margin-left="0cm" fo:margin-right="0cm" fo:line-height="100%" fo:text-indent="0cm" style:auto-text-indent="false"/>
      <style:text-properties style:use-window-font-color="true" style:font-name="Arial1" officeooo:rsid="0032be4e" officeooo:paragraph-rsid="02b233df"/>
    </style:style>
    <style:style style:name="P278" style:family="paragraph" style:parent-style-name="Standard_20__28_user_29_">
      <style:paragraph-properties fo:margin-left="0cm" fo:margin-right="0cm" fo:line-height="100%" fo:text-indent="0cm" style:auto-text-indent="false"/>
    </style:style>
    <style:style style:name="P279" style:family="paragraph" style:parent-style-name="Standard_20__28_user_29_">
      <style:paragraph-properties fo:margin-left="0cm" fo:margin-right="0cm" fo:line-height="100%" fo:text-indent="0cm" style:auto-text-indent="false"/>
      <style:text-properties officeooo:paragraph-rsid="013420b9"/>
    </style:style>
    <style:style style:name="P280" style:family="paragraph" style:parent-style-name="Standard_20__28_user_29_">
      <style:paragraph-properties fo:margin-left="0cm" fo:margin-right="0cm" fo:line-height="100%" fo:text-indent="0cm" style:auto-text-indent="false"/>
      <style:text-properties officeooo:paragraph-rsid="001a0ab2"/>
    </style:style>
    <style:style style:name="P281" style:family="paragraph" style:parent-style-name="Standard_20__28_user_29_">
      <style:paragraph-properties fo:margin-left="0cm" fo:margin-right="0cm" fo:line-height="100%" fo:text-indent="0cm" style:auto-text-indent="false"/>
      <style:text-properties officeooo:paragraph-rsid="014c7427"/>
    </style:style>
    <style:style style:name="P282" style:family="paragraph" style:parent-style-name="Standard_20__28_user_29_">
      <style:paragraph-properties fo:margin-left="0cm" fo:margin-right="0cm" fo:line-height="100%" fo:text-indent="0cm" style:auto-text-indent="false"/>
      <style:text-properties officeooo:paragraph-rsid="0156ff96"/>
    </style:style>
    <style:style style:name="P283" style:family="paragraph" style:parent-style-name="Standard_20__28_user_29_">
      <style:paragraph-properties fo:margin-left="0cm" fo:margin-right="0cm" fo:line-height="100%" fo:text-indent="0cm" style:auto-text-indent="false"/>
      <style:text-properties officeooo:paragraph-rsid="015c917b"/>
    </style:style>
    <style:style style:name="P284" style:family="paragraph" style:parent-style-name="Standard_20__28_user_29_">
      <style:paragraph-properties fo:margin-left="0cm" fo:margin-right="0cm" fo:line-height="100%" fo:text-indent="0cm" style:auto-text-indent="false"/>
      <style:text-properties officeooo:paragraph-rsid="015de2a3"/>
    </style:style>
    <style:style style:name="P285" style:family="paragraph" style:parent-style-name="Standard_20__28_user_29_">
      <style:paragraph-properties fo:margin-left="0cm" fo:margin-right="0cm" fo:line-height="100%" fo:text-indent="0cm" style:auto-text-indent="false"/>
      <style:text-properties officeooo:paragraph-rsid="004f44bc"/>
    </style:style>
    <style:style style:name="P286" style:family="paragraph" style:parent-style-name="Standard_20__28_user_29_">
      <style:paragraph-properties fo:margin-left="0cm" fo:margin-right="0cm" fo:line-height="100%" fo:text-indent="0cm" style:auto-text-indent="false"/>
      <style:text-properties officeooo:paragraph-rsid="01f04ab4"/>
    </style:style>
    <style:style style:name="P287" style:family="paragraph" style:parent-style-name="Standard_20__28_user_29_">
      <style:paragraph-properties fo:margin-left="0cm" fo:margin-right="0cm" fo:line-height="100%" fo:text-indent="0cm" style:auto-text-indent="false"/>
      <style:text-properties officeooo:paragraph-rsid="02b233df"/>
    </style:style>
    <style:style style:name="P288" style:family="paragraph" style:parent-style-name="Standard_20__28_user_29_">
      <style:paragraph-properties fo:margin-left="0cm" fo:margin-right="0cm" fo:line-height="100%" fo:text-indent="0cm" style:auto-text-indent="false"/>
      <style:text-properties fo:color="#cc0000" style:font-name="Arial1" fo:font-weight="normal" officeooo:rsid="004f44bc" officeooo:paragraph-rsid="004f44bc" style:font-weight-asian="normal" style:font-weight-complex="normal"/>
    </style:style>
    <style:style style:name="P289" style:family="paragraph" style:parent-style-name="Standard_20__28_user_29_">
      <style:paragraph-properties fo:margin-left="0cm" fo:margin-right="0cm" fo:line-height="100%" fo:text-indent="0cm" style:auto-text-indent="false"/>
      <style:text-properties fo:font-size="14pt" officeooo:paragraph-rsid="004b30a2" style:font-size-asian="14pt" style:font-size-complex="14pt"/>
    </style:style>
    <style:style style:name="P290" style:family="paragraph" style:parent-style-name="Standard_20__28_user_29_">
      <style:paragraph-properties fo:margin-left="0cm" fo:margin-right="0cm" fo:line-height="100%" fo:text-indent="0cm" style:auto-text-indent="false"/>
      <style:text-properties fo:color="#800000" style:font-name="Arial1" fo:font-size="12pt" fo:font-weight="normal" officeooo:rsid="000a796d" officeooo:paragraph-rsid="021b4da3" style:font-size-asian="12pt" style:font-weight-asian="normal" style:font-size-complex="12pt" style:font-weight-complex="normal"/>
    </style:style>
    <style:style style:name="P291"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1158903" officeooo:paragraph-rsid="01158903" style:font-size-asian="16pt" style:font-weight-asian="bold" style:font-size-complex="16pt" style:font-weight-complex="bold"/>
    </style:style>
    <style:style style:name="P292"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115032a" officeooo:paragraph-rsid="0115032a" style:font-size-asian="16pt" style:font-weight-asian="bold" style:font-size-complex="16pt" style:font-weight-complex="bold"/>
    </style:style>
    <style:style style:name="P293"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00a796d" officeooo:paragraph-rsid="0059878f" style:font-size-asian="16pt" style:font-weight-asian="bold" style:font-size-complex="16pt" style:font-weight-complex="bold"/>
    </style:style>
    <style:style style:name="P294" style:family="paragraph" style:parent-style-name="Standard_20__28_user_29_">
      <style:paragraph-properties fo:margin-left="0cm" fo:margin-right="0cm" fo:line-height="100%" fo:text-indent="0cm" style:auto-text-indent="false"/>
      <style:text-properties fo:color="#800000" style:font-name="Arial1" fo:font-size="16pt" fo:font-weight="bold" officeooo:rsid="000a796d" officeooo:paragraph-rsid="0230ef69" style:font-size-asian="16pt" style:font-weight-asian="bold" style:font-size-complex="16pt" style:font-weight-complex="bold"/>
    </style:style>
    <style:style style:name="P295" style:family="paragraph" style:parent-style-name="Standard_20__28_user_29_">
      <style:paragraph-properties fo:margin-left="0cm" fo:margin-right="0cm" fo:line-height="100%" fo:text-indent="0cm" style:auto-text-indent="false"/>
      <style:text-properties officeooo:rsid="0031ce06" officeooo:paragraph-rsid="02b233df"/>
    </style:style>
    <style:style style:name="P296" style:family="paragraph" style:parent-style-name="Standard_20__28_user_29_">
      <style:paragraph-properties fo:margin-left="0cm" fo:margin-right="0cm" fo:line-height="100%" fo:text-indent="0cm" style:auto-text-indent="false"/>
      <style:text-properties fo:color="#ff0000" style:font-name="Arial1" fo:font-size="12pt" fo:font-weight="normal" officeooo:rsid="01d192a2" officeooo:paragraph-rsid="02b233df" style:font-size-asian="12pt" style:font-weight-asian="normal" style:font-size-complex="12pt" style:font-weight-complex="normal"/>
    </style:style>
    <style:style style:name="P297" style:family="paragraph" style:parent-style-name="Text_20_body">
      <style:paragraph-properties fo:margin-left="0cm" fo:margin-right="0cm" fo:margin-top="0.265cm" fo:margin-bottom="0.265cm" loext:contextual-spacing="false" fo:line-height="100%" fo:orphans="2" fo:widows="2" fo:text-indent="0cm" style:auto-text-indent="false"/>
      <style:text-properties style:font-name="Arial1" fo:font-weight="normal" officeooo:rsid="006ba9d9" officeooo:paragraph-rsid="012b62b3" style:font-weight-asian="normal" style:font-weight-complex="normal"/>
    </style:style>
    <style:style style:name="P298"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style:font-name="Arial1" fo:font-weight="bold" officeooo:paragraph-rsid="017fc0fa" style:font-weight-asian="bold" style:font-weight-complex="bold"/>
    </style:style>
    <style:style style:name="P299"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style:text-underline-style="none" fo:font-weight="normal" officeooo:paragraph-rsid="0137c086" style:font-size-asian="12pt" style:font-style-asian="normal" style:font-weight-asian="normal" style:font-size-complex="12pt" style:font-weight-complex="normal"/>
    </style:style>
    <style:style style:name="P300"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rsid="003b7fcc" officeooo:paragraph-rsid="0137c086" style:font-size-asian="12pt" style:font-style-asian="normal" style:font-weight-asian="bold" style:font-size-complex="12pt" style:font-weight-complex="bold"/>
    </style:style>
    <style:style style:name="P301"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bold" officeooo:paragraph-rsid="01853bdc" style:font-size-asian="12pt" style:font-style-asian="normal" style:font-weight-asian="bold" style:font-size-complex="12pt" style:font-weight-complex="bold"/>
    </style:style>
    <style:style style:name="P302"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853bdc" style:font-size-asian="12pt" style:font-style-asian="normal" style:font-weight-asian="normal" style:font-size-complex="12pt" style:font-weight-complex="normal"/>
    </style:style>
    <style:style style:name="P303"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2b62b3"/>
    </style:style>
    <style:style style:name="P304" style:family="paragraph" style:parent-style-name="Text_20_body">
      <style:paragraph-properties fo:margin-left="0cm" fo:margin-right="0cm" fo:margin-top="0.265cm" fo:margin-bottom="0.265cm" loext:contextual-spacing="false" fo:line-height="100%" fo:orphans="2" fo:widows="2" fo:text-indent="0cm" style:auto-text-indent="false"/>
      <style:text-properties officeooo:paragraph-rsid="0199f3a8"/>
    </style:style>
    <style:style style:name="P305" style:family="paragraph" style:parent-style-name="Text_20_body">
      <style:paragraph-properties fo:margin-left="0cm" fo:margin-right="0cm" fo:margin-top="0.265cm" fo:margin-bottom="0.265cm" loext:contextual-spacing="false" fo:line-height="100%" fo:text-align="justify" style:justify-single-word="false" fo:orphans="2" fo:widows="2" fo:text-indent="0cm" style:auto-text-indent="false"/>
      <style:text-properties officeooo:paragraph-rsid="01853bdc"/>
    </style:style>
    <style:style style:name="P306"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rsid="001a0edf" officeooo:paragraph-rsid="01351df4" style:font-size-asian="12pt" style:font-weight-asian="normal" style:font-size-complex="12pt" style:font-weight-complex="normal"/>
    </style:style>
    <style:style style:name="P307"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style:font-size-asian="12pt" style:font-size-complex="12pt"/>
    </style:style>
    <style:style style:name="P308"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4c7427" style:font-size-asian="12pt" style:font-size-complex="12pt"/>
    </style:style>
    <style:style style:name="P309"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3dce" officeooo:paragraph-rsid="016b3dce" style:font-size-asian="12pt" style:font-size-complex="12pt"/>
    </style:style>
    <style:style style:name="P310"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rsid="016b9179" officeooo:paragraph-rsid="016b9179" style:font-size-asian="12pt" style:font-size-complex="12pt"/>
    </style:style>
    <style:style style:name="P311"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weight-asian="bold" style:font-size-complex="12pt" style:font-weight-complex="bold"/>
    </style:style>
    <style:style style:name="P312"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97875" style:font-size-asian="12pt" style:font-style-asian="normal" style:font-weight-asian="normal" style:font-size-complex="12pt"/>
    </style:style>
    <style:style style:name="P313"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normal" officeooo:paragraph-rsid="01351df4" style:font-weight-asian="bold"/>
    </style:style>
    <style:style style:name="P314"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normal" officeooo:paragraph-rsid="0165a555" style:font-weight-asian="bold"/>
    </style:style>
    <style:style style:name="P315" style:family="paragraph" style:parent-style-name="Text_20_body">
      <style:paragraph-properties fo:margin-left="0cm" fo:margin-right="0cm" fo:line-height="100%" fo:text-indent="0cm" style:auto-text-indent="false"/>
      <style:text-properties fo:font-variant="normal" fo:text-transform="none" style:use-window-font-color="true" style:font-name="Arial3" fo:font-size="12pt" fo:letter-spacing="normal" fo:font-style="normal" fo:font-weight="bold" officeooo:paragraph-rsid="01351df4" style:font-weight-asian="bold" style:font-weight-complex="bold"/>
    </style:style>
    <style:style style:name="P316" style:family="paragraph" style:parent-style-name="Text_20_body">
      <style:paragraph-properties fo:margin-left="0cm" fo:margin-right="0cm" fo:line-height="100%" fo:orphans="2" fo:widows="2" fo:text-indent="0cm" style:auto-text-indent="false"/>
      <style:text-properties fo:font-variant="normal" fo:text-transform="none" style:use-window-font-color="true" style:font-name="Arial3" fo:font-size="12pt" fo:letter-spacing="normal" fo:font-style="normal" fo:font-weight="bold" officeooo:rsid="01697875" officeooo:paragraph-rsid="01697875" style:font-size-asian="12pt" style:font-style-asian="normal" style:font-weight-asian="bold" style:font-size-complex="12pt" style:font-weight-complex="bold"/>
    </style:style>
    <style:style style:name="P317" style:family="paragraph" style:parent-style-name="Text_20_body">
      <style:paragraph-properties fo:margin-left="0cm" fo:margin-right="0cm" fo:line-height="100%" fo:text-indent="0cm" style:auto-text-indent="false"/>
      <style:text-properties style:font-name="Arial1" officeooo:paragraph-rsid="0020abc2"/>
    </style:style>
    <style:style style:name="P318" style:family="paragraph" style:parent-style-name="Text_20_body">
      <style:paragraph-properties fo:margin-left="0cm" fo:margin-right="0cm" fo:line-height="100%" fo:orphans="2" fo:widows="2" fo:text-indent="0cm" style:auto-text-indent="false"/>
      <style:text-properties officeooo:paragraph-rsid="0147012f"/>
    </style:style>
    <style:style style:name="P319" style:family="paragraph" style:parent-style-name="Text_20_body">
      <style:paragraph-properties fo:margin-left="0cm" fo:margin-right="0cm" fo:line-height="100%" fo:orphans="2" fo:widows="2" fo:text-indent="0cm" style:auto-text-indent="false"/>
      <style:text-properties officeooo:paragraph-rsid="014c7427"/>
    </style:style>
    <style:style style:name="P320" style:family="paragraph" style:parent-style-name="Text_20_body">
      <style:paragraph-properties fo:margin-left="0cm" fo:margin-right="0cm" fo:line-height="100%" fo:orphans="2" fo:widows="2" fo:text-indent="0cm" style:auto-text-indent="false"/>
      <style:text-properties officeooo:paragraph-rsid="01535a90"/>
    </style:style>
    <style:style style:name="P321" style:family="paragraph" style:parent-style-name="Text_20_body">
      <style:paragraph-properties fo:margin-left="0cm" fo:margin-right="0cm" fo:line-height="100%" fo:orphans="2" fo:widows="2" fo:text-indent="0cm" style:auto-text-indent="false"/>
      <style:text-properties officeooo:paragraph-rsid="01678393"/>
    </style:style>
    <style:style style:name="P322" style:family="paragraph" style:parent-style-name="Text_20_body">
      <style:paragraph-properties fo:margin-left="0cm" fo:margin-right="0cm" fo:line-height="100%" fo:orphans="2" fo:widows="2" fo:text-indent="0cm" style:auto-text-indent="false"/>
      <style:text-properties officeooo:paragraph-rsid="01697875"/>
    </style:style>
    <style:style style:name="P323" style:family="paragraph" style:parent-style-name="Text_20_body">
      <style:paragraph-properties fo:margin-left="0cm" fo:margin-right="0cm" fo:line-height="100%" fo:orphans="2" fo:widows="2" fo:text-indent="0cm" style:auto-text-indent="false"/>
      <style:text-properties style:use-window-font-color="true" style:font-name="Arial3" fo:font-weight="bold" style:font-weight-asian="bold" style:font-weight-complex="bold"/>
    </style:style>
    <style:style style:name="P324" style:family="paragraph" style:parent-style-name="Text_20_body">
      <style:paragraph-properties fo:margin-left="0cm" fo:margin-right="0cm" fo:line-height="100%" fo:orphans="2" fo:widows="2" fo:text-indent="0cm" style:auto-text-indent="false"/>
      <style:text-properties officeooo:rsid="016a8f7d" officeooo:paragraph-rsid="016a8f7d"/>
    </style:style>
    <style:style style:name="P325" style:family="paragraph" style:parent-style-name="Text_20_body">
      <style:paragraph-properties fo:margin-left="0cm" fo:margin-right="0cm" fo:line-height="100%" fo:orphans="2" fo:widows="2" fo:text-indent="0cm" style:auto-text-indent="false"/>
      <style:text-properties officeooo:rsid="016b9179" officeooo:paragraph-rsid="016b9179"/>
    </style:style>
    <style:style style:name="P326"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normal" officeooo:paragraph-rsid="01bd93ca" style:font-size-asian="12pt" style:font-weight-asian="normal" style:font-size-complex="12pt" style:font-weight-complex="normal"/>
    </style:style>
    <style:style style:name="P327"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style:use-window-font-color="true" style:font-name="Arial3" fo:font-size="12pt" fo:font-weight="bold" officeooo:rsid="001a0d77" officeooo:paragraph-rsid="01bd93ca" style:font-size-asian="12pt" style:font-weight-asian="bold" style:font-size-complex="12pt" style:font-weight-complex="bold"/>
    </style:style>
    <style:style style:name="P328"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officeooo:paragraph-rsid="01bd93ca"/>
    </style:style>
    <style:style style:name="P329"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30" style:family="paragraph" style:parent-style-name="Text_20_body">
      <style:paragraph-properties fo:margin-left="0cm" fo:margin-right="0cm" fo:margin-top="0cm" fo:margin-bottom="0.265cm" loext:contextual-spacing="false" fo:line-height="100%"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font-size-asian="14pt" style:font-weight-asian="bold" style:font-size-complex="14pt" style:font-weight-complex="bold"/>
    </style:style>
    <style:style style:name="P331"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normal" fo:font-weight="normal" officeooo:paragraph-rsid="01bd93ca"/>
    </style:style>
    <style:style style:name="P332"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fo:color="#333f48" style:font-name="Open Sans1" fo:font-size="12.75pt" fo:letter-spacing="normal" fo:font-style="italic" fo:font-weight="normal" officeooo:paragraph-rsid="01bd93ca"/>
    </style:style>
    <style:style style:name="P333" style:family="paragraph" style:parent-style-name="Text_20_body">
      <style:paragraph-properties fo:margin-left="0cm" fo:margin-right="0cm" fo:margin-top="0cm" fo:margin-bottom="0.265cm" loext:contextual-spacing="false"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34"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officeooo:paragraph-rsid="01c098cb"/>
    </style:style>
    <style:style style:name="P335" style:family="paragraph" style:parent-style-name="Text_20_body">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4pt" fo:font-weight="bold" officeooo:rsid="0056a8c2" officeooo:paragraph-rsid="01c098cb" style:font-size-asian="14pt" style:font-weight-asian="bold" style:font-size-complex="14pt" style:font-weight-complex="bold"/>
    </style:style>
    <style:style style:name="P336" style:family="paragraph" style:parent-style-name="Standard_20__28_user_29_">
      <style:paragraph-properties fo:margin-left="0cm" fo:margin-right="0cm" fo:margin-top="0cm" fo:margin-bottom="0.741cm" loext:contextual-spacing="false" fo:line-height="100%" fo:text-align="justify" style:justify-single-word="false" fo:orphans="2" fo:widows="2" fo:text-indent="0cm" style:auto-text-indent="false" fo:padding="0cm" fo:border="none"/>
      <style:text-properties style:use-window-font-color="true" style:font-name="Arial1" fo:font-size="12pt" fo:font-weight="normal" officeooo:rsid="006806dc" officeooo:paragraph-rsid="01c46348" style:font-size-asian="12pt" style:font-weight-asian="normal" style:font-size-complex="12pt" style:font-weight-complex="normal"/>
    </style:style>
    <style:style style:name="P337" style:family="paragraph" style:parent-style-name="Standard_20__28_user_29_">
      <style:paragraph-properties fo:margin-left="0cm" fo:margin-right="0cm" fo:margin-top="0cm" fo:margin-bottom="1.323cm" loext:contextual-spacing="false" fo:line-height="140%" fo:text-align="start" style:justify-single-word="false" fo:orphans="2" fo:widows="2" fo:text-indent="0cm" style:auto-text-indent="false"/>
      <style:text-properties fo:font-variant="normal" fo:text-transform="none" style:use-window-font-color="true" style:font-name="Arial3" fo:font-size="12pt" fo:letter-spacing="normal" fo:font-style="normal" fo:font-weight="normal" officeooo:paragraph-rsid="01bd93ca" style:font-size-asian="12pt" style:font-weight-asian="normal" style:font-size-complex="12pt" style:font-weight-complex="normal"/>
    </style:style>
    <style:style style:name="P338" style:family="paragraph" style:parent-style-name="Standard_20__28_user_29_">
      <style:paragraph-properties fo:line-height="100%"/>
      <style:text-properties style:font-name="Arial1" fo:font-size="16pt" fo:font-weight="bold" officeooo:paragraph-rsid="0056a8c2" style:font-size-asian="16pt" style:font-weight-asian="bold" style:font-size-complex="16pt"/>
    </style:style>
    <style:style style:name="P339" style:family="paragraph" style:parent-style-name="Standard_20__28_user_29_">
      <style:paragraph-properties fo:line-height="100%"/>
      <style:text-properties style:font-name="Arial1" fo:font-size="16pt" officeooo:rsid="00705e17" officeooo:paragraph-rsid="00705e17" style:font-size-asian="16pt" style:font-size-complex="16pt"/>
    </style:style>
    <style:style style:name="P340"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font-weight-complex="bold"/>
    </style:style>
    <style:style style:name="P341" style:family="paragraph" style:parent-style-name="Standard_20__28_user_29_">
      <style:paragraph-properties fo:line-height="100%"/>
      <style:text-properties style:font-name="Arial1" fo:font-size="14pt" fo:font-weight="bold" officeooo:paragraph-rsid="00714f7b" style:font-size-asian="14pt" style:font-weight-asian="bold" style:font-size-complex="14pt" style:font-weight-complex="bold"/>
    </style:style>
    <style:style style:name="P342" style:family="paragraph" style:parent-style-name="Standard_20__28_user_29_">
      <style:paragraph-properties fo:line-height="100%"/>
      <style:text-properties style:font-name="Arial1" fo:font-size="14pt" fo:font-weight="bold" officeooo:paragraph-rsid="00985f70" style:font-size-asian="14pt" style:font-weight-asian="bold" style:font-size-complex="14pt" style:font-weight-complex="bold"/>
    </style:style>
    <style:style style:name="P343" style:family="paragraph" style:parent-style-name="Standard_20__28_user_29_">
      <style:paragraph-properties fo:line-height="100%"/>
      <style:text-properties style:font-name="Arial1" fo:font-size="14pt" fo:font-weight="bold" officeooo:paragraph-rsid="00b9c291" style:font-size-asian="14pt" style:font-weight-asian="bold" style:font-size-complex="14pt" style:font-weight-complex="bold"/>
    </style:style>
    <style:style style:name="P344" style:family="paragraph" style:parent-style-name="Standard_20__28_user_29_">
      <style:paragraph-properties fo:line-height="100%"/>
      <style:text-properties style:font-name="Arial1" fo:font-size="14pt" fo:font-weight="bold" officeooo:paragraph-rsid="01bd93ca" style:font-size-asian="14pt" style:font-weight-asian="bold" style:font-size-complex="14pt" style:font-weight-complex="bold"/>
    </style:style>
    <style:style style:name="P345" style:family="paragraph" style:parent-style-name="Standard_20__28_user_29_">
      <style:paragraph-properties fo:line-height="100%"/>
      <style:text-properties style:font-name="Arial1" fo:font-size="14pt" fo:font-weight="bold" officeooo:rsid="0056a8c2" officeooo:paragraph-rsid="01c098cb" style:font-size-asian="14pt" style:font-weight-asian="bold" style:font-size-complex="14pt" style:font-weight-complex="bold"/>
    </style:style>
    <style:style style:name="P346" style:family="paragraph" style:parent-style-name="Standard_20__28_user_29_">
      <style:paragraph-properties fo:line-height="100%"/>
      <style:text-properties style:font-name="Arial1" fo:font-size="14pt" fo:font-weight="bold" officeooo:rsid="0056a8c2" officeooo:paragraph-rsid="0056a8c2" style:font-size-asian="14pt" style:font-weight-asian="bold" style:font-size-complex="14pt" style:font-weight-complex="bold"/>
    </style:style>
    <style:style style:name="P347" style:family="paragraph" style:parent-style-name="Standard_20__28_user_29_">
      <style:paragraph-properties fo:line-height="100%"/>
      <style:text-properties style:font-name="Arial1" fo:font-size="14pt" fo:font-weight="bold" style:font-size-asian="14pt" style:font-weight-asian="bold" style:font-size-complex="14pt"/>
    </style:style>
    <style:style style:name="P348" style:family="paragraph" style:parent-style-name="Standard_20__28_user_29_">
      <style:paragraph-properties fo:line-height="100%"/>
      <style:text-properties style:font-name="Arial1" fo:font-size="14pt" fo:font-weight="bold" officeooo:paragraph-rsid="0056a8c2" style:font-size-asian="14pt" style:font-weight-asian="bold" style:font-size-complex="14pt"/>
    </style:style>
    <style:style style:name="P349" style:family="paragraph" style:parent-style-name="Standard_20__28_user_29_">
      <style:paragraph-properties fo:line-height="100%"/>
      <style:text-properties style:font-name="Arial1" fo:font-size="14pt" style:font-size-asian="14pt" style:font-size-complex="14pt"/>
    </style:style>
    <style:style style:name="P350" style:family="paragraph" style:parent-style-name="Standard_20__28_user_29_">
      <style:paragraph-properties fo:line-height="100%"/>
      <style:text-properties style:font-name="Arial1" fo:font-size="14pt" officeooo:paragraph-rsid="00705e17" style:font-size-asian="14pt" style:font-size-complex="14pt"/>
    </style:style>
    <style:style style:name="P351" style:family="paragraph" style:parent-style-name="Standard_20__28_user_29_">
      <style:paragraph-properties fo:line-height="100%"/>
      <style:text-properties style:font-name="Arial1" fo:font-size="14pt" fo:language="en" fo:country="US" officeooo:paragraph-rsid="0056a8c2" style:font-size-asian="14pt" style:font-size-complex="14pt"/>
    </style:style>
    <style:style style:name="P352" style:family="paragraph" style:parent-style-name="Standard_20__28_user_29_">
      <style:paragraph-properties fo:line-height="100%"/>
      <style:text-properties style:font-name="Arial1" fo:font-weight="normal" officeooo:rsid="00be1323" officeooo:paragraph-rsid="00be1323" style:font-weight-asian="normal" style:font-weight-complex="normal"/>
    </style:style>
    <style:style style:name="P353" style:family="paragraph" style:parent-style-name="Standard_20__28_user_29_">
      <style:paragraph-properties fo:line-height="100%"/>
      <style:text-properties style:font-name="Arial1" fo:font-weight="normal" officeooo:rsid="00d8d3a2" officeooo:paragraph-rsid="00d8d3a2" style:font-weight-asian="normal" style:font-weight-complex="normal"/>
    </style:style>
    <style:style style:name="P354" style:family="paragraph" style:parent-style-name="Standard_20__28_user_29_">
      <style:paragraph-properties fo:line-height="100%"/>
      <style:text-properties style:font-name="Arial1" fo:font-weight="normal" officeooo:rsid="00da773e" officeooo:paragraph-rsid="00da773e" style:font-weight-asian="normal" style:font-weight-complex="normal"/>
    </style:style>
    <style:style style:name="P355" style:family="paragraph" style:parent-style-name="Standard_20__28_user_29_">
      <style:paragraph-properties fo:line-height="100%"/>
      <style:text-properties style:font-name="Arial1" fo:font-weight="normal" officeooo:rsid="0115aa8f" officeooo:paragraph-rsid="0115aa8f" style:font-weight-asian="normal" style:font-weight-complex="normal"/>
    </style:style>
    <style:style style:name="P356" style:family="paragraph" style:parent-style-name="Standard_20__28_user_29_">
      <style:paragraph-properties fo:line-height="100%"/>
      <style:text-properties style:font-name="Arial1" fo:font-weight="normal" officeooo:rsid="021b7023" officeooo:paragraph-rsid="021b7023" style:font-weight-asian="normal" style:font-weight-complex="normal"/>
    </style:style>
    <style:style style:name="P357" style:family="paragraph" style:parent-style-name="Standard_20__28_user_29_">
      <style:paragraph-properties fo:line-height="100%"/>
      <style:text-properties style:font-name="Arial1" fo:font-weight="normal" officeooo:rsid="021c5123" officeooo:paragraph-rsid="021e0e6a" style:font-weight-asian="normal" style:font-weight-complex="normal"/>
    </style:style>
    <style:style style:name="P358" style:family="paragraph" style:parent-style-name="Standard_20__28_user_29_">
      <style:paragraph-properties fo:line-height="100%"/>
      <style:text-properties style:font-name="Arial1" fo:font-weight="normal" officeooo:rsid="021ebde6" officeooo:paragraph-rsid="021ebde6" style:font-weight-asian="normal" style:font-weight-complex="normal"/>
    </style:style>
    <style:style style:name="P359" style:family="paragraph" style:parent-style-name="Standard_20__28_user_29_">
      <style:paragraph-properties fo:line-height="100%"/>
      <style:text-properties style:font-name="Arial1" fo:font-weight="normal" officeooo:rsid="02219d1d" officeooo:paragraph-rsid="02219d1d" style:font-weight-asian="normal" style:font-weight-complex="normal"/>
    </style:style>
    <style:style style:name="P360" style:family="paragraph" style:parent-style-name="Standard_20__28_user_29_">
      <style:paragraph-properties fo:line-height="100%"/>
      <style:text-properties style:font-name="Arial1" fo:font-weight="normal" officeooo:rsid="00b9e406" officeooo:paragraph-rsid="00b9e406" style:font-weight-asian="normal" style:font-weight-complex="normal"/>
    </style:style>
    <style:style style:name="P361" style:family="paragraph" style:parent-style-name="Standard_20__28_user_29_">
      <style:paragraph-properties fo:line-height="100%"/>
      <style:text-properties style:font-name="Arial1" fo:font-weight="normal" officeooo:rsid="02381567" officeooo:paragraph-rsid="02381567" style:font-weight-asian="normal" style:font-weight-complex="normal"/>
    </style:style>
    <style:style style:name="P362" style:family="paragraph" style:parent-style-name="Standard_20__28_user_29_">
      <style:paragraph-properties fo:line-height="100%"/>
      <style:text-properties style:font-name="Arial1" fo:font-weight="normal" officeooo:rsid="0238ae65" officeooo:paragraph-rsid="0238ae65" style:font-weight-asian="normal" style:font-weight-complex="normal"/>
    </style:style>
    <style:style style:name="P363" style:family="paragraph" style:parent-style-name="Standard_20__28_user_29_">
      <style:paragraph-properties fo:line-height="100%"/>
      <style:text-properties style:font-name="Arial1" fo:font-weight="normal" officeooo:rsid="0238c1eb" officeooo:paragraph-rsid="0238c1eb" style:font-weight-asian="normal" style:font-weight-complex="normal"/>
    </style:style>
    <style:style style:name="P364" style:family="paragraph" style:parent-style-name="Standard_20__28_user_29_">
      <style:paragraph-properties fo:line-height="100%"/>
      <style:text-properties style:font-name="Arial1" fo:font-weight="normal" officeooo:rsid="022b3f70" officeooo:paragraph-rsid="022d0bfc" style:font-weight-asian="normal" style:font-weight-complex="normal"/>
    </style:style>
    <style:style style:name="P365" style:family="paragraph" style:parent-style-name="Standard_20__28_user_29_">
      <style:paragraph-properties fo:line-height="100%"/>
      <style:text-properties style:font-name="Arial1" fo:font-weight="normal" officeooo:rsid="00cc87b5" officeooo:paragraph-rsid="00cc87b5" style:font-weight-asian="normal" style:font-weight-complex="normal"/>
    </style:style>
    <style:style style:name="P366" style:family="paragraph" style:parent-style-name="Standard_20__28_user_29_">
      <style:paragraph-properties fo:line-height="100%"/>
      <style:text-properties style:font-name="Arial1" fo:font-weight="normal" officeooo:rsid="023fcdbb" officeooo:paragraph-rsid="023fcdbb" style:font-weight-asian="normal" style:font-weight-complex="normal"/>
    </style:style>
    <style:style style:name="P367" style:family="paragraph" style:parent-style-name="Standard_20__28_user_29_">
      <style:paragraph-properties fo:line-height="100%"/>
      <style:text-properties style:font-name="Arial1" fo:font-weight="normal" officeooo:rsid="0253c3c9" officeooo:paragraph-rsid="0253c3c9" style:font-weight-asian="normal" style:font-weight-complex="normal"/>
    </style:style>
    <style:style style:name="P368" style:family="paragraph" style:parent-style-name="Standard_20__28_user_29_">
      <style:paragraph-properties fo:line-height="100%"/>
      <style:text-properties style:font-name="Arial1" fo:font-weight="normal" officeooo:rsid="025bb7a8" officeooo:paragraph-rsid="025cfd5a" style:font-weight-asian="normal" style:font-weight-complex="normal"/>
    </style:style>
    <style:style style:name="P369" style:family="paragraph" style:parent-style-name="Standard_20__28_user_29_">
      <style:paragraph-properties fo:line-height="100%"/>
      <style:text-properties style:font-name="Arial1" fo:font-weight="normal" officeooo:rsid="025fc98a" officeooo:paragraph-rsid="025fc98a" style:font-weight-asian="normal" style:font-weight-complex="normal"/>
    </style:style>
    <style:style style:name="P370" style:family="paragraph" style:parent-style-name="Standard_20__28_user_29_">
      <style:paragraph-properties fo:line-height="100%"/>
      <style:text-properties style:font-name="Arial1" fo:font-weight="normal" officeooo:rsid="0261ee50" officeooo:paragraph-rsid="02630525" style:font-weight-asian="normal" style:font-weight-complex="normal"/>
    </style:style>
    <style:style style:name="P371" style:family="paragraph" style:parent-style-name="Standard_20__28_user_29_">
      <style:paragraph-properties fo:line-height="100%"/>
      <style:text-properties style:font-name="Arial1" fo:font-weight="normal" officeooo:rsid="024fd7ec" officeooo:paragraph-rsid="02523470" style:font-weight-asian="normal" style:font-weight-complex="normal"/>
    </style:style>
    <style:style style:name="P372" style:family="paragraph" style:parent-style-name="Standard_20__28_user_29_">
      <style:paragraph-properties fo:line-height="100%"/>
      <style:text-properties style:font-name="Arial1" fo:font-weight="normal" officeooo:rsid="02648252" officeooo:paragraph-rsid="02648252" style:font-weight-asian="normal" style:font-weight-complex="normal"/>
    </style:style>
    <style:style style:name="P373" style:family="paragraph" style:parent-style-name="Standard_20__28_user_29_">
      <style:paragraph-properties fo:line-height="100%"/>
      <style:text-properties style:font-name="Arial1" fo:font-weight="normal" officeooo:rsid="0265b837" officeooo:paragraph-rsid="02652cc4" style:font-weight-asian="normal" style:font-weight-complex="normal"/>
    </style:style>
    <style:style style:name="P374" style:family="paragraph" style:parent-style-name="Standard_20__28_user_29_">
      <style:paragraph-properties fo:line-height="100%"/>
      <style:text-properties style:font-name="Arial1" fo:font-weight="normal" officeooo:rsid="026b5aaf" officeooo:paragraph-rsid="026b5aaf" style:font-weight-asian="normal" style:font-weight-complex="normal"/>
    </style:style>
    <style:style style:name="P375" style:family="paragraph" style:parent-style-name="Standard_20__28_user_29_">
      <style:paragraph-properties fo:line-height="100%"/>
      <style:text-properties style:font-name="Arial1" fo:font-weight="normal" officeooo:paragraph-rsid="026e9d94" style:font-weight-asian="normal" style:font-weight-complex="normal"/>
    </style:style>
    <style:style style:name="P376" style:family="paragraph" style:parent-style-name="Standard_20__28_user_29_">
      <style:paragraph-properties fo:line-height="100%"/>
      <style:text-properties style:font-name="Arial1" fo:font-weight="normal" officeooo:rsid="026e9d94" officeooo:paragraph-rsid="026e9d94" style:font-weight-asian="normal" style:font-weight-complex="normal"/>
    </style:style>
    <style:style style:name="P377" style:family="paragraph" style:parent-style-name="Standard_20__28_user_29_">
      <style:paragraph-properties fo:line-height="100%"/>
      <style:text-properties style:font-name="Arial1" fo:font-weight="bold" officeooo:paragraph-rsid="00c5450c" style:font-weight-asian="bold" style:font-weight-complex="bold"/>
    </style:style>
    <style:style style:name="P378" style:family="paragraph" style:parent-style-name="Standard_20__28_user_29_">
      <style:paragraph-properties fo:line-height="100%"/>
      <style:text-properties style:font-name="Arial1" fo:font-weight="bold" officeooo:paragraph-rsid="00714f7b" style:font-weight-asian="bold" style:font-weight-complex="bold"/>
    </style:style>
    <style:style style:name="P379" style:family="paragraph" style:parent-style-name="Standard_20__28_user_29_">
      <style:paragraph-properties fo:line-height="100%"/>
      <style:text-properties style:font-name="Arial1" fo:font-weight="bold" officeooo:paragraph-rsid="00d529c4" style:font-weight-asian="bold" style:font-weight-complex="bold"/>
    </style:style>
    <style:style style:name="P380" style:family="paragraph" style:parent-style-name="Standard_20__28_user_29_">
      <style:paragraph-properties fo:line-height="100%"/>
      <style:text-properties style:font-name="Arial1" fo:font-weight="bold" officeooo:paragraph-rsid="00985f70" style:font-weight-asian="bold" style:font-weight-complex="bold"/>
    </style:style>
    <style:style style:name="P381" style:family="paragraph" style:parent-style-name="Standard_20__28_user_29_">
      <style:paragraph-properties fo:line-height="100%"/>
      <style:text-properties style:font-name="Arial1" fo:font-weight="bold" officeooo:paragraph-rsid="00b9c291" style:font-weight-asian="bold" style:font-weight-complex="bold"/>
    </style:style>
    <style:style style:name="P382" style:family="paragraph" style:parent-style-name="Standard_20__28_user_29_">
      <style:paragraph-properties fo:line-height="100%"/>
      <style:text-properties style:font-name="Arial1" fo:font-weight="bold" officeooo:paragraph-rsid="02630525" style:font-weight-asian="bold" style:font-weight-complex="bold"/>
    </style:style>
    <style:style style:name="P383" style:family="paragraph" style:parent-style-name="Standard_20__28_user_29_">
      <style:paragraph-properties fo:line-height="100%"/>
      <style:text-properties style:font-name="Arial1" fo:font-size="12pt" fo:font-weight="bold" style:font-size-asian="12pt" style:font-weight-asian="bold" style:font-size-complex="12pt" style:font-weight-complex="bold"/>
    </style:style>
    <style:style style:name="P384" style:family="paragraph" style:parent-style-name="Standard_20__28_user_29_">
      <style:paragraph-properties fo:line-height="100%"/>
      <style:text-properties style:font-name="Arial1" fo:font-size="12pt" fo:font-weight="bold" officeooo:rsid="01d689db" officeooo:paragraph-rsid="01d689db" style:font-size-asian="12pt" style:font-weight-asian="bold" style:font-size-complex="12pt" style:font-weight-complex="bold"/>
    </style:style>
    <style:style style:name="P385" style:family="paragraph" style:parent-style-name="Standard_20__28_user_29_">
      <style:paragraph-properties fo:line-height="100%"/>
      <style:text-properties style:font-name="Arial1" fo:font-size="12pt" fo:font-weight="bold" officeooo:rsid="01d2d28b" officeooo:paragraph-rsid="01d2d28b" style:font-size-asian="12pt" style:font-weight-asian="bold" style:font-size-complex="12pt" style:font-weight-complex="bold"/>
    </style:style>
    <style:style style:name="P386" style:family="paragraph" style:parent-style-name="Standard_20__28_user_29_">
      <style:paragraph-properties fo:line-height="100%"/>
      <style:text-properties style:font-name="Arial1" fo:font-size="12pt" fo:font-weight="bold" officeooo:rsid="00096873" officeooo:paragraph-rsid="00096873" style:font-size-asian="12pt" style:font-weight-asian="bold" style:font-size-complex="12pt"/>
    </style:style>
    <style:style style:name="P387" style:family="paragraph" style:parent-style-name="Standard_20__28_user_29_">
      <style:paragraph-properties fo:line-height="100%"/>
      <style:text-properties style:font-name="Arial1" fo:font-size="12pt" fo:font-weight="bold" style:font-size-asian="12pt" style:font-weight-asian="bold" style:font-size-complex="12pt"/>
    </style:style>
    <style:style style:name="P388" style:family="paragraph" style:parent-style-name="Standard_20__28_user_29_">
      <style:paragraph-properties fo:line-height="100%"/>
      <style:text-properties style:font-name="Arial1" fo:font-size="12pt" fo:font-weight="normal" officeooo:rsid="0056a8c2" officeooo:paragraph-rsid="0056a8c2" style:font-size-asian="12pt" style:font-weight-asian="normal" style:font-size-complex="12pt" style:font-weight-complex="normal"/>
    </style:style>
    <style:style style:name="P389" style:family="paragraph" style:parent-style-name="Standard_20__28_user_29_">
      <style:paragraph-properties fo:line-height="100%"/>
      <style:text-properties style:font-name="Arial1" fo:font-size="12pt" fo:font-weight="normal" style:font-size-asian="12pt" style:font-weight-asian="normal" style:font-size-complex="12pt" style:font-weight-complex="normal"/>
    </style:style>
    <style:style style:name="P390" style:family="paragraph" style:parent-style-name="Standard_20__28_user_29_">
      <style:paragraph-properties fo:line-height="100%"/>
      <style:text-properties style:font-name="Arial1" fo:font-size="12pt" fo:font-weight="normal" officeooo:paragraph-rsid="019d6837" style:font-size-asian="12pt" style:font-weight-asian="normal" style:font-size-complex="12pt" style:font-weight-complex="normal"/>
    </style:style>
    <style:style style:name="P391" style:family="paragraph" style:parent-style-name="Standard_20__28_user_29_">
      <style:paragraph-properties fo:line-height="100%"/>
      <style:text-properties style:font-name="Arial1" fo:font-size="12pt" fo:font-weight="normal" officeooo:paragraph-rsid="019fcec5" style:font-size-asian="12pt" style:font-weight-asian="normal" style:font-size-complex="12pt" style:font-weight-complex="normal"/>
    </style:style>
    <style:style style:name="P392" style:family="paragraph" style:parent-style-name="Standard_20__28_user_29_">
      <style:paragraph-properties fo:line-height="100%"/>
      <style:text-properties style:font-name="Arial1" fo:font-size="12pt" fo:font-weight="normal" officeooo:rsid="019d6837" officeooo:paragraph-rsid="01a1f126" style:font-size-asian="12pt" style:font-weight-asian="normal" style:font-size-complex="12pt" style:font-weight-complex="normal"/>
    </style:style>
    <style:style style:name="P393" style:family="paragraph" style:parent-style-name="Standard_20__28_user_29_">
      <style:paragraph-properties fo:line-height="100%"/>
      <style:text-properties style:font-name="Arial1" fo:font-size="12pt" fo:font-weight="normal" officeooo:rsid="01a2807e" officeooo:paragraph-rsid="01a2807e" style:font-size-asian="12pt" style:font-weight-asian="normal" style:font-size-complex="12pt" style:font-weight-complex="normal"/>
    </style:style>
    <style:style style:name="P394" style:family="paragraph" style:parent-style-name="Standard_20__28_user_29_">
      <style:paragraph-properties fo:line-height="100%"/>
      <style:text-properties style:font-name="Arial1" fo:font-size="12pt" fo:font-weight="normal" officeooo:rsid="01cf82b2" officeooo:paragraph-rsid="01cf82b2" style:font-size-asian="12pt" style:font-weight-asian="normal" style:font-size-complex="12pt" style:font-weight-complex="normal"/>
    </style:style>
    <style:style style:name="P395" style:family="paragraph" style:parent-style-name="Standard_20__28_user_29_">
      <style:paragraph-properties fo:line-height="100%"/>
      <style:text-properties style:font-name="Arial1" fo:font-size="12pt" fo:font-weight="normal" officeooo:rsid="01d1f69e" officeooo:paragraph-rsid="01d1f69e" style:font-size-asian="12pt" style:font-weight-asian="normal" style:font-size-complex="12pt" style:font-weight-complex="normal"/>
    </style:style>
    <style:style style:name="P396" style:family="paragraph" style:parent-style-name="Standard_20__28_user_29_">
      <style:paragraph-properties fo:line-height="100%"/>
      <style:text-properties style:font-name="Arial1" fo:font-size="12pt" fo:font-weight="normal" officeooo:rsid="01d1f69e" officeooo:paragraph-rsid="01d2d28b" style:font-size-asian="12pt" style:font-weight-asian="normal" style:font-size-complex="12pt" style:font-weight-complex="normal"/>
    </style:style>
    <style:style style:name="P397" style:family="paragraph" style:parent-style-name="Standard_20__28_user_29_">
      <style:paragraph-properties fo:line-height="100%"/>
      <style:text-properties style:font-name="Arial1" fo:font-size="12pt" fo:font-weight="normal" officeooo:rsid="01d5e349" officeooo:paragraph-rsid="01d689db" style:font-size-asian="12pt" style:font-weight-asian="normal" style:font-size-complex="12pt" style:font-weight-complex="normal"/>
    </style:style>
    <style:style style:name="P398" style:family="paragraph" style:parent-style-name="Standard_20__28_user_29_">
      <style:paragraph-properties fo:line-height="100%"/>
      <style:text-properties style:font-name="Arial1" fo:font-size="12pt" fo:font-weight="normal" officeooo:rsid="01d4b123" officeooo:paragraph-rsid="01d2d28b" style:font-size-asian="12pt" style:font-weight-asian="normal" style:font-size-complex="12pt" style:font-weight-complex="normal"/>
    </style:style>
    <style:style style:name="P399" style:family="paragraph" style:parent-style-name="Standard_20__28_user_29_">
      <style:paragraph-properties fo:line-height="100%"/>
      <style:text-properties style:font-name="Arial1" fo:font-size="18pt" fo:font-weight="bold" style:font-size-asian="18pt" style:font-weight-asian="bold" style:font-size-complex="18pt" style:font-weight-complex="bold"/>
    </style:style>
    <style:style style:name="P400" style:family="paragraph" style:parent-style-name="Standard_20__28_user_29_">
      <style:paragraph-properties fo:line-height="100%"/>
      <style:text-properties style:font-name="Arial1" officeooo:paragraph-rsid="007317f1"/>
    </style:style>
    <style:style style:name="P401" style:family="paragraph" style:parent-style-name="Standard_20__28_user_29_">
      <style:paragraph-properties fo:line-height="100%"/>
      <style:text-properties style:font-name="Arial1" officeooo:paragraph-rsid="00714f7b"/>
    </style:style>
    <style:style style:name="P402" style:family="paragraph" style:parent-style-name="Standard_20__28_user_29_">
      <style:paragraph-properties fo:line-height="100%"/>
      <style:text-properties style:font-name="Arial1" fo:font-size="20pt" fo:font-weight="bold" officeooo:paragraph-rsid="0056a8c2" style:font-size-asian="20pt" style:font-weight-asian="bold" style:font-size-complex="20pt" style:font-weight-complex="bold"/>
    </style:style>
    <style:style style:name="P403" style:family="paragraph" style:parent-style-name="Standard_20__28_user_29_">
      <style:paragraph-properties fo:line-height="100%"/>
      <style:text-properties style:font-name="Arial1" officeooo:rsid="0098dea0" officeooo:paragraph-rsid="0098dea0"/>
    </style:style>
    <style:style style:name="P404" style:family="paragraph" style:parent-style-name="Standard_20__28_user_29_">
      <style:paragraph-properties fo:line-height="100%"/>
      <style:text-properties style:font-name="Arial1" officeooo:rsid="0237d88c" officeooo:paragraph-rsid="0237d88c"/>
    </style:style>
    <style:style style:name="P405" style:family="paragraph" style:parent-style-name="Standard_20__28_user_29_">
      <style:paragraph-properties fo:line-height="100%"/>
      <style:text-properties style:font-name="Arial1" officeooo:rsid="007317f1" officeooo:paragraph-rsid="007317f1"/>
    </style:style>
    <style:style style:name="P406" style:family="paragraph" style:parent-style-name="Standard_20__28_user_29_">
      <style:paragraph-properties fo:line-height="100%"/>
      <style:text-properties style:font-name="Arial1" officeooo:rsid="024426d5" officeooo:paragraph-rsid="024426d5"/>
    </style:style>
    <style:style style:name="P407" style:family="paragraph" style:parent-style-name="Standard_20__28_user_29_">
      <style:paragraph-properties fo:line-height="100%"/>
      <style:text-properties style:font-name="Arial1" officeooo:rsid="0244c699" officeooo:paragraph-rsid="0244c699"/>
    </style:style>
    <style:style style:name="P408" style:family="paragraph" style:parent-style-name="Standard_20__28_user_29_">
      <style:paragraph-properties fo:line-height="100%"/>
      <style:text-properties style:font-name="Arial1" officeooo:rsid="0246a4f1" officeooo:paragraph-rsid="02479e0d"/>
    </style:style>
    <style:style style:name="P409" style:family="paragraph" style:parent-style-name="Standard_20__28_user_29_">
      <style:paragraph-properties fo:line-height="100%"/>
      <style:text-properties style:font-name="Arial1" officeooo:rsid="00760e7f" officeooo:paragraph-rsid="00760e7f"/>
    </style:style>
    <style:style style:name="P410" style:family="paragraph" style:parent-style-name="Standard_20__28_user_29_">
      <style:paragraph-properties fo:line-height="100%"/>
      <style:text-properties style:font-name="Arial1" officeooo:rsid="02744861" officeooo:paragraph-rsid="02744861"/>
    </style:style>
    <style:style style:name="P411" style:family="paragraph" style:parent-style-name="Standard_20__28_user_29_">
      <style:paragraph-properties fo:line-height="100%"/>
      <style:text-properties style:font-name="Arial1" officeooo:rsid="02744861" officeooo:paragraph-rsid="0279a8f0"/>
    </style:style>
    <style:style style:name="P412" style:family="paragraph" style:parent-style-name="Standard_20__28_user_29_">
      <style:paragraph-properties fo:line-height="100%"/>
      <style:text-properties style:font-name="Arial1" officeooo:rsid="02781108" officeooo:paragraph-rsid="02781108"/>
    </style:style>
    <style:style style:name="P413" style:family="paragraph" style:parent-style-name="Standard_20__28_user_29_">
      <style:paragraph-properties fo:line-height="100%"/>
      <style:text-properties style:font-name="Arial1" officeooo:rsid="0279a8f0" officeooo:paragraph-rsid="0279a8f0"/>
    </style:style>
    <style:style style:name="P414" style:family="paragraph" style:parent-style-name="Standard_20__28_user_29_">
      <style:paragraph-properties fo:line-height="100%"/>
      <style:text-properties style:font-name="Arial1" officeooo:rsid="00f978ed" officeooo:paragraph-rsid="00f4e067"/>
    </style:style>
    <style:style style:name="P415" style:family="paragraph" style:parent-style-name="Standard_20__28_user_29_">
      <style:paragraph-properties fo:line-height="100%"/>
      <style:text-properties style:font-name="Arial1" officeooo:rsid="027f6f4b" officeooo:paragraph-rsid="027f6f4b"/>
    </style:style>
    <style:style style:name="P416" style:family="paragraph" style:parent-style-name="Standard_20__28_user_29_">
      <style:paragraph-properties fo:line-height="100%"/>
      <style:text-properties style:font-name="Arial1" officeooo:rsid="027d9f85" officeooo:paragraph-rsid="028610bb"/>
    </style:style>
    <style:style style:name="P417" style:family="paragraph" style:parent-style-name="Standard_20__28_user_29_">
      <style:paragraph-properties fo:line-height="100%"/>
      <style:text-properties style:font-name="Arial1" officeooo:rsid="00a2e85d" officeooo:paragraph-rsid="00a2e85d"/>
    </style:style>
    <style:style style:name="P418" style:family="paragraph" style:parent-style-name="Standard_20__28_user_29_">
      <style:paragraph-properties fo:line-height="100%"/>
      <style:text-properties style:font-name="Arial1" officeooo:rsid="0286b1d4" officeooo:paragraph-rsid="0289a571"/>
    </style:style>
    <style:style style:name="P419" style:family="paragraph" style:parent-style-name="Standard_20__28_user_29_">
      <style:paragraph-properties fo:line-height="100%"/>
      <style:text-properties style:font-name="Arial1" officeooo:rsid="028e6b67" officeooo:paragraph-rsid="028e6b67"/>
    </style:style>
    <style:style style:name="P420" style:family="paragraph" style:parent-style-name="Standard_20__28_user_29_">
      <style:paragraph-properties fo:line-height="100%"/>
      <style:text-properties style:font-name="Arial1" officeooo:rsid="029010b0" officeooo:paragraph-rsid="0292a286"/>
    </style:style>
    <style:style style:name="P421" style:family="paragraph" style:parent-style-name="Standard_20__28_user_29_">
      <style:paragraph-properties fo:line-height="100%"/>
      <style:text-properties style:font-name="Arial1" officeooo:rsid="029544af" officeooo:paragraph-rsid="029544af"/>
    </style:style>
    <style:style style:name="P422" style:family="paragraph" style:parent-style-name="Standard_20__28_user_29_">
      <style:paragraph-properties fo:line-height="100%"/>
      <style:text-properties style:font-name="Arial1" officeooo:rsid="02973a35" officeooo:paragraph-rsid="02973a35"/>
    </style:style>
    <style:style style:name="P423" style:family="paragraph" style:parent-style-name="Standard_20__28_user_29_">
      <style:paragraph-properties fo:line-height="100%"/>
      <style:text-properties style:font-name="Arial1" officeooo:rsid="028afb5a" officeooo:paragraph-rsid="0289a571"/>
    </style:style>
    <style:style style:name="P424" style:family="paragraph" style:parent-style-name="Standard_20__28_user_29_">
      <style:paragraph-properties fo:line-height="100%"/>
      <style:text-properties style:font-name="Arial1" officeooo:rsid="027289e8" officeooo:paragraph-rsid="02a0ff46"/>
    </style:style>
    <style:style style:name="P425" style:family="paragraph" style:parent-style-name="Standard_20__28_user_29_">
      <style:paragraph-properties fo:line-height="100%"/>
      <style:text-properties fo:color="#cc0000" style:font-name="Arial1" fo:font-size="12pt" fo:font-weight="normal" officeooo:rsid="00096873" style:font-size-asian="12pt" style:font-weight-asian="normal" style:font-size-complex="12pt" style:font-weight-complex="normal"/>
    </style:style>
    <style:style style:name="P426" style:family="paragraph" style:parent-style-name="Standard_20__28_user_29_">
      <style:paragraph-properties fo:line-height="100%"/>
      <style:text-properties fo:font-size="16pt" officeooo:paragraph-rsid="00705e17" style:font-size-asian="16pt" style:font-size-complex="16pt"/>
    </style:style>
    <style:style style:name="P427" style:family="paragraph" style:parent-style-name="Standard_20__28_user_29_">
      <style:paragraph-properties fo:line-height="100%"/>
      <style:text-properties fo:font-size="14pt" officeooo:paragraph-rsid="01c098cb" style:font-size-asian="14pt" style:font-size-complex="14pt"/>
    </style:style>
    <style:style style:name="P428" style:family="paragraph" style:parent-style-name="Standard_20__28_user_29_">
      <style:paragraph-properties fo:line-height="100%"/>
      <style:text-properties officeooo:rsid="007317f1" officeooo:paragraph-rsid="007317f1"/>
    </style:style>
    <style:style style:name="P429" style:family="paragraph" style:parent-style-name="Standard_20__28_user_29_">
      <style:paragraph-properties fo:line-height="100%"/>
      <style:text-properties officeooo:rsid="023792ab" officeooo:paragraph-rsid="023792ab"/>
    </style:style>
    <style:style style:name="P430" style:family="paragraph" style:parent-style-name="Standard_20__28_user_29_">
      <style:paragraph-properties fo:line-height="100%"/>
      <style:text-properties style:use-window-font-color="true" style:font-name="Arial1" fo:font-size="14pt" fo:font-weight="bold" officeooo:paragraph-rsid="02b233df" style:font-size-asian="14pt" style:font-weight-asian="bold" style:font-weight-complex="bold"/>
    </style:style>
    <style:style style:name="P431" style:family="paragraph" style:parent-style-name="Standard_20__28_user_29_">
      <style:paragraph-properties fo:line-height="100%"/>
      <style:text-properties style:use-window-font-color="true" style:font-name="Arial1" fo:font-weight="bold" officeooo:paragraph-rsid="02b233df" style:font-weight-asian="bold" style:font-weight-complex="bold"/>
    </style:style>
    <style:style style:name="P432" style:family="paragraph" style:parent-style-name="Standard_20__28_user_29_">
      <style:paragraph-properties fo:line-height="100%"/>
      <style:text-properties style:use-window-font-color="true" style:font-name="Arial1" fo:font-size="22pt" fo:font-weight="bold" officeooo:paragraph-rsid="02b233df" style:font-size-asian="22pt" style:font-weight-asian="bold" style:font-size-complex="22pt" style:font-weight-complex="bold"/>
    </style:style>
    <style:style style:name="P433" style:family="paragraph" style:parent-style-name="Standard_20__28_user_29_">
      <style:paragraph-properties fo:line-height="100%"/>
      <style:text-properties style:use-window-font-color="true" style:font-name="Arial1" fo:font-weight="normal" officeooo:paragraph-rsid="02b233df" style:font-weight-asian="normal" style:font-weight-complex="normal"/>
    </style:style>
    <style:style style:name="P434" style:family="paragraph" style:parent-style-name="Standard_20__28_user_29_">
      <style:paragraph-properties fo:line-height="100%"/>
      <style:text-properties style:use-window-font-color="true" officeooo:paragraph-rsid="02b233df"/>
    </style:style>
    <style:style style:name="P435" style:family="paragraph" style:parent-style-name="Standard_20__28_user_29_">
      <style:paragraph-properties fo:margin-left="1.251cm" fo:margin-right="0cm" fo:line-height="100%" fo:text-indent="1.251cm" style:auto-text-indent="false"/>
      <style:text-properties style:font-name="Arial1" fo:font-size="14pt" fo:font-weight="normal" style:font-size-asian="14pt" style:font-weight-asian="normal" style:font-size-complex="14pt" style:font-weight-complex="normal"/>
    </style:style>
    <style:style style:name="P436" style:family="paragraph" style:parent-style-name="Standard_20__28_user_29_">
      <style:paragraph-properties fo:margin-left="1.251cm" fo:margin-right="0cm" fo:line-height="100%" fo:text-indent="1.251cm" style:auto-text-indent="false"/>
      <style:text-properties style:use-window-font-color="true" style:font-name="Arial1" fo:font-weight="bold" officeooo:paragraph-rsid="02b233df" style:font-weight-asian="bold" style:font-weight-complex="bold"/>
    </style:style>
    <style:style style:name="P437" style:family="paragraph" style:parent-style-name="Standard_20__28_user_29_">
      <style:paragraph-properties fo:margin-left="1.251cm" fo:margin-right="0cm" fo:line-height="100%" fo:text-indent="0cm" style:auto-text-indent="false"/>
      <style:text-properties style:font-name="Arial1" fo:font-size="14pt" fo:font-weight="bold" style:font-size-asian="14pt" style:font-weight-asian="bold" style:font-size-complex="14pt"/>
    </style:style>
    <style:style style:name="P438" style:family="paragraph" style:parent-style-name="Standard_20__28_user_29_">
      <style:paragraph-properties fo:margin-left="1.251cm" fo:margin-right="0cm" fo:line-height="100%" fo:text-indent="0cm" style:auto-text-indent="false"/>
      <style:text-properties style:font-name="Arial1" fo:font-weight="bold" style:font-weight-asian="bold"/>
    </style:style>
    <style:style style:name="P439" style:family="paragraph" style:parent-style-name="Standard_20__28_user_29_">
      <style:paragraph-properties fo:margin-left="2.501cm" fo:margin-right="0cm" fo:line-height="100%" fo:text-indent="0cm" style:auto-text-indent="false"/>
      <style:text-properties style:font-name="Arial1" fo:font-weight="bold" officeooo:paragraph-rsid="001a0ab2" style:font-weight-asian="bold"/>
    </style:style>
    <style:style style:name="P440"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59878f" style:font-size-asian="12pt" style:font-weight-asian="normal" style:font-size-complex="12pt" style:font-weight-complex="normal"/>
    </style:style>
    <style:style style:name="P441" style:family="paragraph" style:parent-style-name="Standard_20__28_user_29_">
      <style:paragraph-properties fo:margin-left="2.501cm" fo:margin-right="0cm" fo:line-height="100%" fo:text-indent="0cm" style:auto-text-indent="false"/>
      <style:text-properties style:font-name="Arial1" fo:font-size="12pt" fo:font-weight="normal" officeooo:rsid="000a796d" officeooo:paragraph-rsid="00711aa3" style:font-size-asian="12pt" style:font-weight-asian="normal" style:font-size-complex="12pt" style:font-weight-complex="normal"/>
    </style:style>
    <style:style style:name="P442" style:family="paragraph" style:parent-style-name="Standard_20__28_user_29_">
      <style:paragraph-properties fo:margin-left="2.501cm" fo:margin-right="0cm" fo:line-height="100%" fo:text-indent="0cm" style:auto-text-indent="false"/>
      <style:text-properties style:font-name="Arial1" fo:font-size="12pt" fo:font-weight="normal" officeooo:rsid="000d0528" officeooo:paragraph-rsid="005b6184" style:font-size-asian="12pt" style:font-weight-asian="normal" style:font-size-complex="12pt" style:font-weight-complex="normal"/>
    </style:style>
    <style:style style:name="P443" style:family="paragraph" style:parent-style-name="Standard_20__28_user_29_">
      <style:paragraph-properties fo:margin-left="2.501cm" fo:margin-right="0cm" fo:line-height="100%" fo:text-indent="0cm" style:auto-text-indent="false"/>
      <style:text-properties style:font-name="Arial1" fo:font-size="12pt" fo:font-weight="normal" officeooo:rsid="00ff0cbb" officeooo:paragraph-rsid="00ff0cbb" style:font-size-asian="12pt" style:font-weight-asian="normal" style:font-size-complex="12pt" style:font-weight-complex="normal"/>
    </style:style>
    <style:style style:name="P444" style:family="paragraph" style:parent-style-name="Standard_20__28_user_29_">
      <style:paragraph-properties fo:margin-left="2.501cm" fo:margin-right="0cm" fo:line-height="100%" fo:text-indent="0cm" style:auto-text-indent="false"/>
      <style:text-properties style:font-name="Arial1" fo:font-size="12pt" fo:font-weight="normal" officeooo:rsid="00e8d2bd" officeooo:paragraph-rsid="00e8d2bd" style:font-size-asian="12pt" style:font-weight-asian="normal" style:font-size-complex="12pt" style:font-weight-complex="normal"/>
    </style:style>
    <style:style style:name="P445" style:family="paragraph" style:parent-style-name="Standard_20__28_user_29_">
      <style:paragraph-properties fo:margin-left="2.501cm" fo:margin-right="0cm" fo:line-height="100%" fo:text-indent="0cm" style:auto-text-indent="false"/>
      <style:text-properties style:font-name="Arial1" fo:font-size="12pt" fo:font-weight="normal" officeooo:rsid="00e5f5cb" officeooo:paragraph-rsid="00e5f5cb" style:font-size-asian="12pt" style:font-weight-asian="normal" style:font-size-complex="12pt" style:font-weight-complex="normal"/>
    </style:style>
    <style:style style:name="P446" style:family="paragraph" style:parent-style-name="Standard_20__28_user_29_">
      <style:paragraph-properties fo:margin-left="2.501cm" fo:margin-right="0cm" fo:line-height="100%" fo:text-indent="0cm" style:auto-text-indent="false"/>
      <style:text-properties style:font-name="Arial1" fo:font-size="12pt" fo:font-weight="normal" officeooo:rsid="01ba3908" officeooo:paragraph-rsid="01ba3908" style:font-size-asian="12pt" style:font-weight-asian="normal" style:font-size-complex="12pt" style:font-weight-complex="normal"/>
    </style:style>
    <style:style style:name="P447" style:family="paragraph" style:parent-style-name="Standard_20__28_user_29_">
      <style:paragraph-properties fo:margin-left="2.501cm" fo:margin-right="0cm" fo:line-height="100%" fo:text-indent="0cm" style:auto-text-indent="false"/>
      <style:text-properties style:font-name="Arial1" fo:font-size="12pt" fo:font-weight="normal" officeooo:rsid="01baadf8" officeooo:paragraph-rsid="01baadf8" style:font-size-asian="12pt" style:font-weight-asian="normal" style:font-size-complex="12pt" style:font-weight-complex="normal"/>
    </style:style>
    <style:style style:name="P448" style:family="paragraph" style:parent-style-name="Standard_20__28_user_29_">
      <style:paragraph-properties fo:margin-left="2.501cm" fo:margin-right="0cm" fo:line-height="100%" fo:text-indent="0cm" style:auto-text-indent="false"/>
      <style:text-properties style:font-name="Arial1" fo:font-size="12pt" fo:font-weight="normal" officeooo:rsid="01bff552" officeooo:paragraph-rsid="01bff552" style:font-size-asian="12pt" style:font-weight-asian="normal" style:font-size-complex="12pt" style:font-weight-complex="normal"/>
    </style:style>
    <style:style style:name="P449" style:family="paragraph" style:parent-style-name="Standard_20__28_user_29_">
      <style:paragraph-properties fo:margin-left="2.501cm" fo:margin-right="0cm" fo:line-height="100%" fo:text-indent="0cm" style:auto-text-indent="false"/>
      <style:text-properties style:font-name="Arial1" fo:font-size="12pt" fo:font-weight="normal" officeooo:rsid="007f43af" officeooo:paragraph-rsid="01d689db" style:font-size-asian="12pt" style:font-weight-asian="normal" style:font-size-complex="12pt" style:font-weight-complex="normal"/>
    </style:style>
    <style:style style:name="P450" style:family="paragraph" style:parent-style-name="Standard_20__28_user_29_">
      <style:paragraph-properties fo:margin-left="2.501cm" fo:margin-right="0cm" fo:line-height="100%" fo:text-indent="0cm" style:auto-text-indent="false"/>
      <style:text-properties style:font-name="Arial1" fo:font-size="14pt" fo:font-weight="bold" officeooo:rsid="000a796d" officeooo:paragraph-rsid="0059878f" style:font-size-asian="14pt" style:font-weight-asian="bold" style:font-size-complex="14pt" style:font-weight-complex="bold"/>
    </style:style>
    <style:style style:name="P451" style:family="paragraph" style:parent-style-name="Standard_20__28_user_29_">
      <style:paragraph-properties fo:margin-left="0cm" fo:margin-right="0cm" fo:line-height="100%" fo:text-indent="1.249cm" style:auto-text-indent="false"/>
      <style:text-properties style:font-name="Arial1" fo:font-size="14pt" fo:font-weight="bold" officeooo:paragraph-rsid="0056a8c2" style:font-size-asian="14pt" style:font-weight-asian="bold" style:font-size-complex="14pt"/>
    </style:style>
    <style:style style:name="P452" style:family="paragraph" style:parent-style-name="Standard_20__28_user_29_">
      <style:paragraph-properties fo:margin-left="0cm" fo:margin-right="0cm" fo:line-height="100%" fo:text-indent="1.249cm" style:auto-text-indent="false"/>
      <style:text-properties style:font-name="Arial1" fo:font-size="14pt" fo:language="en" fo:country="US" fo:font-weight="bold" officeooo:paragraph-rsid="0056a8c2" style:font-size-asian="14pt" style:font-weight-asian="bold" style:font-size-complex="14pt"/>
    </style:style>
    <style:style style:name="P453" style:family="paragraph" style:parent-style-name="Standard_20__28_user_29_">
      <style:paragraph-properties fo:margin-left="1.249cm" fo:margin-right="0cm" fo:line-height="100%" fo:text-indent="1.249cm" style:auto-text-indent="false"/>
      <style:text-properties style:font-name="Arial1" fo:font-size="14pt" officeooo:paragraph-rsid="0056a8c2" style:font-size-asian="14pt" style:font-size-complex="14pt"/>
    </style:style>
    <style:style style:name="P454" style:family="paragraph" style:parent-style-name="Standard">
      <style:paragraph-properties fo:margin-left="1.249cm" fo:margin-right="0cm" fo:line-height="100%" fo:text-indent="1.249cm" style:auto-text-indent="false"/>
      <style:text-properties style:use-window-font-color="true" style:font-name="Arial3" fo:font-size="12pt" fo:font-weight="normal" officeooo:rsid="0056a8c2" officeooo:paragraph-rsid="01bd93ca" style:font-size-asian="12pt" style:font-weight-asian="normal" style:font-size-complex="12pt" style:font-weight-complex="normal"/>
    </style:style>
    <style:style style:name="P455" style:family="paragraph" style:parent-style-name="Standard_20__28_user_29_">
      <style:paragraph-properties fo:margin-left="3.747cm" fo:margin-right="0cm" fo:line-height="100%" fo:text-indent="0cm" style:auto-text-indent="false"/>
      <style:text-properties style:font-name="Arial1" fo:font-size="14pt" fo:language="en" fo:country="US" officeooo:paragraph-rsid="0056a8c2" style:font-size-asian="14pt" style:font-size-complex="14pt"/>
    </style:style>
    <style:style style:name="P456" style:family="paragraph" style:parent-style-name="Txt">
      <style:paragraph-properties fo:line-height="100%"/>
      <style:text-properties officeooo:paragraph-rsid="0052cdb6"/>
    </style:style>
    <style:style style:name="P457" style:family="paragraph" style:parent-style-name="textecourant">
      <style:paragraph-properties fo:line-height="100%"/>
      <style:text-properties style:use-window-font-color="true" style:font-name="Arial3" fo:font-size="12pt" style:font-size-asian="12pt" style:font-size-complex="12pt"/>
    </style:style>
    <style:style style:name="P458" style:family="paragraph" style:parent-style-name="textecourant">
      <style:paragraph-properties fo:line-height="100%"/>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bold"/>
    </style:style>
    <style:style style:name="P459" style:family="paragraph" style:parent-style-name="textecourant">
      <style:paragraph-properties fo:line-height="100%"/>
    </style:style>
    <style:style style:name="P460" style:family="paragraph" style:parent-style-name="Text_20_body">
      <style:paragraph-properties fo:line-height="100%"/>
      <style:text-properties style:font-name="Arial1" fo:font-weight="bold" officeooo:paragraph-rsid="004669a9" style:font-weight-asian="bold" style:font-weight-complex="bold"/>
    </style:style>
    <style:style style:name="P461" style:family="paragraph" style:parent-style-name="Text_20_body">
      <style:paragraph-properties fo:line-height="100%"/>
    </style:style>
    <style:style style:name="P462" style:family="paragraph" style:parent-style-name="Heading_20_1">
      <style:text-properties fo:font-variant="normal" fo:text-transform="none" style:use-window-font-color="true" style:font-name="Arial3" fo:font-size="12pt" fo:letter-spacing="normal" fo:font-style="normal" fo:font-weight="bold" officeooo:paragraph-rsid="01bd93ca" style:font-size-asian="12pt" style:font-weight-asian="bold" style:font-size-complex="12pt" style:font-weight-complex="bold"/>
    </style:style>
    <style:style style:name="P463" style:family="paragraph" style:parent-style-name="Heading_20_2">
      <style:paragraph-properties fo:line-height="100%"/>
      <style:text-properties fo:font-variant="normal" fo:text-transform="none" style:use-window-font-color="true" style:font-name="Roboto" fo:font-size="12pt" fo:letter-spacing="normal" fo:font-style="normal" fo:font-weight="bold" officeooo:rsid="0011f6ab" officeooo:paragraph-rsid="01c098cb" style:font-size-asian="12pt" style:font-weight-asian="normal" style:font-size-complex="12pt" style:font-weight-complex="normal"/>
    </style:style>
    <style:style style:name="P464" style:family="paragraph" style:parent-style-name="Standard_20__28_user_29_">
      <style:paragraph-properties fo:margin-left="0cm" fo:margin-right="0cm" fo:line-height="100%" fo:text-indent="1.251cm" style:auto-text-indent="false"/>
      <style:text-properties style:use-window-font-color="true" style:font-name="Arial1" fo:font-weight="bold" officeooo:paragraph-rsid="02b233df" style:font-weight-asian="bold"/>
    </style:style>
    <style:style style:name="P465" style:family="paragraph" style:parent-style-name="Standard_20__28_user_29_">
      <style:paragraph-properties fo:margin-left="0cm" fo:margin-right="0cm" fo:line-height="100%" fo:text-indent="1.251cm" style:auto-text-indent="false"/>
      <style:text-properties style:use-window-font-color="true" style:font-name="Arial1" officeooo:paragraph-rsid="02b233df"/>
    </style:style>
    <style:style style:name="P466" style:family="paragraph" style:parent-style-name="Standard">
      <style:paragraph-properties fo:margin-left="0cm" fo:margin-right="0cm" fo:line-height="100%" fo:text-indent="0cm" style:auto-text-indent="false"/>
      <style:text-properties style:font-name="Arial1" officeooo:rsid="021591d6" officeooo:paragraph-rsid="02c98a3c"/>
    </style:style>
    <style:style style:name="P467" style:family="paragraph" style:parent-style-name="Standard_20__28_user_29_" style:master-page-name="Standard">
      <style:paragraph-properties fo:line-height="100%" style:page-number="auto"/>
      <style:text-properties style:font-name="Arial1" fo:font-size="18pt" fo:font-weight="bold" style:font-size-asian="18pt" style:font-weight-asian="bold" style:font-size-complex="18pt" style:font-weight-complex="bold"/>
    </style:style>
    <style:style style:name="P468" style:family="paragraph" style:parent-style-name="Standard_20__28_user_29_">
      <style:paragraph-properties fo:margin-left="0cm" fo:margin-right="0cm" fo:line-height="100%" fo:text-indent="0cm" style:auto-text-indent="false"/>
      <style:text-properties style:use-window-font-color="true" style:font-name="Arial1" fo:font-size="16pt" fo:font-weight="bold" officeooo:paragraph-rsid="02b233df" style:font-size-asian="16pt" style:font-weight-asian="bold" style:font-size-complex="16pt"/>
    </style:style>
    <style:style style:name="P469" style:family="paragraph" style:parent-style-name="Standard_20__28_user_29_">
      <style:paragraph-properties fo:margin-left="0cm" fo:margin-right="0cm" fo:line-height="100%" fo:text-indent="0cm" style:auto-text-indent="false"/>
      <style:text-properties style:font-name="Arial1" fo:font-size="16pt" fo:font-weight="bold" officeooo:paragraph-rsid="0124b397" style:font-size-asian="16pt" style:font-weight-asian="bold" style:font-size-complex="16pt"/>
    </style:style>
    <style:style style:name="P470" style:family="paragraph">
      <loext:graphic-properties draw:fill="none"/>
      <style:paragraph-properties fo:text-align="start"/>
      <style:text-properties fo:font-size="18pt"/>
    </style:style>
    <style:style style:name="T1" style:family="text">
      <style:text-properties style:font-name="Arial1"/>
    </style:style>
    <style:style style:name="T2" style:family="text">
      <style:text-properties style:font-name="Arial1" fo:font-weight="bold" style:font-weight-asian="bold"/>
    </style:style>
    <style:style style:name="T3" style:family="text">
      <style:text-properties style:font-name="Arial1" fo:font-weight="bold" style:font-weight-asian="bold" style:font-weight-complex="bold"/>
    </style:style>
    <style:style style:name="T4" style:family="text">
      <style:text-properties style:font-name="Arial1" fo:font-weight="bold" officeooo:rsid="004b30a2" style:font-weight-asian="bold" style:font-weight-complex="bold"/>
    </style:style>
    <style:style style:name="T5" style:family="text">
      <style:text-properties style:font-name="Arial1" fo:font-weight="bold" officeooo:rsid="0056a8c2" style:font-weight-asian="bold" style:font-weight-complex="bold"/>
    </style:style>
    <style:style style:name="T6" style:family="text">
      <style:text-properties style:font-name="Arial1" fo:font-weight="bold" officeooo:rsid="005736e8" style:font-weight-asian="bold"/>
    </style:style>
    <style:style style:name="T7" style:family="text">
      <style:text-properties style:font-name="Arial1" fo:font-weight="bold" officeooo:rsid="0059878f" style:font-weight-asian="bold"/>
    </style:style>
    <style:style style:name="T8" style:family="text">
      <style:text-properties style:font-name="Arial1" fo:font-weight="bold" officeooo:rsid="006ef82b" style:font-weight-asian="bold"/>
    </style:style>
    <style:style style:name="T9" style:family="text">
      <style:text-properties style:font-name="Arial1" officeooo:rsid="0074d8f4"/>
    </style:style>
    <style:style style:name="T10" style:family="text">
      <style:text-properties style:font-name="Arial1" officeooo:rsid="007cca49"/>
    </style:style>
    <style:style style:name="T11" style:family="text">
      <style:text-properties style:font-name="Arial1" officeooo:rsid="008257eb"/>
    </style:style>
    <style:style style:name="T12" style:family="text">
      <style:text-properties style:font-name="Arial1" fo:font-size="16pt" fo:font-weight="bold" style:font-size-asian="16pt" style:font-weight-asian="bold" style:font-size-complex="16pt"/>
    </style:style>
    <style:style style:name="T13" style:family="text">
      <style:text-properties style:font-name="Arial1" fo:font-size="16pt" fo:font-weight="bold" officeooo:rsid="011a0558" style:font-size-asian="16pt" style:font-weight-asian="bold" style:font-size-complex="16pt"/>
    </style:style>
    <style:style style:name="T14" style:family="text">
      <style:text-properties style:font-name="Arial1" fo:font-size="12pt" fo:font-weight="normal" officeooo:rsid="001a0edf" style:font-size-asian="12pt" style:font-weight-asian="normal" style:font-size-complex="12pt" style:font-weight-complex="normal"/>
    </style:style>
    <style:style style:name="T15" style:family="text">
      <style:text-properties style:font-name="Arial1" fo:font-size="12pt" fo:font-weight="normal" officeooo:rsid="01328fa4" style:font-size-asian="12pt" style:font-weight-asian="normal" style:font-size-complex="12pt" style:font-weight-complex="normal"/>
    </style:style>
    <style:style style:name="T16" style:family="text">
      <style:text-properties style:font-name="Arial1" fo:font-size="12pt" fo:font-weight="normal" officeooo:rsid="001d616c" style:font-size-asian="12pt" style:font-weight-asian="normal" style:font-size-complex="12pt" style:font-weight-complex="normal"/>
    </style:style>
    <style:style style:name="T17" style:family="text">
      <style:text-properties style:font-name="Arial1" officeooo:rsid="01606881" style:font-weight-asian="normal" style:font-weight-complex="normal"/>
    </style:style>
    <style:style style:name="T18" style:family="text">
      <style:text-properties style:font-name="Arial1" officeooo:rsid="01f04ab4"/>
    </style:style>
    <style:style style:name="T19" style:family="text">
      <style:text-properties style:font-name="Arial1" officeooo:rsid="0231a228"/>
    </style:style>
    <style:style style:name="T20" style:family="text">
      <style:text-properties style:font-name="Arial1" officeooo:rsid="023a0dbf"/>
    </style:style>
    <style:style style:name="T21" style:family="text">
      <style:text-properties style:font-name="Arial1" officeooo:rsid="023ae356"/>
    </style:style>
    <style:style style:name="T22" style:family="text">
      <style:text-properties style:font-name="Arial1" officeooo:rsid="023b862f"/>
    </style:style>
    <style:style style:name="T23" style:family="text">
      <style:text-properties style:font-name="Arial1" officeooo:rsid="023dbe6b"/>
    </style:style>
    <style:style style:name="T24" style:family="text">
      <style:text-properties style:font-name="Arial1" officeooo:rsid="02723962"/>
    </style:style>
    <style:style style:name="T25" style:family="text">
      <style:text-properties style:font-name="Arial1" officeooo:rsid="02800ef9"/>
    </style:style>
    <style:style style:name="T26" style:family="text">
      <style:text-properties style:font-name="Arial1" officeooo:rsid="0286b1d4"/>
    </style:style>
    <style:style style:name="T27" style:family="text">
      <style:text-properties style:font-name="Arial1" officeooo:rsid="02b06a48"/>
    </style:style>
    <style:style style:name="T28" style:family="text">
      <style:text-properties style:font-name="Arial1" officeooo:rsid="02b128a1"/>
    </style:style>
    <style:style style:name="T29" style:family="text">
      <style:text-properties fo:font-variant="normal" fo:text-transform="none" fo:color="#222222" style:font-name="Arial3" fo:letter-spacing="normal" fo:font-style="normal" fo:font-weight="normal" style:font-style-asian="normal" style:font-weight-asian="normal"/>
    </style:style>
    <style:style style:name="T30" style:family="text">
      <style:text-properties fo:font-variant="normal" fo:text-transform="none" fo:color="#222222" style:font-name="Arial3" fo:letter-spacing="normal" fo:font-style="normal" fo:font-weight="normal" officeooo:rsid="001eec22" style:font-style-asian="normal" style:font-weight-asian="normal"/>
    </style:style>
    <style:style style:name="T31" style:family="text">
      <style:text-properties fo:font-variant="normal" fo:text-transform="none" fo:color="#222222" style:font-name="Arial3" fo:letter-spacing="normal" fo:font-style="normal" fo:font-weight="normal" style:font-style-asian="normal" style:font-weight-asian="normal" style:font-weight-complex="normal"/>
    </style:style>
    <style:style style:name="T32" style:family="text">
      <style:text-properties fo:font-variant="normal" fo:text-transform="none" fo:color="#222222" style:font-name="Arial3" fo:letter-spacing="normal" fo:font-style="normal" fo:font-weight="normal" officeooo:rsid="0006f64f" style:font-style-asian="normal" style:font-weight-asian="normal" style:font-weight-complex="normal"/>
    </style:style>
    <style:style style:name="T33" style:family="text">
      <style:text-properties fo:font-variant="normal" fo:text-transform="none" fo:color="#222222" style:font-name="Arial3" fo:letter-spacing="normal" fo:font-style="normal" fo:font-weight="normal" officeooo:rsid="01322e6d" style:font-style-asian="normal" style:font-weight-asian="normal" style:font-weight-complex="normal"/>
    </style:style>
    <style:style style:name="T34" style:family="text">
      <style:text-properties fo:font-variant="normal" fo:text-transform="none" fo:color="#222222" style:font-name="Arial3" fo:letter-spacing="normal" fo:font-style="normal" fo:font-weight="normal" officeooo:rsid="01300ffc" style:font-style-asian="normal" style:font-weight-asian="normal"/>
    </style:style>
    <style:style style:name="T35" style:family="text">
      <style:text-properties fo:font-variant="normal" fo:text-transform="none" fo:color="#222222" style:font-name="Arial3" fo:letter-spacing="normal" fo:font-style="normal" fo:font-weight="normal" officeooo:rsid="001d616c" style:font-style-asian="normal" style:font-weight-asian="normal"/>
    </style:style>
    <style:style style:name="T36" style:family="text">
      <style:text-properties fo:font-variant="normal" fo:text-transform="none" fo:color="#222222" style:font-name="Arial3" fo:font-size="12pt" fo:letter-spacing="normal" fo:font-style="normal" fo:font-weight="normal" style:font-size-asian="12pt" style:font-style-asian="normal" style:font-weight-asian="normal" style:font-size-complex="12pt" style:font-weight-complex="normal"/>
    </style:style>
    <style:style style:name="T37" style:family="text">
      <style:text-properties fo:font-variant="normal" fo:text-transform="none" fo:color="#222222" style:font-name="Arial3" fo:font-size="12pt" fo:letter-spacing="normal" fo:font-style="normal" fo:font-weight="normal" officeooo:rsid="001eec22" style:font-size-asian="12pt" style:font-style-asian="normal" style:font-weight-asian="normal" style:font-size-complex="12pt" style:font-weight-complex="normal"/>
    </style:style>
    <style:style style:name="T38" style:family="text">
      <style:text-properties fo:font-variant="normal" fo:text-transform="none" fo:color="#222222" style:font-name="Arial3" fo:font-size="12pt" fo:letter-spacing="normal" fo:font-style="normal" fo:font-weight="normal" officeooo:rsid="0129b1a0" style:font-size-asian="12pt" style:font-style-asian="normal" style:font-weight-asian="normal" style:font-size-complex="12pt" style:font-weight-complex="normal"/>
    </style:style>
    <style:style style:name="T39" style:family="text">
      <style:text-properties fo:font-variant="normal" fo:text-transform="none" fo:color="#222222" style:font-name="Arial3" fo:font-size="12pt" fo:letter-spacing="normal" fo:font-style="normal" fo:font-weight="normal" officeooo:rsid="013420b9" style:font-size-asian="12pt" style:font-style-asian="normal" style:font-weight-asian="normal" style:font-size-complex="12pt" style:font-weight-complex="normal"/>
    </style:style>
    <style:style style:name="T40" style:family="text">
      <style:text-properties fo:font-variant="normal" fo:text-transform="none" fo:color="#222222" style:font-name="Arial3" fo:font-size="12pt" fo:letter-spacing="normal" fo:font-style="normal" fo:font-weight="normal" officeooo:rsid="001a0edf" style:font-size-asian="12pt" style:font-style-asian="normal" style:font-weight-asian="normal" style:font-size-complex="12pt" style:font-weight-complex="normal"/>
    </style:style>
    <style:style style:name="T41" style:family="text">
      <style:text-properties fo:font-variant="normal" fo:text-transform="none" fo:color="#222222" style:text-line-through-style="none" style:text-line-through-type="none" style:font-name="Arial3" fo:letter-spacing="normal" fo:font-style="normal" style:text-underline-style="none" fo:font-weight="normal" officeooo:rsid="0006f64f" style:text-blinking="false" style:font-style-asian="normal" style:font-weight-asian="normal" style:font-weight-complex="normal"/>
    </style:style>
    <style:style style:name="T42" style:family="text">
      <style:text-properties fo:font-variant="normal" fo:text-transform="none" fo:color="#222222" style:text-line-through-style="none" style:text-line-through-type="none" style:font-name="Arial3" fo:letter-spacing="normal" fo:font-style="normal" style:text-underline-style="none" fo:font-weight="normal" officeooo:rsid="001a0edf" style:text-blinking="false" style:font-style-asian="normal" style:font-weight-asian="normal" style:font-weight-complex="normal"/>
    </style:style>
    <style:style style:name="T43" style:family="text">
      <style:text-properties fo:font-variant="normal" fo:text-transform="none" fo:color="#222222" style:text-line-through-style="none" style:text-line-through-type="none" style:font-name="Arial3" fo:letter-spacing="normal" fo:font-style="normal" style:text-underline-style="none" fo:font-weight="normal" officeooo:rsid="0131b251" style:text-blinking="false" style:font-style-asian="normal" style:font-weight-asian="normal" style:font-weight-complex="normal"/>
    </style:style>
    <style:style style:name="T44" style:family="text">
      <style:text-properties fo:font-variant="normal" fo:text-transform="none" fo:color="#000000" style:text-line-through-style="none" style:text-line-through-type="none" style:font-name="Arial3" fo:letter-spacing="normal" fo:font-style="normal" style:text-underline-style="none" fo:font-weight="normal" officeooo:rsid="001d616c" style:text-blinking="false" style:font-style-asian="normal" style:font-weight-asian="normal" style:font-weight-complex="normal"/>
    </style:style>
    <style:style style:name="T45" style:family="text">
      <style:text-properties fo:font-variant="normal" fo:text-transform="none" fo:color="#2e2e2e" style:font-name="Source sans pro" fo:font-size="12pt" fo:letter-spacing="normal" fo:font-style="normal" fo:font-weight="bold" style:font-size-asian="12pt" style:font-style-asian="normal" style:font-weight-asian="bold" style:font-size-complex="12pt"/>
    </style:style>
    <style:style style:name="T46" style:family="text">
      <style:text-properties fo:font-variant="normal" fo:text-transform="none" fo:color="#2e2e2e" style:font-name="Source sans pro" fo:font-size="12pt" fo:letter-spacing="normal" fo:font-style="normal" fo:font-weight="bold" officeooo:rsid="0095962f" style:font-size-asian="12pt" style:font-style-asian="normal" style:font-weight-asian="bold" style:font-size-complex="12pt"/>
    </style:style>
    <style:style style:name="T47" style:family="text">
      <style:text-properties fo:font-variant="normal" fo:text-transform="none" fo:color="#2e2e2e" style:font-name="Source sans pro" fo:font-size="12pt" fo:letter-spacing="normal" fo:font-style="normal" fo:font-weight="normal" style:font-size-asian="12pt" style:font-style-asian="normal" style:font-weight-asian="normal" style:font-size-complex="12pt"/>
    </style:style>
    <style:style style:name="T48" style:family="text">
      <style:text-properties fo:font-variant="normal" fo:text-transform="none" style:use-window-font-color="true" style:font-name="Arial3" fo:font-size="12pt" fo:letter-spacing="normal" fo:font-style="normal" fo:font-weight="normal"/>
    </style:style>
    <style:style style:name="T49"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style>
    <style:style style:name="T50"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style:style>
    <style:style style:name="T51" style:family="text">
      <style:text-properties fo:font-variant="normal" fo:text-transform="none" style:use-window-font-color="true" style:font-name="Arial3" fo:font-size="12pt" fo:letter-spacing="normal" fo:font-style="normal" fo:font-weight="normal" officeooo:rsid="0039f84e" style:font-size-asian="12pt" style:font-style-asian="normal" style:font-weight-asian="normal" style:font-size-complex="12pt" style:font-weight-complex="normal"/>
    </style:style>
    <style:style style:name="T52" style:family="text">
      <style:text-properties fo:font-variant="normal" fo:text-transform="none" style:use-window-font-color="true" style:font-name="Arial3" fo:font-size="12pt" fo:letter-spacing="normal" fo:font-style="normal" fo:font-weight="normal" officeooo:rsid="00406e1d" style:font-size-asian="12pt" style:font-style-asian="normal" style:font-weight-asian="normal" style:font-size-complex="12pt" style:font-weight-complex="normal"/>
    </style:style>
    <style:style style:name="T53" style:family="text">
      <style:text-properties fo:font-variant="normal" fo:text-transform="none" style:use-window-font-color="true" style:font-name="Arial3" fo:font-size="12pt" fo:letter-spacing="normal" fo:font-style="normal" fo:font-weight="normal" officeooo:rsid="003b7fcc" style:font-size-asian="12pt" style:font-style-asian="normal" style:font-weight-asian="normal" style:font-size-complex="12pt" style:font-weight-complex="normal"/>
    </style:style>
    <style:style style:name="T54" style:family="text">
      <style:text-properties fo:font-variant="normal" fo:text-transform="none" style:use-window-font-color="true" style:font-name="Arial3" fo:font-size="12pt" fo:letter-spacing="normal" fo:font-style="normal" fo:font-weight="normal" officeooo:rsid="00412aeb" style:font-size-asian="12pt" style:font-style-asian="normal" style:font-weight-asian="normal" style:font-size-complex="12pt" style:font-weight-complex="normal"/>
    </style:style>
    <style:style style:name="T55" style:family="text">
      <style:text-properties fo:font-variant="normal" fo:text-transform="none" style:use-window-font-color="true" style:font-name="Arial3" fo:font-size="12pt" fo:letter-spacing="normal" fo:font-style="normal" fo:font-weight="normal" style:font-size-asian="12pt" style:font-style-asian="normal" style:font-weight-asian="normal" style:font-size-complex="12pt" style:font-weight-complex="normal" loext:padding="0cm" loext:border="none"/>
    </style:style>
    <style:style style:name="T56" style:family="text">
      <style:text-properties fo:font-variant="normal" fo:text-transform="none" style:use-window-font-color="true" style:font-name="Arial3" fo:font-size="12pt" fo:letter-spacing="normal" fo:font-style="normal" fo:font-weight="normal" officeooo:rsid="014e0441" style:font-size-asian="12pt" style:font-style-asian="normal" style:font-weight-asian="normal" style:font-size-complex="12pt" style:font-weight-complex="normal"/>
    </style:style>
    <style:style style:name="T57" style:family="text">
      <style:text-properties fo:font-variant="normal" fo:text-transform="none" style:use-window-font-color="true" style:font-name="Arial3" fo:font-size="12pt" fo:letter-spacing="normal" fo:font-style="normal" fo:font-weight="normal" officeooo:rsid="000de8cf" style:font-size-asian="12pt" style:font-style-asian="normal" style:font-weight-asian="normal" style:font-size-complex="12pt" style:font-weight-complex="normal"/>
    </style:style>
    <style:style style:name="T58" style:family="text">
      <style:text-properties fo:font-variant="normal" fo:text-transform="none" style:use-window-font-color="true" style:font-name="Arial3" fo:font-size="12pt" fo:letter-spacing="normal" fo:font-style="normal" fo:font-weight="normal" officeooo:rsid="0156ff96" style:font-size-asian="12pt" style:font-style-asian="normal" style:font-weight-asian="normal" style:font-size-complex="12pt" style:font-weight-complex="normal"/>
    </style:style>
    <style:style style:name="T59" style:family="text">
      <style:text-properties fo:font-variant="normal" fo:text-transform="none" style:use-window-font-color="true" style:font-name="Arial3" fo:font-size="12pt" fo:letter-spacing="normal" fo:font-style="normal" fo:font-weight="normal" officeooo:rsid="0158b495" style:font-size-asian="12pt" style:font-style-asian="normal" style:font-weight-asian="normal" style:font-size-complex="12pt" style:font-weight-complex="normal"/>
    </style:style>
    <style:style style:name="T60" style:family="text">
      <style:text-properties fo:font-variant="normal" fo:text-transform="none" style:use-window-font-color="true" style:font-name="Arial3" fo:font-size="12pt" fo:letter-spacing="normal" fo:font-style="normal" fo:font-weight="normal" officeooo:rsid="0159c6f2" style:font-size-asian="12pt" style:font-style-asian="normal" style:font-weight-asian="normal" style:font-size-complex="12pt" style:font-weight-complex="normal"/>
    </style:style>
    <style:style style:name="T61" style:family="text">
      <style:text-properties fo:font-variant="normal" fo:text-transform="none" style:use-window-font-color="true" style:font-name="Arial3" fo:font-size="12pt" fo:letter-spacing="normal" fo:font-style="normal" fo:font-weight="normal" officeooo:rsid="015b6c57" style:font-size-asian="12pt" style:font-style-asian="normal" style:font-weight-asian="normal" style:font-size-complex="12pt" style:font-weight-complex="normal"/>
    </style:style>
    <style:style style:name="T62" style:family="text">
      <style:text-properties fo:font-variant="normal" fo:text-transform="none" style:use-window-font-color="true" style:font-name="Arial3" fo:font-size="12pt" fo:letter-spacing="normal" fo:font-style="normal" fo:font-weight="normal" officeooo:rsid="015c917b" style:font-size-asian="12pt" style:font-style-asian="normal" style:font-weight-asian="normal" style:font-size-complex="12pt" style:font-weight-complex="normal"/>
    </style:style>
    <style:style style:name="T63" style:family="text">
      <style:text-properties fo:font-variant="normal" fo:text-transform="none" style:use-window-font-color="true" style:font-name="Arial3" fo:font-size="12pt" fo:letter-spacing="normal" fo:font-style="normal" fo:font-weight="normal" officeooo:rsid="015de2a3" style:font-size-asian="12pt" style:font-style-asian="normal" style:font-weight-asian="normal" style:font-size-complex="12pt" style:font-weight-complex="normal"/>
    </style:style>
    <style:style style:name="T64" style:family="text">
      <style:text-properties fo:font-variant="normal" fo:text-transform="none" style:use-window-font-color="true" style:font-name="Arial3" fo:font-size="12pt" fo:letter-spacing="normal" fo:font-style="normal" fo:font-weight="normal" officeooo:rsid="017fc0fa" style:font-size-asian="12pt" style:font-style-asian="normal" style:font-weight-asian="normal" style:font-size-complex="12pt" style:font-weight-complex="normal"/>
    </style:style>
    <style:style style:name="T65" style:family="text">
      <style:text-properties fo:font-variant="normal" fo:text-transform="none" style:use-window-font-color="true" style:font-name="Arial3" fo:font-size="12pt" fo:letter-spacing="normal" fo:font-style="normal" fo:font-weight="normal" officeooo:rsid="01811e22" style:font-size-asian="12pt" style:font-style-asian="normal" style:font-weight-asian="normal" style:font-size-complex="12pt" style:font-weight-complex="normal"/>
    </style:style>
    <style:style style:name="T66" style:family="text">
      <style:text-properties fo:font-variant="normal" fo:text-transform="none" style:use-window-font-color="true" style:font-name="Arial3" fo:font-size="12pt" fo:letter-spacing="normal" fo:font-style="normal" fo:font-weight="normal" officeooo:rsid="0182cdae" style:font-size-asian="12pt" style:font-style-asian="normal" style:font-weight-asian="normal" style:font-size-complex="12pt" style:font-weight-complex="normal"/>
    </style:style>
    <style:style style:name="T67" style:family="text">
      <style:text-properties fo:font-variant="normal" fo:text-transform="none" style:use-window-font-color="true" style:font-name="Arial3" fo:font-size="12pt" fo:letter-spacing="normal" fo:font-style="normal" fo:font-weight="normal" officeooo:rsid="0183e128" style:font-size-asian="12pt" style:font-style-asian="normal" style:font-weight-asian="normal" style:font-size-complex="12pt" style:font-weight-complex="normal"/>
    </style:style>
    <style:style style:name="T68" style:family="text">
      <style:text-properties fo:font-variant="normal" fo:text-transform="none" style:use-window-font-color="true" style:font-name="Arial3" fo:font-size="12pt" fo:letter-spacing="normal" fo:font-style="normal" fo:font-weight="normal" officeooo:rsid="0185c638" style:font-size-asian="12pt" style:font-style-asian="normal" style:font-weight-asian="normal" style:font-size-complex="12pt" style:font-weight-complex="normal"/>
    </style:style>
    <style:style style:name="T69"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font-weight-complex="normal"/>
    </style:style>
    <style:style style:name="T70" style:family="text">
      <style:text-properties fo:font-variant="normal" fo:text-transform="none" style:use-window-font-color="true" style:font-name="Arial3" fo:font-size="12pt" fo:letter-spacing="normal" fo:font-style="normal" fo:font-weight="normal" officeooo:rsid="0168d68d" style:font-size-asian="12pt" style:font-style-asian="normal" style:font-weight-asian="normal" style:font-size-complex="12pt" style:font-weight-complex="normal"/>
    </style:style>
    <style:style style:name="T71" style:family="text">
      <style:text-properties fo:font-variant="normal" fo:text-transform="none" style:use-window-font-color="true" style:font-name="Arial3" fo:font-size="12pt" fo:letter-spacing="normal" fo:font-style="normal" fo:font-weight="normal" officeooo:rsid="016fb499" style:font-size-asian="12pt" style:font-style-asian="normal" style:font-weight-asian="normal" style:font-size-complex="12pt" style:font-weight-complex="normal"/>
    </style:style>
    <style:style style:name="T72" style:family="text">
      <style:text-properties fo:font-variant="normal" fo:text-transform="none" style:use-window-font-color="true" style:font-name="Arial3" fo:font-size="12pt" fo:letter-spacing="normal" fo:font-style="normal" fo:font-weight="normal" officeooo:rsid="01725981" style:font-size-asian="12pt" style:font-style-asian="normal" style:font-weight-asian="normal" style:font-size-complex="12pt" style:font-weight-complex="normal"/>
    </style:style>
    <style:style style:name="T73" style:family="text">
      <style:text-properties fo:font-variant="normal" fo:text-transform="none" style:use-window-font-color="true" style:font-name="Arial3" fo:font-size="12pt" fo:letter-spacing="normal" fo:font-style="normal" fo:font-weight="normal" officeooo:rsid="017a6188" style:font-size-asian="12pt" style:font-style-asian="normal" style:font-weight-asian="normal" style:font-size-complex="12pt" style:font-weight-complex="normal"/>
    </style:style>
    <style:style style:name="T74" style:family="text">
      <style:text-properties fo:font-variant="normal" fo:text-transform="none" style:use-window-font-color="true" style:font-name="Arial3" fo:font-size="12pt" fo:letter-spacing="normal" fo:font-style="normal" fo:font-weight="normal" officeooo:rsid="0006f64f" style:font-size-asian="12pt" style:font-style-asian="normal" style:font-weight-asian="normal" style:font-size-complex="12pt" style:font-weight-complex="normal"/>
    </style:style>
    <style:style style:name="T75" style:family="text">
      <style:text-properties fo:font-variant="normal" fo:text-transform="none" style:use-window-font-color="true" style:font-name="Arial3" fo:font-size="12pt" fo:letter-spacing="normal" fo:font-style="normal" fo:font-weight="normal" officeooo:rsid="017c8e0c" style:font-size-asian="12pt" style:font-style-asian="normal" style:font-weight-asian="normal" style:font-size-complex="12pt" style:font-weight-complex="normal"/>
    </style:style>
    <style:style style:name="T76" style:family="text">
      <style:text-properties fo:font-variant="normal" fo:text-transform="none" style:use-window-font-color="true" style:font-name="Arial3" fo:font-size="12pt" fo:letter-spacing="normal" fo:font-style="normal" fo:font-weight="normal" officeooo:rsid="017ddda9" style:font-size-asian="12pt" style:font-style-asian="normal" style:font-weight-asian="normal" style:font-size-complex="12pt" style:font-weight-complex="normal"/>
    </style:style>
    <style:style style:name="T77" style:family="text">
      <style:text-properties fo:font-variant="normal" fo:text-transform="none" style:use-window-font-color="true" style:font-name="Arial3" fo:font-size="12pt" fo:letter-spacing="normal" fo:font-style="normal" fo:font-weight="normal" officeooo:rsid="017e3600" style:font-size-asian="12pt" style:font-style-asian="normal" style:font-weight-asian="normal" style:font-size-complex="12pt" style:font-weight-complex="normal"/>
    </style:style>
    <style:style style:name="T78" style:family="text">
      <style:text-properties fo:font-variant="normal" fo:text-transform="none" style:use-window-font-color="true" style:font-name="Arial3" fo:font-size="12pt" fo:letter-spacing="normal" fo:font-style="normal" fo:font-weight="normal" officeooo:rsid="01952641" style:font-size-asian="12pt" style:font-style-asian="normal" style:font-weight-asian="normal" style:font-size-complex="12pt" style:font-weight-complex="normal"/>
    </style:style>
    <style:style style:name="T79" style:family="text">
      <style:text-properties fo:font-variant="normal" fo:text-transform="none" style:use-window-font-color="true" style:font-name="Arial3" fo:font-size="12pt" fo:letter-spacing="normal" fo:font-style="normal" fo:font-weight="normal" officeooo:rsid="02b2087e" style:font-size-asian="12pt" style:font-style-asian="normal" style:font-weight-asian="normal" style:font-size-complex="12pt" style:font-weight-complex="normal"/>
    </style:style>
    <style:style style:name="T80" style:family="text">
      <style:text-properties fo:font-variant="normal" fo:text-transform="none" style:use-window-font-color="true" style:font-name="Arial3" fo:font-size="12pt" fo:letter-spacing="normal" fo:font-style="normal" fo:font-weight="normal" officeooo:rsid="0150aa3a" style:font-size-asian="12pt" style:font-style-asian="normal" style:font-weight-asian="normal" style:font-size-complex="12pt"/>
    </style:style>
    <style:style style:name="T81" style:family="text">
      <style:text-properties fo:font-variant="normal" fo:text-transform="none" style:use-window-font-color="true" style:font-name="Arial3" fo:font-size="12pt" fo:letter-spacing="normal" fo:font-style="normal" fo:font-weight="normal" officeooo:rsid="0165a555" style:font-size-asian="12pt" style:font-style-asian="normal" style:font-weight-asian="normal" style:font-size-complex="12pt"/>
    </style:style>
    <style:style style:name="T82" style:family="text">
      <style:text-properties fo:font-variant="normal" fo:text-transform="none" style:use-window-font-color="true" style:font-name="Arial3" fo:font-size="12pt" fo:letter-spacing="normal" fo:font-style="normal" fo:font-weight="normal" officeooo:rsid="01678393" style:font-size-asian="12pt" style:font-style-asian="normal" style:font-weight-asian="normal" style:font-size-complex="12pt"/>
    </style:style>
    <style:style style:name="T83" style:family="text">
      <style:text-properties fo:font-variant="normal" fo:text-transform="none" style:use-window-font-color="true" style:font-name="Arial3" fo:font-size="12pt" fo:letter-spacing="normal" fo:font-style="normal" fo:font-weight="normal" officeooo:rsid="016f46a2" style:font-size-asian="12pt" style:font-style-asian="normal" style:font-weight-asian="normal" style:font-size-complex="12pt"/>
    </style:style>
    <style:style style:name="T84" style:family="text">
      <style:text-properties fo:font-variant="normal" fo:text-transform="none" style:use-window-font-color="true" style:font-name="Arial3" fo:font-size="12pt" fo:letter-spacing="normal" fo:font-style="normal" fo:font-weight="normal" officeooo:rsid="01725395" style:font-size-asian="12pt" style:font-style-asian="normal" style:font-weight-asian="normal" style:font-size-complex="12pt"/>
    </style:style>
    <style:style style:name="T85" style:family="text">
      <style:text-properties fo:font-variant="normal" fo:text-transform="none" style:use-window-font-color="true" style:font-name="Arial3" fo:font-size="12pt" fo:letter-spacing="normal" fo:font-style="normal" fo:font-weight="normal" officeooo:rsid="02b2087e" style:font-size-asian="12pt" style:font-style-asian="normal" style:font-weight-asian="normal" style:font-size-complex="12pt"/>
    </style:style>
    <style:style style:name="T86" style:family="text">
      <style:text-properties fo:font-variant="normal" fo:text-transform="none" style:use-window-font-color="true" style:font-name="Arial3" fo:font-size="12pt" fo:letter-spacing="normal" fo:font-style="normal" fo:font-weight="normal" style:font-size-asian="12pt" style:font-size-complex="12pt"/>
    </style:style>
    <style:style style:name="T87" style:family="text">
      <style:text-properties fo:font-variant="normal" fo:text-transform="none" style:use-window-font-color="true" style:font-name="Arial3" fo:font-size="12pt" fo:letter-spacing="normal" fo:font-style="normal" fo:font-weight="normal" officeooo:rsid="0147012f" style:font-size-asian="12pt" style:font-size-complex="12pt"/>
    </style:style>
    <style:style style:name="T88" style:family="text">
      <style:text-properties fo:font-variant="normal" fo:text-transform="none" style:use-window-font-color="true" style:font-name="Arial3" fo:font-size="12pt" fo:letter-spacing="normal" fo:font-style="normal" fo:font-weight="normal" officeooo:rsid="014a5496" style:font-size-asian="12pt" style:font-size-complex="12pt"/>
    </style:style>
    <style:style style:name="T89" style:family="text">
      <style:text-properties fo:font-variant="normal" fo:text-transform="none" style:use-window-font-color="true" style:font-name="Arial3" fo:font-size="12pt" fo:letter-spacing="normal" fo:font-style="normal" fo:font-weight="normal" style:font-size-asian="12pt" style:font-size-complex="12pt" loext:padding="0cm" loext:border="none"/>
    </style:style>
    <style:style style:name="T90" style:family="text">
      <style:text-properties fo:font-variant="normal" fo:text-transform="none" style:use-window-font-color="true" style:font-name="Arial3" fo:font-size="12pt" fo:letter-spacing="normal" fo:font-style="normal" fo:font-weight="normal" officeooo:rsid="014b3dc4" style:font-size-asian="12pt" style:font-size-complex="12pt"/>
    </style:style>
    <style:style style:name="T91" style:family="text">
      <style:text-properties fo:font-variant="normal" fo:text-transform="none" style:use-window-font-color="true" style:font-name="Arial3" fo:font-size="12pt" fo:letter-spacing="normal" fo:font-style="normal" fo:font-weight="normal" officeooo:rsid="0156ff96" style:font-size-asian="12pt" style:font-size-complex="12pt"/>
    </style:style>
    <style:style style:name="T92" style:family="text">
      <style:text-properties fo:font-variant="normal" fo:text-transform="none" style:use-window-font-color="true" style:font-name="Arial3" fo:font-size="12pt" fo:letter-spacing="normal" fo:font-style="normal" fo:font-weight="normal" officeooo:rsid="01564ab8" style:font-size-asian="12pt" style:font-size-complex="12pt"/>
    </style:style>
    <style:style style:name="T93" style:family="text">
      <style:text-properties fo:font-variant="normal" fo:text-transform="none" style:use-window-font-color="true" style:font-name="Arial3" fo:font-size="12pt" fo:letter-spacing="normal" fo:font-style="normal" fo:font-weight="normal" officeooo:rsid="0158b495" style:font-size-asian="12pt" style:font-size-complex="12pt"/>
    </style:style>
    <style:style style:name="T94" style:family="text">
      <style:text-properties fo:font-variant="normal" fo:text-transform="none" style:use-window-font-color="true" style:font-name="Arial3" fo:font-size="12pt" fo:letter-spacing="normal" fo:font-style="normal" fo:font-weight="normal" officeooo:rsid="01697875" style:font-size-asian="12pt" style:font-size-complex="12pt"/>
    </style:style>
    <style:style style:name="T95" style:family="text">
      <style:text-properties fo:font-variant="normal" fo:text-transform="none" style:use-window-font-color="true" style:font-name="Arial3" fo:font-size="12pt" fo:letter-spacing="normal" fo:font-style="normal" fo:font-weight="normal" officeooo:rsid="016b9179" style:font-size-asian="12pt" style:font-size-complex="12pt"/>
    </style:style>
    <style:style style:name="T96" style:family="text">
      <style:text-properties fo:font-variant="normal" fo:text-transform="none" style:use-window-font-color="true" style:font-name="Arial3" fo:font-size="12pt" fo:letter-spacing="normal" fo:font-style="normal" fo:font-weight="normal" officeooo:rsid="016bff1f" style:font-size-asian="12pt" style:font-size-complex="12pt"/>
    </style:style>
    <style:style style:name="T97" style:family="text">
      <style:text-properties fo:font-variant="normal" fo:text-transform="none" style:use-window-font-color="true" style:font-name="Arial3" fo:font-size="12pt" fo:letter-spacing="normal" fo:font-style="normal" fo:font-weight="normal" officeooo:rsid="016ce7a8" style:font-size-asian="12pt" style:font-size-complex="12pt"/>
    </style:style>
    <style:style style:name="T98" style:family="text">
      <style:text-properties fo:font-variant="normal" fo:text-transform="none" style:use-window-font-color="true" style:font-name="Arial3" fo:font-size="12pt" fo:letter-spacing="normal" fo:font-style="normal" fo:font-weight="normal" officeooo:rsid="01f23216" style:font-size-asian="12pt" style:font-size-complex="12pt"/>
    </style:style>
    <style:style style:name="T99" style:family="text">
      <style:text-properties fo:font-variant="normal" fo:text-transform="none" style:use-window-font-color="true" style:font-name="Arial3" fo:font-size="12pt" fo:letter-spacing="normal" fo:font-style="normal" fo:font-weight="normal" officeooo:rsid="01f3bf4f" style:font-size-asian="12pt" style:font-size-complex="12pt"/>
    </style:style>
    <style:style style:name="T100" style:family="text">
      <style:text-properties fo:font-variant="normal" fo:text-transform="none" style:use-window-font-color="true" style:font-name="Arial3" fo:font-size="12pt" fo:letter-spacing="normal" fo:font-style="normal" fo:font-weight="normal" officeooo:rsid="0083996a" style:font-size-asian="12pt" style:font-size-complex="12pt"/>
    </style:style>
    <style:style style:name="T101" style:family="text">
      <style:text-properties fo:font-variant="normal" fo:text-transform="none" style:use-window-font-color="true" style:font-name="Arial3" fo:font-size="12pt" fo:letter-spacing="normal" fo:font-style="normal" fo:font-weight="normal" officeooo:rsid="01f04ab4" style:font-size-asian="12pt" style:font-size-complex="12pt"/>
    </style:style>
    <style:style style:name="T102" style:family="text">
      <style:text-properties fo:font-variant="normal" fo:text-transform="none" style:use-window-font-color="true" style:font-name="Arial3" fo:font-size="12pt" fo:letter-spacing="normal" fo:font-style="normal" fo:font-weight="normal" style:font-size-asian="12pt" style:font-weight-asian="normal" style:font-size-complex="12pt" style:font-weight-complex="normal"/>
    </style:style>
    <style:style style:name="T103" style:family="text">
      <style:text-properties fo:font-variant="normal" fo:text-transform="none" style:use-window-font-color="true" style:font-name="Arial3" fo:font-size="12pt" fo:letter-spacing="normal" fo:font-style="normal" fo:font-weight="normal" officeooo:rsid="012b62b3" style:font-size-asian="12pt" style:font-weight-asian="normal" style:font-size-complex="12pt" style:font-weight-complex="normal"/>
    </style:style>
    <style:style style:name="T104" style:family="text">
      <style:text-properties fo:font-variant="normal" fo:text-transform="none" style:use-window-font-color="true" style:font-name="Arial3" fo:font-size="12pt" fo:letter-spacing="normal" fo:font-style="normal" fo:font-weight="normal" officeooo:rsid="012de7e1" style:font-size-asian="12pt" style:font-weight-asian="normal" style:font-size-complex="12pt" style:font-weight-complex="normal"/>
    </style:style>
    <style:style style:name="T105" style:family="text">
      <style:text-properties fo:font-variant="normal" fo:text-transform="none" style:use-window-font-color="true" style:font-name="Arial3" fo:font-size="12pt" fo:letter-spacing="normal" fo:font-style="normal" fo:font-weight="normal" officeooo:rsid="01564ab8" style:font-size-asian="12pt" style:font-weight-asian="normal" style:font-size-complex="12pt" style:font-weight-complex="normal"/>
    </style:style>
    <style:style style:name="T106" style:family="text">
      <style:text-properties fo:font-variant="normal" fo:text-transform="none" style:use-window-font-color="true" style:font-name="Arial3" fo:font-size="12pt" fo:letter-spacing="normal" fo:font-style="normal" fo:font-weight="normal" officeooo:rsid="01980da5" style:font-size-asian="12pt" style:font-weight-asian="normal" style:font-size-complex="12pt" style:font-weight-complex="normal"/>
    </style:style>
    <style:style style:name="T107" style:family="text">
      <style:text-properties fo:font-variant="normal" fo:text-transform="none" style:use-window-font-color="true" style:font-name="Arial3" fo:font-size="12pt" fo:letter-spacing="normal" fo:font-style="normal" fo:font-weight="normal" officeooo:rsid="0199f3a8" style:font-size-asian="12pt" style:font-weight-asian="normal" style:font-size-complex="12pt" style:font-weight-complex="normal"/>
    </style:style>
    <style:style style:name="T108" style:family="text">
      <style:text-properties fo:font-variant="normal" fo:text-transform="none" style:use-window-font-color="true" style:font-name="Arial3" fo:font-size="12pt" fo:letter-spacing="normal" fo:font-style="normal" fo:font-weight="normal" officeooo:rsid="015de2a3" style:font-size-asian="12pt" style:font-weight-asian="normal" style:font-size-complex="12pt" style:font-weight-complex="normal"/>
    </style:style>
    <style:style style:name="T109" style:family="text">
      <style:text-properties fo:font-variant="normal" fo:text-transform="none" style:use-window-font-color="true" style:font-name="Arial3" fo:font-size="12pt" fo:letter-spacing="normal" fo:font-style="normal" fo:font-weight="normal" officeooo:rsid="004f44bc" style:font-size-asian="12pt" style:font-weight-asian="normal" style:font-size-complex="12pt" style:font-weight-complex="normal"/>
    </style:style>
    <style:style style:name="T110" style:family="text">
      <style:text-properties fo:font-variant="normal" fo:text-transform="none" style:use-window-font-color="true" style:font-name="Arial3" fo:font-size="12pt" fo:letter-spacing="normal" fo:font-style="normal" fo:font-weight="normal" officeooo:rsid="0177eb7b" style:font-size-asian="12pt" style:font-weight-asian="normal" style:font-size-complex="12pt" style:font-weight-complex="normal"/>
    </style:style>
    <style:style style:name="T111" style:family="text">
      <style:text-properties fo:font-variant="normal" fo:text-transform="none" style:use-window-font-color="true" style:font-name="Arial3" fo:font-size="12pt" fo:letter-spacing="normal" fo:font-style="normal" fo:font-weight="normal" officeooo:rsid="001a0d77" style:font-size-asian="12pt" style:font-weight-asian="normal" style:font-size-complex="12pt" style:font-weight-complex="normal"/>
    </style:style>
    <style:style style:name="T112" style:family="text">
      <style:text-properties fo:font-variant="normal" fo:text-transform="none" style:use-window-font-color="true" style:font-name="Arial3" fo:font-size="12pt" fo:letter-spacing="normal" fo:font-style="normal" fo:font-weight="normal" officeooo:rsid="014b3dc4"/>
    </style:style>
    <style:style style:name="T113" style:family="text">
      <style:text-properties fo:font-variant="normal" fo:text-transform="none" style:use-window-font-color="true" style:font-name="Arial3" fo:font-size="12pt" fo:letter-spacing="normal" fo:font-style="normal" style:text-underline-style="none" fo:font-weight="normal" style:font-size-asian="12pt" style:font-style-asian="normal" style:font-weight-asian="normal" style:font-size-complex="12pt" style:font-weight-complex="normal"/>
    </style:style>
    <style:style style:name="T114" style:family="text">
      <style:text-properties fo:font-variant="normal" fo:text-transform="none" style:use-window-font-color="true" style:font-name="Arial3" fo:font-size="12pt" fo:letter-spacing="normal" fo:font-style="normal" style:text-underline-style="none" fo:font-weight="normal" officeooo:rsid="000afeb8" style:font-size-asian="12pt" style:font-style-asian="normal" style:font-weight-asian="normal" style:font-size-complex="12pt" style:font-weight-complex="normal"/>
    </style:style>
    <style:style style:name="T115" style:family="text">
      <style:text-properties fo:font-variant="normal" fo:text-transform="none" style:use-window-font-color="true" style:font-name="Arial3" fo:font-size="12pt" fo:letter-spacing="normal" fo:font-style="normal" style:text-underline-style="none" fo:font-weight="normal" officeooo:rsid="017fc0fa" style:font-size-asian="12pt" style:font-style-asian="normal" style:font-weight-asian="normal" style:font-size-complex="12pt" style:font-weight-complex="normal"/>
    </style:style>
    <style:style style:name="T116" style:family="text">
      <style:text-properties fo:font-variant="normal" fo:text-transform="none" style:use-window-font-color="true" style:font-name="Arial3" fo:font-size="12pt" fo:letter-spacing="normal" fo:font-style="normal" style:text-underline-style="none" fo:font-weight="normal" style:font-size-asian="12pt" style:font-weight-asian="normal" style:font-size-complex="12pt" style:font-weight-complex="normal"/>
    </style:style>
    <style:style style:name="T117" style:family="text">
      <style:text-properties fo:font-variant="normal" fo:text-transform="none" style:use-window-font-color="true" style:font-name="Arial3" fo:font-size="12pt" fo:letter-spacing="normal" fo:font-style="normal" style:text-underline-style="none" fo:font-weight="normal" officeooo:rsid="012de7e1" style:font-size-asian="12pt" style:font-weight-asian="normal" style:font-size-complex="12pt" style:font-weight-complex="normal"/>
    </style:style>
    <style:style style:name="T118" style:family="text">
      <style:text-properties fo:font-variant="normal" fo:text-transform="none" style:use-window-font-color="true" style:font-name="Arial3" fo:font-size="12pt" fo:letter-spacing="normal" fo:font-style="normal" style:text-underline-style="none" fo:font-weight="normal" style:font-size-asian="12pt" style:font-size-complex="12pt"/>
    </style:style>
    <style:style style:name="T119" style:family="text">
      <style:text-properties fo:font-variant="normal" fo:text-transform="none" style:use-window-font-color="true" style:font-name="Arial3" fo:font-size="12pt" fo:letter-spacing="normal" fo:font-style="normal" style:text-underline-style="none" fo:font-weight="normal" officeooo:rsid="01347f72" style:font-size-asian="12pt" style:font-size-complex="12pt"/>
    </style:style>
    <style:style style:name="T120" style:family="text">
      <style:text-properties fo:font-variant="normal" fo:text-transform="none" style:use-window-font-color="true" style:font-name="Arial3" fo:font-size="12pt" fo:letter-spacing="normal" fo:font-style="normal" style:text-underline-style="none" fo:font-weight="normal" officeooo:rsid="000afeb8" fo:background-color="transparent" loext:char-shading-value="0" style:font-size-asian="12pt" style:font-style-asian="normal" style:font-weight-asian="normal" style:font-size-complex="12pt" style:font-weight-complex="normal"/>
    </style:style>
    <style:style style:name="T121" style:family="text">
      <style:text-properties fo:font-variant="normal" fo:text-transform="none" style:use-window-font-color="true" style:font-name="Arial3" fo:font-size="12pt" fo:letter-spacing="normal" fo:font-style="normal" style:text-underline-style="none" fo:font-weight="normal" fo:background-color="transparent" loext:char-shading-value="0" style:font-size-asian="12pt" style:font-weight-asian="normal" style:font-size-complex="12pt" style:font-weight-complex="normal"/>
    </style:style>
    <style:style style:name="T122" style:family="text">
      <style:text-properties fo:font-variant="normal" fo:text-transform="none" style:use-window-font-color="true" style:font-name="Arial3" fo:font-size="12pt" fo:letter-spacing="normal" fo:font-style="normal" style:text-underline-style="none" style:font-size-asian="12pt" style:font-size-complex="12pt"/>
    </style:style>
    <style:style style:name="T123" style:family="text">
      <style:text-properties fo:font-variant="normal" fo:text-transform="none" style:use-window-font-color="true" style:font-name="Arial3" fo:font-size="12pt" fo:letter-spacing="normal" fo:font-style="normal" style:font-size-asian="12pt" style:font-size-complex="12pt"/>
    </style:style>
    <style:style style:name="T124" style:family="text">
      <style:text-properties fo:font-variant="normal" fo:text-transform="none" style:use-window-font-color="true" style:font-name="Arial3" fo:font-size="12pt" fo:letter-spacing="normal" fo:font-style="normal" style:font-size-asian="12pt" style:font-size-complex="12pt" loext:padding="0cm" loext:border="none"/>
    </style:style>
    <style:style style:name="T125" style:family="text">
      <style:text-properties fo:font-variant="normal" fo:text-transform="none" style:use-window-font-color="true" style:font-name="Arial3" fo:font-size="12pt" fo:letter-spacing="normal" fo:font-style="normal" fo:font-weight="bold" style:font-size-asian="12pt" style:font-style-asian="normal" style:font-weight-asian="bold" style:font-size-complex="12pt"/>
    </style:style>
    <style:style style:name="T126" style:family="text">
      <style:text-properties fo:font-variant="normal" fo:text-transform="none" style:use-window-font-color="true" style:font-name="Arial3" fo:font-size="12pt" fo:letter-spacing="normal" fo:font-style="normal" fo:font-weight="bold" officeooo:rsid="0165a555" style:font-size-asian="12pt" style:font-style-asian="normal" style:font-weight-asian="bold" style:font-size-complex="12pt"/>
    </style:style>
    <style:style style:name="T127" style:family="text">
      <style:text-properties fo:font-variant="normal" fo:text-transform="none" style:use-window-font-color="true" style:font-name="Arial3" fo:font-size="12pt" fo:letter-spacing="normal" fo:language="en" fo:country="US" fo:font-style="normal" fo:font-weight="normal" style:font-size-asian="12pt" style:font-size-complex="12pt"/>
    </style:style>
    <style:style style:name="T128" style:family="text">
      <style:text-properties fo:font-variant="normal" fo:text-transform="none" style:use-window-font-color="true" style:font-name="Arial3" fo:font-size="12pt" fo:letter-spacing="normal" fo:language="en" fo:country="US" fo:font-style="normal" fo:font-weight="normal" style:font-size-asian="12pt" style:font-weight-asian="normal" style:font-size-complex="12pt" style:font-weight-complex="normal"/>
    </style:style>
    <style:style style:name="T129" style:family="text">
      <style:text-properties fo:font-variant="normal" fo:text-transform="none" style:use-window-font-color="true" style:font-name="Arial3" fo:font-size="12pt" fo:letter-spacing="normal" style:text-underline-style="none" style:font-size-asian="12pt" style:font-size-complex="12pt"/>
    </style:style>
    <style:style style:name="T130" style:family="text">
      <style:text-properties fo:font-variant="normal" fo:text-transform="none" style:use-window-font-color="true" style:font-name="Arial3" fo:font-size="12pt" fo:letter-spacing="normal" style:font-size-asian="12pt" style:font-size-complex="12pt"/>
    </style:style>
    <style:style style:name="T131" style:family="text">
      <style:text-properties fo:font-variant="normal" fo:text-transform="none" style:use-window-font-color="true" style:font-name="Arial3" fo:font-size="12pt" fo:letter-spacing="normal" fo:font-weight="normal" style:font-size-asian="12pt" style:font-weight-asian="normal" style:font-size-complex="12pt" style:font-weight-complex="normal"/>
    </style:style>
    <style:style style:name="T132" style:family="text">
      <style:text-properties fo:font-variant="normal" fo:text-transform="none" style:use-window-font-color="true" style:font-name="Arial3" fo:letter-spacing="normal" fo:font-style="normal"/>
    </style:style>
    <style:style style:name="T133" style:family="text">
      <style:text-properties fo:font-variant="normal" fo:text-transform="none" style:use-window-font-color="true" style:font-name="Arial3" fo:letter-spacing="normal" fo:font-style="normal" officeooo:rsid="00254de9"/>
    </style:style>
    <style:style style:name="T134" style:family="text">
      <style:text-properties fo:font-variant="normal" fo:text-transform="none" style:use-window-font-color="true" style:font-name="Arial3" fo:letter-spacing="normal" fo:font-style="normal" officeooo:rsid="0028a3b1"/>
    </style:style>
    <style:style style:name="T135" style:family="text">
      <style:text-properties fo:font-variant="normal" fo:text-transform="none" style:use-window-font-color="true" style:font-name="Arial3" fo:letter-spacing="normal" fo:font-style="normal" officeooo:rsid="0028a3b1" loext:padding="0cm" loext:border="none"/>
    </style:style>
    <style:style style:name="T136" style:family="text">
      <style:text-properties fo:font-variant="normal" fo:text-transform="none" style:use-window-font-color="true" style:font-name="Arial3" fo:letter-spacing="normal" fo:font-style="normal" officeooo:rsid="0056a8c2" loext:padding="0cm" loext:border="none"/>
    </style:style>
    <style:style style:name="T137" style:family="text">
      <style:text-properties fo:font-variant="normal" fo:text-transform="none" style:use-window-font-color="true" style:font-name="Arial3" fo:letter-spacing="normal" fo:font-style="normal" officeooo:rsid="002af366"/>
    </style:style>
    <style:style style:name="T138" style:family="text">
      <style:text-properties fo:font-variant="normal" fo:text-transform="none" style:use-window-font-color="true" style:font-name="Arial3" fo:letter-spacing="normal" fo:font-style="normal" officeooo:rsid="002af366" loext:padding="0cm" loext:border="none"/>
    </style:style>
    <style:style style:name="T139" style:family="text">
      <style:text-properties fo:font-variant="normal" fo:text-transform="none" style:use-window-font-color="true" style:font-name="Arial3" fo:letter-spacing="normal" fo:font-style="normal" officeooo:rsid="0029154e" loext:padding="0cm" loext:border="none"/>
    </style:style>
    <style:style style:name="T140" style:family="text">
      <style:text-properties fo:font-variant="normal" fo:text-transform="none" style:use-window-font-color="true" fo:font-size="12pt" fo:letter-spacing="normal" fo:font-style="normal" officeooo:rsid="01723bde" style:font-size-asian="12pt" style:font-style-asian="normal" style:font-size-complex="12pt"/>
    </style:style>
    <style:style style:name="T141" style:family="text">
      <style:text-properties fo:font-variant="normal" fo:text-transform="none" style:use-window-font-color="true" fo:font-size="12pt" fo:letter-spacing="normal" fo:font-style="normal" officeooo:rsid="0173d7d9" style:font-size-asian="12pt" style:font-style-asian="normal" style:font-size-complex="12pt"/>
    </style:style>
    <style:style style:name="T142"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ize-complex="12pt"/>
    </style:style>
    <style:style style:name="T143"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style:style>
    <style:style style:name="T144"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3b7fcc" style:text-blinking="false" style:font-size-asian="12pt" style:font-style-asian="normal" style:font-weight-asian="normal" style:font-size-complex="12pt" style:font-weight-complex="normal"/>
    </style:style>
    <style:style style:name="T145"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style:font-size-asian="12pt" style:font-style-asian="normal" style:font-weight-asian="normal" style:font-size-complex="12pt" style:font-weight-complex="normal" loext:padding="0cm" loext:border="none"/>
    </style:style>
    <style:style style:name="T146"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0aa3a" style:text-blinking="false" style:font-size-asian="12pt" style:font-style-asian="normal" style:font-weight-asian="normal" style:font-size-complex="12pt" style:font-weight-complex="normal" loext:padding="0cm" loext:border="none"/>
    </style:style>
    <style:style style:name="T147"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ize-complex="12pt"/>
    </style:style>
    <style:style style:name="T148"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weight-asian="normal" style:font-size-complex="12pt" style:font-weight-complex="normal"/>
    </style:style>
    <style:style style:name="T149"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1550862" style:text-blinking="false" fo:background-color="#ffffff" loext:char-shading-value="0" style:font-size-asian="12pt" style:font-weight-asian="normal" style:font-size-complex="12pt" style:font-weight-complex="normal"/>
    </style:style>
    <style:style style:name="T150"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officeooo:rsid="004f44bc" style:text-blinking="false" fo:background-color="#ffffff" loext:char-shading-value="0" style:font-size-asian="12pt" style:font-weight-asian="normal" style:font-size-complex="12pt" style:font-weight-complex="normal"/>
    </style:style>
    <style:style style:name="T151"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style>
    <style:style style:name="T152" style:family="text">
      <style:text-properties fo:font-variant="normal" fo:text-transform="none" style:use-window-font-color="true" style:text-line-through-style="none" style:text-line-through-type="none" style:font-name="Arial3" fo:font-size="12pt" fo:letter-spacing="normal" fo:font-style="normal" style:text-underline-style="none" fo:font-weight="normal" style:text-blinking="false" fo:background-color="#ffffff" loext:char-shading-value="0" style:font-size-asian="12pt" style:font-style-asian="normal" style:font-weight-asian="normal" style:font-size-complex="12pt" style:font-weight-complex="normal"/>
    </style:style>
    <style:style style:name="T153" style:family="text">
      <style:text-properties fo:font-variant="normal" fo:text-transform="none" style:use-window-font-color="true" style:text-line-through-style="none" style:text-line-through-type="none" style:font-name="Arial3" fo:font-size="12pt" fo:letter-spacing="normal" fo:font-style="normal" style:text-underline-style="none" style:text-blinking="false" style:font-size-asian="12pt" style:font-size-complex="12pt" loext:padding="0cm" loext:border="none"/>
    </style:style>
    <style:style style:name="T154" style:family="text">
      <style:text-properties fo:font-variant="normal" fo:text-transform="none" style:use-window-font-color="true" style:font-name="Arial1" fo:letter-spacing="normal" fo:font-style="normal" fo:font-weight="bold" style:font-weight-asian="bold" style:font-weight-complex="bold"/>
    </style:style>
    <style:style style:name="T155" style:family="text">
      <style:text-properties fo:font-variant="normal" fo:text-transform="none" style:use-window-font-color="true" style:font-name="Arial1" fo:letter-spacing="normal" fo:font-style="normal" fo:font-weight="bold" officeooo:rsid="00137ba3" style:font-weight-asian="bold" style:font-weight-complex="bold"/>
    </style:style>
    <style:style style:name="T156" style:family="text">
      <style:text-properties fo:font-variant="normal" fo:text-transform="none" style:use-window-font-color="true" fo:letter-spacing="normal" fo:font-style="normal"/>
    </style:style>
    <style:style style:name="T157" style:family="text">
      <style:text-properties fo:font-variant="normal" fo:text-transform="none" style:use-window-font-color="true" fo:letter-spacing="normal" fo:font-style="normal" officeooo:rsid="0056a8c2"/>
    </style:style>
    <style:style style:name="T158" style:family="text">
      <style:text-properties fo:font-variant="normal" fo:text-transform="none" style:use-window-font-color="true" fo:letter-spacing="normal" fo:font-style="normal" officeooo:rsid="002af366"/>
    </style:style>
    <style:style style:name="T159" style:family="text">
      <style:text-properties fo:font-variant="normal" fo:text-transform="none" style:use-window-font-color="true" fo:letter-spacing="normal" fo:font-style="normal" officeooo:rsid="01c7f1c4"/>
    </style:style>
    <style:style style:name="T160" style:family="text">
      <style:text-properties fo:font-variant="normal" fo:text-transform="none" style:use-window-font-color="true" fo:letter-spacing="normal" fo:font-style="normal" officeooo:rsid="01c7f7e0"/>
    </style:style>
    <style:style style:name="T161" style:family="text">
      <style:text-properties fo:font-variant="normal" fo:text-transform="none" style:use-window-font-color="true" fo:letter-spacing="normal" fo:font-style="normal" officeooo:rsid="01c908c4"/>
    </style:style>
    <style:style style:name="T162" style:family="text">
      <style:text-properties fo:font-variant="normal" fo:text-transform="none" style:use-window-font-color="true" style:font-name="Roboto" fo:letter-spacing="normal" fo:font-style="normal"/>
    </style:style>
    <style:style style:name="T163" style:family="text">
      <style:text-properties fo:font-variant="normal" fo:text-transform="none" style:use-window-font-color="true" style:font-name="Roboto" fo:letter-spacing="normal" fo:font-style="normal" officeooo:rsid="00096d44"/>
    </style:style>
    <style:style style:name="T164" style:family="text">
      <style:text-properties fo:font-variant="normal" fo:text-transform="none" style:use-window-font-color="true" style:font-name="Roboto" fo:letter-spacing="normal" fo:font-style="normal" fo:font-weight="normal" style:font-weight-asian="normal" style:font-weight-complex="normal"/>
    </style:style>
    <style:style style:name="T165" style:family="text">
      <style:text-properties fo:font-variant="normal" fo:text-transform="none" style:use-window-font-color="true" style:font-name="Roboto" fo:letter-spacing="normal" fo:font-style="normal" fo:font-weight="normal" officeooo:rsid="0026beb2" style:font-weight-asian="normal" style:font-weight-complex="normal"/>
    </style:style>
    <style:style style:name="T166" style:family="text">
      <style:text-properties fo:font-variant="normal" fo:text-transform="none" style:use-window-font-color="true" style:font-name="Roboto" fo:letter-spacing="normal" fo:font-style="normal" fo:font-weight="normal" officeooo:rsid="0010cd75" style:font-weight-asian="normal" style:font-weight-complex="normal"/>
    </style:style>
    <style:style style:name="T167" style:family="text">
      <style:text-properties fo:font-variant="normal" fo:text-transform="none" style:use-window-font-color="true" style:font-name="Roboto" fo:letter-spacing="normal" fo:font-style="normal" fo:font-weight="normal" officeooo:rsid="001ae979" style:font-weight-asian="normal" style:font-weight-complex="normal"/>
    </style:style>
    <style:style style:name="T168" style:family="text">
      <style:text-properties fo:font-variant="normal" fo:text-transform="none" style:use-window-font-color="true" style:font-name="Roboto" fo:letter-spacing="normal" fo:font-style="normal" fo:font-weight="normal" officeooo:rsid="002e34b1" style:font-weight-asian="normal" style:font-weight-complex="normal"/>
    </style:style>
    <style:style style:name="T169" style:family="text">
      <style:text-properties fo:font-variant="normal" fo:text-transform="none" style:use-window-font-color="true" style:font-name="Roboto" fo:letter-spacing="normal" fo:font-style="normal" fo:font-weight="normal" officeooo:rsid="001948ad" style:font-weight-asian="normal" style:font-weight-complex="normal"/>
    </style:style>
    <style:style style:name="T170" style:family="text">
      <style:text-properties fo:font-variant="normal" fo:text-transform="none" style:use-window-font-color="true" style:font-name="Roboto" fo:letter-spacing="normal" fo:font-style="normal" fo:font-weight="normal" officeooo:rsid="001aa0e8" style:font-weight-asian="normal" style:font-weight-complex="normal"/>
    </style:style>
    <style:style style:name="T171" style:family="text">
      <style:text-properties fo:font-variant="normal" fo:text-transform="none" style:use-window-font-color="true" style:font-name="Roboto" fo:letter-spacing="normal" fo:font-style="normal" fo:font-weight="normal" officeooo:rsid="0031a715" style:font-weight-asian="normal" style:font-weight-complex="normal"/>
    </style:style>
    <style:style style:name="T172" style:family="text">
      <style:text-properties fo:font-variant="normal" fo:text-transform="none" style:use-window-font-color="true" style:font-name="Roboto" fo:letter-spacing="normal" fo:font-style="normal" fo:font-weight="normal" officeooo:rsid="002cf2bb" style:font-weight-asian="normal" style:font-weight-complex="normal"/>
    </style:style>
    <style:style style:name="T173" style:family="text">
      <style:text-properties fo:font-variant="normal" fo:text-transform="none" style:use-window-font-color="true" style:font-name="Roboto" fo:letter-spacing="normal" fo:font-style="normal" fo:font-weight="normal" officeooo:rsid="00137ba3" style:font-weight-asian="normal" style:font-weight-complex="normal"/>
    </style:style>
    <style:style style:name="T174" style:family="text">
      <style:text-properties fo:font-variant="normal" fo:text-transform="none" style:use-window-font-color="true" style:font-name="Roboto" fo:letter-spacing="normal" fo:font-style="normal" fo:font-weight="normal" officeooo:rsid="01cca0ce" style:font-weight-asian="normal" style:font-weight-complex="normal"/>
    </style:style>
    <style:style style:name="T175" style:family="text">
      <style:text-properties fo:font-variant="normal" fo:text-transform="none" style:use-window-font-color="true" style:font-name="Roboto" fo:letter-spacing="normal" fo:font-style="normal" fo:font-weight="normal" officeooo:rsid="005e1c3f" style:font-weight-asian="normal" style:font-weight-complex="normal"/>
    </style:style>
    <style:style style:name="T176" style:family="text">
      <style:text-properties fo:font-variant="normal" fo:text-transform="none" style:use-window-font-color="true" style:font-name="Roboto" fo:letter-spacing="normal" fo:font-style="normal" fo:font-weight="normal" officeooo:rsid="01cd628d" style:font-weight-asian="normal" style:font-weight-complex="normal"/>
    </style:style>
    <style:style style:name="T177" style:family="text">
      <style:text-properties fo:font-variant="normal" fo:text-transform="none" style:use-window-font-color="true" style:font-name="Roboto" fo:letter-spacing="normal" fo:font-style="normal" fo:font-weight="normal" officeooo:rsid="01cd8032" style:font-weight-asian="normal" style:font-weight-complex="normal"/>
    </style:style>
    <style:style style:name="T178" style:family="text">
      <style:text-properties fo:font-variant="normal" fo:text-transform="none" style:use-window-font-color="true" style:font-name="Roboto" fo:letter-spacing="normal" fo:font-style="normal" officeooo:rsid="0031a715"/>
    </style:style>
    <style:style style:name="T179" style:family="text">
      <style:text-properties fo:font-variant="normal" fo:text-transform="none" style:use-window-font-color="true" style:font-name="Roboto" fo:letter-spacing="normal" fo:font-style="normal" officeooo:rsid="00413a86"/>
    </style:style>
    <style:style style:name="T180" style:family="text">
      <style:text-properties fo:font-variant="normal" fo:text-transform="none" style:use-window-font-color="true" style:font-name="Roboto" fo:letter-spacing="normal" fo:font-style="normal" officeooo:rsid="0041e137"/>
    </style:style>
    <style:style style:name="T181" style:family="text">
      <style:text-properties fo:font-variant="normal" fo:text-transform="none" fo:letter-spacing="normal" fo:font-style="normal"/>
    </style:style>
    <style:style style:name="T182" style:family="text">
      <style:text-properties fo:font-variant="normal" fo:text-transform="none" fo:letter-spacing="normal" fo:font-style="normal" style:font-style-asian="normal" style:font-style-complex="normal"/>
    </style:style>
    <style:style style:name="T183" style:family="text">
      <style:text-properties fo:font-variant="normal" fo:text-transform="none" fo:letter-spacing="normal" fo:font-style="normal" fo:font-weight="normal" style:font-weight-asian="normal" style:font-weight-complex="normal"/>
    </style:style>
    <style:style style:name="T184" style:family="text">
      <style:text-properties fo:font-variant="normal" fo:text-transform="none" fo:letter-spacing="normal" fo:font-style="normal" fo:font-weight="normal" officeooo:rsid="000eecaa" style:font-weight-asian="normal" style:font-weight-complex="normal"/>
    </style:style>
    <style:style style:name="T185" style:family="text">
      <style:text-properties fo:font-variant="normal" fo:text-transform="none" fo:letter-spacing="normal" fo:font-style="normal" fo:font-weight="normal" officeooo:rsid="0014eb3e" style:font-weight-asian="normal" style:font-weight-complex="normal"/>
    </style:style>
    <style:style style:name="T186" style:family="text">
      <style:text-properties fo:font-variant="normal" fo:text-transform="none" fo:letter-spacing="normal" fo:font-style="normal" fo:font-weight="normal" officeooo:rsid="000f9f4c" style:font-weight-asian="normal" style:font-weight-complex="normal"/>
    </style:style>
    <style:style style:name="T187" style:family="text">
      <style:text-properties fo:font-variant="normal" fo:text-transform="none" fo:letter-spacing="normal" fo:font-style="normal" fo:font-weight="normal" officeooo:rsid="0015ce80" style:font-weight-asian="normal" style:font-weight-complex="normal"/>
    </style:style>
    <style:style style:name="T188" style:family="text">
      <style:text-properties fo:font-variant="normal" fo:text-transform="none" fo:letter-spacing="normal" fo:font-style="normal" officeooo:rsid="000e9afe"/>
    </style:style>
    <style:style style:name="T189" style:family="text">
      <style:text-properties fo:font-variant="normal" fo:text-transform="none" fo:letter-spacing="normal" fo:font-style="normal" officeooo:rsid="000eecaa"/>
    </style:style>
    <style:style style:name="T190" style:family="text">
      <style:text-properties fo:font-variant="normal" fo:text-transform="none" fo:letter-spacing="normal" fo:font-style="normal" officeooo:rsid="00147581"/>
    </style:style>
    <style:style style:name="T191" style:family="text">
      <style:text-properties fo:font-variant="normal" fo:text-transform="none" fo:letter-spacing="normal" fo:font-style="normal" officeooo:rsid="00114468"/>
    </style:style>
    <style:style style:name="T192" style:family="text">
      <style:text-properties fo:font-variant="normal" fo:text-transform="none" fo:letter-spacing="normal" fo:font-style="normal" officeooo:rsid="0018c82b"/>
    </style:style>
    <style:style style:name="T193" style:family="text">
      <style:text-properties fo:font-variant="normal" fo:text-transform="none" fo:letter-spacing="normal" fo:font-style="normal" officeooo:rsid="0056a8c2"/>
    </style:style>
    <style:style style:name="T194" style:family="text">
      <style:text-properties fo:font-variant="normal" fo:text-transform="none" fo:letter-spacing="normal" fo:font-style="normal" officeooo:rsid="00442db6"/>
    </style:style>
    <style:style style:name="T195" style:family="text">
      <style:text-properties fo:font-variant="normal" fo:text-transform="none" fo:font-size="12pt" fo:letter-spacing="normal" fo:font-style="normal" fo:font-weight="normal" style:font-size-asian="12pt" style:font-style-asian="normal" style:font-weight-asian="normal" style:font-size-complex="12pt"/>
    </style:style>
    <style:style style:name="T196" style:family="text">
      <style:text-properties fo:font-variant="normal" fo:text-transform="none" fo:font-size="12pt" fo:letter-spacing="normal" fo:font-style="normal" fo:font-weight="normal" officeooo:rsid="001c2943" style:font-size-asian="12pt" style:font-style-asian="normal" style:font-weight-asian="normal" style:font-size-complex="12pt"/>
    </style:style>
    <style:style style:name="T197" style:family="text">
      <style:text-properties fo:font-variant="normal" fo:text-transform="none" style:font-name="Roboto" fo:font-size="12pt" fo:letter-spacing="normal" fo:font-style="normal" fo:font-weight="bold" style:font-size-asian="12pt" style:font-size-complex="12pt"/>
    </style:style>
    <style:style style:name="T198" style:family="text">
      <style:text-properties fo:font-variant="normal" fo:text-transform="none" style:font-name="Roboto" fo:font-size="12pt" fo:letter-spacing="normal" fo:font-style="normal" fo:font-weight="bold" officeooo:rsid="0037de74" style:font-size-asian="12pt" style:font-size-complex="12pt"/>
    </style:style>
    <style:style style:name="T199" style:family="text">
      <style:text-properties fo:font-variant="normal" fo:text-transform="none" style:font-name="Roboto" fo:font-size="12pt" fo:letter-spacing="normal" fo:font-style="normal" fo:font-weight="normal" style:font-size-asian="12pt" style:font-size-complex="12pt"/>
    </style:style>
    <style:style style:name="T200" style:family="text">
      <style:text-properties fo:font-variant="normal" fo:text-transform="none" style:font-name="Roboto" fo:font-size="12pt" fo:letter-spacing="normal" fo:font-style="normal" fo:font-weight="normal" officeooo:rsid="00319552" style:font-size-asian="12pt" style:font-size-complex="12pt"/>
    </style:style>
    <style:style style:name="T201" style:family="text">
      <style:text-properties fo:font-variant="normal" fo:text-transform="none" style:font-name="Roboto" fo:font-size="12pt" fo:letter-spacing="normal" fo:font-style="normal" fo:font-weight="normal" officeooo:rsid="0037de74" style:font-size-asian="12pt" style:font-size-complex="12pt"/>
    </style:style>
    <style:style style:name="T202" style:family="text">
      <style:text-properties fo:font-variant="normal" fo:text-transform="none" style:font-name="Roboto" fo:font-size="12pt" fo:letter-spacing="normal" fo:font-style="normal" fo:font-weight="normal" officeooo:rsid="00351dee" style:font-size-asian="12pt" style:font-size-complex="12pt"/>
    </style:style>
    <style:style style:name="T203" style:family="text">
      <style:text-properties fo:font-variant="normal" fo:text-transform="none" style:font-name="Roboto" fo:font-size="12pt" fo:letter-spacing="normal" fo:font-style="normal" fo:font-weight="normal" officeooo:rsid="0038e8df" style:font-size-asian="12pt" style:font-size-complex="12pt"/>
    </style:style>
    <style:style style:name="T204" style:family="text">
      <style:text-properties fo:font-variant="normal" fo:text-transform="none" style:font-name="Roboto" fo:font-size="12pt" fo:letter-spacing="normal" fo:font-style="normal" fo:font-weight="normal" officeooo:rsid="0039b69e" style:font-size-asian="12pt" style:font-size-complex="12pt"/>
    </style:style>
    <style:style style:name="T205" style:family="text">
      <style:text-properties fo:font-variant="normal" fo:text-transform="none" style:font-name="Roboto" fo:font-size="12pt" fo:letter-spacing="normal" fo:font-style="normal" fo:font-weight="normal" officeooo:rsid="003b3d6b" style:font-size-asian="12pt" style:font-size-complex="12pt"/>
    </style:style>
    <style:style style:name="T206" style:family="text">
      <style:text-properties fo:font-variant="normal" fo:text-transform="none" style:font-name="Roboto" fo:font-size="12pt" fo:letter-spacing="normal" fo:font-style="normal" fo:font-weight="normal" officeooo:rsid="003c7206" style:font-size-asian="12pt" style:font-size-complex="12pt"/>
    </style:style>
    <style:style style:name="T207" style:family="text">
      <style:text-properties fo:font-variant="normal" fo:text-transform="none" style:font-name="Roboto" fo:font-size="12pt" fo:letter-spacing="normal" fo:font-style="normal" fo:font-weight="normal" officeooo:rsid="003e5b38" style:font-size-asian="12pt" style:font-size-complex="12pt"/>
    </style:style>
    <style:style style:name="T208" style:family="text">
      <style:text-properties fo:font-variant="normal" fo:text-transform="none" style:font-name="Roboto" fo:font-size="12pt" fo:letter-spacing="normal" fo:font-style="normal" fo:font-weight="normal" officeooo:rsid="00351dee" style:font-size-asian="12pt" style:font-style-asian="normal" style:font-size-complex="12pt" style:font-style-complex="normal"/>
    </style:style>
    <style:style style:name="T209" style:family="text">
      <style:text-properties fo:font-variant="normal" fo:text-transform="none" style:font-name="Roboto" fo:font-size="12pt" fo:letter-spacing="normal" fo:font-style="italic" fo:font-weight="normal" style:font-size-asian="12pt" style:font-size-complex="12pt"/>
    </style:style>
    <style:style style:name="T210" style:family="text">
      <style:text-properties fo:font-variant="normal" fo:text-transform="none" style:font-name="Roboto" fo:letter-spacing="normal" fo:font-style="normal"/>
    </style:style>
    <style:style style:name="T211" style:family="text">
      <style:text-properties fo:font-variant="normal" fo:text-transform="none" style:font-name="Roboto" fo:letter-spacing="normal" fo:font-style="normal" officeooo:rsid="000e14b2"/>
    </style:style>
    <style:style style:name="T212" style:family="text">
      <style:text-properties fo:font-variant="normal" fo:text-transform="none" style:font-name="Roboto" fo:letter-spacing="normal" fo:font-style="normal" officeooo:rsid="0028143f"/>
    </style:style>
    <style:style style:name="T213" style:family="text">
      <style:text-properties fo:font-variant="normal" fo:text-transform="none" style:font-name="Roboto" fo:letter-spacing="normal" fo:font-style="normal" officeooo:rsid="0011cd4a"/>
    </style:style>
    <style:style style:name="T214" style:family="text">
      <style:text-properties fo:font-variant="normal" fo:text-transform="none" style:font-name="Roboto" fo:letter-spacing="normal" fo:font-style="normal" officeooo:rsid="00186416"/>
    </style:style>
    <style:style style:name="T215" style:family="text">
      <style:text-properties fo:font-variant="normal" fo:text-transform="none" style:font-name="Roboto" fo:letter-spacing="normal" fo:font-style="normal" officeooo:rsid="0031a715"/>
    </style:style>
    <style:style style:name="T216" style:family="text">
      <style:text-properties fo:font-variant="normal" fo:text-transform="none" style:font-name="Roboto" fo:letter-spacing="normal" fo:font-style="normal" officeooo:rsid="0033fb4c"/>
    </style:style>
    <style:style style:name="T217" style:family="text">
      <style:text-properties fo:font-variant="normal" fo:text-transform="none" style:font-name="Roboto" fo:letter-spacing="normal" fo:font-style="normal" officeooo:rsid="0029c884"/>
    </style:style>
    <style:style style:name="T218" style:family="text">
      <style:text-properties fo:font-variant="normal" fo:text-transform="none" style:font-name="Roboto" fo:letter-spacing="normal" fo:font-style="normal" officeooo:rsid="0042596e"/>
    </style:style>
    <style:style style:name="T219" style:family="text">
      <style:text-properties fo:font-variant="normal" fo:text-transform="none" style:font-name="Roboto" fo:letter-spacing="normal" fo:font-style="normal" officeooo:rsid="0034ed71"/>
    </style:style>
    <style:style style:name="T220" style:family="text">
      <style:text-properties fo:font-variant="normal" fo:text-transform="none" style:font-name="Roboto" fo:letter-spacing="normal" fo:font-style="normal" officeooo:rsid="001d79cb"/>
    </style:style>
    <style:style style:name="T221" style:family="text">
      <style:text-properties fo:font-variant="normal" fo:text-transform="none" style:font-name="Roboto" fo:letter-spacing="normal" fo:font-style="normal" officeooo:rsid="00367ea6"/>
    </style:style>
    <style:style style:name="T222" style:family="text">
      <style:text-properties fo:font-variant="normal" fo:text-transform="none" style:font-name="Roboto" fo:letter-spacing="normal" fo:font-style="normal" officeooo:rsid="0043ab18"/>
    </style:style>
    <style:style style:name="T223" style:family="text">
      <style:text-properties fo:font-variant="normal" fo:text-transform="none" style:font-name="Roboto" fo:letter-spacing="normal" fo:font-style="normal" officeooo:rsid="0044c4ab"/>
    </style:style>
    <style:style style:name="T224" style:family="text">
      <style:text-properties fo:font-variant="normal" fo:text-transform="none" style:font-name="Roboto" fo:letter-spacing="normal" fo:font-style="normal" officeooo:rsid="00466c33"/>
    </style:style>
    <style:style style:name="T225" style:family="text">
      <style:text-properties fo:font-variant="normal" fo:text-transform="none" style:font-name="Roboto" fo:letter-spacing="normal" fo:font-style="normal" officeooo:rsid="003a554a"/>
    </style:style>
    <style:style style:name="T226" style:family="text">
      <style:text-properties fo:font-variant="normal" fo:text-transform="none" style:font-name="Roboto" fo:letter-spacing="normal" fo:font-style="normal" officeooo:rsid="0062d628"/>
    </style:style>
    <style:style style:name="T227" style:family="text">
      <style:text-properties fo:font-variant="normal" fo:text-transform="none" style:font-name="Roboto" fo:letter-spacing="normal" fo:font-style="normal" officeooo:rsid="0040bd0e"/>
    </style:style>
    <style:style style:name="T228" style:family="text">
      <style:text-properties fo:font-variant="normal" fo:text-transform="none" style:font-name="Roboto" fo:letter-spacing="normal" fo:font-style="normal" officeooo:rsid="00413a86"/>
    </style:style>
    <style:style style:name="T229" style:family="text">
      <style:text-properties fo:font-variant="normal" fo:text-transform="none" style:font-name="Roboto" fo:letter-spacing="normal" fo:font-style="normal" fo:font-weight="normal"/>
    </style:style>
    <style:style style:name="T230" style:family="text">
      <style:text-properties fo:font-variant="normal" fo:text-transform="none" style:font-name="Roboto" fo:letter-spacing="normal" fo:font-style="normal" fo:font-weight="normal" officeooo:rsid="00413a86"/>
    </style:style>
    <style:style style:name="T231" style:family="text">
      <style:text-properties fo:font-variant="normal" fo:text-transform="none" style:font-name="Roboto" fo:letter-spacing="normal" fo:font-style="normal" fo:font-weight="normal" officeooo:rsid="004056d1"/>
    </style:style>
    <style:style style:name="T232" style:family="text">
      <style:text-properties fo:font-variant="normal" fo:text-transform="none" style:font-name="Roboto" fo:letter-spacing="normal" fo:font-style="normal" officeooo:rsid="004634dc"/>
    </style:style>
    <style:style style:name="T233" style:family="text">
      <style:text-properties fo:font-variant="normal" fo:text-transform="none" fo:color="#2bd22b" style:font-name="Roboto" fo:font-size="20pt" fo:letter-spacing="normal" fo:font-style="normal" fo:font-weight="bold" officeooo:rsid="003e8155" style:font-size-asian="20pt" style:font-weight-asian="bold" style:font-size-complex="20pt" style:font-weight-complex="bold"/>
    </style:style>
    <style:style style:name="T234" style:family="text">
      <style:text-properties fo:font-variant="normal" fo:text-transform="none" fo:color="#2bd22b" style:font-name="Roboto" fo:font-size="20pt" fo:letter-spacing="normal" fo:font-style="normal" fo:font-weight="bold" officeooo:rsid="00251daa" style:font-size-asian="20pt" style:font-weight-asian="bold" style:font-size-complex="20pt" style:font-weight-complex="bold"/>
    </style:style>
    <style:style style:name="T235" style:family="text">
      <style:text-properties officeooo:rsid="000b2bf6"/>
    </style:style>
    <style:style style:name="T236" style:family="text">
      <style:text-properties officeooo:rsid="0011f83c"/>
    </style:style>
    <style:style style:name="T237" style:family="text">
      <style:text-properties officeooo:rsid="00138bd4"/>
    </style:style>
    <style:style style:name="T238" style:family="text">
      <style:text-properties officeooo:rsid="001409d6"/>
    </style:style>
    <style:style style:name="T239" style:family="text">
      <style:text-properties officeooo:rsid="0015572a"/>
    </style:style>
    <style:style style:name="T240" style:family="text">
      <style:text-properties officeooo:rsid="001a0edf"/>
    </style:style>
    <style:style style:name="T241" style:family="text">
      <style:text-properties fo:font-weight="bold" style:font-weight-asian="bold"/>
    </style:style>
    <style:style style:name="T242" style:family="text">
      <style:text-properties fo:font-weight="bold" style:font-weight-asian="bold" style:font-weight-complex="bold"/>
    </style:style>
    <style:style style:name="T243" style:family="text">
      <style:text-properties fo:font-weight="bold" officeooo:rsid="01a72885" style:font-weight-asian="bold" style:font-weight-complex="bold"/>
    </style:style>
    <style:style style:name="T244" style:family="text">
      <style:text-properties fo:font-weight="bold" officeooo:rsid="00a596f3" style:font-weight-asian="bold" style:font-weight-complex="bold"/>
    </style:style>
    <style:style style:name="T245" style:family="text">
      <style:text-properties fo:font-weight="bold" officeooo:rsid="0059878f" style:font-weight-asian="bold"/>
    </style:style>
    <style:style style:name="T246" style:family="text">
      <style:text-properties fo:font-weight="bold" style:font-weight-complex="bold"/>
    </style:style>
    <style:style style:name="T247" style:family="text">
      <style:text-properties officeooo:rsid="001a679a"/>
    </style:style>
    <style:style style:name="T248" style:family="text">
      <style:text-properties officeooo:rsid="001c2943"/>
    </style:style>
    <style:style style:name="T249" style:family="text">
      <style:text-properties fo:font-weight="normal"/>
    </style:style>
    <style:style style:name="T250" style:family="text">
      <style:text-properties fo:font-weight="normal" officeooo:rsid="001d616c" style:font-weight-asian="normal"/>
    </style:style>
    <style:style style:name="T251" style:family="text">
      <style:text-properties fo:font-weight="normal" style:font-weight-asian="normal" style:font-weight-complex="normal"/>
    </style:style>
    <style:style style:name="T252" style:family="text">
      <style:text-properties fo:font-weight="normal" officeooo:rsid="000b7c06" style:font-weight-asian="normal" style:font-weight-complex="normal"/>
    </style:style>
    <style:style style:name="T253" style:family="text">
      <style:text-properties fo:font-weight="normal" officeooo:rsid="0124b397" style:font-weight-asian="normal" style:font-weight-complex="normal"/>
    </style:style>
    <style:style style:name="T254" style:family="text">
      <style:text-properties fo:font-weight="normal" officeooo:rsid="01351df4" style:font-weight-asian="normal" style:font-weight-complex="normal"/>
    </style:style>
    <style:style style:name="T255" style:family="text">
      <style:text-properties fo:font-weight="normal" officeooo:rsid="018f4711" style:font-weight-asian="normal" style:font-weight-complex="normal"/>
    </style:style>
    <style:style style:name="T256" style:family="text">
      <style:text-properties fo:font-weight="normal" officeooo:rsid="01946df8" style:font-weight-asian="normal" style:font-weight-complex="normal"/>
    </style:style>
    <style:style style:name="T257" style:family="text">
      <style:text-properties fo:font-weight="normal" officeooo:rsid="01952641" style:font-weight-asian="normal" style:font-weight-complex="normal"/>
    </style:style>
    <style:style style:name="T258" style:family="text">
      <style:text-properties fo:font-weight="normal" officeooo:rsid="000eecaa" style:font-weight-asian="normal" style:font-weight-complex="normal"/>
    </style:style>
    <style:style style:name="T259" style:family="text">
      <style:text-properties fo:font-weight="normal" officeooo:rsid="0056a8c2" style:font-weight-asian="normal" style:font-weight-complex="normal"/>
    </style:style>
    <style:style style:name="T260" style:family="text">
      <style:text-properties fo:font-weight="normal" officeooo:rsid="00179009" style:font-weight-asian="normal" style:font-weight-complex="normal"/>
    </style:style>
    <style:style style:name="T261" style:family="text">
      <style:text-properties fo:font-weight="normal" officeooo:rsid="0015ce80" style:font-weight-asian="normal" style:font-weight-complex="normal"/>
    </style:style>
    <style:style style:name="T262" style:family="text">
      <style:text-properties fo:font-weight="normal" officeooo:rsid="01300ffc" style:font-weight-asian="normal"/>
    </style:style>
    <style:style style:name="T263" style:family="text">
      <style:text-properties fo:font-weight="normal" officeooo:rsid="0131b251" style:font-weight-asian="normal"/>
    </style:style>
    <style:style style:name="T264" style:family="text">
      <style:text-properties fo:font-weight="normal" style:font-weight-asian="normal" style:font-size-complex="12pt" style:font-style-complex="normal" style:font-weight-complex="normal" loext:padding="0cm" loext:border="none"/>
    </style:style>
    <style:style style:name="T265" style:family="text">
      <style:text-properties fo:font-weight="normal" officeooo:rsid="014b3dc4"/>
    </style:style>
    <style:style style:name="T266" style:family="text">
      <style:text-properties style:font-weight-asian="normal" style:font-weight-complex="normal"/>
    </style:style>
    <style:style style:name="T267" style:family="text">
      <style:text-properties officeooo:rsid="01351df4" style:font-weight-asian="normal" style:font-weight-complex="normal"/>
    </style:style>
    <style:style style:name="T268" style:family="text">
      <style:text-properties style:use-window-font-color="true" style:text-line-through-style="none" style:text-line-through-type="none" style:font-name="Arial3" fo:font-size="12pt" style:text-underline-style="none" style:text-blinking="false" style:font-size-asian="12pt" style:font-size-complex="12pt"/>
    </style:style>
    <style:style style:name="T269" style:family="text">
      <style:text-properties style:use-window-font-color="true" style:font-name="Arial3" fo:font-size="12pt" style:font-size-asian="12pt" style:font-size-complex="12pt"/>
    </style:style>
    <style:style style:name="T270" style:family="text">
      <style:text-properties style:use-window-font-color="true" style:font-name="Arial3" fo:font-size="12pt" officeooo:rsid="00949a98" style:font-size-asian="12pt" style:font-size-complex="12pt"/>
    </style:style>
    <style:style style:name="T271" style:family="text">
      <style:text-properties style:use-window-font-color="true" style:font-name="Arial3" fo:font-size="12pt" officeooo:rsid="01f5ca47" style:font-size-asian="12pt" style:font-size-complex="12pt"/>
    </style:style>
    <style:style style:name="T272" style:family="text">
      <style:text-properties style:use-window-font-color="true" style:font-name="Arial3" fo:font-size="12pt" officeooo:rsid="01f70728" style:font-size-asian="12pt" style:font-size-complex="12pt"/>
    </style:style>
    <style:style style:name="T273" style:family="text">
      <style:text-properties style:use-window-font-color="true" style:font-name="Arial3" fo:font-size="12pt" officeooo:rsid="01fa5929" style:font-size-asian="12pt" style:font-size-complex="12pt"/>
    </style:style>
    <style:style style:name="T274" style:family="text">
      <style:text-properties style:use-window-font-color="true" style:font-name="Arial3" fo:font-size="12pt" officeooo:rsid="01fc1d18" style:font-size-asian="12pt" style:font-size-complex="12pt"/>
    </style:style>
    <style:style style:name="T275" style:family="text">
      <style:text-properties style:use-window-font-color="true" style:font-name="Arial3" fo:font-size="12pt" officeooo:rsid="00827943" style:font-size-asian="12pt" style:font-size-complex="12pt"/>
    </style:style>
    <style:style style:name="T276" style:family="text">
      <style:text-properties style:use-window-font-color="true" style:font-name="Arial3" fo:font-size="12pt" officeooo:rsid="0083996a" style:font-size-asian="12pt" style:font-size-complex="12pt"/>
    </style:style>
    <style:style style:name="T277" style:family="text">
      <style:text-properties style:use-window-font-color="true" style:font-name="Arial3" fo:font-size="12pt" officeooo:rsid="01f04ab4" style:font-size-asian="12pt" style:font-size-complex="12pt"/>
    </style:style>
    <style:style style:name="T278" style:family="text">
      <style:text-properties style:use-window-font-color="true" style:font-name="Arial3" fo:font-size="12pt" style:text-underline-style="none" style:font-size-asian="12pt" style:font-size-complex="12pt"/>
    </style:style>
    <style:style style:name="T279" style:family="text">
      <style:text-properties style:use-window-font-color="true" style:font-name="Arial3" fo:font-size="12pt" style:text-underline-style="solid" style:text-underline-type="double" style:text-underline-width="auto" style:text-underline-color="font-color" fo:font-weight="normal" style:font-size-asian="12pt" style:font-weight-asian="normal" style:font-size-complex="12pt" style:font-weight-complex="normal"/>
    </style:style>
    <style:style style:name="T280" style:family="text">
      <style:text-properties style:use-window-font-color="true" style:font-name="Arial3" style:text-underline-style="none"/>
    </style:style>
    <style:style style:name="T281" style:family="text">
      <style:text-properties style:use-window-font-color="true" style:font-name="Arial1"/>
    </style:style>
    <style:style style:name="T282" style:family="text">
      <style:text-properties style:use-window-font-color="true" style:font-name="Arial1" officeooo:rsid="002fb5bc"/>
    </style:style>
    <style:style style:name="T283" style:family="text">
      <style:text-properties style:use-window-font-color="true" style:font-name="Arial1" officeooo:rsid="002fc3bb"/>
    </style:style>
    <style:style style:name="T284" style:family="text">
      <style:text-properties style:use-window-font-color="true" style:font-name="Arial1" officeooo:rsid="002fe799"/>
    </style:style>
    <style:style style:name="T285" style:family="text">
      <style:text-properties style:use-window-font-color="true" style:font-name="Arial1" officeooo:rsid="0031ce06"/>
    </style:style>
    <style:style style:name="T286" style:family="text">
      <style:text-properties style:use-window-font-color="true" style:font-name="Arial1" officeooo:rsid="0035b999"/>
    </style:style>
    <style:style style:name="T287" style:family="text">
      <style:text-properties style:use-window-font-color="true" style:font-name="Arial1" officeooo:rsid="00326a8b"/>
    </style:style>
    <style:style style:name="T288" style:family="text">
      <style:text-properties style:use-window-font-color="true" style:font-name="Arial1" officeooo:rsid="0032be4e"/>
    </style:style>
    <style:style style:name="T289" style:family="text">
      <style:text-properties style:use-window-font-color="true" style:font-name="Arial1" officeooo:rsid="003682a9"/>
    </style:style>
    <style:style style:name="T290" style:family="text">
      <style:text-properties style:use-window-font-color="true" style:font-name="Arial1" officeooo:rsid="006d6078"/>
    </style:style>
    <style:style style:name="T291" style:family="text">
      <style:text-properties officeooo:rsid="0047aa44"/>
    </style:style>
    <style:style style:name="T292" style:family="text">
      <style:text-properties officeooo:rsid="005736e8"/>
    </style:style>
    <style:style style:name="T293" style:family="text">
      <style:text-properties fo:font-size="14pt" fo:font-weight="bold" style:font-size-asian="14pt" style:font-weight-asian="bold" style:font-size-complex="14pt" style:font-weight-complex="bold"/>
    </style:style>
    <style:style style:name="T294" style:family="text">
      <style:text-properties fo:font-size="14pt" fo:font-weight="bold" officeooo:rsid="000a796d" style:font-size-asian="14pt" style:font-weight-asian="bold" style:font-size-complex="14pt" style:font-weight-complex="bold"/>
    </style:style>
    <style:style style:name="T295" style:family="text">
      <style:text-properties fo:font-size="14pt" fo:font-weight="bold" officeooo:rsid="028df2a1" style:font-size-asian="14pt" style:font-weight-asian="bold" style:font-size-complex="14pt" style:font-weight-complex="bold"/>
    </style:style>
    <style:style style:name="T296" style:family="text">
      <style:text-properties officeooo:rsid="0099b43f"/>
    </style:style>
    <style:style style:name="T297" style:family="text">
      <style:text-properties style:font-name="Arial3"/>
    </style:style>
    <style:style style:name="T298" style:family="text">
      <style:text-properties style:font-name="Arial3" fo:font-weight="normal"/>
    </style:style>
    <style:style style:name="T299" style:family="text">
      <style:text-properties style:font-name="Arial3" officeooo:rsid="014b3dc4"/>
    </style:style>
    <style:style style:name="T300" style:family="text">
      <style:text-properties officeooo:rsid="00ba9527"/>
    </style:style>
    <style:style style:name="T301" style:family="text">
      <style:text-properties officeooo:rsid="00bf4266"/>
    </style:style>
    <style:style style:name="T302" style:family="text">
      <style:text-properties officeooo:rsid="00cc87b5"/>
    </style:style>
    <style:style style:name="T303" style:family="text">
      <style:text-properties officeooo:rsid="00d8d3a2"/>
    </style:style>
    <style:style style:name="T304" style:family="text">
      <style:text-properties officeooo:rsid="00eb8e86"/>
    </style:style>
    <style:style style:name="T305" style:family="text">
      <style:text-properties officeooo:rsid="011389ae"/>
    </style:style>
    <style:style style:name="T306" style:family="text">
      <style:text-properties fo:font-size="16pt" fo:font-weight="bold" officeooo:rsid="00985f70" style:font-size-asian="16pt" style:font-weight-asian="bold" style:font-size-complex="16pt" style:font-weight-complex="bold"/>
    </style:style>
    <style:style style:name="T307" style:family="text">
      <style:text-properties fo:font-size="16pt" fo:font-weight="bold" officeooo:rsid="00b9c291" style:font-size-asian="16pt" style:font-weight-asian="bold" style:font-size-complex="16pt" style:font-weight-complex="bold"/>
    </style:style>
    <style:style style:name="T308" style:family="text">
      <style:text-properties fo:font-size="16pt" fo:font-weight="bold" officeooo:rsid="021b4da3" style:font-size-asian="16pt" style:font-weight-asian="bold" style:font-size-complex="16pt" style:font-weight-complex="bold"/>
    </style:style>
    <style:style style:name="T309" style:family="text">
      <style:text-properties fo:font-size="16pt" fo:font-weight="bold" officeooo:rsid="021b7023" style:font-size-asian="16pt" style:font-weight-asian="bold" style:font-size-complex="16pt" style:font-weight-complex="bold"/>
    </style:style>
    <style:style style:name="T310" style:family="text">
      <style:text-properties fo:font-size="12pt" fo:font-weight="normal" officeooo:rsid="000aa51e" style:font-size-asian="12pt" style:font-weight-asian="normal" style:font-size-complex="12pt" style:font-weight-complex="normal"/>
    </style:style>
    <style:style style:name="T311" style:family="text">
      <style:text-properties fo:font-size="12pt" fo:font-weight="normal" officeooo:rsid="000dc695" style:font-size-asian="12pt" style:font-weight-asian="normal" style:font-size-complex="12pt" style:font-weight-complex="normal"/>
    </style:style>
    <style:style style:name="T312" style:family="text">
      <style:text-properties fo:font-size="12pt" fo:font-weight="normal" officeooo:rsid="0292a286" style:font-size-asian="12pt" style:font-weight-asian="normal" style:font-size-complex="12pt" style:font-weight-complex="normal"/>
    </style:style>
    <style:style style:name="T313" style:family="text">
      <style:text-properties fo:font-size="12pt" fo:font-weight="normal" officeooo:rsid="02a4d2ee" style:font-size-asian="12pt" style:font-weight-asian="normal" style:font-size-complex="12pt" style:font-weight-complex="normal"/>
    </style:style>
    <style:style style:name="T314" style:family="text">
      <style:text-properties fo:font-size="12pt" style:font-size-asian="12pt" style:font-size-complex="12pt"/>
    </style:style>
    <style:style style:name="T315" style:family="text">
      <style:text-properties fo:font-size="12pt" officeooo:rsid="00bccba8" style:font-size-asian="12pt" style:font-size-complex="12pt"/>
    </style:style>
    <style:style style:name="T316" style:family="text">
      <style:text-properties fo:font-size="12pt" officeooo:rsid="022d0bfc" style:font-size-asian="12pt" style:font-size-complex="12pt"/>
    </style:style>
    <style:style style:name="T317" style:family="text">
      <style:text-properties fo:font-size="12pt" officeooo:rsid="022949a3" style:font-size-asian="12pt" style:font-size-complex="12pt"/>
    </style:style>
    <style:style style:name="T318" style:family="text">
      <style:text-properties fo:font-size="12pt" officeooo:rsid="022d3b89" style:font-size-asian="12pt" style:font-size-complex="12pt"/>
    </style:style>
    <style:style style:name="T319" style:family="text">
      <style:text-properties fo:font-size="12pt" officeooo:rsid="02300a35" style:font-size-asian="12pt" style:font-size-complex="12pt"/>
    </style:style>
    <style:style style:name="T320" style:family="text">
      <style:text-properties fo:font-size="12pt" officeooo:rsid="02300ab4" style:font-size-asian="12pt" style:font-size-complex="12pt"/>
    </style:style>
    <style:style style:name="T321" style:family="text">
      <style:text-properties fo:font-size="12pt" officeooo:rsid="00cda483" style:font-size-asian="12pt" style:font-size-complex="12pt"/>
    </style:style>
    <style:style style:name="T322" style:family="text">
      <style:text-properties fo:font-size="12pt" officeooo:rsid="027dcba4" style:font-size-asian="12pt" style:font-size-complex="12pt"/>
    </style:style>
    <style:style style:name="T323" style:family="text">
      <style:text-properties fo:font-size="12pt" officeooo:rsid="028610bb" style:font-size-asian="12pt" style:font-size-complex="12pt"/>
    </style:style>
    <style:style style:name="T324" style:family="text">
      <style:text-properties fo:font-size="12pt" officeooo:rsid="0286521d" style:font-size-asian="12pt" style:font-size-complex="12pt"/>
    </style:style>
    <style:style style:name="T325" style:family="text">
      <style:text-properties fo:font-size="12pt" officeooo:rsid="02a3d59e" style:font-size-asian="12pt" style:font-size-complex="12pt"/>
    </style:style>
    <style:style style:name="T326" style:family="text">
      <style:text-properties fo:font-size="12pt" officeooo:rsid="02a4d2ee" style:font-size-asian="12pt" style:font-size-complex="12pt"/>
    </style:style>
    <style:style style:name="T327" style:family="text">
      <style:text-properties officeooo:rsid="01351df4"/>
    </style:style>
    <style:style style:name="T328" style:family="text">
      <style:text-properties officeooo:rsid="01356f93"/>
    </style:style>
    <style:style style:name="T329" style:family="text">
      <style:text-properties officeooo:rsid="013b0b91"/>
    </style:style>
    <style:style style:name="T330" style:family="text">
      <style:text-properties officeooo:rsid="00448619"/>
    </style:style>
    <style:style style:name="T331" style:family="text">
      <style:text-properties fo:color="#222222" style:font-style-complex="normal"/>
    </style:style>
    <style:style style:name="T332" style:family="text">
      <style:text-properties style:font-size-complex="12pt" style:font-style-complex="normal" style:font-weight-complex="normal"/>
    </style:style>
    <style:style style:name="T333" style:family="text">
      <style:text-properties officeooo:rsid="01434ab3"/>
    </style:style>
    <style:style style:name="T334" style:family="text">
      <style:text-properties officeooo:rsid="0046ded6"/>
    </style:style>
    <style:style style:name="T335" style:family="text">
      <style:text-properties style:font-style-complex="normal"/>
    </style:style>
    <style:style style:name="T336" style:family="text">
      <style:text-properties officeooo:rsid="0144f425" style:font-style-complex="normal"/>
    </style:style>
    <style:style style:name="T337" style:family="text">
      <style:text-properties fo:letter-spacing="normal" fo:font-style="normal" style:font-style-asian="normal" style:font-style-complex="normal"/>
    </style:style>
    <style:style style:name="T338" style:family="text">
      <style:text-properties fo:font-style="normal" style:font-style-asian="normal" style:font-size-complex="12pt" style:font-style-complex="normal" style:font-weight-complex="normal" loext:padding="0cm" loext:border="none"/>
    </style:style>
    <style:style style:name="T339" style:family="text">
      <style:text-properties officeooo:rsid="01606881" style:font-weight-complex="bold"/>
    </style:style>
    <style:style style:name="T340" style:family="text">
      <style:text-properties officeooo:rsid="0162c720" style:font-weight-complex="bold"/>
    </style:style>
    <style:style style:name="T341" style:family="text">
      <style:text-properties officeooo:rsid="016fb499"/>
    </style:style>
    <style:style style:name="T342" style:family="text">
      <style:text-properties officeooo:rsid="0189c627"/>
    </style:style>
    <style:style style:name="T343" style:family="text">
      <style:text-properties officeooo:rsid="018c01c2"/>
    </style:style>
    <style:style style:name="T344" style:family="text">
      <style:text-properties officeooo:rsid="018da542"/>
    </style:style>
    <style:style style:name="T345" style:family="text">
      <style:text-properties officeooo:rsid="01946df8"/>
    </style:style>
    <style:style style:name="T346" style:family="text">
      <style:text-properties officeooo:rsid="019d6837"/>
    </style:style>
    <style:style style:name="T347" style:family="text">
      <style:text-properties officeooo:rsid="019e189d"/>
    </style:style>
    <style:style style:name="T348" style:family="text">
      <style:text-properties officeooo:rsid="01a1f126"/>
    </style:style>
    <style:style style:name="T349" style:family="text">
      <style:text-properties officeooo:rsid="01a72885"/>
    </style:style>
    <style:style style:name="T350" style:family="text">
      <style:text-properties officeooo:rsid="0056a8c2"/>
    </style:style>
    <style:style style:name="T351" style:family="text">
      <style:text-properties officeooo:rsid="0056a8c2" loext:padding="0cm" loext:border="none"/>
    </style:style>
    <style:style style:name="T352" style:family="text">
      <style:text-properties officeooo:rsid="01a845c5"/>
    </style:style>
    <style:style style:name="T353" style:family="text">
      <style:text-properties officeooo:rsid="01a92823"/>
    </style:style>
    <style:style style:name="T354" style:family="text">
      <style:text-properties officeooo:rsid="01ac3e18"/>
    </style:style>
    <style:style style:name="T355" style:family="text">
      <style:text-properties officeooo:rsid="000e9afe"/>
    </style:style>
    <style:style style:name="T356" style:family="text">
      <style:text-properties officeooo:rsid="000bc3c2"/>
    </style:style>
    <style:style style:name="T357" style:family="text">
      <style:text-properties officeooo:rsid="002af366"/>
    </style:style>
    <style:style style:name="T358" style:family="text">
      <style:text-properties officeooo:rsid="002d78d3"/>
    </style:style>
    <style:style style:name="T359" style:family="text">
      <style:text-properties officeooo:rsid="002d8107"/>
    </style:style>
    <style:style style:name="T360" style:family="text">
      <style:text-properties officeooo:rsid="00222826"/>
    </style:style>
    <style:style style:name="T361" style:family="text">
      <style:text-properties officeooo:rsid="002e80dc"/>
    </style:style>
    <style:style style:name="T362" style:family="text">
      <style:text-properties officeooo:rsid="00254de9" loext:padding="0cm" loext:border="none"/>
    </style:style>
    <style:style style:name="T363" style:family="text">
      <style:text-properties officeooo:rsid="00312f58" loext:padding="0cm" loext:border="none"/>
    </style:style>
    <style:style style:name="T364" style:family="text">
      <style:text-properties style:font-name-asian="Open Sans1" style:font-size-asian="12.75pt" style:font-style-asian="normal" style:font-weight-asian="normal" style:font-name-complex="Open Sans1" style:font-size-complex="12.75pt" style:font-style-complex="normal" style:font-weight-complex="normal"/>
    </style:style>
    <style:style style:name="T365" style:family="text">
      <style:text-properties officeooo:rsid="00209cf2"/>
    </style:style>
    <style:style style:name="T366" style:family="text">
      <style:text-properties officeooo:rsid="01bd93ca"/>
    </style:style>
    <style:style style:name="T367" style:family="text">
      <style:text-properties officeooo:rsid="00413a86"/>
    </style:style>
    <style:style style:name="T368" style:family="text">
      <style:text-properties officeooo:rsid="01c65f6b"/>
    </style:style>
    <style:style style:name="T369" style:family="text">
      <style:text-properties officeooo:rsid="01cd8032"/>
    </style:style>
    <style:style style:name="T370" style:family="text">
      <style:text-properties officeooo:rsid="01d2d28b"/>
    </style:style>
    <style:style style:name="T371" style:family="text">
      <style:text-properties officeooo:rsid="01d4b123"/>
    </style:style>
    <style:style style:name="T372" style:family="text">
      <style:text-properties officeooo:rsid="01d689db"/>
    </style:style>
    <style:style style:name="T373" style:family="text">
      <style:text-properties officeooo:rsid="01d87379"/>
    </style:style>
    <style:style style:name="T374" style:family="text">
      <style:text-properties officeooo:rsid="01e72389"/>
    </style:style>
    <style:style style:name="T375" style:family="text">
      <style:text-properties officeooo:rsid="01ee5e22"/>
    </style:style>
    <style:style style:name="T376" style:family="text">
      <style:text-properties officeooo:rsid="008abbbf"/>
    </style:style>
    <style:style style:name="T377" style:family="text">
      <style:text-properties officeooo:rsid="02018e5f"/>
    </style:style>
    <style:style style:name="T378" style:family="text">
      <style:text-properties officeooo:rsid="02086be7"/>
    </style:style>
    <style:style style:name="T379" style:family="text">
      <style:text-properties officeooo:rsid="02096fe7"/>
    </style:style>
    <style:style style:name="T380" style:family="text">
      <style:text-properties officeooo:rsid="0214dba4"/>
    </style:style>
    <style:style style:name="T381" style:family="text">
      <style:text-properties officeooo:rsid="0215e2c4"/>
    </style:style>
    <style:style style:name="T382" style:family="text">
      <style:text-properties officeooo:rsid="021ac031"/>
    </style:style>
    <style:style style:name="T383" style:family="text">
      <style:text-properties officeooo:rsid="021e0e6a"/>
    </style:style>
    <style:style style:name="T384" style:family="text">
      <style:text-properties officeooo:rsid="02219d1d"/>
    </style:style>
    <style:style style:name="T385" style:family="text">
      <style:text-properties officeooo:rsid="0223c754"/>
    </style:style>
    <style:style style:name="T386" style:family="text">
      <style:text-properties officeooo:rsid="0227a1b4"/>
    </style:style>
    <style:style style:name="T387" style:family="text">
      <style:text-properties officeooo:rsid="022d3b89"/>
    </style:style>
    <style:style style:name="T388" style:family="text">
      <style:text-properties officeooo:rsid="022ef7d7"/>
    </style:style>
    <style:style style:name="T389" style:family="text">
      <style:text-properties officeooo:rsid="02316dad"/>
    </style:style>
    <style:style style:name="T390" style:family="text">
      <style:text-properties officeooo:rsid="0231a228"/>
    </style:style>
    <style:style style:name="T391" style:family="text">
      <style:text-properties officeooo:rsid="02322baa"/>
    </style:style>
    <style:style style:name="T392" style:family="text">
      <style:text-properties officeooo:rsid="023400dd"/>
    </style:style>
    <style:style style:name="T393" style:family="text">
      <style:text-properties officeooo:rsid="0235a41e"/>
    </style:style>
    <style:style style:name="T394" style:family="text">
      <style:text-properties officeooo:rsid="023792ab"/>
    </style:style>
    <style:style style:name="T395" style:family="text">
      <style:text-properties officeooo:rsid="023dbe6b"/>
    </style:style>
    <style:style style:name="T396" style:family="text">
      <style:text-properties officeooo:rsid="023e81cd"/>
    </style:style>
    <style:style style:name="T397" style:family="text">
      <style:text-properties officeooo:rsid="023fcdbb"/>
    </style:style>
    <style:style style:name="T398" style:family="text">
      <style:text-properties officeooo:rsid="009aecdd"/>
    </style:style>
    <style:style style:name="T399" style:family="text">
      <style:text-properties officeooo:rsid="02479e0d"/>
    </style:style>
    <style:style style:name="T400" style:family="text">
      <style:text-properties officeooo:rsid="024e7a34"/>
    </style:style>
    <style:style style:name="T401" style:family="text">
      <style:text-properties officeooo:rsid="024fd7ec"/>
    </style:style>
    <style:style style:name="T402" style:family="text">
      <style:text-properties officeooo:rsid="0255a384"/>
    </style:style>
    <style:style style:name="T403" style:family="text">
      <style:text-properties officeooo:rsid="025cfd5a"/>
    </style:style>
    <style:style style:name="T404" style:family="text">
      <style:text-properties officeooo:rsid="025dcf49"/>
    </style:style>
    <style:style style:name="T405" style:family="text">
      <style:text-properties officeooo:rsid="0261a6ae"/>
    </style:style>
    <style:style style:name="T406" style:family="text">
      <style:text-properties officeooo:rsid="0261ee50"/>
    </style:style>
    <style:style style:name="T407" style:family="text">
      <style:text-properties officeooo:rsid="02630525"/>
    </style:style>
    <style:style style:name="T408" style:family="text">
      <style:text-properties officeooo:rsid="0269d99d"/>
    </style:style>
    <style:style style:name="T409" style:family="text">
      <style:text-properties officeooo:rsid="026cc4b5"/>
    </style:style>
    <style:style style:name="T410" style:family="text">
      <style:text-properties officeooo:rsid="026ea425"/>
    </style:style>
    <style:style style:name="T411" style:family="text">
      <style:text-properties officeooo:rsid="02705805"/>
    </style:style>
    <style:style style:name="T412" style:family="text">
      <style:text-properties officeooo:rsid="02744861"/>
    </style:style>
    <style:style style:name="T413" style:family="text">
      <style:text-properties officeooo:rsid="0275e8a9"/>
    </style:style>
    <style:style style:name="T414" style:family="text">
      <style:text-properties officeooo:rsid="027b868c"/>
    </style:style>
    <style:style style:name="T415" style:family="text">
      <style:text-properties officeooo:rsid="027bbbb0"/>
    </style:style>
    <style:style style:name="T416" style:family="text">
      <style:text-properties officeooo:rsid="02881282"/>
    </style:style>
    <style:style style:name="T417" style:family="text">
      <style:text-properties officeooo:rsid="028ea453"/>
    </style:style>
    <style:style style:name="T418" style:family="text">
      <style:text-properties officeooo:rsid="00e78cfa"/>
    </style:style>
    <style:style style:name="T419" style:family="text">
      <style:text-properties officeooo:rsid="02966159"/>
    </style:style>
    <style:style style:name="T420" style:family="text">
      <style:text-properties officeooo:rsid="029774ba"/>
    </style:style>
    <style:style style:name="T421" style:family="text">
      <style:text-properties officeooo:rsid="0298f88d"/>
    </style:style>
    <style:style style:name="T422" style:family="text">
      <style:text-properties officeooo:rsid="029b6b54"/>
    </style:style>
    <style:style style:name="T423" style:family="text">
      <style:text-properties officeooo:rsid="029d6dba"/>
    </style:style>
    <style:style style:name="T424" style:family="text">
      <style:text-properties officeooo:rsid="029e72fa"/>
    </style:style>
    <style:style style:name="T425" style:family="text">
      <style:text-properties officeooo:rsid="029ef525"/>
    </style:style>
    <style:style style:name="T426" style:family="text">
      <style:text-properties officeooo:rsid="02a0ff46"/>
    </style:style>
    <style:style style:name="T427" style:family="text">
      <style:text-properties officeooo:rsid="02a26b79"/>
    </style:style>
    <style:style style:name="T428" style:family="text">
      <style:text-properties officeooo:rsid="02a3d59e"/>
    </style:style>
    <style:style style:name="T429" style:family="text">
      <style:text-properties officeooo:rsid="02a4d2ee"/>
    </style:style>
    <style:style style:name="T430" style:family="text">
      <style:text-properties officeooo:rsid="02a63d0d"/>
    </style:style>
    <style:style style:name="T431" style:family="text">
      <style:text-properties officeooo:rsid="02a9d1ed"/>
    </style:style>
    <style:style style:name="T432" style:family="text">
      <style:text-properties officeooo:rsid="02ab8db2"/>
    </style:style>
    <style:style style:name="T433" style:family="text">
      <style:text-properties officeooo:rsid="02acfbbe"/>
    </style:style>
    <style:style style:name="T434" style:family="text">
      <style:text-properties officeooo:rsid="02ad1b02"/>
    </style:style>
    <style:style style:name="T435" style:family="text">
      <style:text-properties officeooo:rsid="02ae3805"/>
    </style:style>
    <style:style style:name="T436" style:family="text">
      <style:text-properties officeooo:rsid="003bace9"/>
    </style:style>
    <style:style style:name="T437" style:family="text">
      <style:text-properties officeooo:rsid="0047a4d3"/>
    </style:style>
    <style:style style:name="T438" style:family="text">
      <style:text-properties officeooo:rsid="005f193c"/>
    </style:style>
    <style:style style:name="T439" style:family="text">
      <style:text-properties officeooo:rsid="0062fcb8"/>
    </style:style>
    <style:style style:name="T440" style:family="text">
      <style:text-properties officeooo:rsid="006b6e2e"/>
    </style:style>
    <style:style style:name="T441" style:family="text">
      <style:text-properties officeooo:rsid="00632f60"/>
    </style:style>
    <style:style style:name="T442" style:family="text">
      <style:text-properties officeooo:rsid="00652f29"/>
    </style:style>
    <style:style style:name="T443" style:family="text">
      <style:text-properties officeooo:rsid="00671982"/>
    </style:style>
    <style:style style:name="T444" style:family="text">
      <style:text-properties officeooo:rsid="0069b327"/>
    </style:style>
    <style:style style:name="T445" style:family="text">
      <style:text-properties officeooo:rsid="004e3e63"/>
    </style:style>
    <style:style style:name="T446" style:family="text">
      <style:text-properties officeooo:rsid="004f8717"/>
    </style:style>
    <style:style style:name="T447" style:family="text">
      <style:text-properties officeooo:rsid="005317b7"/>
    </style:style>
    <style:style style:name="T448" style:family="text">
      <style:text-properties officeooo:rsid="005756b9"/>
    </style:style>
    <style:style style:name="T449" style:family="text">
      <style:text-properties officeooo:rsid="0053e4e1"/>
    </style:style>
    <style:style style:name="T450" style:family="text">
      <style:text-properties officeooo:rsid="0026b435"/>
    </style:style>
    <style:style style:name="T451" style:family="text">
      <style:text-properties officeooo:rsid="006eb33d"/>
    </style:style>
    <style:style style:name="T452" style:family="text">
      <style:text-properties officeooo:rsid="006d6078"/>
    </style:style>
    <style:style style:name="T453" style:family="text">
      <style:text-properties officeooo:rsid="006e6569"/>
    </style:style>
    <style:style style:name="T454" style:family="text">
      <style:text-properties officeooo:rsid="0037f943"/>
    </style:style>
    <style:style style:name="T455" style:family="text">
      <style:text-properties officeooo:rsid="002df7f6"/>
    </style:style>
    <style:style style:name="T456" style:family="text">
      <style:text-properties officeooo:rsid="004a5d5b"/>
    </style:style>
    <style:style style:name="T457" style:family="text">
      <style:text-properties officeooo:rsid="003810a1"/>
    </style:style>
    <style:style style:name="T458" style:family="text">
      <style:text-properties officeooo:rsid="02b59ee4"/>
    </style:style>
    <style:style style:name="T459" style:family="text">
      <style:text-properties officeooo:rsid="02b61564"/>
    </style:style>
    <style:style style:name="T460" style:family="text">
      <style:text-properties officeooo:rsid="02baf97a"/>
    </style:style>
    <style:style style:name="T461" style:family="text">
      <style:text-properties officeooo:rsid="02c17da5"/>
    </style:style>
    <style:style style:name="T462" style:family="text">
      <style:text-properties officeooo:rsid="02ca22ca"/>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vertical-align="top" draw:auto-grow-height="false" fo:min-height="0.489cm" fo:min-width="1.192cm" fo:padding-top="0cm" fo:padding-bottom="0cm" fo:padding-left="0cm" fo:padding-right="0cm" fo:wrap-option="wrap" fo:margin-left="0cm" fo:margin-right="0cm" fo:margin-top="0cm" fo:margin-bottom="0cm" style:run-through="foreground" style:wrap="dynamic" style:number-wrapped-paragraphs="no-limit" style:wrap-contour="false" style:vertical-pos="top" style:vertical-rel="line" style:horizontal-pos="righ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467">Avant-propos</text:p>
        <text:p text:style-name="P383"/>
        <text:p text:style-name="P4">Qui suis-je ?</text:p>
        <text:p text:style-name="P14"/>
        <text:p text:style-name="P389"/>
        <text:p text:style-name="P389"/>
        <text:p text:style-name="P390"><text:span text:style-name="T235">M</text:span>aquettiste print <text:span text:style-name="T235">de formation</text:span>, j’ai eu l’opportunité <text:span text:style-name="T235">tout au long de ma vie professionnelle de travailler sur des projets variés dans différents domaines. Très formateur et riches en apprentissage. De maquettiste à chef de studio, </text:span>j’ai décidé en 2010 de retourner à mes racines et de créer depuis mon Auvergne de coeur une maison d’édition avec une amie. Après de belles années, et la faillite de notre plus gros client, j’ai du penser à la suite ! </text:p>
        <text:p text:style-name="P390"/>
        <text:p text:style-name="P391">Passionné depuis toujours par les sciences en général et l’informatique en particulier, j’ai décidé d’explorer plus avant ce d<text:span text:style-name="T347">omaine</text:span> <text:span text:style-name="T346">au travers de la création de site, discipline qui mêlerait identité visuelle et expérience utilisateur. Ce qui, de plus, correspond à la suite logique de mon parcours : du graphisme, mais appliqué à un autre support, plus riches en possibilités et nécessitant une toute nouvelle approche dans la conception et la réalisation.</text:span></text:p>
        <text:p text:style-name="P391"/>
        <text:p text:style-name="P389">J’ai donc débuté une formation de développeur d’applications Front-End avec OpenClassRooms. J’ai énormément appris durant cette année, en plus de toutes les recherches nécessaires à la bonne compréhension globale du sujet : le web. <text:span text:style-name="T348">La très grande variété des compétences existantes et nécessaires à la pratique de ce métier m’enthousiasme et m’impresionne à la fois.</text:span></text:p>
        <text:p text:style-name="P392"/>
        <text:p text:style-name="P393">Un vrai challenge !</text:p>
        <text:p text:style-name="P389"/>
        <text:p text:style-name="P383"/>
        <text:p text:style-name="P347">Pourquoi un stage</text:p>
        <text:p text:style-name="P425"/>
        <text:p text:style-name="P386"/>
        <text:p text:style-name="P389">La théorie, c’est comme le solfège, c’est un passage difficile <text:span text:style-name="T346">mais</text:span> obligatoire pour exceller par la suite dans la pratique de son « art ».</text:p>
        <text:p text:style-name="P389"/>
        <text:p text:style-name="P389">Rien ne vaut la pratique, encore la pratique, toujours la pratique. Les bas<text:span text:style-name="T236">e</text:span>s doivent être assimilé<text:span text:style-name="T236">e</text:span>s <text:span text:style-name="T237">parfaitement</text:span> afin de pouvoir faire face à tou<text:span text:style-name="T346">s</text:span> les <text:span text:style-name="T346">nouveaux défis</text:span> que l’on ne manque<text:span text:style-name="T346">ra</text:span> pas de rencontrer à chaque nouveau projet.</text:p>
        <text:p text:style-name="P389"/>
        <text:p text:style-name="P389">L’expérience permet de monter en compétences en gravissant chaque marche de l’apprentissage une à une, parfois dans la douleur, mais toujours dans la satisfaction du travail accompli.</text:p>
        <text:p text:style-name="P389">Un stage permet donc de passer de la théorie à la pratique, d’<text:span text:style-name="T238">une </text:span>idée du métier à la réalisation de projets concrets.</text:p>
        <text:p text:style-name="P389">Ce stage m’a permis de gagner en autonomie, en compréhension, en rapidité, et de mieux assimiler l’ensemble des process nécessaires à la création d’<text:span text:style-name="T239">un</text:span> site internet.</text:p>
        <text:p text:style-name="P389"/>
        <text:p text:style-name="P389"/>
        <text:p text:style-name="P387"/>
        <text:p text:style-name="P209">Remerciements</text:p>
        <text:p text:style-name="P209"/>
        <text:p text:style-name="P7"><text:soft-page-break/><text:span text:style-name="T243">Tout d’abord</text:span><text:span text:style-name="T349">, je remercie vivement Bastien Veysseyre, le PDG de Fb Digital, de m’avoir accueilli au sein de son entreprise. </text:span></text:p>
        <text:p text:style-name="P8">Merci aussi à Alexandre Nozière, le responsable du développement. <text:span text:style-name="T352">Son professionnalisme, sa gentillesse et son empathie m’ont permis d’effectuer le stage dans les meilleures conditions.</text:span></text:p>
        <text:p text:style-name="P9">Je souhaite <text:span text:style-name="T354">évidemment</text:span> remercier <text:span text:style-name="T352">l’équipe dans son ensemble, Alexandre, Julien, Sylvaine, Marianne, Fabrice et Marianne pour leur humour, leur bonne humeur et encore une fois leur humour.</text:span></text:p>
        <text:p text:style-name="P9"/>
        <text:p text:style-name="P13">Merci encore à Alexandre Nozière <text:span text:style-name="T458">et</text:span> Julien Jacquin, sans qui beaucoup de sujets abordés seraient restés vagues ou obscurs. Les secondes, les minutes, et parfois même les heures qu’ils ont passés avec moi m’ont permis de mieux comprendre mon travail.</text:p>
        <text:p text:style-name="P10"/>
        <text:p text:style-name="P11">Je remercie également Stéphane Nédélec, mon mentor chez OpenClassRooms, qui a su <text:span text:style-name="T353">m’aider et m’aiguiller à chaque instant pendant le stage, mais également </text:span>tout au long de cette année d’<text:span text:style-name="T353">apprentissage</text:span>.</text:p>
        <text:p text:style-name="P8"/>
        <text:p text:style-name="P6"/>
        <text:p text:style-name="P5"/>
        <text:p text:style-name="P5"/>
        <text:p text:style-name="P5"/>
        <text:p text:style-name="P399">Introduction</text:p>
        <text:p text:style-name="P349"/>
        <text:p text:style-name="P200">Problématique</text:p>
        <text:p text:style-name="P191">Comment réussir une intégration web ?</text:p>
        <text:p text:style-name="P435"/>
        <text:p text:style-name="P200">Objectifs du stage</text:p>
        <text:h text:style-name="P127" text:outline-level="1">Petite histoire du web design</text:h>
        <text:p text:style-name="P58"><text:span text:style-name="Strong_20_Emphasis"><text:span text:style-name="T45">La préhistoire – 1989</text:span></text:span><text:span text:style-name="T47"><text:line-break/>Le web n’existe pas, les écrans sont noirs avec quelques pixels monochromes.</text:span></text:p>
        <text:p text:style-name="P48"/>
        <text:p text:style-name="P58"><text:span text:style-name="Strong_20_Emphasis"><text:span text:style-name="T45">Les tableaux – 1995</text:span></text:span><text:span text:style-name="T47"><text:line-break/>Si vous codiez à l’époque des premiers navigateurs (web), vous mettiez des tableaux dans des tableaux, eux-mêmes imbriqués dans d’autres tableaux.</text:span></text:p>
        <text:p text:style-name="P48"/>
        <text:p text:style-name="P58"><text:span text:style-name="Strong_20_Emphasis"><text:span text:style-name="T45">Le JavaScript – 1995</text:span></text:span><text:span text:style-name="T47"><text:line-break/>Il dynamise le html mais on lui doit notamment les pop-ups. Un bilan contrasté donc, même si le JavaScript s’est réinventé avec jQuery et Node.js</text:span></text:p>
        <text:p text:style-name="P48"/>
        <text:p text:style-name="P58"><text:span text:style-name="Strong_20_Emphasis"><text:span text:style-name="T45">Le Flash – 1996</text:span></text:span><text:span text:style-name="T47"><text:line-break/>Symbole de liberté, il autorise toutes les formes, toutes les polices, toutes les animations. Apple signera son arrêt de mort en le rendant incompatible avec son iPhone (2007). RIP.</text:span></text:p>
        <text:p text:style-name="P58"><text:span text:style-name="Strong_20_Emphasis"><text:span text:style-name="T45">Les CSS – 1998</text:span></text:span><text:span text:style-name="T47"><text:line-break/>Séparer le contenu et sa mise en forme, une bonne idée mais des web designers ont perdu quelques cheveux pour assurer la compatibilité sur les différents navigateurs.</text:span></text:p>
        <text:p text:style-name="P48"/>
        <text:p text:style-name="P58"><text:span text:style-name="Strong_20_Emphasis"><text:span text:style-name="T45">Grilles et Frameworks – 2007</text:span></text:span></text:p>
        <text:p text:style-name="P47"><text:soft-page-break/>Les grilles et les colonnes répondent au besoin de s’adapter aux écrans. Les frameworks tels que Boostrap industrialisent le développeme<text:span text:style-name="T461">n</text:span>t en standardisant certains éléments (navigation, boutons, formulaires…).</text:p>
        <text:p text:style-name="P48"/>
        <text:p text:style-name="P58"><text:span text:style-name="Strong_20_Emphasis"><text:span text:style-name="T45">Le responsive web design – 2010</text:span></text:span><text:span text:style-name="T47"><text:line-break/>L’idée est de proposer les mêmes contenus en adaptant l’affichage aux écrans.</text:span></text:p>
        <text:p text:style-name="P48"/>
        <text:p text:style-name="P58"><text:span text:style-name="Strong_20_Emphasis"><text:span text:style-name="T45">Le flat </text:span></text:span><text:span text:style-name="Strong_20_Emphasis"><text:span text:style-name="T46">design </text:span></text:span><text:span text:style-name="Strong_20_Emphasis"><text:span text:style-name="T45">– 2010</text:span></text:span><text:span text:style-name="T47"><text:line-break/>La simplification des éléments graphiques correspond à la volonté d’une meilleure hiérarchie visuelle et de concentrer l’effort sur la qualité du contenu.</text:span></text:p>
        <text:p text:style-name="P48"/>
        <text:p text:style-name="P52"><text:span text:style-name="Strong_20_Emphasis"><text:span text:style-name="T45">Le futur – 2014</text:span></text:span><text:span text:style-name="T47"><text:line-break/>Le graal des web designers serait de pouvoir s’affranchir du code et des problèmes de compatibilité, pour manipuler les éléments visuels en toute liberté.</text:span></text:p>
        <text:p text:style-name="P47"/>
        <text:p text:style-name="P47"/>
        <text:p text:style-name="P211"><text:span text:style-name="T293">Le processus de création d’un site internet</text:span> </text:p>
        <text:p text:style-name="P212"/>
        <text:p text:style-name="P211">Le web designer <text:span text:style-name="T240">r</text:span>éalis<text:span text:style-name="T240">e le</text:span> design <text:span text:style-name="T247">et les maquettes au format psd</text:span></text:p>
        <text:p text:style-name="P211">L’intégrateur <text:span text:style-name="T248">crée une maquette fonctionnelle à partir du design</text:span> </text:p>
        <text:p text:style-name="P211">Le développeur <text:span text:style-name="T248">code</text:span> <text:span text:style-name="T248">les fonctionnalités du programme</text:span>. </text:p>
        <text:p text:style-name="P211"/>
        <text:p text:style-name="P46"><text:span text:style-name="T196">L</text:span><text:span text:style-name="T195">'ensemble de ces trois compétences permet d'obtenir un site internet fonctionnel et interactif. <text:s/></text:span></text:p>
        <text:p text:style-name="P437"/>
        <text:p text:style-name="P437"/>
        <text:p text:style-name="P437"/>
        <text:p text:style-name="P201">Qu’est-ce qu’un intégrateur ?</text:p>
        <text:p text:style-name="P233"/>
        <text:p text:style-name="P53"><text:span text:style-name="T37">Un intégrateur, aussi appelé développeur Front-End, doit</text:span><text:span text:style-name="T36"> avoir de solides connaissances en programmation </text:span><text:span text:style-name="T37">lié au </text:span><text:span text:style-name="T36">web. Le </text:span><text:span text:style-name="Strong_20_Emphasis"><text:span text:style-name="T36">HTML5 et le CSS3</text:span></text:span><text:span text:style-name="T36">  n'ont </text:span><text:span text:style-name="T38">presque</text:span><text:span text:style-name="T36"> pas de secret pour lui. Il maîtrise également le </text:span><text:span text:style-name="Strong_20_Emphasis"><text:span text:style-name="T36">javascript </text:span></text:span><text:span text:style-name="T36">permettant d'amener animations et fonctionnalités complémentaires au site. </text:span><text:span text:style-name="T38">Il a également très souvent </text:span><text:span text:style-name="T114">des compétences dans le domaine d’un ou plusieurs </text:span><text:span text:style-name="T120">gestionnaires de contenus</text:span><text:span text:style-name="T114"> (CMS).</text:span></text:p>
        <text:p text:style-name="P53"><text:span text:style-name="T36">Il </text:span><text:span text:style-name="Strong_20_Emphasis"><text:span text:style-name="T36">suit activement les dernières évolutions et tendances</text:span></text:span><text:span text:style-name="T36"> en matière de programmation et design web. Il est curieux, autonome et il est capable de définir les contraintes technique liés </text:span><text:span text:style-name="T39">au</text:span><text:span text:style-name="T36"> projet qu'on lui soumet. </text:span></text:p>
        <text:p text:style-name="P57"/>
        <text:p text:style-name="P303"><text:span text:style-name="T102">Dans les premiers temps du web, développer un site Internet nécessitait des compétences informatiques </text:span><text:span text:style-name="T103">relativement basiques</text:span><text:span text:style-name="T102">. Il “suffisait” de connaitre le HTML, le CSS et de savoir manier un client FTP. Désormais, la majorité des sites web est réalisée à partir d</text:span><text:span text:style-name="T116">e </text:span><text:span text:style-name="T121">framework </text:span><text:span text:style-name="T102">(dont les CMS font partie)</text:span><text:span text:style-name="T103"> </text:span><text:span text:style-name="T106">et l</text:span><text:span text:style-name="T102">a conception graphique est facilitée par l’utilisation de thèmes. </text:span></text:p>
        <text:p text:style-name="P304"><text:span text:style-name="T102">Il y a donc des spécialistes dans chaque domaine :</text:span><text:span text:style-name="T107">L’expérience utilisateur, l’interface utilisateur ou l’ergonomie générale du site, couplée à l’utilisation de</text:span><text:span text:style-name="T102"> framework </text:span><text:span text:style-name="T107">Css</text:span><text:span text:style-name="T102"> ou d</text:span><text:span text:style-name="T107">e</text:span><text:span text:style-name="T102"> CMS est réalisée par les développeurs Front-End, les modifications fonctionnelles importantes et autres développeme</text:span><text:span text:style-name="T116">nts </text:span><text:span text:style-name="T117">plus </text:span><text:span text:style-name="T116">s</text:span><text:span text:style-name="T102">pécifiques sont réalisés par les développeurs </text:span><text:span text:style-name="T104">Back</text:span><text:span text:style-name="T102">-End.</text:span></text:p>
        <text:p text:style-name="P297">Véritable passerelle entre le design et le web, l’intégration est une phase obligatoire qui doit répondre à de nombreuses exigences : le respect du web design fourni par le <text:soft-page-break/>designer, la conformité aux standards du web et la compatibilité avec tous les navigateurs Internet. </text:p>
        <text:p text:style-name="P205"/>
        <text:p text:style-name="P178"><text:span text:style-name="T240">Les grandes m</text:span>issions <text:span text:style-name="T240">de l’intégrateur</text:span></text:p>
        <text:p text:style-name="P131"/>
        <text:p text:style-name="P168">La découpe :</text:p>
        <text:p text:style-name="P54"><text:span text:style-name="T30">D</text:span><text:span text:style-name="T29">écouper des </text:span><text:span text:style-name="Strong_20_Emphasis"><text:span text:style-name="T31">maquettes graphiques via Photoshop</text:span></text:span></text:p>
        <text:p text:style-name="P55"><text:span text:style-name="Strong_20_Emphasis"><text:span text:style-name="T32">C</text:span></text:span><text:span text:style-name="Strong_20_Emphasis"><text:span text:style-name="T31">réer les pages au format HTML5</text:span></text:span></text:p>
        <text:p text:style-name="P55"><text:span text:style-name="T250">Mettre en p</text:span><text:span text:style-name="T262">l</text:span><text:span text:style-name="T250">a</text:span><text:span text:style-name="T262">c</text:span><text:span text:style-name="T250">e </text:span><text:span text:style-name="T263">l</text:span><text:span text:style-name="T262">es </text:span><text:span text:style-name="T34">f</text:span><text:span text:style-name="T35">euilles de style au format </text:span><text:a xlink:type="simple" xlink:href="https://www.alticreation.com/8-regles-organiser-code-css/" text:style-name="Internet_20_link" text:visited-style-name="Visited_20_Internet_20_Link"><text:span text:style-name="Strong_20_Emphasis"><text:span text:style-name="T44">CSS3</text:span></text:span></text:a></text:p>
        <text:p text:style-name="P133"><text:span text:style-name="Strong_20_Emphasis"><text:span text:style-name="T43">Ajouter des </text:span></text:span><text:span text:style-name="Strong_20_Emphasis"><text:span text:style-name="T41">Intera</text:span></text:span><text:span text:style-name="Strong_20_Emphasis"><text:span text:style-name="T42">ctions ou effets visuels avec Javascript</text:span></text:span></text:p>
        <text:p text:style-name="P131"/>
        <text:p text:style-name="P134"><text:span text:style-name="T242">L’intégration </text:span>:</text:p>
        <text:p text:style-name="P56"><text:span text:style-name="Strong_20_Emphasis"><text:span text:style-name="T33">Penser la structure du site afin de déterminer d’où viennent les données et de quelle façon les intégrer.</text:span></text:span></text:p>
        <text:p text:style-name="P56"><text:span text:style-name="Strong_20_Emphasis"><text:span text:style-name="T33">Gérer et insérer le contenu du site via la solution technique choisie (très souvent un CMS)</text:span></text:span></text:p>
        <text:p text:style-name="P131"/>
        <text:p text:style-name="P169">Les tests :</text:p>
        <text:p text:style-name="P279"><text:span text:style-name="T14">Teste</text:span><text:span text:style-name="T15">r</text:span><text:span text:style-name="T14"> la compatibilité avec les </text:span><text:span text:style-name="T16">différents </text:span><text:span text:style-name="T14">navigateurs </text:span><text:span text:style-name="T16">sur tous les </text:span><text:span text:style-name="T14">supports.</text:span></text:p>
        <text:p text:style-name="P132"/>
        <text:p text:style-name="P132"/>
        <text:p text:style-name="P279"><text:span text:style-name="T36">La </text:span><text:span text:style-name="Strong_20_Emphasis"><text:span text:style-name="T36">maquette fonctionnelle produite</text:span></text:span><text:span text:style-name="T36"> est lisible dans un </text:span><text:span text:style-name="Strong_20_Emphasis"><text:span text:style-name="T36">navigateur web</text:span></text:span><text:span text:style-name="T36"> (Firefox, Internet Explorer ou Chrome).</text:span></text:p>
        <text:p text:style-name="P45"><text:span text:style-name="Strong_20_Emphasis"><text:span text:style-name="T40">L'outil produit permet de s'assurer que le gabarit du site fonctionne correctement sur tous les navigateurs et de façon uniforme.<text:line-break/>Le code produit par l'intégrateur web est l'équivalent d'un squelette visuel et fonctionnel qui va être utilisé par le développeur web.</text:span></text:span></text:p>
        <text:p text:style-name="P235"/>
        <text:p text:style-name="P207"/>
        <text:p text:style-name="P207"/>
        <text:p text:style-name="P207"/>
        <text:p text:style-name="P203">Les bonnes pratiques</text:p>
        <text:p text:style-name="P439"/>
        <text:p text:style-name="P456"><text:span text:style-name="T118">Le </text:span><text:span text:style-name="T122">World Wide Web Consortium</text:span><text:span text:style-name="T118">, abrégé par le </text:span><text:a xlink:type="simple" xlink:href="https://fr.wikipedia.org/wiki/Sigle" text:style-name="Internet_20_link" text:visited-style-name="Visited_20_Internet_20_Link"><text:span text:style-name="T147">sigle</text:span></text:a><text:span text:style-name="T129"> </text:span><text:span text:style-name="T122">W3C</text:span><text:span text:style-name="T118">, est un </text:span><text:a xlink:type="simple" xlink:href="https://fr.wikipedia.org/wiki/Organisme_de_normalisation" text:style-name="Internet_20_link" text:visited-style-name="Visited_20_Internet_20_Link"><text:span text:style-name="T147">organisme de standardisation</text:span></text:a><text:span text:style-name="T129"> </text:span><text:span text:style-name="T118">à but non lucratif, fondé en </text:span><text:a xlink:type="simple" xlink:href="https://fr.wikipedia.org/wiki/Octobre_1994" text:style-name="Internet_20_link" text:visited-style-name="Visited_20_Internet_20_Link"><text:span text:style-name="T268">octobre</text:span></text:a><text:span text:style-name="T278"> </text:span><text:a xlink:type="simple" xlink:href="https://fr.wikipedia.org/wiki/1994_en_informatique" text:style-name="Internet_20_link" text:visited-style-name="Visited_20_Internet_20_Link"><text:span text:style-name="T268">1994</text:span></text:a><text:span text:style-name="T129"> </text:span><text:span text:style-name="T118">chargé de promouvoir la compatibilité des technologies du </text:span><text:a xlink:type="simple" xlink:href="https://fr.wikipedia.org/wiki/World_Wide_Web" text:style-name="Internet_20_link" text:visited-style-name="Visited_20_Internet_20_Link"><text:span text:style-name="T280">World Wide Web</text:span></text:a><text:span text:style-name="T147">. </text:span><text:span text:style-name="T118">Fonctionnant comme un </text:span><text:a xlink:type="simple" xlink:href="https://fr.wikipedia.org/wiki/Consortium" text:style-name="Internet_20_link" text:visited-style-name="Visited_20_Internet_20_Link"><text:span text:style-name="T147">consortium</text:span></text:a><text:span text:style-name="T129"> </text:span><text:span text:style-name="T118">international, il regroupe a</text:span><text:span text:style-name="T119">ujourd’hui 471</text:span><text:span text:style-name="T118"> entreprises partenaires.</text:span><text:span text:style-name="T278"> </text:span></text:p>
        <text:p text:style-name="P207"/>
        <text:p text:style-name="P232">Respecter les normes <text:span text:style-name="T327">du </text:span>W3C permet de :</text:p>
        <text:p text:style-name="P234"/>
        <text:p text:style-name="P306"><text:span text:style-name="T242">L’évolutivité</text:span><text:line-break/><text:span text:style-name="T327">L</text:span>a séparation du fond et de la forme permet d’agir indépendamment <text:span text:style-name="T328">sur l’</text:span>un <text:span text:style-name="T328">ou</text:span> l’autre</text:p>
        <text:p text:style-name="P315">La portabilité<text:line-break/><text:span text:style-name="T254">L</text:span><text:span text:style-name="T251">’utilisation sur de nombreux supports et </text:span><text:span text:style-name="T254">plateformes</text:span></text:p>
        <text:p text:style-name="P313"><text:span text:style-name="T246">La visibilité</text:span><text:span text:style-name="T266"><text:line-break/></text:span><text:span text:style-name="T267">L’</text:span><text:span text:style-name="T266">influence, </text:span>la présence sur les moteurs de recherche en aidant les robots à bien comprendre le contenu</text:p>
        <text:p text:style-name="P317"/>
        <text:p text:style-name="P203">Principes spécifiques</text:p>
        <text:p text:style-name="P189"/>
        <text:p text:style-name="P289"><text:soft-page-break/><text:span text:style-name="T3">Html : </text:span><text:span text:style-name="T4">D</text:span><text:span text:style-name="T3">escription </text:span><text:span text:style-name="T4">et s</text:span><text:span text:style-name="T3">émantique</text:span></text:p>
        <text:p text:style-name="P222"><text:span text:style-name="Strong_20_Emphasis"><text:span text:style-name="T264">HTML</text:span></text:span><text:span text:style-name="T332"> signifie « </text:span><text:span text:style-name="Emphasis"><text:span text:style-name="T338">HyperText Markup Language</text:span></text:span><text:span text:style-name="T332"> » qu'on peut traduire par « langage de balises pour l'hypertexte ». Il est utilisé afin de créer et de représenter le contenu d'une page web.</text:span></text:p>
        <text:p text:style-name="P219"/>
        <text:p text:style-name="P223">Sémantique</text:p>
        <text:p text:style-name="P218"><text:span text:style-name="T333">L</text:span>a sémantique <text:span text:style-name="T329">des balises </text:span>permet de donner du sens <text:span text:style-name="T330">et une structure à la page en utilisant les éléments (balises) appropriés. La sémantique décrit la valeur du contenu de la page, sans tenir compte de l’apparence ou de la mise en forme des informations. </text:span></text:p>
        <text:p text:style-name="P459"><text:span text:style-name="T331">Le HTML sém</text:span><text:span text:style-name="T335">antique est traité par les navigateurs courants </text:span><text:span text:style-name="T336">et i</text:span><text:span text:style-name="T334">l est également beaucoup plus simple de travailler et de maintenir un code Html sémantiquement correct puisque le document est découpé en parties claires et logiques.</text:span></text:p>
        <text:p text:style-name="P460"/>
        <text:p text:style-name="P185">Css :</text:p>
        <text:p text:style-name="P459"><text:span text:style-name="Strong_20_Emphasis"><text:span text:style-name="T89">Cascading Style Sheets</text:span></text:span><text:span text:style-name="T124"> (</text:span><text:span text:style-name="Strong_20_Emphasis"><text:span text:style-name="T89">CSS</text:span></text:span><text:span text:style-name="T124">) est un langage de feuille de style utilisé pour décrire la présentation d'un document écrit en </text:span><text:a xlink:type="simple" xlink:href="https://developer.mozilla.org/fr/docs/Web/HTML" text:style-name="Internet_20_link" text:visited-style-name="Visited_20_Internet_20_Link"><text:span text:style-name="T153">HTML</text:span></text:a><text:span text:style-name="T130"> </text:span><text:span text:style-name="T123">ou en </text:span><text:a xlink:type="simple" xlink:href="https://developer.mozilla.org/fr/docs/Glossaire/XML" text:style-name="Internet_20_link" text:visited-style-name="Visited_20_Internet_20_Link"><text:span text:style-name="T153">XML</text:span></text:a><text:span text:style-name="T123">. </text:span></text:p>
        <text:p text:style-name="P457"><text:span text:style-name="T181">CSS décrit la façon dont les éléments doivent être affichés, à l'écran, sur du papier ou sur autre support.</text:span> </text:p>
        <text:p text:style-name="P458"/>
        <text:h text:style-name="P128" text:outline-level="4"><text:bookmark text:name="S.C3.A9paration_entre_la_structure_et_la_pr.C3.A9sentation"/>Séparation entre la structure et la présentation</text:h>
        <text:p text:style-name="P318"><text:span text:style-name="T86">L'un des objectifs majeurs des CSS est de permettre la mise en forme hors d</text:span><text:span text:style-name="T87">u</text:span><text:span text:style-name="T86"> document. Cette séparation fournit un certain nombre de bénéfices, permettant d'améliorer l'</text:span><text:a xlink:type="simple" xlink:href="https://fr.wikipedia.org/wiki/Accessibilité_du_Web" text:style-name="Internet_20_link" text:visited-style-name="Visited_20_Internet_20_Link"><text:span text:style-name="T142">accessibilité</text:span></text:a><text:span text:style-name="T86">, de changer plus facilement de présentation, et de réduire la complexité de l'architecture d'un document.</text:span></text:p>
        <text:p text:style-name="P226"><draw:custom-shape text:anchor-type="paragraph" draw:z-index="0" draw:name="Cadre3" draw:style-name="gr1" draw:text-style-name="P470" svg:width="1.191cm" svg:height="0.488cm" svg:x="15.808cm" svg:y="0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25"><text:span text:style-name="T291">Approche : </text:span>OOCSS ou BEM</text:p>
        <text:p text:style-name="P225"/>
        <text:p text:style-name="P224">OOCSS</text:p>
        <text:p text:style-name="P281"><text:span text:style-name="T86">Le CSS orienté-objet (</text:span><text:span text:style-name="T127">OOCSS</text:span><text:span text:style-name="T86">), est une méthode </text:span><text:span text:style-name="T88">basée</text:span><text:span text:style-name="T86"> sur le modèle de la </text:span><text:a xlink:type="simple" xlink:href="https://fr.wikipedia.org/wiki/Programmation_orientée_objet" text:style-name="Internet_20_link" text:visited-style-name="Visited_20_Internet_20_Link"><text:span text:style-name="T142">programmation orientée objet</text:span></text:a><text:span text:style-name="T86">, permettant de réutiliser ses styles dans plusieurs contextes</text:span><text:bookmark text:name="cite_ref-44"/><text:span text:style-name="T86">. Le concept de OOCSS est de repérer des « objets CSS », c'est-à-dire des « patterns visuels » qui se répètent, et de définir ainsi des classes réutilisables. </text:span></text:p>
        <text:p text:style-name="P281"><text:span text:style-name="T90">Les deux grands principes de OOCSS sont la</text:span><text:span text:style-name="T86"> séparation de la structure et de l'apparence </text:span><text:span text:style-name="T90">et la s</text:span><text:span text:style-name="T48">éparation du conteneur et du contenu.</text:span></text:p>
        <text:p text:style-name="P307"/>
        <text:h text:style-name="P129" text:outline-level="4"><text:bookmark text:name="BEM"/>BEM</text:h>
        <text:h text:style-name="P130" text:outline-level="4"><text:span text:style-name="T249">Le BEM (Block, element, modifier) est une technique d</text:span><text:span text:style-name="T265">e nommage</text:span><text:span text:style-name="T249"> du CSS consistant à </text:span><text:span text:style-name="T298">déclarer les styles sous forme d'arborescence pour en améliorer la performance.</text:span></text:h>
        <text:p text:style-name="P307"><text:span text:style-name="T299">La force</text:span><text:span text:style-name="T297"> </text:span><text:span text:style-name="T299">de BEM est</text:span><text:span text:style-name="T297"> </text:span><text:span text:style-name="T299">de dire que tout ce </text:span><text:span text:style-name="T297">qui compose un page ou une application Web peut toujours être rangé dans une arborescence de blocs, d'éléments et de modificateurs. </text:span></text:p>
        <text:p text:style-name="P308">Les blocs et les éléments doivent chacun avoir un nom unique, lequel sera utilisé comme classe CSS.</text:p>
        <text:p text:style-name="P319"><text:span text:style-name="T90">Les deux grands principes de BEM sont que les</text:span><text:span text:style-name="T48"> sélecteurs CSS ne doivent pas utiliser les noms des éléments HTML </text:span><text:span text:style-name="T112">et que l</text:span><text:span text:style-name="T48">es cascades dans les sélecteurs CSS devraient être évitées.</text:span></text:p>
        <text:p text:style-name="P323"/>
        <text:p text:style-name="P184">JS : Utilisation et contexte</text:p>
        <text:p text:style-name="P320"><text:soft-page-break/><text:span text:style-name="Strong_20_Emphasis"><text:span text:style-name="T55">JavaScript </text:span></text:span><text:span text:style-name="T49">est un langage de script </text:span><text:span text:style-name="T85">léger,</text:span><text:span text:style-name="T49"> orienté objet </text:span><text:span text:style-name="T85">et</text:span><text:span text:style-name="T49"> </text:span><text:span text:style-name="T85">interprété</text:span><text:span text:style-name="T49">, principalement connu comme le langage de script des pages web, </text:span><text:span text:style-name="T80">m</text:span><text:span text:style-name="T50">ais il est aussi </text:span><text:span text:style-name="T145">utilisé dans de nombreux environnements extérieurs aux navigateurs web, </text:span><text:span text:style-name="T146">tel</text:span><text:span text:style-name="T50"> que </text:span><text:span text:style-name="T145">Node.js.</text:span></text:p>
        <text:p text:style-name="P320"><text:span text:style-name="T50">Java</text:span><text:span text:style-name="T56">S</text:span><text:span text:style-name="T50">cript est principalement utile lorsqu'il s'agit d'améliorer et d'étendre le comportement de</text:span><text:span text:style-name="T79">s </text:span><text:span text:style-name="T50">pages. Ce langage vient compléter le HTML et le CSS, en y ajoutant une couche d'interactivité. </text:span></text:p>
        <text:p text:style-name="P237"/>
        <text:p text:style-name="P240">Jquery</text:p>
        <text:p text:style-name="P280"><text:span text:style-name="T128">jQuery</text:span><text:span text:style-name="T131"> </text:span><text:span text:style-name="T102">est une </text:span><text:a xlink:type="simple" xlink:href="https://fr.wikipedia.org/wiki/Bibliothèque_logicielle" text:style-name="Internet_20_link" text:visited-style-name="Visited_20_Internet_20_Link"><text:span text:style-name="T148">bibliothèque</text:span></text:a><text:span text:style-name="T131"> </text:span><text:span text:style-name="T148">JavaScript </text:span><text:span text:style-name="T102">créée pour faciliter l'écriture de </text:span><text:span text:style-name="T148">scripts côté client </text:span><text:span text:style-name="T149">et </text:span><text:span text:style-name="T102">permet de profiter d'une plus grande </text:span><text:span text:style-name="Strong_20_Emphasis"><text:span text:style-name="T102">compatibilité avec les différents navigateurs</text:span></text:span><text:span text:style-name="T102">. </text:span></text:p>
        <text:p text:style-name="P238"><text:span text:style-name="T182">Il est à l'heure actuelle le </text:span><text:span text:style-name="T337">framework front-end</text:span><text:span text:style-name="T182"> le plus utilisé au monde</text:span> </text:p>
        <text:p text:style-name="P236"/>
        <text:p text:style-name="P220"/>
        <text:p text:style-name="P220"/>
        <text:p text:style-name="P236"/>
        <text:p text:style-name="P187">Un code organisé et réutilisable</text:p>
        <text:p text:style-name="P242"/>
        <text:p text:style-name="P59"><text:span text:style-name="T50">L'intégrateur </text:span><text:span text:style-name="T66">doit</text:span><text:span text:style-name="T50"> </text:span><text:span text:style-name="T66">produire </text:span><text:span text:style-name="T50">un </text:span><text:span text:style-name="Strong_20_Emphasis"><text:span text:style-name="T50">code propre, organisé et réutilisable</text:span></text:span><text:span text:style-name="T50">. Ceci afin de pouvoir </text:span><text:span text:style-name="T52">être</text:span><text:span text:style-name="T50"> modifier facilement par un autre intervenant. </text:span><text:span text:style-name="T51">Cette démarche </text:span><text:span text:style-name="T50">commence dès la conception en </text:span><text:span text:style-name="T66">cherchant à </text:span><text:span text:style-name="T50">répond</text:span><text:span text:style-name="T66">re</text:span><text:span text:style-name="T50"> aux besoins de l'utilisateur et uniquement aux besoins de l'utilisateur. </text:span><text:span text:style-name="T68">Plusieurs techniques peuvent aider l’intégrateur à agir ainsi.</text:span></text:p>
        <text:p text:style-name="P50"/>
        <text:p text:style-name="P300">Les Méthodes agiles</text:p>
        <text:p text:style-name="P305"><text:span text:style-name="T53">Les méthodes agiles </text:span><text:span text:style-name="T65">décrivent un ensemble de pratiques </text:span><text:span text:style-name="T67">dans</text:span><text:span text:style-name="T65"> la gestion d’</text:span><text:span text:style-name="T67">un</text:span><text:span text:style-name="T65"> projet. </text:span><text:span text:style-name="T54">Elles </text:span><text:span text:style-name="T53">impliquent au maximum le client et permettent une grande réactivité à ses demandes. Elles reposent sur un </text:span><text:span text:style-name="T144">cycle de développement </text:span><text:span text:style-name="T53">itératif, incrémental et adaptatif et doivent respecter une base de pratiques communes </text:span><text:span text:style-name="T64">ou </text:span><text:span text:style-name="T53">complémentaires.</text:span></text:p>
        <text:p text:style-name="P302"/>
        <text:p text:style-name="P301">Les outils de versionning</text:p>
        <text:p text:style-name="P298"><text:span text:style-name="T115">L</text:span><text:span text:style-name="T113">es logiciels </text:span><text:span text:style-name="T115">de gestions de versions, comme Git, </text:span><text:span text:style-name="T113">permett</text:span><text:span text:style-name="T115">e</text:span><text:span text:style-name="T113">nt de sauvegarder </text:span><text:span text:style-name="T115">son</text:span><text:span text:style-name="T113"> travail sur un serveur distant, mais aussi de garder les informations liées à chaque modification du code et de pouvoir ainsi travailler à plusieurs sur le même projet.</text:span></text:p>
        <text:p text:style-name="P299"/>
        <text:p text:style-name="P204">Framework<text:tab/>: Productivité et maintenance</text:p>
        <text:p text:style-name="P288"/>
        <text:p text:style-name="P64">Le mot Framework est un mot anglais <text:span text:style-name="T342">signifiant </text:span>« cadre de travail ». Il s’agit en quelque sorte d’une boîte à outils qui a été conçu par d’autres programmeurs qui ont déjà travaill<text:span text:style-name="T345">é</text:span> sur des projets similaires, en vue de faciliter la tâche aux autres programmeurs <text:span text:style-name="T343">afin qu’ils puissent se </text:span>concentre<text:span text:style-name="T343">r </text:span>sur l’essentiel, <text:span text:style-name="T344">leur logique métier.</text:span></text:p>
        <text:p text:style-name="P65"><text:span text:style-name="Strong_20_Emphasis"><text:span text:style-name="T251">Un framework web est donc un </text:span></text:span><text:span text:style-name="Strong_20_Emphasis"><text:span text:style-name="T257">ensemble</text:span></text:span><text:span text:style-name="Strong_20_Emphasis"><text:span text:style-name="T251"> d’</text:span></text:span><text:span text:style-name="Strong_20_Emphasis"><text:span text:style-name="T255">outils</text:span></text:span><text:span text:style-name="Strong_20_Emphasis"><text:span text:style-name="T251"> qui forment un tout cohérent que l'on a juste a assembler selon nos besoins </text:span></text:span><text:span text:style-name="Strong_20_Emphasis"><text:span text:style-name="T256">pour faire un site robuste, maintenable et durable</text:span></text:span><text:span text:style-name="Strong_20_Emphasis"><text:span text:style-name="T251">.</text:span></text:span></text:p>
        <text:p text:style-name="P62"><text:span text:style-name="T50">L'intégrateur pourra </text:span><text:span text:style-name="T78">par exemple </text:span><text:span text:style-name="T50">décider de démarrer un projet avec un </text:span><text:a xlink:type="simple" xlink:href="https://www.alticreation.com/bootstrap-foundation-frameworks-front-end/" text:style-name="Internet_20_link" text:visited-style-name="Visited_20_Internet_20_Link"><text:span text:style-name="Internet_20_link"><text:span text:style-name="T143">framework front-end comme Bootstrap ou Foundation</text:span></text:span></text:a><text:span text:style-name="T50">.</text:span></text:p>
        <text:p text:style-name="P62"><text:span text:style-name="Strong_20_Emphasis"><text:span text:style-name="T279"/></text:span></text:p>
        <text:p text:style-name="P461"/>
        <text:p text:style-name="P184">Compatibilité cross-browser</text:p>
        <text:p text:style-name="P239"/>
        <text:p text:style-name="P285"><text:soft-page-break/><text:span text:style-name="T109">L</text:span><text:span text:style-name="T110">a compatibilité </text:span><text:span text:style-name="T109">Cross-browser est la possibilité pour toute </text:span><text:span text:style-name="T150">application web </text:span><text:span text:style-name="T109">de supporter plusieurs </text:span><text:span text:style-name="T150">navigateurs web.</text:span></text:p>
        <text:p text:style-name="P60"><text:span text:style-name="T73">C’est à dire </text:span><text:span text:style-name="T75">qu’</text:span><text:span text:style-name="T50">un site </text:span><text:span text:style-name="T75">d</text:span><text:span text:style-name="T50">oit </text:span><text:span text:style-name="T75">être </text:span><text:span text:style-name="Strong_20_Emphasis"><text:span text:style-name="T50">identique visuellement</text:span></text:span><text:span text:style-name="T50"> et propose</text:span><text:span text:style-name="T75">r</text:span><text:span text:style-name="T50"> une expérience utilisateur égale </text:span><text:span text:style-name="T74">sur tous les</text:span><text:span text:style-name="T50"> navigateurs. Il faut donc tester et créer des </text:span><text:span text:style-name="Strong_20_Emphasis"><text:span text:style-name="T50">correctifs </text:span></text:span><text:span text:style-name="Strong_20_Emphasis"><text:span text:style-name="T75">spécifiques</text:span></text:span><text:span text:style-name="Strong_20_Emphasis"><text:span text:style-name="T50"> </text:span></text:span><text:span text:style-name="Strong_20_Emphasis"><text:span text:style-name="T74">si besoin</text:span></text:span><text:span text:style-name="T50">. </text:span><text:span text:style-name="T75">On peut </text:span><text:span text:style-name="T76">faire le choix de </text:span><text:span text:style-name="T75">ne plus prendre en compte certains navigateurs trop anciens </text:span><text:span text:style-name="T77">ou obsolètes</text:span><text:span text:style-name="T75">.</text:span></text:p>
        <text:p text:style-name="P238"/>
        <text:p text:style-name="P204"/>
        <text:p text:style-name="P204"/>
        <text:p text:style-name="P184">Responsive <text:span text:style-name="T341">design</text:span></text:p>
        <text:p text:style-name="P231"/>
        <text:p text:style-name="P61"><text:span text:style-name="T83">Un site </text:span><text:span text:style-name="T84">web adaptatif, ou responsif, </text:span><text:span text:style-name="T83">est u</text:span><text:span text:style-name="T49">n </text:span><text:span text:style-name="T151">site web </text:span><text:span text:style-name="T49">dont la </text:span><text:span text:style-name="T151">conception</text:span><text:span text:style-name="T152"> </text:span><text:span text:style-name="T49">vise à offrir une consultation confortable même pour des supports différents </text:span><text:span text:style-name="T72">en </text:span><text:span text:style-name="Strong_20_Emphasis"><text:span text:style-name="T50">s'adapt</text:span></text:span><text:span text:style-name="Strong_20_Emphasis"><text:span text:style-name="T72">ant</text:span></text:span><text:span text:style-name="Strong_20_Emphasis"><text:span text:style-name="T50"> au terminal </text:span></text:span><text:span text:style-name="T50">du client</text:span><text:span text:style-name="T49">. L'utilisateur peut ainsi, avec le même confort visuel, consulter le site à travers une </text:span><text:span text:style-name="T50">large gamme d'appareils. </text:span><text:span text:style-name="T71">Aujourd’hui, il en existe trois principaux </text:span><text:span text:style-name="T50">: </text:span><text:span text:style-name="T71">l’ordinateur de bureau classique, la tablette mobile et le smartphone. <text:s text:c="4"/></text:span></text:p>
        <text:p text:style-name="P49"/>
        <text:p text:style-name="P63"><text:span text:style-name="T140">On peut dans l</text:span><text:span text:style-name="T141">e cadre de l</text:span><text:span text:style-name="T140">a gestion du projet, décider de créer une version unique du site, et donc responsif, où choisir de créer une version supplémentaire spécialement adaptée à un format particulier.</text:span></text:p>
        <text:p text:style-name="P51"/>
        <text:p text:style-name="P204"/>
        <text:p text:style-name="P184">Accessibilité</text:p>
        <text:p text:style-name="P288"/>
        <text:p text:style-name="P314"><text:span text:style-name="T17">L’accessibilité, </text:span><text:span text:style-name="T339">c'est permettre au </text:span><text:span text:style-name="T17">plus grand nombre de profiter pleinement de votre site, q</text:span><text:span text:style-name="T339">uel que soit le matériel, les logiciels, les équipements particuliers ou le handicap </text:span><text:span text:style-name="T340">de l’utilisateur.</text:span></text:p>
        <text:p text:style-name="P321"><text:span text:style-name="T126">R</text:span><text:span text:style-name="T125">endre le site accessible</text:span></text:p>
        <text:p text:style-name="P322"><text:span text:style-name="T49">Il existe </text:span><text:span text:style-name="T81">plusieurs</text:span><text:span text:style-name="T49"> normes à respecter, mais d'une façon générale, </text:span><text:span text:style-name="T82">le plus simple et le plus efficace est de s</text:span><text:span text:style-name="Strong_20_Emphasis"><text:span text:style-name="T50">éparer </text:span></text:span><text:span text:style-name="Strong_20_Emphasis"><text:span text:style-name="T69">le contenu </text:span></text:span><text:span text:style-name="Strong_20_Emphasis"><text:span text:style-name="T70">du</text:span></text:span><text:span text:style-name="Strong_20_Emphasis"><text:span text:style-name="T69"> design </text:span></text:span><text:span text:style-name="Strong_20_Emphasis"><text:span text:style-name="T70">dans des fichiers séparés</text:span></text:span><text:span text:style-name="T49">. </text:span></text:p>
        <text:p text:style-name="P312"/>
        <text:p text:style-name="P316">Difficultés d’accessibilité :</text:p>
        <text:p text:style-name="P322"><text:span text:style-name="T86">Liaison </text:span><text:span text:style-name="T94">bas</text:span><text:span text:style-name="T86"> débit </text:span><text:span text:style-name="T94">qui ralentit le chargement de la page.</text:span></text:p>
        <text:p text:style-name="P324"><text:span text:style-name="T86">Texte mal orthographié, utilisant des termes complexes </text:span><text:span text:style-name="T95">ou</text:span><text:span text:style-name="T86"> pas adaptés au public visé.</text:span></text:p>
        <text:p text:style-name="P309">Navigateurs trop anciens ou peu connus.</text:p>
        <text:p text:style-name="P325"><text:span text:style-name="T86">Site mal pensé, peu ergonomique où la navigation n’est ni intuitive ni cohérente </text:span><text:span text:style-name="T96">ou basé</text:span><text:span text:style-name="T97">e</text:span><text:span text:style-name="T96"> uniquement sur des scripts.</text:span></text:p>
        <text:p text:style-name="P310">Site ne prenant pas en compte les utilisateurs ayant un handicap visuel ou sonore.</text:p>
        <text:p text:style-name="P311"/>
        <text:p text:style-name="P204"/>
        <text:p text:style-name="P190">Ref</text:p>
        <text:p text:style-name="P288"/>
        <text:p text:style-name="P284"><text:span text:style-name="T105">Le </text:span><text:span text:style-name="T86">référencement </text:span><text:span text:style-name="T91">est un ensemble de techniques </text:span><text:span text:style-name="T86">consist</text:span><text:span text:style-name="T91">ant</text:span><text:span text:style-name="T86"> à améliorer le positionnement et la visibilité de sites dans </text:span><text:span text:style-name="T92">l</text:span><text:span text:style-name="T86">es pages de résultats de moteurs de recherche ou d'annuaires </text:span><text:span text:style-name="T102">et </text:span><text:span text:style-name="T108">ainsi</text:span><text:span text:style-name="T102"> augmenter le trafic du site.</text:span></text:p>
        <text:p text:style-name="P241"/>
        <text:p text:style-name="P282"><text:soft-page-break/><text:span text:style-name="T93">Il</text:span><text:span text:style-name="T86"> s'articule autour de deux </text:span><text:span text:style-name="T147">stratégies</text:span><text:span text:style-name="T130"> </text:span><text:span text:style-name="T86">distinctes et complémentaires : le référencement naturel et le référencement payant.</text:span><text:span text:style-name="T269"> </text:span></text:p>
        <text:p text:style-name="P241"/>
        <text:p text:style-name="P283"><text:span text:style-name="T57">L'intégrateur web </text:span><text:span text:style-name="T59">peut agir sur le référencement naturel en</text:span><text:span text:style-name="T57"> produi</text:span><text:span text:style-name="T59">sant</text:span><text:span text:style-name="T57"> un code qui </text:span><text:span text:style-name="T60">décrit au mieux le contenu de la page</text:span><text:span text:style-name="T57"> </text:span><text:span text:style-name="T60">et permet ainsi aux </text:span><text:span text:style-name="T61">moteurs de recherc</text:span><text:span text:style-name="T62">he</text:span><text:span text:style-name="T61">s</text:span><text:span text:style-name="T60"> d</text:span><text:span text:style-name="T63">’en</text:span><text:span text:style-name="T60"> parcourir </text:span><text:span text:style-name="T63">l’</text:span><text:span text:style-name="T60">intégralité avec facilité. </text:span></text:p>
        <text:p text:style-name="P283"><text:span text:style-name="T57">On appelle cela de</text:span><text:span text:style-name="Strong_20_Emphasis"><text:span text:style-name="T57"> l'optimisation SEO. </text:span></text:span><text:span text:style-name="Strong_20_Emphasis"><text:span text:style-name="T58">C</text:span></text:span><text:span text:style-name="T57">e travail spécifique est parfois réalisé par une personne spécialisée en SEO.</text:span></text:p>
        <text:p text:style-name="P221"/>
        <text:p text:style-name="P208"/>
        <text:p text:style-name="P438"/>
        <text:p text:style-name="P438"/>
        <text:p text:style-name="P438"/>
        <text:p text:style-name="P438"/>
        <text:p text:style-name="P438"/>
        <text:p text:style-name="P402"><text:span text:style-name="T366">L</text:span>'entreprise</text:p>
        <text:p text:style-name="P402"/>
        <text:p text:style-name="P427"><text:span text:style-name="T3">Conc</text:span><text:span text:style-name="T5">u</text:span><text:span text:style-name="T3">rrence dans le secteur / Différents types d’agence</text:span></text:p>
        <text:h text:style-name="P463" text:outline-level="2">Qu’est-ce qu’une agence web ?</text:h>
        <text:p text:style-name="P334"><text:span text:style-name="T199">Une agence web est une agence de communication spécialisée dans la communication sur Internet. </text:span><text:span text:style-name="T200">Sa</text:span><text:span text:style-name="T199"> mission principale est d’accompagner </text:span><text:span text:style-name="T200">les</text:span><text:span text:style-name="T199"> clients dans la création puis la promotion de leur site internet. C’est pourquoi une agence web </text:span><text:span text:style-name="T201">doit avoir</text:span><text:span text:style-name="T199"> des compétences techniques en développement web et en webdesign, </text:span><text:span text:style-name="T201">mais aussi</text:span><text:span text:style-name="T199"> des compétences marketing pour assurer l</text:span><text:span text:style-name="T200">e référencement et l</text:span><text:span text:style-name="T199">a promotion des sites.</text:span></text:p>
        <text:p text:style-name="P334"><text:span text:style-name="T198">D</text:span><text:span text:style-name="T197">es agences spécialisées aux agences full-service</text:span></text:p>
        <text:p text:style-name="P335"><text:span text:style-name="T202">L</text:span><text:span text:style-name="T199">a complexité croissante de la communication web </text:span><text:span text:style-name="T202">a obligé </text:span><text:span text:style-name="T199">de nombreuses agences web </text:span><text:span text:style-name="T202">à</text:span><text:span text:style-name="T199"> se spécialiser. Certaines se sont spécialisées sur un type de site web, </text:span><text:span text:style-name="T202">comme </text:span><text:span text:style-name="T199">les sites de e-commerce, </text:span><text:span text:style-name="T202">tandis</text:span><text:span text:style-name="T199"> que d’autres </text:span><text:span text:style-name="T202">ont opté pour une</text:span><text:span text:style-name="T199"> approche webmarketing. En parallèle, </text:span><text:span text:style-name="T202">certaines </text:span><text:span text:style-name="T199">agences web </text:span><text:span text:style-name="T202">ont préféré </text:span><text:span text:style-name="T199">adopte</text:span><text:span text:style-name="T202">r</text:span><text:span text:style-name="T199"> une approche </text:span><text:span text:style-name="T203">plus </text:span><text:span text:style-name="T199">globale ou 360. On parle </text:span><text:span text:style-name="T202">alors </text:span><text:span text:style-name="T199">d’agences </text:span><text:span text:style-name="T209">full-service. </text:span><text:span text:style-name="T208">Elles</text:span><text:span text:style-name="T199"> </text:span><text:span text:style-name="T202">sont </text:span><text:span text:style-name="T199">capables d’accompagner </text:span><text:span text:style-name="T202">le client </text:span><text:span text:style-name="T203">tout au long du</text:span><text:span text:style-name="T202"> projet </text:span><text:span text:style-name="T203">et d’assurer le suivi et la maintenance </text:span><text:span text:style-name="T204">par la suite</text:span><text:span text:style-name="T202">. </text:span><text:span text:style-name="T205">Fb Digital s’inscrit </text:span><text:span text:style-name="T206">totalement </text:span><text:span text:style-name="T205">dans cette catégorie, en </text:span><text:span text:style-name="T206">proposant</text:span><text:span text:style-name="T205"> à ses clients </text:span><text:span text:style-name="T206">une vision </text:span><text:span text:style-name="T207">claire </text:span><text:span text:style-name="T206">et une stratégie digitale complète.</text:span></text:p>
        <text:p text:style-name="P345"/>
        <text:p text:style-name="P345"/>
        <text:p text:style-name="P344">Présentation de l'entreprise <text:span text:style-name="T366">Histoire</text:span></text:p>
        <text:p text:style-name="P340"/>
        <text:p text:style-name="P340"/>
        <text:p text:style-name="P12"><text:span text:style-name="T133">E</text:span><text:span text:style-name="T134">n 2009, </text:span><text:span text:style-name="T136">Frank Bonnet, dirigeant d’agence web depuis 1996 et Bastien Veysseyre, développeur et référenceur depuis 2001, </text:span><text:span text:style-name="T135">crée Nexxpix, à Brioude où est né </text:span><text:span text:style-name="T138">et a grandi </text:span><text:span text:style-name="T135">Bastion Veysseyre. </text:span><text:span text:style-name="T139">Il est la quatrième </text:span><text:span text:style-name="T132">génération d'entrepreneur sur le Brivadois </text:span><text:span text:style-name="T137">dans sa famille</text:span><text:span text:style-name="T132">. « Avant, c'était dans le bâtiment, moi, c'est Internet. ». </text:span><text:span text:style-name="T137">L</text:span><text:span text:style-name="T157">’entreprise réalise </text:span><text:span text:style-name="T158">alors </text:span><text:span text:style-name="T157">des prestations de création de sites, sites e-commerce et référencement.</text:span></text:p>
        <text:p text:style-name="P44"/>
        <text:p text:style-name="P333"><text:soft-page-break/><text:span text:style-name="T357">Nexxppix prend donc ses quartiers à Brioude </text:span>en 2010, <text:span text:style-name="T357">et pr</text:span>opose <text:span text:style-name="T357">ses</text:span> services sur un territoire proche. À 1 h 30 de route <text:span text:style-name="T358">au </text:span>maximum, ce qui permet <text:span text:style-name="T357">une proximité et une compréhension parfaite des besoins réels de ses</text:span> clients <text:span text:style-name="T358">afin de leur apporter une réponse pertinente et sur-mesure.</text:span></text:p>
        <text:p text:style-name="P333"/>
        <text:p text:style-name="P333">« Au lancement, Nexxpix était vraiment spécialisée dans la sous-traitance de site Internet. »</text:p>
        <text:p text:style-name="P333"/>
        <text:p text:style-name="P333"><text:span text:style-name="T358">En 2016, Nexxpix fusionne</text:span> avec Fb Tech et By One <text:span text:style-name="T350">deux autres agences web </text:span>pour donner naissance à une nouvelle entreprise, FB Digital. Une agence de communication digitale proposant une offre complète s'adressant aux PME, TPE et même aux grandes entreprises et proposant de les accompagner sur l'ensemble de leur stratégie digitale. </text:p>
        <text:p text:style-name="P333">Une évolution naturelle et logique pour trois entreprises <text:span text:style-name="T359">qui </text:span>travaillaient ensemble depuis plusieurs années. <text:span text:style-name="T360">L</text:span>es spécialités étaient les suivantes : développement Internet et référencement naturel pour Nexxpix ; développement de site e-commerce et référencement payant pour Fb tech ; communication pour By One. </text:p>
        <text:p text:style-name="P333"><text:span text:style-name="T359">La f</text:span>usion <text:span text:style-name="T359">a</text:span> perm<text:span text:style-name="T359">is</text:span> de partager <text:span text:style-name="T361">le</text:span> même message auprès des clients et de pouvoir fournir une prestation de communication digitale de <text:span text:style-name="T361">A à Z.</text:span></text:p>
        <text:p text:style-name="P337"><text:span text:style-name="T362">F</text:span><text:span text:style-name="T351">B Digital partage ses locaux avec Beestick, </text:span><text:span text:style-name="T363">entreprise spécialisée</text:span><text:span text:style-name="T351"> dans la création et la fabrication de stickers décoratifs.</text:span></text:p>
        <text:p text:style-name="P331"/>
        <text:p text:style-name="P331">« <text:span text:style-name="T360">Q</text:span>uand on développe un site Internet, on l'imagine pour les utilisateurs, pas pour les chefs d'entreprise. L'agence a <text:span text:style-name="T426">un </text:span>rôle de conseil, on fait du sur-mesure. »</text:p>
        <text:p text:style-name="P332"/>
        <text:p text:style-name="P331">700.000 euros, l'hypothèse du chiffre d'affaires de la société FB digital.</text:p>
        <text:p text:style-name="P331"><text:span text:style-name="T364">6 à 9 </text:span>en mois, <text:s/>la création d'un site Internet d'e-commerce</text:p>
        <text:p text:style-name="P331"><text:span text:style-name="T365">3 mois <text:s/></text:span>site vitrine, il faut compter environ trois mois.</text:p>
        <text:p text:style-name="P330">500 environ, le nombre de clients que possède la société FB Digital.</text:p>
        <text:p text:style-name="P388"/>
        <text:p text:style-name="P451"/>
        <text:p text:style-name="P202">La stratégie</text:p>
        <text:p text:style-name="P202"/>
        <text:p text:style-name="P186">Ensemble des services proposés par l’agence</text:p>
        <text:p text:style-name="P34">Pictos x <text:span text:style-name="T368">5</text:span></text:p>
        <text:p text:style-name="P35"/>
        <text:p text:style-name="P37"><text:soft-page-break/></text:p>
        <text:p text:style-name="P40">Création de site Internet</text:p>
        <text:p text:style-name="P37"><text:span text:style-name="T181">Pour la création de site ou le développement de modules, </text:span><text:span text:style-name="T188">Fb Digital</text:span><text:span text:style-name="T181"> optimise </text:span><text:span text:style-name="T188">le</text:span><text:span text:style-name="T181"> système de publication de contenus grâce aux solutions open source Modx </text:span><text:span text:style-name="T188">ou</text:span><text:span text:style-name="T181"> Wordpress.</text:span> </text:p>
        <text:p text:style-name="P37"/>
        <text:p text:style-name="P37"/>
        <text:p text:style-name="P40">Création de site e-commerce</text:p>
        <text:p text:style-name="P36"><text:span text:style-name="T189">Pour la création de</text:span><text:span text:style-name="T181"> site e</text:span><text:span text:style-name="T189">-</text:span><text:span text:style-name="T181">commerce, </text:span><text:span text:style-name="T189">Fb Digital propose des</text:span><text:span text:style-name="T181"> solutions open source </text:span><text:span text:style-name="T189">comme </text:span><text:span text:style-name="T181">Thélia, Prestashop </text:span><text:span text:style-name="T190">ou OsCommerce</text:span><text:span text:style-name="T181">, solutions complètes, performantes et adaptables grâce aux plugins.</text:span> </text:p>
        <text:p text:style-name="P36"/>
        <text:p text:style-name="P36"/>
        <text:p text:style-name="P38"><text:span text:style-name="T355">Pôle marketing digital</text:span><text:span text:style-name="T251"><text:line-break/></text:span><text:span text:style-name="T258">Pour d</text:span><text:span text:style-name="T183">éveloppe</text:span><text:span text:style-name="T184">r</text:span><text:span text:style-name="T183"> </text:span><text:span text:style-name="T184">la</text:span><text:span text:style-name="T183"> stratégie e</text:span><text:span text:style-name="T184">-</text:span><text:span text:style-name="T183">marketing </text:span><text:span text:style-name="T185">d’une entreprise</text:span><text:span text:style-name="T183">, </text:span><text:span text:style-name="T184">Fb Digital</text:span><text:span text:style-name="T183"> </text:span><text:span text:style-name="T184">possède une solide expertise en </text:span><text:span text:style-name="T183">référencement. </text:span><text:span text:style-name="T186">Fb Digital propose</text:span><text:span text:style-name="T183"> des solutions de promotion et d'optimisation de site adaptées </text:span><text:span text:style-name="T186">aux objectifs du client, </text:span><text:span text:style-name="T187">notamment</text:span><text:span text:style-name="T259"> le référencement naturel, les achats de mots-clés, les campagnes de pub</text:span><text:span text:style-name="T260">licité</text:span><text:span text:style-name="T259"> sur les réseaux sociaux </text:span><text:span text:style-name="T261">ainsi que </text:span><text:span text:style-name="T260">les offres promotionnelles par mailing</text:span><text:span text:style-name="T261">.</text:span></text:p>
        <text:p text:style-name="P37"/>
        <text:h text:style-name="P462" text:outline-level="1">Développement spécifique</text:h>
        <text:p text:style-name="P326"><text:span text:style-name="T191">Fb Digital développe</text:span><text:span text:style-name="T181"> également des interfaces spécifiques. Extranet </text:span><text:span text:style-name="T192">ou </text:span><text:span text:style-name="T181">Intranet pour les entreprises, </text:span><text:span text:style-name="T193">développement d’addons ou de plugins, </text:span><text:span text:style-name="T181">CRM, </text:span><text:span text:style-name="T192">a</text:span><text:span text:style-name="T181">nalyse de données, </text:span><text:span text:style-name="T192">g</text:span><text:span text:style-name="T181">estion commerciale, </text:span><text:span text:style-name="T192">s</text:span><text:span text:style-name="T181">ynchronisation de données client/serveur </text:span><text:span text:style-name="T192">et</text:span><text:span text:style-name="T181"> serveur/serveur.</text:span></text:p>
        <text:p text:style-name="P329"/>
        <text:p text:style-name="P327">Pôle hébergement</text:p>
        <text:p text:style-name="P328"><text:span text:style-name="T102">FB Digital propose différentes </text:span><text:span text:style-name="T111">solutions d’hébergements</text:span><text:span text:style-name="T102"> dédiés. </text:span><text:span text:style-name="T111">Principalement le </text:span><text:span text:style-name="T102">support de PHP, </text:span><text:span text:style-name="T111">la</text:span><text:span text:style-name="T102"> mise à disposition d'une ou plusieurs bases de données pour garantir un stockage sûr de</text:span><text:span text:style-name="T111">s</text:span><text:span text:style-name="T102"> informations </text:span><text:span text:style-name="T111">du client</text:span><text:span text:style-name="T102">, </text:span><text:span text:style-name="T111">ainsi qu’</text:span><text:span text:style-name="T86">un service de messagerie complet et sécurisé contre les spams.</text:span></text:p>
        <text:p text:style-name="P37"/>
        <text:p text:style-name="P39">F<text:span text:style-name="T356">ormation</text:span></text:p>
        <text:p text:style-name="P121">Fb Digital accompagne ses clients du début à la fin du projet en organisant des formations. Les clients peuvent ainsi apprendre ou perfectionner leur maîtrise des outils d’administrations, améliorer leur visibilité sur Google et sur les réseaux sociaux, être autonome ainsi mieux comprendre leur site.</text:p>
        <text:p text:style-name="P454"/>
        <text:p text:style-name="P454"/>
        <text:p text:style-name="P346"/>
        <text:p text:style-name="P348"/>
        <text:p text:style-name="P348"/>
        <text:p text:style-name="P202">Workflow</text:p>
        <text:p text:style-name="P451"/>
        <text:p text:style-name="P89"><text:span text:style-name="T211">Le</text:span><text:span text:style-name="T210"> client</text:span></text:p>
        <text:p text:style-name="P68">Expression du besoin du client</text:p>
        <text:p text:style-name="P90"><text:soft-page-break/><text:span text:style-name="T165">L</text:span><text:span text:style-name="T164">es premiers rendez-vous </text:span><text:span text:style-name="T165">doivent</text:span><text:span text:style-name="T164"> cerner le mieux possible les besoins et les attentes du client. Il s’agit de définir le périmètre du projet en éclaircissant </text:span><text:span text:style-name="T166">notamment </text:span><text:span text:style-name="T164">les points suivants : à quoi va servir le site, </text:span><text:span text:style-name="T166">que doit-on pouvoir faire avec et quel est le public visé.</text:span></text:p>
        <text:p text:style-name="P97"/>
        <text:p text:style-name="P80">Réflexion globale</text:p>
        <text:p text:style-name="P69">Définition du besoin</text:p>
        <text:p text:style-name="P92"><text:span text:style-name="T212">Maintenant</text:span><text:span text:style-name="T213">, il s’agit d’établir </text:span><text:span text:style-name="T212">les objectifs à atteindre</text:span><text:span text:style-name="T213">. </text:span><text:span text:style-name="T212">Une todo-list</text:span><text:span text:style-name="T213"> </text:span><text:span text:style-name="T212">cohérente en phase avec les besoins du client, qui pourra être revu et corrigé à chaque nouveau développement du projet. </text:span><text:span text:style-name="T213">On commence alors la rédaction d’un cahier des charges.</text:span></text:p>
        <text:p text:style-name="P227"/>
        <text:p text:style-name="P85"><text:span text:style-name="T214">R</text:span><text:span text:style-name="T215">éflexion globale</text:span></text:p>
        <text:p text:style-name="P175"><text:span text:style-name="T164">On réfléchi</text:span><text:span text:style-name="T167">t</text:span><text:span text:style-name="T164"> </text:span><text:span text:style-name="T168">alors </text:span><text:span text:style-name="T164">au projet dans sa globalité, </text:span><text:span text:style-name="T167">en </text:span><text:span text:style-name="T164">tent</text:span><text:span text:style-name="T167">ant</text:span><text:span text:style-name="T164"> d’assembler tous les éléments dont nous disposons afin de former un tout cohérent, en réponse aux exigences du client.</text:span></text:p>
        <text:p text:style-name="P228">La solution technique la plus adaptée au projet est choisi en fonction du site à développer : un site vitrine, un site e-commerce ou un développement plus spécifique.</text:p>
        <text:p text:style-name="P176"><text:span text:style-name="T164">Une fois toutes les tâches clairement identifiées, o</text:span><text:span text:style-name="T169">n</text:span><text:span text:style-name="T170"> </text:span><text:span text:style-name="T171">les </text:span><text:span text:style-name="T170">partage</text:span><text:span text:style-name="T172"> </text:span><text:span text:style-name="T170">entre </text:span><text:span text:style-name="T172">tous les intervenants :</text:span><text:span text:style-name="T170"> la</text:span><text:span text:style-name="T169"> responsable commerciale, le graphiste, les intégrateurs et les développeurs. </text:span><text:span text:style-name="T172">On met en place un </text:span><text:span text:style-name="T170">planning afin de cadrer le projet</text:span><text:span text:style-name="T172"> </text:span><text:span text:style-name="T170">et satisfaire au mieux les délais demandés par le client. </text:span></text:p>
        <text:p text:style-name="P171"><text:span text:style-name="T170">On rédige alors la version</text:span><text:span text:style-name="T173"> finale du c</text:span><text:span text:style-name="T164">ahier des charges</text:span><text:span text:style-name="T173">. </text:span><text:span text:style-name="T170">Ce d</text:span><text:span text:style-name="T173">ocument de référence constitue</text:span><text:span text:style-name="T170"> </text:span><text:span text:style-name="T173">les fondations du projet et des accords entre les parties.</text:span></text:p>
        <text:p text:style-name="P229"/>
        <text:p text:style-name="P95"><text:span text:style-name="T155">A</text:span><text:span text:style-name="T154">rborescence du site et Wireframes</text:span></text:p>
        <text:p text:style-name="P96"><text:span text:style-name="T162">On travaille ensuite sur l’arborescence du site en identifiant l’ensemble des pages présentes sur le site </text:span><text:span text:style-name="T178">et on commence à réaliser des wireframes, des maquettes très simples qui donnent une idée de la façon dont les contenus seront présentés.</text:span></text:p>
        <text:p text:style-name="P100"/>
        <text:p text:style-name="P188">Environnement de travail</text:p>
        <text:p text:style-name="P336"><text:span text:style-name="T216">Après validation du cahier des charges par le client, </text:span><text:span text:style-name="T217">on met en place un </text:span><text:span text:style-name="T218">environnement de développement accessible à tous les intervenants, du développeur au client</text:span><text:span text:style-name="T217">, </text:span><text:span text:style-name="T216">a</text:span><text:span text:style-name="T218">fin d</text:span><text:span text:style-name="T219">e permettre</text:span><text:span text:style-name="T218"> </text:span><text:span text:style-name="T216">des</text:span><text:span text:style-name="T218"> échange</text:span><text:span text:style-name="T216">s</text:span><text:span text:style-name="T218"> permanent</text:span><text:span text:style-name="T216">s</text:span><text:span text:style-name="T217"> </text:span><text:span text:style-name="T218">et des retours </text:span><text:span text:style-name="T217">constructifs sur les </text:span><text:span text:style-name="T220">avancées en cours. </text:span></text:p>
        <text:p text:style-name="P89"><text:span text:style-name="T210">Conte</text:span><text:span text:style-name="T221">nu</text:span></text:p>
        <text:p text:style-name="P82"><text:span text:style-name="T181">Définition </text:span><text:span text:style-name="T194">et aperçu </text:span><text:span text:style-name="T181">du type de contenu</text:span></text:p>
        <text:p text:style-name="P67">Il est préférable d’avoir un contenu pertinent dès le lancement du projet. Même si on ne peut obtenir que des échantillons, il faut qu’ils soient le plus représentatifs possible du contenu final, car c’est lui qui va déterminer le design, c’est en quelque sorte la matière première du futur site.</text:p>
        <text:p text:style-name="P67"/>
        <text:p text:style-name="P81">Design</text:p>
        <text:p text:style-name="P76">Web design</text:p>
        <text:p text:style-name="P177"><text:span text:style-name="T369">L’agence fait appel à <text:s/>un graphiste extérieur pour tout ce qui concerne le web design. Son </text:span><text:span text:style-name="T174">objectif est de </text:span><text:span text:style-name="T175">retranscrire visuellement les demandes du client. </text:span><text:span text:style-name="T176">Il fournit </text:span><text:span text:style-name="T177">pour cela </text:span><text:span text:style-name="T176">une maquette, le plus souvent</text:span><text:span text:style-name="T175"> </text:span><text:span text:style-name="T177">au format psd créée </text:span><text:span text:style-name="T175">avec Photoshop. </text:span><text:span text:style-name="T177">En fonction des besoins énoncés, il pourra créer une charte graphique pertinente, ou s’appuyer sur des éléments déjà existant.</text:span></text:p>
        <text:p text:style-name="P230"/>
        <text:p text:style-name="P76">Découpe <text:span text:style-name="T369">Html et Css</text:span></text:p>
        <text:p text:style-name="P91"><text:soft-page-break/><text:span text:style-name="T156">A partir des maquettes du web designer, </text:span><text:span text:style-name="T159">l’intégrateur </text:span><text:span text:style-name="T156">découpe les maquettes et reprodui</text:span><text:span text:style-name="T159">t</text:span><text:span text:style-name="T156"> le design </text:span><text:span text:style-name="T160">dans un fichier</text:span><text:span text:style-name="T156"> Html. </text:span><text:span text:style-name="T161">P</text:span><text:span text:style-name="T156">uis </text:span><text:span text:style-name="T161">il </text:span><text:span text:style-name="T160">applique </text:span><text:span text:style-name="T156">l</text:span><text:span text:style-name="T159">es</text:span><text:span text:style-name="T156"> styl</text:span><text:span text:style-name="T159">es</text:span><text:span text:style-name="T156"> </text:span><text:span text:style-name="T159">a</text:span><text:span text:style-name="T156">u document</text:span><text:span text:style-name="T160"> dans un fichier séparé</text:span><text:span text:style-name="T156"> </text:span><text:span text:style-name="T159">en utilisant le préprocesseur Less</text:span><text:span text:style-name="T156">.</text:span></text:p>
        <text:p text:style-name="P70"/>
        <text:p text:style-name="P75">Responsive design</text:p>
        <text:p text:style-name="P66">D’une manière générale, tous les sites doivent aujourd’hui être responsive. Le design doit s’adapter à tous les supports. A l’aide des Css, on peut obtenir assez facilement un résultant probant.</text:p>
        <text:p text:style-name="P66"/>
        <text:p text:style-name="P88"><text:span text:style-name="T233">D</text:span><text:span text:style-name="T234">é</text:span><text:span text:style-name="T233">veloppement</text:span></text:p>
        <text:p text:style-name="P70">Développement des fonctionnalités</text:p>
        <text:p text:style-name="P93"><text:span text:style-name="T210">Le développeur code et implémente toutes les fonctionnalités du site. </text:span><text:span text:style-name="T222">Le développement s’effectue </text:span><text:span text:style-name="T223">en ajoutant une à une les différentes</text:span><text:span text:style-name="T222"> briques </text:span><text:span text:style-name="T224">qui composent le</text:span><text:span text:style-name="T223"> programme</text:span><text:span text:style-name="T222">, </text:span><text:span text:style-name="T223">en les améliorant </text:span><text:span text:style-name="T224">tout au long du processus de développement.</text:span><text:span text:style-name="T222"> </text:span><text:span text:style-name="T225">Le temps nécessaire au développement peut énormément varier en fonction de la solution choisie et des fonctionnalités demandés. De plus, développer un site sur WordPress ou sur Symfony implique également des contraintes bien différentes.</text:span></text:p>
        <text:p text:style-name="P98"/>
        <text:p text:style-name="P71">Dynamiser les pages</text:p>
        <text:p text:style-name="P94"><text:span text:style-name="T226">On doit à présent disposer de tout ou partie du contenu final. On peut donc l’intégrer au site, via le CMS retenu ou dans les vues </text:span><text:span text:style-name="T227">disponibles</text:span><text:span text:style-name="T226">. </text:span></text:p>
        <text:p text:style-name="P99"/>
        <text:p text:style-name="P70">Tests et validation</text:p>
        <text:p text:style-name="P135"><text:span text:style-name="T367">Le développeur teste chaque fonctionnalité une à une via des tests unitaires et obtient ainsi la recette du site</text:span><text:span text:style-name="T179">. </text:span><text:span text:style-name="T180">L’</text:span><text:span text:style-name="T132">objectif est d’évaluer la conformité du projet avec le cahier des charges</text:span><text:span text:style-name="T162">.</text:span></text:p>
        <text:p text:style-name="P72"/>
        <text:p text:style-name="P86"><text:span text:style-name="T210">Tests </text:span><text:span text:style-name="T228">et</text:span><text:span text:style-name="T210"> compatibilité cross-browser</text:span></text:p>
        <text:p text:style-name="P83"><text:span text:style-name="T229">On s’assure que le site fonctionne bien de la même façon sur tous les navigateurs récents, </text:span><text:span text:style-name="T230">que le code produit est bien valide pour le W3C, que le site est bien optimisé pour le référencement naturel et que la vitesse de chargement du site est conforme aux attentes. </text:span><text:span text:style-name="T229"><text:s/></text:span><text:span text:style-name="T231">On ajoute au besoin des correctifs.</text:span></text:p>
        <text:p text:style-name="P77"/>
        <text:p text:style-name="P73">Retour client final</text:p>
        <text:p text:style-name="P84"><text:span text:style-name="T229">A</text:span><text:span text:style-name="T231">p</text:span><text:span text:style-name="T229">rès de multiples échanges, on soumet au client </text:span><text:span text:style-name="T231">un procès-verbal de recette </text:span><text:span text:style-name="T229">pour validation. </text:span><text:span text:style-name="T231">Une fois signé, cela signifie que le client accepte la livraison du produit fini.</text:span></text:p>
        <text:p text:style-name="P73"/>
        <text:p text:style-name="P81">Lancement</text:p>
        <text:p text:style-name="P87"><text:span text:style-name="T232">A</text:span><text:span text:style-name="T210">justements</text:span></text:p>
        <text:p text:style-name="P78">Suite aux remarques du client, on intègre les dernières modifications.</text:p>
        <text:p text:style-name="P79"/>
        <text:p text:style-name="P74">Mise en ligne</text:p>
        <text:p text:style-name="P146">On transfère tous les fichiers vers le serveur de production, soit chez Fb Digital qui propose un service d’hébergement mutualisé, soit sur un hébergement tiers comme Ovh.</text:p>
        <text:p text:style-name="P146"><text:span text:style-name="T163">C</text:span><text:span text:style-name="T162">a y est, le site est en ligne !</text:span></text:p>
        <text:p text:style-name="P453"/>
        <text:p text:style-name="P453"/>
        <text:p text:style-name="P338">Technologies <text:span text:style-name="T292">(listings + logo + une phrase)</text:span></text:p>
        <text:p text:style-name="P173"><text:soft-page-break/>Html5</text:p>
        <text:p text:style-name="P164">Css3</text:p>
        <text:p text:style-name="P164">Less Css Preprocessors</text:p>
        <text:p text:style-name="P164">Bootstrap Framework</text:p>
        <text:p text:style-name="P164">Plug-ins Jquery</text:p>
        <text:p text:style-name="P162">Php</text:p>
        <text:p text:style-name="P455"/>
        <text:p text:style-name="P339"><text:span text:style-name="T245">O</text:span><text:span text:style-name="T241">utils / Logiciels de création de sites</text:span></text:p>
        <text:p text:style-name="P166">Wordpress</text:p>
        <text:p text:style-name="P167">Thélia</text:p>
        <text:p text:style-name="P167">Prestashop</text:p>
        <text:p text:style-name="P167">Mood’x</text:p>
        <text:p text:style-name="P167"/>
        <text:p text:style-name="P167">Symfony</text:p>
        <text:p text:style-name="P166"/>
        <text:p text:style-name="P350"><text:tab/><text:tab/></text:p>
        <text:p text:style-name="P426"><text:span text:style-name="T8">E</text:span><text:span text:style-name="T7">nvironnements</text:span><text:span text:style-name="T2"> de travail </text:span><text:span text:style-name="T6">(listings + logo + une phrase)</text:span></text:p>
        <text:p text:style-name="P173">Skype</text:p>
        <text:p text:style-name="P164">NetBeans</text:p>
        <text:p text:style-name="P164">Photoshop </text:p>
        <text:p text:style-name="P165">Chrome</text:p>
        <text:p text:style-name="P174">Bower </text:p>
        <text:p text:style-name="P172">Grunt</text:p>
        <text:p text:style-name="P164">MySqlWorkBench</text:p>
        <text:p text:style-name="P163">Git TortoiseGit</text:p>
        <text:p text:style-name="P469"/>
        <text:p text:style-name="P338"/>
        <text:p text:style-name="P338"/>
        <text:p text:style-name="P338">Mon rôle dans l’entreprise</text:p>
        <text:p text:style-name="P394"/>
        <text:p text:style-name="P395">En arrivant chez Fb Digital, je savais à quoi m’attendre. Les choses avaient été convenus dès le départ : je prenais un poste de stagiaire intégrateur web avec un soupçon de Php.</text:p>
        <text:p text:style-name="P395">C’était là tout l’enjeu pour moi : la pratique en milieu professionnel des compétences acquises durant mon année de formation.</text:p>
        <text:p text:style-name="P395"/>
        <text:p text:style-name="P396">Alexandre m’a tout de suite mis à l’aise : je suis stagiaire et je n’aurais pas ou peu d’impératif de temps. Je suis là pour apprendre, <text:span text:style-name="T370">comprendre</text:span> et pratiquer. <text:span text:style-name="T371">Fb Digital emploie régulièrement des stagiaires, et permet ainsi au plus grand nombre d’acquérir un savoir-faire très recherché.</text:span></text:p>
        <text:p text:style-name="P396"/>
        <text:p text:style-name="P384">A mon arrivée</text:p>
        <text:p text:style-name="P148"><text:span text:style-name="T372">Au programme : m</text:span>ise en place et description de l’environnement de travail.</text:p>
        <text:p text:style-name="P149">Avec pour les échanges, une boîte mail Thunderbird et un compte Skype, notamment pour <text:span text:style-name="T373">communiquer</text:span> avec Julien basé à Perpignan et Sylvaine du côté de Clermont-Ferrand. <text:span text:style-name="T373">Pour la partie développement, l’équipe à l’habitude d’utiliser l’IDE (Environnement de développement intégré) NetBeans que l’on peut configuré pour compiler automatiquement les fichiers Less, même si Alexandre passe de plus en plus de temps avec Visual Studio... enfin, installation de Photoshop pour la découpe de maquette et le traitement d’images.</text:span></text:p>
        <text:p text:style-name="P449"/>
        <text:p text:style-name="P385">Mes grandes missions</text:p>
        <text:p text:style-name="P398"><text:soft-page-break/>La première mission à remplir était à chaque fois la même : comprendre le besoin du client. Qu’une demande arrive par mail ou d’un membre de l’équipe, il faut la décortiquer, l’analyser et la traduire en des termes compréhensibles et des actions concrètes à réaliser.</text:p>
        <text:p text:style-name="P397">Sur un plan plus technique, <text:span text:style-name="T374">la plupart des missions ont porté sur des découpes et des modifications de maquette Html, et de l’intégration Css avec le préprocesseur Less. J’ai également travaillé avec WordPress, CMS très répandu parmi les clients, en intégrant du contenu pour leurs sites ou en modifiant le thème Bootstrap sur laquelle l’agence se base assez régulièrement.</text:span></text:p>
        <text:p text:style-name="P397"/>
        <text:p text:style-name="P202">Réalisations de l’entreprise</text:p>
        <text:p text:style-name="P438"/>
        <text:p text:style-name="P206"/>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438"/>
        <text:p text:style-name="P210">Projets</text:p>
        <text:p text:style-name="P210"/>
        <text:p text:style-name="P179"><text:span text:style-name="T305">E</text:span>léments communs <text:span text:style-name="T375">aux projets</text:span></text:p>
        <text:p text:style-name="P180"/>
        <text:p text:style-name="P180"/>
        <text:p text:style-name="P170">Environnement de développement</text:p>
        <text:p text:style-name="P161">Le développement d’un projet s’effectue sur notre poste de travail, en local, grâce à la plateforme de développement web WAMP (Windows Apache MySql Php). Les rôles de ces quatres composants sont les suivant : Apache est un serveur web, il répond aux requêtes du client web (le navigateur), Php sert la logique du programme, MySql stocke toutes les données et Windows assure l’attribution des ressources aux trois autres.</text:p>
        <text:p text:style-name="P286"><text:span text:style-name="T11">O</text:span><text:span text:style-name="T18">n utilise très souve</text:span><text:span text:style-name="T277">nt un vHost,</text:span><text:span text:style-name="T275"> qui permet de simuler </text:span><text:span text:style-name="T276">un environnement de production tout en travaillant en local. </text:span><text:span text:style-name="T100">Cela </text:span><text:span text:style-name="T101">permet d’é</text:span><text:span text:style-name="T100">vite</text:span><text:span text:style-name="T101">r</text:span><text:span text:style-name="T100"> les problèmes </text:span><text:span text:style-name="T98">de</text:span><text:span text:style-name="T100"> liens relatifs lors de la mise en production du site. </text:span><text:span text:style-name="T98">Il s’agit en fait </text:span><text:span text:style-name="T99">de modifier les</text:span><text:span text:style-name="T98"> fichiers httpd.conf d’Apache et host</text:span><text:span text:style-name="T99">s</text:span><text:span text:style-name="T98"> de Windows, </text:span><text:span text:style-name="T99">afin</text:span><text:span text:style-name="T98"> de rediriger le trafic vers les adresses souhaitées, je peux </text:span><text:span text:style-name="T99">ainsi </text:span><text:span text:style-name="T98">demander à Apache de faire pointer l’adresse www.monclient.com vers </text:span><text:span text:style-name="T99">mon</text:span><text:span text:style-name="T98"> projet local.</text:span></text:p>
        <text:p text:style-name="P122"/>
        <text:p text:style-name="P124"><text:span text:style-name="T270">P</text:span><text:span text:style-name="T269">rocédure de sauvegarde</text:span></text:p>
        <text:p text:style-name="P125"><text:span text:style-name="T270">F</text:span><text:span text:style-name="T269">b Digital ne dispose pas de serveur de développement commun à toute l’équipe. Comme nous venons de le voir, chacun travaille en local. Il n’y a donc pas de système de sauvegarde globale. La solution retenue ici est très souple et fonctionne apparemment </text:span><text:soft-page-break/><text:span text:style-name="T269">très bien au quotidien : GitLab. GitLab est une plateforme permettant d’héberger et de gérer des projets web. On peut ainsi </text:span><text:span text:style-name="T272">travailler</text:span><text:span text:style-name="T269"> et collaborer à plusieurs sur différents projets</text:span><text:span text:style-name="T271">.</text:span></text:p>
        <text:p text:style-name="P126"><text:span text:style-name="T271">A</text:span><text:span text:style-name="T269">vant chaque nouveau projet, je reçois donc par mail l’autorisation de travailler sur tel ou tel dépôt GitLab de Fb Digital.</text:span></text:p>
        <text:p text:style-name="P126"><text:span text:style-name="T269">Il ne faut surtout pas oublier de renseigner régulièrement GitLab, sous peine de voir les problèmes de versions et de mises à jour du code s’accumuler. </text:span><text:span text:style-name="T273">Deux fois par jour, il faut faire un commit, un enregistrement du fichier à ce moment auquel on doit ajouter un commentaire court mais assez parlant pour identifier l’avancée dans le projet. </text:span><text:span text:style-name="T274">Ainsi qu’un push en fin de journée afin de transférer toutes les nouvelles données sur le serveur de GitLab.</text:span><text:span text:style-name="T273"> </text:span></text:p>
        <text:p text:style-name="P116"/>
        <text:p text:style-name="P114">WordPress</text:p>
        <text:p text:style-name="P120">Installé WordPress à chaque nouveau projet devient vite chronophage, l’équipe a donc opté pour la Quick Install. Un script <text:span text:style-name="T380">gratuit </text:span>permettant l’installation en quelques minutes et comprenant un thème maison basé sur Bootstrap intégrant tous les éléments nécessaires au démarrage d’un projet. Il faut seulement au préalable disposer d’une base de données avec les accès.</text:p>
        <text:p text:style-name="P466">Durant tous le stage, j’ai été amené à utiliser au moins deux extensions WordPress de façon régulière. Regenerate Thumbnails qui permet de redimensionner à la demande toutes les images du site en fonction des tailles déclarées dans le fichier functions.php du thème installé. Ainsi que Types, une extension très complète offrant <text:span text:style-name="T381">entres autres, </text:span>la possibilité de créer de<text:span text:style-name="T381">s </text:span>type<text:span text:style-name="T381">s</text:span> <text:span text:style-name="T381">et des champs </text:span>de publication <text:span text:style-name="T381">personnalisés, </text:span>et <text:span text:style-name="T381">d’</text:span>étendre ainsi considérablement les fonctionnalités de base de WordPress.</text:p>
        <text:p text:style-name="P113"/>
        <text:p text:style-name="P114">Outils d’aide au développement</text:p>
        <text:p text:style-name="P118">Les sites sont principalement développés sous le navigateur Chrome. Certains outils d’<text:span text:style-name="T376">aide au développement</text:span> se révèlent très pratique et deviennent parfois vite indispensable. C’est le cas de plusieurs fonctionnalités et extensions de Chrome.</text:p>
        <text:p text:style-name="P118">L’inspecteur web <text:span text:style-name="T377">permet de mieux comprendre son code et de cibler facilement l’origine de problèmes liés notamment aux Css, ou encore de déboguer un script en suivant son déroulement pas à pas. On peut également y contrôler l’activité du réseau, la vitesse de chargement de la page et de ses éléments, ou vérifier l’envoi et la réception de requêtes Ajax. Citons également les extensions ClearCache permettant de vider le cache du navigateur lors d’une nouvelle demande de page afin de mettre à jour les données, ou Web Developer qui permet la gestion des cookies et donne énormément d’informations sur la page en cours..</text:span></text:p>
        <text:p text:style-name="P118"/>
        <text:p text:style-name="P114">Gestion des Css</text:p>
        <text:p text:style-name="P119">La production et l’organisation de Css peut vite devenir ingérable. Fb Digital a donc mis en place une procédure simple et performante de gestion des Css. <text:span text:style-name="T379">On doit d’abord repérer sur les maquettes des éléments ou des patterns se reproduisant régulièrement, ce sont des composants. On peut donc ensuite coder le Css par blocs réutilisable. Cette pratique se nomme la factorisation. L</text:span>’utilisation du préprocesseur less <text:span text:style-name="T378">permet une nette économie en lignes de codes et une meilleure lisibilité du code. On part donc d’un fichier xs.less qui contiendra tous les Css pour tous les supports. Il ne reste plus ensuite qu’à ajouter certaines règles spécifiques aux autres tailles d’écrans dans les fichiers sm.less, md.less et lg.less. Le responsive design étant déjà intégré avec la grille Bootstrap. Tous ces fichiers sont ensuite importés dans un seul fichier styles.less avec les media-queries correspondantes. styles.less est alors compilé à la volée via NetBeans et le module Less installé préalablement, et produit un fichier Css complet.</text:span></text:p>
        <text:p text:style-name="P117"/>
        <text:p text:style-name="P123"><text:soft-page-break/></text:p>
        <text:p text:style-name="P278"/>
        <text:p text:style-name="P278"/>
        <text:p text:style-name="P278"/>
        <text:p text:style-name="P293">Cnesoa</text:p>
        <text:p text:style-name="P192"/>
        <text:p text:style-name="P198">Centre de formation d’osthéopathie animale</text:p>
        <text:p text:style-name="P450"/>
        <text:p text:style-name="P1">Thèmes abordés</text:p>
        <text:p text:style-name="P31">Refonte de site</text:p>
        <text:p text:style-name="P31">Traitement d’images</text:p>
        <text:p text:style-name="P17">Découpe Html</text:p>
        <text:p text:style-name="P15">Bootstrap</text:p>
        <text:p text:style-name="P16">Intégration Css<text:line-break/><text:span text:style-name="T419">JQuery</text:span></text:p>
        <text:p text:style-name="P32"><text:span text:style-name="T10">Quick Install</text:span><text:span text:style-name="T1"><text:line-break/>Intégration WordPress</text:span></text:p>
        <text:p text:style-name="P33"><text:span text:style-name="T19">Administration</text:span><text:span text:style-name="T1"> WordPress</text:span></text:p>
        <text:p text:style-name="P15"><text:span text:style-name="T390">E</text:span>xtensions WordPress</text:p>
        <text:p text:style-name="P18">PhpMyAdmin</text:p>
        <text:p text:style-name="P27"/>
        <text:p text:style-name="P341">Missions</text:p>
        <text:p text:style-name="P428"><text:span text:style-name="T1">Création d</text:span><text:span text:style-name="T9">e</text:span><text:span text:style-name="T1"> maquette</text:span><text:span text:style-name="T9">s</text:span><text:span text:style-name="T1"> html </text:span><text:span text:style-name="T23">et </text:span><text:span text:style-name="T1">css.</text:span></text:p>
        <text:p text:style-name="P405"/>
        <text:p text:style-name="P429"><text:span text:style-name="T1">Chez Fb Digital depuis 2011, ce centre de formation est un des client </text:span><text:span text:style-name="T20">les </text:span><text:span text:style-name="T1">plus ancien </text:span><text:span text:style-name="T24">ici</text:span><text:span text:style-name="T1">. Ils ont décidé il y a environ un an de la refonte de leur site. </text:span><text:span text:style-name="T21">En manque d’élément de la part du client, </text:span><text:span text:style-name="T25">d’un graphiste </text:span><text:span text:style-name="T27">ne faisant plus parti de la société et de la perte des fichiers psd</text:span><text:span text:style-name="T25">, </text:span><text:span text:style-name="T21">ce projet a avancé au ralenti. </text:span><text:span text:style-name="T26">En plus d’être le premier, c</text:span><text:span text:style-name="T22">’est </text:span><text:span text:style-name="T28">aussi</text:span><text:span text:style-name="T22"> le projet sur lequel j’ai le plus travaillé.</text:span></text:p>
        <text:p text:style-name="P400"/>
        <text:p text:style-name="P400"/>
        <text:p text:style-name="P341">Travail</text:p>
        <text:p text:style-name="P409"/>
        <text:p text:style-name="P424">Au départ j’étais chargé de découper la maquette <text:span text:style-name="T426">en jpg </text:span>de le <text:span text:style-name="T412">l</text:span>a page d’accueil pour <text:span text:style-name="T412">e</text:span>n faire un fichier Html <text:span text:style-name="T412">et Css fonctionnel</text:span>. <text:span text:style-name="T412">J’ai rapidement collaboré avec Julien par Skype, développeur expérimenté resté à Perpignan suite à la fusion des trois entreprises. De manière générale, tout au long du stage, il a su prendre du temps pour moi et m’expliquer les choses en détail. </text:span></text:p>
        <text:p text:style-name="P410">Après avoir créé le squelette html, plusieurs difficultés sont apparues. Le header avec une image <text:span text:style-name="T413">full-screen</text:span>, qui comprenait le menu de navigation, un paragraphe et une colonne de boutons <text:span text:style-name="T413">sur la</text:span> droite. <text:span text:style-name="T413">Quelle était la meilleure façon de faire ? Plusieurs techniques sont souvent possible. Mais ce qui importe au final, c’est de choisir l’option qui permettra le plus de souplesse et de facilité d’utilisation, autant pour le développeur que pour le client. Pour le header, sur une idée de Julien, et vu l’imbrication des éléments, j’ai utilisé FlexBox comme technique de positionnement. Technique relativement jeune qui permet nombres de facilités dans la mise en page.</text:span></text:p>
        <text:p text:style-name="P412">La page d’accueil comporte souvent les principaux éléments du design, c’est donc dès le début de la découpe que tout se joue. Respect <text:span text:style-name="T427">de</text:span> la sémantique Html, utilisation de la grille Bootstrap, écriture de Css avec Less en ayant au maximum une approche par composants, pas toujours facile depuis la vue unique de la page d’accueil.</text:p>
        <text:p text:style-name="P412"><text:soft-page-break/>Par la suite, on affine, en ajoutant des composants Boostrap, comme la barre de navigation avec l’attribut affix, des accordéons et un carrousel pas encore dynamique.</text:p>
        <text:p text:style-name="P413">On peut reprendre des variables Bootstrap que l’on ajoutent au début du fichier <text:span text:style-name="T414">xs.less </text:span>et qui prendront le dessu<text:span text:style-name="T414">s</text:span> sur celles natives de Bootstrap. <text:span text:style-name="T414">Une bonne façon d’économiser la réécriture de règles.</text:span></text:p>
        <text:p text:style-name="P421">J’ai également utilisé la gestion d’événements du carrousel Bootstrap pour ajouter <text:span text:style-name="T428">de l’</text:span>interactivité lors des changements de slide.</text:p>
        <text:p text:style-name="P411"/>
        <text:p text:style-name="P415">A ce stade, il aurait fallu refaire au moins une ou deux maquettes afin de repartir sur de bonnes bases. C’est l’idée que Julien m’avait soumise. Je n’étais pas là pour faire du Photoshop, mais ça aurait quand même <text:span text:style-name="T428">été </text:span>un bon exercice. De toute façon, les juges ont tranché et on continu dans la lancée. <text:span text:style-name="T415">J’ai </text:span>donc <text:span text:style-name="T415">procédé de la même manière pour créer un gabarit des pages intérieures en partant de la deuxième maquette jpg. Je me suis aperçu que le graphiste ayant produit ces maquettes avait repris une page de contenu au hasard sur le site existant, et avait ensuite déroulé les éléments un à un dans son design. Ce qui n’a clairement aucun sens, à part faire joli, puisque c’est le contenu qui détermine le design et non l’inverse. On a donc une maquette qui va être très difficile à exploiter efficacement.</text:span></text:p>
        <text:p text:style-name="P409"/>
        <text:p text:style-name="P416"><text:span text:style-name="T314">Après plusieurs jours, Sylvaine est revenu vers moi avec une arborescence du site mise à jour, et souhaitait maquetter la partie NewsRoom, et </text:span><text:span text:style-name="T322">aussi </text:span><text:span text:style-name="T314">penser l’agencement de ses sous-parties. </text:span><text:span text:style-name="T323">Au niveau du design, pas de gros problème</text:span><text:span text:style-name="T325">s</text:span><text:span text:style-name="T323">, en revanche pour l’ajout de pages de façon logique dans WordPress, j’</text:span><text:span text:style-name="T325">ai dû me</text:span><text:span text:style-name="T324"> plong</text:span><text:span text:style-name="T326">er</text:span><text:span text:style-name="T324"> dans</text:span><text:span text:style-name="T323"> la hiérarchie des pages. Cela m’a permis de mieux comprendre le fonctionnement global de WordPress. </text:span><text:span text:style-name="T324">Très bénéfique.</text:span></text:p>
        <text:p text:style-name="P414"/>
        <text:p text:style-name="P417"><text:span text:style-name="T242">Intégration </text:span><text:span text:style-name="T244">WordPress</text:span><text:span text:style-name="T242"> :</text:span></text:p>
        <text:p text:style-name="P418">Ce premier <text:span text:style-name="T416">projet, en plus d’être le plus complet de tous, m’a permis d’acquérir une méthodologie sur la façon d’aborder la création ou la refonte d’un site. Le contenu, le design, les technologies ou logiciels utilisé forment un tout. Le séparation entre le design et le contenu prend alors tout son sens. Savoir d’où l’on vient pour savoir où l’on va.</text:span></text:p>
        <text:p text:style-name="P423">Nous avons donc, avec Julien et Sylvaine, analys<text:span text:style-name="T429">é</text:span> le contenu du site actuel et détermin<text:span text:style-name="T429">é</text:span> les contenus pertinents à intégrer dans WordPress.</text:p>
        <text:p text:style-name="P422">Après l’étude de l’arborescence et la définition de toutes les pages et de leur contenu, j’ai pu créer <text:span text:style-name="T421">de nouveaux modèles de page </text:span>ou étendre les fonctionnalités des <text:span text:style-name="T421">modèles</text:span> <text:span text:style-name="T421">existants</text:span>.</text:p>
        <text:p text:style-name="P419">Afin d’insérer le contenu au bon endroit, j’ai utilisé l’extension Types, qui m’a permis <text:span text:style-name="T417">de créer et gérer des types de contenus et des champs bien spécifiques. Notamment un champ footer-image afin d’ajouter une image supplémentaire associé à la page, des champs url pour le header, des champs de termes pour ajouter une image aux catégories, ainsi qu’un type de contenu accordions pour gérer les différents accordéons du site.</text:span></text:p>
        <text:p text:style-name="P419"/>
        <text:p text:style-name="P422">Entre temps, le client a envoyé des photos à récupérer via une plateforme d’échanges de fichiers : WeTransfer. J’ai donc pu faire varier un peu les images présentes sur le site.</text:p>
        <text:p text:style-name="P419"/>
        <text:p text:style-name="P420">J’ai également utilisé l<text:span text:style-name="T420">es </text:span>extension<text:span text:style-name="T420">s</text:span> <text:span text:style-name="T418">Regenerate Thumbnails, </text:span>Contact Form 7, <text:span text:style-name="T310">P</text:span><text:span text:style-name="T311">ost Category Widget </text:span><text:span text:style-name="T313">pour </text:span><text:span text:style-name="T312">afficher des articles liés à une catégorie</text:span> ainsi que <text:span text:style-name="T304">Custom Post Order pour</text:span> choisir<text:span text:style-name="T304"> l’ordre des items de l’accordéon. L’utilisation de ces extensions apporte un vrai plus au développeur en terme de rapidité.</text:span></text:p>
        <text:p text:style-name="P418"/>
        <text:p text:style-name="P217"><text:span text:style-name="T294">Difficultés / </text:span><text:span text:style-name="T295">Analyse</text:span></text:p>
        <text:p text:style-name="P158"><text:soft-page-break/><text:span text:style-name="T422">D</text:span>u début du projet, où le client n’est pas partie prenante, à la phase d’intégration avec une maquette incomplète, cette mission à cumuler <text:span text:style-name="T423">nombres</text:span> de difficultés. </text:p>
        <text:p text:style-name="P159">D’une meilleure compréhension du fonctionnement de WordPress et de ses extensions, <text:span text:style-name="T424">à la mise en place des processus de développement « maison » et l’adaptation à un nouvel environnement de travail, cette mission a également été pour moi une grande source de connaissances et de bonnes pratiques.</text:span></text:p>
        <text:p text:style-name="P160">Tout cela a aussi été l’occasion de reprendre de nombreux thèmes abordés lors de ma formation, comme par exemple les techniques de positionnement en Css ainsi que les alignements verticaux.</text:p>
        <text:p text:style-name="P160">De façon plus générale, concernant la gestion de projet, j’ai pu constater qu’une démarche itérative et <text:span text:style-name="T425">collaborative, au moins entre les membres de l’équipe, permettait d’avancer bien plus sereinement et efficacement.</text:span></text:p>
        <text:p text:style-name="P137"/>
        <text:p text:style-name="P136"/>
        <text:p text:style-name="P292">USB</text:p>
        <text:p text:style-name="P195"/>
        <text:p text:style-name="P198">Club de football régional</text:p>
        <text:p text:style-name="P195"/>
        <text:p text:style-name="P1">Thèmes abordés</text:p>
        <text:p text:style-name="P31">Ajout de contenu</text:p>
        <text:p text:style-name="P31">Traitement d’images</text:p>
        <text:p text:style-name="P29"><text:span text:style-name="T389">Extension Types</text:span> WordPress</text:p>
        <text:p text:style-name="P30">Relation client</text:p>
        <text:p text:style-name="P28"/>
        <text:p text:style-name="P341">Missions</text:p>
        <text:p text:style-name="P403">Ajout d<text:span text:style-name="T301">e</text:span> contenu <text:span text:style-name="T296">dans des champs personnalisés</text:span>.</text:p>
        <text:p text:style-name="P403"/>
        <text:p text:style-name="P404">Tout nouveau client, ce club de football avait auparavant un site assez impersonnel sur la plateforme dédié au club de football Footeo. Ils ont donc décidé de se lancer et d’acquérir leur propre outil de communication.</text:p>
        <text:p text:style-name="P401"/>
        <text:p text:style-name="P341">Travail</text:p>
        <text:p text:style-name="P406">Un site dynamique a besoin de contenu pour vivre. S’agissant d’un club de football, on peut assez facilement imaginer devoir mettre à jour régulièrement des informations comme des résultats et résumés de matchs, ainsi que des actualités concernant la vie du club.</text:p>
        <text:p text:style-name="P406">Le site était en préproduction lorsque j’ai commencé à travailler dessus. Le client nous envoyait très régulièrement des mails pour actualiser le contenu du site.</text:p>
        <text:p text:style-name="P407">Le club a besoin de sponsors pour vivre, d’où une mi<text:span text:style-name="T398">se à jour régulière de la partie </text:span>p<text:span text:style-name="T398">artenaires du site. Les sponsors sont classés dans différents packs en fonction de leur participation au club. Il a fallu ajouter ou modifier un logo, changer un sponsor de pack ou encore ajouter un lien externe vers le sponsor si possible. J’ai pu en quelque sorte me mettre à la place du client et utiliser le site comme lui le fera.</text:span></text:p>
        <text:p text:style-name="P408"/>
        <text:p text:style-name="P181">Difficultés</text:p>
        <text:p text:style-name="P153">Ce projet m’a permis de me rendre compte de la puissance des outils additionnels à WordPress. <text:span text:style-name="T399">De nombreux types de publications ont ainsi été créés grâce à l’extension Types, et ont permis de nourrir le site de façon cohérente au travers de parties comme les résultats, les partenaires, les convocations, les événements ou encore permettre de gérer </text:span><text:soft-page-break/><text:span text:style-name="T399">efficacement la page d’accueil avec un type de publication dédié. Tout ceci permet une administration plus facile pour le client.</text:span></text:p>
        <text:p text:style-name="P154">D’autant que celui-ci avait opté pour une prestation de formation sur leur administration. Un après-midi dans les locaux de l’agence, pendant lequel j’ai pu rencontrer <text:span text:style-name="T430">et interagir avec l</text:span>es clients <text:span text:style-name="T430">dur</text:span>ant cette formation WordPress dispensée par Alexandre.</text:p>
        <text:p text:style-name="P152"/>
        <text:p text:style-name="P143"/>
        <text:p text:style-name="P440"/>
        <text:p text:style-name="P292">FIL CUIVRE</text:p>
        <text:p text:style-name="P195"/>
        <text:p text:style-name="P198">Fabrique d’articles en fil métallique</text:p>
        <text:p text:style-name="P195"/>
        <text:p text:style-name="P1">Thèmes abordés</text:p>
        <text:p text:style-name="P19"><text:span text:style-name="T391">Intégration</text:span> Html</text:p>
        <text:p text:style-name="P21"><text:span text:style-name="T391">Intégration </text:span>Css</text:p>
        <text:p text:style-name="P115"/>
        <text:p text:style-name="P341">Missions</text:p>
        <text:p text:style-name="P352"><text:span text:style-name="T394">Ajout de styles à</text:span> la page 404 <text:span text:style-name="T395">et à </text:span>la page de résultats de recherche des produits</text:p>
        <text:p text:style-name="P352"/>
        <text:p text:style-name="P361">Client chez Fb Digital depuis cet été, ce fabricant d’articles en fil métallique est leader dans son secteur et souhait<text:span text:style-name="T400">ait</text:span> un site qui lui ressemble.</text:p>
        <text:p text:style-name="P377"/>
        <text:p text:style-name="P341">Travail</text:p>
        <text:p text:style-name="P371">Après avoir reçu les accès au projet et suite aux explications d’Alexandre, j’ai pris mon plus beau stylo et commencé à faire des croquis afin d’essayer de déterminer de quelle façon, rapide et pertinente, j’allais pouvoir améliorer significativement le design des pages 404 et résultats de recherche. Pour la 404, j’ai choisi d’ajouter une icône fournie par Bootstrap ainsi qu’un message personnalisé invitant l’utilisateur à essayer une autre adresse. Pour la page des résultats, j’ai simplement appelé l’image à la une du produit avec la fonction the_post_thumbnail() dans une boucle déjà présente du fichier php de la page, puis styler le nom du produit et aligné le tout verticalement par rapport à l’image en ajoutant ou modifiant des classes dans les fichiers xs.less et sm.less.</text:p>
        <text:p text:style-name="P367">Il y avait également un problème de mise en forme sur un champ de recherche <text:span text:style-name="T402">de la page 404, j’ai donc ajouté une classe search-404 au formulaire pour le cibler correctement.</text:span></text:p>
        <text:p text:style-name="P194"/>
        <text:p text:style-name="P194">Difficultés</text:p>
        <text:p text:style-name="P155">Typiquement, c’est le genre de <text:span text:style-name="T401">tâche urgente à réaliser que l’on reçoit lorsque l’on est sur autre chose. Mais c’est aussi notre rôle d’assurer le suivi et de gérer les demandes du client.</text:span></text:p>
        <text:p text:style-name="P157">Sur une mission comme celle-ci, on doit tenter de s’approprier le code d’un autre dans un laps de temps très court et produire du code, html et css, depuis un croquis. Entre la réalisation d’une esquisse de design sur un bout de feuille et sa transposition à l’écran, toutes les problématiques globales liées au design apparaissent, ne serait-ce que pour un tout petit bout de code.</text:p>
        <text:p text:style-name="P103"/>
        <text:p text:style-name="P142"/>
        <text:p text:style-name="P441"/>
        <text:p text:style-name="P440"/>
        <text:p text:style-name="P291">AGI</text:p>
        <text:p text:style-name="P196"><text:soft-page-break/></text:p>
        <text:p text:style-name="P198">Société de gardiennage et de surveillance</text:p>
        <text:p text:style-name="P196"/>
        <text:p text:style-name="P1">Thèmes abordés</text:p>
        <text:p text:style-name="P110">Traitement d’<text:span text:style-name="T393">images</text:span></text:p>
        <text:p text:style-name="P109">Bootstrap</text:p>
        <text:p text:style-name="P108">Ajout de contenu</text:p>
        <text:p text:style-name="P106">Intégration <text:span text:style-name="T303">WordPress</text:span></text:p>
        <text:p text:style-name="P107">Extensions WordPress Types</text:p>
        <text:p text:style-name="P105"><text:span text:style-name="T393">Extension JQuery</text:span> BxSlider</text:p>
        <text:p text:style-name="P102"/>
        <text:p text:style-name="P341">Missions</text:p>
        <text:p text:style-name="P353"><text:span text:style-name="T394">Ajout</text:span> d<text:span text:style-name="T394">e</text:span> contenu, <text:span text:style-name="T396">création d’un carrousel et d’une page Partenaires</text:span></text:p>
        <text:p text:style-name="P354"/>
        <text:p text:style-name="P362">Depuis longtemps hébergé chez Fb Digital, cette société de surveillance a décidé il y environ 2 ans de mettre à jour son site. La refonte du site n’étant pas une priorité pour eux, le développement est toujours en cours. Bien que le bout du tunnel ne soit plus si loin. </text:p>
        <text:p text:style-name="P378"/>
        <text:p text:style-name="P341">Travail</text:p>
        <text:p text:style-name="P372">Après une réunion avec le client sur l’avancée du projet, Alexandre me transmet de nouvelles consignes. Il fa<text:span text:style-name="T431">u</text:span>t créer un carrousel sur la page d’accueil en utilisant les logos des partenaires et clients références, <text:span text:style-name="T410">p</text:span>uis créer une page qui listerait tous ces partenaires avec une brève description de la mission accomplie.</text:p>
        <text:p text:style-name="P373">Le client avait fourni un document pdf sur lequel j’ai pu m’appuyer pour rechercher les logos sur internet et les recadrer dans Photoshop. Une fois importés dans la bibliothèque média de WordPress, j’ai utilisé Types pour ajouter un type de publication « références » dans lequel j’ai pu lister tous les partenaires en leur attribuant leur logo comme image. A la place d’un carrousel classique Bootstrap, j’ai utilisé l’extension Jquery BxSlider qui a généré un carrousel responsive de 4 logos par item où le défilement s’effectue <text:span text:style-name="T408">par </text:span>un logo à la fois. Chaque logo renvoie vers la page partenaires par un lien généré via la fonction get_permalink(). </text:p>
        <text:p text:style-name="P374">Pour la page partenaires l’idée était de lister tous <text:span text:style-name="T409">les </text:span>partenaires dans un format tableau avec pour chaque ligne le logo à gauche et le texte à droite, le texte passant sous le logo pour les formats mobile. <text:span text:style-name="T409">J’ai utilisé la grille de Bootstrap, ajusté les marges et appelé tous les partenaires avec la fonction get_posts(). J’ai également dû tester la dernière itération du foreach pour ne pas afficher de séparateur de ligne au dernier élément.</text:span></text:p>
        <text:p text:style-name="P376">Le travail comprenait également quelques modifications de contenu à reprendre depuis le pdf fourni.</text:p>
        <text:p text:style-name="P375"/>
        <text:p text:style-name="P181">Difficultés</text:p>
        <text:p text:style-name="P111">Ce projet illustre bien la difficulté de communication entre un client et une agence. Comment avancer quand le dialogue n’est pas là ou que le client fait trois pas en arrière à chaque rendez-vous ? Difficile. <text:span text:style-name="T411">Un client trop hésitant ou mal accompagné engendrera forcément de l’hésitation et une incompréhension mutuelle. Pour exemple, le document envoyé par le client avait un air de débrouillez-vous ! Ce n’est certainement pas un process constructif.</text:span></text:p>
        <text:p text:style-name="P104"/>
        <text:p text:style-name="P144"/>
        <text:p text:style-name="P294">AEEPS</text:p>
        <text:p text:style-name="P193"><text:soft-page-break/></text:p>
        <text:p text:style-name="P199">Association sportive nationale</text:p>
        <text:p text:style-name="P141"><text:s text:c="2"/></text:p>
        <text:p text:style-name="P1">Thèmes abordés</text:p>
        <text:p text:style-name="P101">Reprise <text:span text:style-name="T302">d’un code existant</text:span></text:p>
        <text:p text:style-name="P20"><text:span text:style-name="T392">Intégration</text:span> Html</text:p>
        <text:p text:style-name="P22"><text:span text:style-name="T392">Intégration </text:span>Css</text:p>
        <text:p text:style-name="P112"/>
        <text:p text:style-name="P341">Missions</text:p>
        <text:p text:style-name="P366">Insérer les retours client sur le design. </text:p>
        <text:p text:style-name="P365"/>
        <text:p text:style-name="P363"><text:span text:style-name="T397">Chez Fb Digital</text:span> depuis <text:span text:style-name="T397">janvier 2017, ce projet est un des plus gros en cours à l’agence. Cette association a pour mission de promouvoir et défendre l’enseignement sportif au sein du système éducatif.</text:span></text:p>
        <text:p text:style-name="P363"/>
        <text:p text:style-name="P378"/>
        <text:p text:style-name="P341">Travail</text:p>
        <text:p text:style-name="P368">Alexandre développe les fonctionnalités du site sur Symfony. Il a également travaillé sur la découpe html et avait déjà produit plusieurs maquettes fonctionnelles. C’est là que j’interviens. Le client avait envoyé par mail un fichier word assez conséquent <text:span text:style-name="T403">intitulé : </text:span><text:span text:style-name="T321">Retour sur le graphisme</text:span>, avec 43 points à <text:span text:style-name="T404">traiter</text:span>, le tout accompagné de captures d’écrans. <text:span text:style-name="T404">Les modifications portaient aussi bien sur des éléments communs à toutes les pages comme le menu de navigation, des contenus récurrents ou la dimension responsive du site, que sur des points particuliers spécifiques à chaque page. </text:span></text:p>
        <text:p text:style-name="P369">Les maquettes n’étant pas encore intégrées à Symfony, il a fallu reporter les modifications sur les 8 fichiers.</text:p>
        <text:p text:style-name="P369">Ceci dit, les fichiers html étaient bien conçus et leur structure facilement compréhensible et adaptable. Même chose pour les fichiers less, <text:span text:style-name="T406">u</text:span>ne fois l’architecture des fichiers bien assimilé<text:span text:style-name="T432">e</text:span>, <text:span text:style-name="T405">j’ai pu être efficace et travailler dans les meilleures conditions.</text:span></text:p>
        <text:p text:style-name="P370">Comment structurer son code less et plus largement les Css est une vaste question. <text:span text:style-name="T407">Ce projet comportera beaucoup de pages, mais beaucoup d’informations seront récurrentes dans leur apparence. Le développeur a donc cherché les éléments ou les blocs qui se répéteraient sur différentes </text:span>pages <text:span text:style-name="T407">afin de pouvoir grouper les styles au sein de classes réutilisables. La factorisation du code est une bonne pratique est permet notamment de réutiliser et maintenir son code efficacement.</text:span></text:p>
        <text:p text:style-name="P382"/>
        <text:p text:style-name="P181">Difficultés</text:p>
        <text:p text:style-name="P156">Cette mission a été pour moi très formatrice. En effet, à la réception du document du client et vu sa longueur, je me suis dit que j’allais <text:span text:style-name="T433">passer toute</text:span> la semaine à effectuer ces modifications. La première impression passée, j’ai constaté avec plaisir que j’avançais à un <text:span text:style-name="T434">bon </text:span>rythme. Au final, les demandes formaient un tout assez cohérent, ce qui m’a aussi permis de m’approprier assez rapidement le code déjà existant.</text:p>
        <text:p text:style-name="P138"/>
        <text:p text:style-name="P138"/>
        <text:p text:style-name="P290"><text:span text:style-name="T306">Camping </text:span><text:span text:style-name="T308">Village </text:span><text:span text:style-name="T306">Le Pré Bas</text:span></text:p>
        <text:p text:style-name="P197"/>
        <text:p text:style-name="P140"><text:span text:style-name="T308">Camping famil</text:span><text:span text:style-name="T309">le</text:span><text:span text:style-name="T308"> et détente</text:span></text:p>
        <text:p text:style-name="P2">Thèmes abordés</text:p>
        <text:p text:style-name="P42">Traitement d’images</text:p>
        <text:p text:style-name="P41">Intégration WordPress</text:p>
        <text:p text:style-name="P42"><text:soft-page-break/>Map Html</text:p>
        <text:p text:style-name="P43">Extension Jquery RWD Image Maps</text:p>
        <text:p text:style-name="P25"/>
        <text:p text:style-name="P342">Missions</text:p>
        <text:p text:style-name="P355">Changement<text:span text:style-name="T382">s</text:span> de visuels et <text:span text:style-name="T387">création d’une map Html</text:span></text:p>
        <text:p text:style-name="P355"/>
        <text:p text:style-name="P356"><text:span text:style-name="T462">XXXXXXX <text:s text:c="3"/></text:span>Le camping est situé dans le Parc des Volcans d’Auvergne. C’est le lieu idéal pour un séjour alliant les plaisirs de l’eau et la découverte de la montagne. Espace aquatique, espace bien-être et un large choix d’activités.</text:p>
        <text:p text:style-name="P380"/>
        <text:p text:style-name="P342">Travail</text:p>
        <text:p text:style-name="P357">Ce client est un peu particulier dans la mesure où il travaille <text:span text:style-name="T383">officiellement</text:span> avec une autre agence, mais vient <text:span text:style-name="T383">depuis près de 3 ans </text:span>chez Fb Digital à chaque problème.</text:p>
        <text:p text:style-name="P358">J’ai reçu la demande du client par mail accompagné d’un fichier donnant accès au ftp et à l’administration WordPress. </text:p>
        <text:p text:style-name="P358">Le travail était simple : il fallait re<text:span text:style-name="T435">cadrer</text:span> des images sous Photoshop et les placer dans le dossier images d<text:span text:style-name="T435">u</text:span> thème WordPress. <text:span text:style-name="T384">Puis remplacer le logo dans le fichier header.php qui s’intégrera ainsi sur toutes les pages du site. Dans le fichier template page.php, j’ai remplacé les images mises en background pour les éléments concernés. Pas très dynamique tout ça.</text:span></text:p>
        <text:p text:style-name="P359">Le gros plus de ce projet a été la génération d’une map en Html via le logiciel Mcc Html Mapper. <text:span text:style-name="T385">L’attribut name de la balise &lt;map&gt; est associé à l’attribut usemap de la balise &lt;img&gt; et crée ainsi une relation entre l’image et la map où l’on a défini plusieurs éléments &lt;area&gt; qui représente les zones cliquables de l’image. J’ai utilisé l’extension Jquery RWD Image Maps qui a permis de redimensionner correctement la map sur différentes tailles d’écran.</text:span></text:p>
        <text:p text:style-name="P379"/>
        <text:p text:style-name="P182">Difficultés</text:p>
        <text:p text:style-name="P147">Le travail sur les images et WordPress ne m’’<text:span text:style-name="T386">a</text:span> posé aucun problème particulier. En revanche j’ai du rapidement appréhender le concept de map Html <text:span text:style-name="T386">et trouver un utilitaire afin d’exécuter la tâche dans un temps acceptable. C’est une technique que je ne connaissais absolument pas et que j’ai trouvé très simple à mettre en œuvre pour un résultat vraiment sympathique.</text:span></text:p>
        <text:p text:style-name="P441"/>
        <text:p text:style-name="P441"/>
        <text:p text:style-name="P441"/>
        <text:p text:style-name="P139"><text:span text:style-name="T307">Blog</text:span> </text:p>
        <text:p text:style-name="P3">Thèmes abordés</text:p>
        <text:p text:style-name="P24">UML</text:p>
        <text:p text:style-name="P23">MySqlWorkBench</text:p>
        <text:p text:style-name="P26"/>
        <text:p text:style-name="P343">Missions</text:p>
        <text:p text:style-name="P360">Créer un diagramme de classe<text:span text:style-name="T300">s</text:span></text:p>
        <text:p text:style-name="P360"/>
        <text:p text:style-name="P364">Créer la structure d’un site qui permettent d’afficher et de gérer des actualités.</text:p>
        <text:p text:style-name="P360"/>
        <text:p text:style-name="P343">Travail</text:p>
        <text:p text:style-name="P215"><text:span text:style-name="T314">Mission à but purement pédagogique, j’ai pu appliquer efficacement ce que j’a</text:span><text:span text:style-name="T318">vais</text:span><text:span text:style-name="T314"> appris avec OpenClassRooms </text:span><text:span text:style-name="T319">sur la modélisation des données.</text:span></text:p>
        <text:p text:style-name="P150"/>
        <text:p text:style-name="P216"><text:soft-page-break/><text:span text:style-name="T316">J’ai du l</text:span><text:span text:style-name="T314">ister toutes les fonctionnalités basiques nécessaires </text:span><text:span text:style-name="T315">à la gestion du système. </text:span><text:span text:style-name="T316">Puis, r</text:span><text:span text:style-name="T317">éfléchir </text:span><text:span text:style-name="T316">aux</text:span><text:span text:style-name="T317"> relations et interactions </text:span><text:span text:style-name="T316">possibles </text:span><text:span text:style-name="T317">entre </text:span><text:span text:style-name="T320">ces</text:span><text:span text:style-name="T316"> fonctionnalités</text:span><text:span text:style-name="T317">. </text:span><text:span text:style-name="T316">A l’aide du logiciel de gestion de bases de données MySqlWorkBench, j’ai pu construire le diagramme de classes.</text:span></text:p>
        <text:p text:style-name="P381"/>
        <text:p text:style-name="P183">Difficultés / <text:span text:style-name="T388">Ressenti / Pensée ?</text:span></text:p>
        <text:p text:style-name="P151">J’étais particulièrement content et étonné de la rapidité avec laquelle j’ai pu générer un diagramme de classes cohérent. J’ai aussi pu découvrir et prendre en main le logiciel MySqlWorkBench, très intuitif et ergonomique.</text:p>
        <text:p text:style-name="P441"/>
        <text:p text:style-name="P150"/>
        <text:p text:style-name="P441"/>
        <text:p text:style-name="P441"/>
        <text:p text:style-name="P440"/>
        <text:p text:style-name="P432">Analyse / Bilan de l'expérience</text:p>
        <text:p text:style-name="P430"/>
        <text:p text:style-name="P249">Analyse générale</text:p>
        <text:p text:style-name="P252"/>
        <text:p text:style-name="P252">Ces quelques semaines passées chez Fb Digital ont réellement été riches et constructives, <text:span text:style-name="T436">en travail et en émotions</text:span>. <text:span text:style-name="T436">J’ai pris conscience de tous ce que j’avais appris durant cette année ainsi que de l’état actuel de mes compétences. Mais également de tout l’apprentissage, de la maîtrise et de la pratique encore nécessaire à l’acquisition d’un vrai savoir-faire.</text:span></text:p>
        <text:p text:style-name="P252"/>
        <text:p text:style-name="P250">Analyse <text:span text:style-name="T437">détails</text:span></text:p>
        <text:p text:style-name="P265">La factorisation du code, quelque soit le langage utilisé, permet au code d’être plus facile à réutiliser, à maintenir et à lire. Toutes ces notions sont essentielles aujourd’hui car la collaboration entre les différents membres d’une équipe doit être fluide et rapide.</text:p>
        <text:p text:style-name="P253"/>
        <text:p text:style-name="P254">L’utilisation des Css au lieu de Javascript permet bien souvent <text:span text:style-name="T438">de simplifier le développement. Le Css est plus léger, plus lisible et plus maintenable. Autrement dit, on écrit moins de code et il sera plus facile pour un autre développeur de modifier ce code par la suite. De plus, l’utilisateur ne peut pas désactiver facilement les Css.</text:span></text:p>
        <text:p text:style-name="P255"/>
        <text:p text:style-name="P256">La devise de Jquery est : Write less do more. Tout est dit ! Encore une fois, Jquery permet de produire un code moins long et plus simple à comprendre. C’est un bon résumé de la philosophie actuelle dans le développement web.</text:p>
        <text:p text:style-name="P255"/>
        <text:p text:style-name="P256">Un framework est un outil qui doit permettre un gain de productivité significatif. En général <text:span text:style-name="T439">l’</text:span>apprentissage <text:span text:style-name="T439">et la mise en place de tels outils </text:span>demande<text:span text:style-name="T440">nt</text:span> un effort supplémentaire au développeur. <text:span text:style-name="T441">La question à se poser est alors de savoir si le framework va nous faire gagner ou perdre du temps ? La réponse est parfois subjective, mais peut être argumentée par l’impact du temps de chargement supplémentaire sur la page (Bootstrap) ou sur la nécessité de mettre en place un outil lourd pour un site de quelques pages (Symfony).</text:span></text:p>
        <text:p text:style-name="P257">En fonction des réponses, la solution la plus logique s’impose souvent d’elle même.</text:p>
        <text:p text:style-name="P256"/>
        <text:p text:style-name="P255"><text:span text:style-name="T442">Afin de </text:span>palier <text:span text:style-name="T442">aux</text:span> problèmes <text:span text:style-name="T442">de compatibilités ou d’interprétations</text:span> <text:span text:style-name="T442">entre</text:span> <text:span text:style-name="T443">les </text:span>différents navigateurs, <text:span text:style-name="T442">il existe des scripts comme Html5-Shiv ou Modernizr qui permettront au développeur de se concentrer uniquement sur son code.</text:span></text:p>
        <text:p text:style-name="P255"><text:soft-page-break/></text:p>
        <text:p text:style-name="P255">La meilleure des pratique est d’abord un choix de technologies maîtrisées.</text:p>
        <text:p text:style-name="P258">Et c’est bien là la clé ! Mieux vaux faire une seule chose correctement, plutôt que dix mal. <text:span text:style-name="T444">La pratique et l’expérience permettent ensuite d’ajouter des cordes à notre arc de développeur.</text:span></text:p>
        <text:p text:style-name="P251"/>
        <text:p text:style-name="P436"/>
        <text:p text:style-name="P249">Atteintes des objectifs</text:p>
        <text:p text:style-name="P274"/>
        <text:p text:style-name="P269">Gestion de projet</text:p>
        <text:p text:style-name="P259">La communication et les échanges entre tous les acteurs <text:span text:style-name="T445">sont primordiaux. </text:span>Le découpage d<text:span text:style-name="T446">es </text:span>tâches <text:span text:style-name="T446">et les besoins du client comme fil rouge</text:span> contribue<text:span text:style-name="T446">nt</text:span> activement à la réussite d’un projet.</text:p>
        <text:p text:style-name="P259"/>
        <text:p text:style-name="P270">Outils </text:p>
        <text:p text:style-name="P260">Se créer un environnement de travail où l’on maîtrise parfaitement les outils utilisés est indispensable et permet de résoudre sereinement des problèmes plus complexes.</text:p>
        <text:p text:style-name="P270"/>
        <text:p text:style-name="P271">Contenu</text:p>
        <text:p text:style-name="P260">Le Html représente le squelette de toute application web. <text:span text:style-name="T447">Le respect de la sémantique des balises ainsi qu’une structure des données en adéquation avec les besoins du client </text:span>garanti<text:span text:style-name="T448">ssent</text:span> <text:span text:style-name="T449">de solides bases a</text:span>u site à venir.</text:p>
        <text:p text:style-name="P269"/>
        <text:p text:style-name="P271">Le design</text:p>
        <text:p text:style-name="P261">L’interface utilisateur et le design sont les principaux vecteurs d’interactions pour l’utilisateur. <text:span text:style-name="T448">Un design et des maquettes bien pensées permettront une évolutivité et une maintenance du site bien plus simple et efficace.</text:span></text:p>
        <text:p text:style-name="P272"/>
        <text:p text:style-name="P262"/>
        <text:p text:style-name="P464"/>
        <text:p text:style-name="P434"><text:span text:style-name="T12">Difficultés rencontrées / </text:span><text:span text:style-name="T13">critiques</text:span></text:p>
        <text:p text:style-name="P273">La collaboration <text:s/>au sein d’une équipe</text:p>
        <text:p text:style-name="P243"/>
        <text:p text:style-name="P243"><text:span text:style-name="T450">Une année de formation à domicile ajoutée à mes années de gestion de la maison d’édition</text:span>, cela faisait un bon moment que <text:span text:style-name="T450">je n’avais pas eu de collègues assis face à moi tous les jours. J’ai trouvé chez Fb Digital une équipe à l’écoute, prêtes à m’aider à chaque instant, le tout dans la bonne humeur.</text:span></text:p>
        <text:p text:style-name="P243"/>
        <text:p text:style-name="P244">Après en avoir discuté avec Alexandre et réfléchis de mon côté, j’ai trouvé de potentielles pistes d’améliorations pour l’organisation de l’agence.</text:p>
        <text:p text:style-name="P244"/>
        <text:p text:style-name="P246">Fb Digital travaille toujours avec Less et non avec Sass, autre préprocesseur un peu plus performant. Ceci tient certainement au fait que Bootstrap, jusqu’à sa version 3, intégrait Less comme préprocesseur, et qu’il était donc plus facile de tout faire passer par Less.</text:p>
        <text:p text:style-name="P246">Concernant Git et le workflow, j’ai toujours travaillé sur la branche master du dépôt. Nous n’étions effectivement pas nombreux et cela n’a posé aucun problème. Ceci dit il aurait été <text:s/>plus efficace que l’on crée une branche pour moi et de tout merger par la suite.</text:p>
        <text:p text:style-name="P246">Toujours sur le workflow, Fb Digital n’a pas de serveur de développement accessible qui centraliserait tous les travaux en cours. Il est probable que cela pourrait sécuriser un certain nombre de fichiers (les psd du centre de formation par exemple).</text:p>
        <text:p text:style-name="P246">Afin que tous les membres de l’équipe puissent <text:span text:style-name="T459">commencer à travailler sur les mêmes bases, Alexandre souhaiterait créer et partager un document, une sorte de guide du </text:span><text:soft-page-break/><text:span text:style-name="T459">développeur, récapitulatif des bonnes pratiques à mettre en œuvre dans la gestion et la conception d’un projet. Un fil conducteur qui améliorerait la communication et la collaboration tout au long du projet.</text:span></text:p>
        <text:p text:style-name="P244"/>
        <text:p text:style-name="P249">Note de synthèse sur la résolution de la pbtik</text:p>
        <text:p text:style-name="P267"/>
        <text:p text:style-name="P268">L’intégration web est un vaste sujet, concernant beaucoup de monde et alimentant quantité de débats.</text:p>
        <text:p text:style-name="P268">Les solutions <text:span text:style-name="T451">liées à la problématique </text:span>peuvent être multiples, principalement en fonction du projet à réaliser, de l’équipe en place ainsi que <text:span text:style-name="T452">des moyens mis à disposition. Ceci dit, plusieurs généralités se distinguent </text:span>:</text:p>
        <text:p text:style-name="P245">Réfléchir avant d’agir <text:span text:style-name="T453">afin de</text:span> structurer son raisonnement. <text:span text:style-name="T453">L’idée est ici de partir du global et de zoomer au fur et à mesure vers le détail. Cette approche est valable pour chaque étape du développement et permet d’avoir une vue d’ensemble cohérente sur tous le projet. L’UML et les diagrammes de classes peuvent aider à comprendre et adopter cette démarche. </text:span></text:p>
        <text:p text:style-name="P245"/>
        <text:p text:style-name="P247">Finalement, qu’est ce qu’un site sinon des informations <text:span text:style-name="T451">bien agencées. Du contenu et du design. La façon dont tous les éléments s’imbriquent entre eux, la simplicité d’utilisation et surtout la pertinence du contenu détermineront la qualité globale du site. Si tous les intervenants dans la réalisation d’un site travaillent correctement, alors on pourra dire que le projet est une réussite.</text:span></text:p>
        <text:p text:style-name="P247"/>
        <text:p text:style-name="P433">Pratiquer afin d’acquérir et maîtriser les bonnes pratiques <text:span text:style-name="T460">pourrait passer pour une banalité. Et pourtant, c’est tellement vrai. On ne peut pas composer un opéra sans connaître son solfège !</text:span></text:p>
        <text:p text:style-name="P433"/>
        <text:p text:style-name="P248"><text:span text:style-name="T460">Enfin, é</text:span>voluer et s’adapter <text:span text:style-name="T460">avec les </text:span>nouveaux outils <text:span text:style-name="T454">et méthodes qui apparaissent chaque jour est un vrai défi. Le développement requiert un apprentissage quotidien. Le fait est qu’on ne peut tout apprendre. Il est nécessaire de sélectionner avec soin les nouvelles pistes à explorer. De faire un choix entre les outils en vogue du moment, et ceux qui marqueront leur temps. Faute de quoi, le développeur pourrait passer son temps à intégrer des technologies plus ou moins inutile à moyen terme.</text:span></text:p>
        <text:p text:style-name="P275"/>
        <text:p text:style-name="P431"/>
        <text:p text:style-name="P432">Conclusion</text:p>
        <text:p text:style-name="P465"/>
        <text:p text:style-name="P249">L’évolution du métier </text:p>
        <text:p text:style-name="P287"><text:span text:style-name="T282">Le web avance à toute allure. Les technologies de pointe d’aujourd’hui ne seront peut-être qu’un vague souvenir demain. Plus globalement, la quantité d’information disponible est assommante. En 2000, on pouvait </text:span><text:span text:style-name="T283">prétendre co</text:span><text:span text:style-name="T282">nnaître </text:span><text:span text:style-name="T283">l’ensemble des méthodes et technologies liées à la conception d’un site, </text:span><text:span text:style-name="T284">c’est</text:span><text:span text:style-name="T283"> aujourd’hui tout simplement impossible.</text:span><text:span text:style-name="T282"> Comment faire alors ? </text:span><text:span text:style-name="T285">Je pense que la solution réside dans la maîtrise d’une technologie ou d’un ensemble de technologies permettant d’atteindre un but précis. Autrement dit, la spécialisation. Etre performant sur un sujet en particulier, essayer d’être un expert, s’informer en permanence sur les évolutions et tendances de ce domaine.</text:span></text:p>
        <text:p text:style-name="P295"><text:span text:style-name="T286">L</text:span><text:span text:style-name="T281">e développement, </text:span><text:span text:style-name="T287">à l’instar d’autres métier, </text:span><text:span text:style-name="T281">évolue de telle façon qu’il est nécessaire d’</text:span><text:span text:style-name="T287">être</text:span><text:span text:style-name="T281"> toujours plus </text:span><text:span text:style-name="T287">rapide</text:span><text:span text:style-name="T281"> et productif. </text:span><text:span text:style-name="T288">De nouveaux outils émergent tous les jours, il est donc nécessaire d’avoir une solide culture générale et une ouverture d’esprit permanente afin </text:span><text:span text:style-name="T286">d’évaluer</text:span><text:span text:style-name="T288"> l</text:span><text:span text:style-name="T286">a pertinence et l’utilité que peuvent </text:span><text:span text:style-name="T289">apporter</text:span><text:span text:style-name="T286"> ces outils. </text:span></text:p>
        <text:p text:style-name="P255"><text:soft-page-break/>De plus, via l’utilisation de WordPress notamment, j’ai eu à comprendre et écrire une somme assez conséquente de <text:s/>php. Quelle sera la place et l’utilité d’un langage serveur dans le développement Front ?</text:p>
        <text:p text:style-name="P276"/>
        <text:p text:style-name="P295"><text:span text:style-name="T286">Essayer d’évoluer intelligemment </text:span><text:span text:style-name="T290">et</text:span><text:span text:style-name="T286"> faire les bons choix. </text:span><text:span text:style-name="T290">U</text:span><text:span text:style-name="T289">ne logique quasi universelle en fin de compte !</text:span></text:p>
        <text:p text:style-name="P277"/>
        <text:p text:style-name="P264"/>
        <text:p text:style-name="P296"/>
        <text:p text:style-name="P465"><text:tab/></text:p>
        <text:p text:style-name="P249">Et la suite</text:p>
        <text:p text:style-name="P263">Ce stage m’a permis d’approfondir considérablement mes co<text:span text:style-name="T455">mpétences </text:span>en intégration web. Mais, l’intégration ne représente qu’une partie du métier de développeur Front-End. </text:p>
        <text:p text:style-name="P263">Je souhaiterais dans un avenir proche avoir l’<text:span text:style-name="T456">opportunité</text:span> de travailler sur des projets prenant en compte l’ensemble des problématiques liées au Front Office <text:span text:style-name="T457">et acquérir ainsi une vision plus globale du métier.</text:span></text:p>
        <text:p text:style-name="P266"/>
        <text:p text:style-name="P251"/>
        <text:p text:style-name="P145"/>
        <text:p text:style-name="P442"/>
        <text:p text:style-name="P443"/>
        <text:p text:style-name="P442"/>
        <text:p text:style-name="P444">Place du php dans ma formation Front ?</text:p>
        <text:p text:style-name="P442"/>
        <text:p text:style-name="P445"><text:a xlink:type="simple" xlink:href="https://www.iconfinder.com/" text:style-name="Internet_20_link" text:visited-style-name="Visited_20_Internet_20_Link">https://www.iconfinder.com</text:a></text:p>
        <text:p text:style-name="P445">timeline infographic</text:p>
        <text:p text:style-name="P445"/>
        <text:p text:style-name="P445"/>
        <text:p text:style-name="P446">article fb la montagne</text:p>
        <text:p text:style-name="P446"/>
        <text:p text:style-name="P447"><text:a xlink:type="simple" xlink:href="https://choblab.com/web-design/petite-histoire-illustree-du-web-design-9828.html" text:style-name="Internet_20_link" text:visited-style-name="Visited_20_Internet_20_Link">https://choblab.com/web-design/petite-histoire-illustree-du-web-design-9828.html</text:a></text:p>
        <text:p text:style-name="P447"/>
        <text:p text:style-name="P448">https://www.lafabriquedunet.fr/conseils/lexique-creation-site-web/definition-agence-web/</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1" svg:font-family="'Open Sans', sans-serif"/>
    <style:font-face style:name="Roboto" svg:font-family="Roboto, Arial, Helvetica, sans-serif"/>
    <style:font-face style:name="Actor" svg:font-family="Actor, arial, sans-serif" style:font-family-generic="roman" style:font-pitch="variable"/>
    <style:font-face style:name="Arial1" svg:font-family="Arial" style:font-family-generic="roman" style:font-pitch="variable"/>
    <style:font-face style:name="Arial2" svg:font-family="Arial, sans-serif"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 svg:font-family="'Open Sans', Arial, Helvetica, sans-serif" style:font-family-generic="roman" style:font-pitch="variable"/>
    <style:font-face style:name="OpenSymbol" svg:font-family="OpenSymbol" style:font-family-generic="roman" style:font-pitch="variable"/>
    <style:font-face style:name="Source sans pro" svg:font-family="'Source sans pro', sans-serif" style:font-family-generic="roman" style:font-pitch="variable"/>
    <style:font-face style:name="inherit" svg:font-family="inherit" style:font-family-generic="roman" style:font-pitch="variable"/>
    <style:font-face style:name="Arial3" svg:font-family="Arial" style:font-family-generic="swiss" style:font-pitch="variable"/>
    <style:font-face style:name="Arial" svg:font-family="Arial" style:font-adornments="Normal" style:font-family-generic="swiss" style:font-pitch="variable"/>
    <style:font-face style:name="Liberation Serif1" svg:font-family="'Liberation Serif'" style:font-family-generic="swiss" style:font-pitch="variable"/>
    <style:font-face style:name="Arial4" svg:font-family="Arial" style:font-family-generic="system" style:font-pitch="variable"/>
    <style:font-face style:name="Liberation Mono1" svg:font-family="'Liberation Mono'"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2pt" style:language-asian="zh" style:country-asian="CN" style:font-name-complex="Arial4"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4"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writing-mode="lr-tb"/>
      <style:text-properties style:font-name="Arial" fo:font-family="Arial" style:font-style-name="Normal" style:font-family-generic="swiss" style:font-pitch="variable"/>
    </style:style>
    <style:style style:name="List" style:family="paragraph" style:parent-style-name="Text_20_body" style:default-outline-level="" style:class="list">
      <style:text-properties style:font-name-complex="Arial4"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4"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4" style:font-family-complex="Arial" style:font-family-generic-complex="system" style:font-pitch-complex="variable"/>
    </style:style>
    <style:style style:name="Heading_20_1" style:display-name="Heading 1" style:family="paragraph" style:parent-style-name="Heading" style:default-outline-level="1" style:list-style-name=""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SimSun" style:font-family-asian="SimSun" style:font-family-generic-asian="system" style:font-pitch-asian="variable" style:font-size-asian="24pt" style:font-weight-asian="bold" style:font-name-complex="Arial4" style:font-family-complex="Arial" style:font-family-generic-complex="system" style:font-pitch-complex="variable" style:font-size-complex="24pt" style:font-weight-complex="bold"/>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style:font-name="Liberation Serif1" fo:font-family="'Liberation Serif'" style:font-family-generic="swiss" style:font-pitch="variable" fo:font-size="18pt" fo:font-weight="bold" style:font-name-asian="SimSun" style:font-family-asian="SimSun" style:font-family-generic-asian="system" style:font-pitch-asian="variable" style:font-size-asian="18pt" style:font-weight-asian="bold" style:font-name-complex="Arial4" style:font-family-complex="Arial" style:font-family-generic-complex="system" style:font-pitch-complex="variable" style:font-size-complex="18pt" style:font-weight-complex="bold"/>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size="14pt" fo:font-weight="bold" style:font-name-asian="SimSun" style:font-family-asian="SimSun" style:font-family-generic-asian="system" style:font-pitch-asian="variable" style:font-size-asian="14pt" style:font-weight-asian="bold" style:font-name-complex="Arial4" style:font-family-complex="Arial" style:font-family-generic-complex="system" style:font-pitch-complex="variable" style:font-size-complex="14pt" style:font-weight-complex="bold"/>
    </style:style>
    <style:style style:name="Heading_20_4" style:display-name="Heading 4" style:family="paragraph" style:parent-style-name="Heading" style:default-outline-level="4" style:list-style-name="" style:class="text">
      <style:paragraph-properties fo:margin-top="0.212cm" fo:margin-bottom="0.212cm" loext:contextual-spacing="false"/>
      <style:text-properties style:font-name="Liberation Serif1" fo:font-family="'Liberation Serif'" style:font-family-generic="swiss" style:font-pitch="variable" fo:font-size="12pt" fo:font-weight="bold" style:font-name-asian="SimSun" style:font-family-asian="SimSun" style:font-family-generic-asian="system" style:font-pitch-asian="variable" style:font-size-asian="12pt" style:font-weight-asian="bold" style:font-name-complex="Arial4" style:font-family-complex="Arial" style:font-family-generic-complex="system" style:font-pitch-complex="variable" style:font-size-complex="12pt" style:font-weight-complex="bold"/>
    </style:style>
    <style:style style:name="Heading_20_6" style:display-name="Heading 6" style:family="paragraph" style:parent-style-name="Heading" style:default-outline-level="6" style:list-style-name="" style:class="text">
      <style:paragraph-properties fo:margin-top="0.106cm" fo:margin-bottom="0.106cm" loext:contextual-spacing="false"/>
      <style:text-properties style:font-name="Liberation Serif1" fo:font-family="'Liberation Serif'" style:font-family-generic="swiss" style:font-pitch="variable" fo:font-size="7pt" fo:font-weight="bold" style:font-name-asian="SimSun" style:font-family-asian="SimSun" style:font-family-generic-asian="system" style:font-pitch-asian="variable" style:font-size-asian="7pt" style:font-weight-asian="bold" style:font-name-complex="Arial4" style:font-family-complex="Arial" style:font-family-generic-complex="system" style:font-pitch-complex="variable" style:font-size-complex="7pt" style:font-weight-complex="bold"/>
    </style:style>
    <style:style style:name="Standard_20__28_user_29_" style:display-name="Standard (user)" style:family="paragraph" style:default-outline-level="">
      <style:paragraph-properties fo:text-align="start" style:justify-single-word="false" fo:orphans="2" fo:widows="2" fo:hyphenation-ladder-count="no-limit" style:punctuation-wrap="simple" style:vertical-align="baselin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Arial4" style:font-family-complex="Arial" style:font-family-generic-complex="system" style:font-pitch-complex="variable" style:font-size-complex="12pt" style:language-complex="hi" style:country-complex="IN" fo:hyphenate="false" fo:hyphenation-remain-char-count="2" fo:hyphenation-push-char-count="2"/>
    </style:style>
    <style:style style:name="List_20_Heading" style:display-name="List Heading" style:family="paragraph" style:parent-style-name="Standard" style:default-outline-level="" style:class="html">
      <style:paragraph-properties fo:margin-left="0cm" fo:margin-right="0cm" fo:text-indent="0cm" style:auto-text-indent="false"/>
    </style:style>
    <style:style style:name="List_20_Contents" style:display-name="List Contents" style:family="paragraph" style:parent-style-name="Standard" style:default-outline-level="" style:class="html">
      <style:paragraph-properties fo:margin-left="1cm" fo:margin-right="0cm" fo:text-indent="0cm" style:auto-text-indent="false"/>
    </style:style>
    <style:style style:name="Frame_20_contents" style:display-name="Frame contents" style:family="paragraph" style:parent-style-name="Standard" style:default-outline-level="" style:class="extra"/>
    <style:style style:name="Quotations" style:family="paragraph" style:parent-style-name="Standard" style:class="html"/>
    <style:style style:name="Txt" style:family="paragraph" style:parent-style-name="Preformatted_20_Text">
      <style:paragraph-properties style:writing-mode="lr-tb"/>
    </style:style>
    <style:style style:name="Preformatted_20_Text" style:display-name="Preformatted Text" style:family="paragraph" style:parent-style-name="Standard" style:class="html"/>
    <style:style style:name="Subtitle" style:family="paragraph" style:parent-style-name="Heading" style:class="chapter"/>
    <style:style style:name="Horizontal_20_Line" style:display-name="Horizontal Line" style:family="paragraph" style:parent-style-name="Standard" style:class="html"/>
    <style:style style:name="textecourant" style:family="paragraph" style:parent-style-name="Standard_20__28_user_29_">
      <style:paragraph-properties fo:margin-left="0cm" fo:margin-right="0cm" fo:line-height="100%" fo:text-indent="0cm" style:auto-text-indent="false" style:writing-mode="lr-tb"/>
      <style:text-properties fo:font-variant="normal" fo:text-transform="none" style:use-window-font-color="true" style:font-name="Arial1" fo:font-family="Arial" style:font-family-generic="roman" style:font-pitch="variable" fo:font-size="12pt" fo:letter-spacing="normal" fo:font-style="normal" fo:font-weight="normal" officeooo:rsid="004d5427" style:font-size-asian="12pt" style:font-style-asian="normal" style:font-weight-asian="normal" style:font-size-complex="12pt" style:font-weight-complex="norma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Numbering_20_Symbols" style:display-name="Numbering Symbols" style:family="text"/>
    <style:style style:name="ins" style:family="text"/>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ListLabel_20_1" style:display-name="ListLabel 1" style:family="text">
      <style:text-properties style:font-name="inherit" fo:font-family="inherit" style:font-family-generic="roman" style:font-pitch="variable" fo:font-size="13pt" fo:font-weight="normal" style:font-name-complex="OpenSymbol1" style:font-family-complex="OpenSymbol" style:font-family-generic-complex="system" style:font-pitch-complex="variable"/>
    </style:style>
    <style:style style:name="ListLabel_20_2" style:display-name="ListLabel 2" style:family="text">
      <style:text-properties style:font-name-complex="OpenSymbol1" style:font-family-complex="OpenSymbol" style:font-family-generic-complex="system" style:font-pitch-complex="variable"/>
    </style:style>
    <style:style style:name="ListLabel_20_3" style:display-name="ListLabel 3" style:family="text">
      <style:text-properties style:font-name-complex="OpenSymbol1" style:font-family-complex="Open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ListLabel_20_5" style:display-name="ListLabel 5" style:family="text">
      <style:text-properties style:font-name-complex="OpenSymbol1" style:font-family-complex="OpenSymbol" style:font-family-generic-complex="system" style:font-pitch-complex="variable"/>
    </style:style>
    <style:style style:name="ListLabel_20_6" style:display-name="ListLabel 6" style:family="text">
      <style:text-properties style:font-name-complex="OpenSymbol1" style:font-family-complex="OpenSymbol" style:font-family-generic-complex="system" style:font-pitch-complex="variable"/>
    </style:style>
    <style:style style:name="ListLabel_20_7" style:display-name="ListLabel 7" style:family="text">
      <style:text-properties style:font-name-complex="OpenSymbol1" style:font-family-complex="OpenSymbol" style:font-family-generic-complex="system" style:font-pitch-complex="variable"/>
    </style:style>
    <style:style style:name="ListLabel_20_8" style:display-name="ListLabel 8" style:family="text">
      <style:text-properties style:font-name-complex="OpenSymbol1" style:font-family-complex="OpenSymbol" style:font-family-generic-complex="system" style:font-pitch-complex="variable"/>
    </style:style>
    <style:style style:name="ListLabel_20_9" style:display-name="ListLabel 9" style:family="text">
      <style:text-properties style:font-name-complex="OpenSymbol1" style:font-family-complex="OpenSymbol" style:font-family-generic-complex="system" style:font-pitch-complex="variable"/>
    </style:style>
    <style:style style:name="ListLabel_20_10" style:display-name="ListLabel 10" style:family="text">
      <style:text-properties style:font-name="Open Sans" fo:font-family="'Open Sans', Arial, Helvetica, sans-serif" style:font-family-generic="roman" style:font-pitch="variable" fo:font-size="12pt" fo:font-weight="normal" style:font-name-complex="OpenSymbol1" style:font-family-complex="OpenSymbol" style:font-family-generic-complex="system" style:font-pitch-complex="variable"/>
    </style:style>
    <style:style style:name="ListLabel_20_11" style:display-name="ListLabel 11" style:family="text">
      <style:text-properties style:font-name-complex="OpenSymbol1" style:font-family-complex="OpenSymbol" style:font-family-generic-complex="system" style:font-pitch-complex="variable"/>
    </style:style>
    <style:style style:name="ListLabel_20_12" style:display-name="ListLabel 12" style:family="text">
      <style:text-properties style:font-name-complex="OpenSymbol1" style:font-family-complex="OpenSymbol" style:font-family-generic-complex="system" style:font-pitch-complex="variable"/>
    </style:style>
    <style:style style:name="ListLabel_20_13" style:display-name="ListLabel 13" style:family="text">
      <style:text-properties style:font-name-complex="OpenSymbol1" style:font-family-complex="OpenSymbol" style:font-family-generic-complex="system" style:font-pitch-complex="variable"/>
    </style:style>
    <style:style style:name="ListLabel_20_14" style:display-name="ListLabel 14" style:family="text">
      <style:text-properties style:font-name-complex="OpenSymbol1" style:font-family-complex="OpenSymbol" style:font-family-generic-complex="system" style:font-pitch-complex="variable"/>
    </style:style>
    <style:style style:name="ListLabel_20_15" style:display-name="ListLabel 15" style:family="text">
      <style:text-properties style:font-name-complex="OpenSymbol1" style:font-family-complex="OpenSymbol" style:font-family-generic-complex="system" style:font-pitch-complex="variable"/>
    </style:style>
    <style:style style:name="ListLabel_20_16" style:display-name="ListLabel 16" style:family="text">
      <style:text-properties style:font-name-complex="OpenSymbol1" style:font-family-complex="OpenSymbol" style:font-family-generic-complex="system" style:font-pitch-complex="variable"/>
    </style:style>
    <style:style style:name="ListLabel_20_17" style:display-name="ListLabel 17" style:family="text">
      <style:text-properties style:font-name-complex="OpenSymbol1" style:font-family-complex="OpenSymbol" style:font-family-generic-complex="system" style:font-pitch-complex="variable"/>
    </style:style>
    <style:style style:name="ListLabel_20_18" style:display-name="ListLabel 18" style:family="text">
      <style:text-properties style:font-name-complex="OpenSymbol1" style:font-family-complex="OpenSymbol" style:font-family-generic-complex="system" style:font-pitch-complex="variable"/>
    </style:style>
    <style:style style:name="ListLabel_20_19" style:display-name="ListLabel 19" style:family="text">
      <style:text-properties style:font-name="Arial2" fo:font-family="Arial, sans-serif" style:font-family-generic="roman" style:font-pitch="variable" fo:font-size="12pt" fo:font-weight="normal" style:font-name-complex="OpenSymbol1" style:font-family-complex="OpenSymbol" style:font-family-generic-complex="system" style:font-pitch-complex="variable"/>
    </style:style>
    <style:style style:name="ListLabel_20_20" style:display-name="ListLabel 20" style:family="text">
      <style:text-properties style:font-name-complex="OpenSymbol1" style:font-family-complex="OpenSymbol" style:font-family-generic-complex="system" style:font-pitch-complex="variable"/>
    </style:style>
    <style:style style:name="ListLabel_20_21" style:display-name="ListLabel 21" style:family="text">
      <style:text-properties style:font-name-complex="OpenSymbol1" style:font-family-complex="OpenSymbol" style:font-family-generic-complex="system" style:font-pitch-complex="variable"/>
    </style:style>
    <style:style style:name="ListLabel_20_22" style:display-name="ListLabel 22" style:family="text">
      <style:text-properties style:font-name-complex="OpenSymbol1" style:font-family-complex="OpenSymbol" style:font-family-generic-complex="system" style:font-pitch-complex="variable"/>
    </style:style>
    <style:style style:name="ListLabel_20_23" style:display-name="ListLabel 23" style:family="text">
      <style:text-properties style:font-name-complex="OpenSymbol1" style:font-family-complex="OpenSymbol" style:font-family-generic-complex="system" style:font-pitch-complex="variable"/>
    </style:style>
    <style:style style:name="ListLabel_20_24" style:display-name="ListLabel 24" style:family="text">
      <style:text-properties style:font-name-complex="OpenSymbol1" style:font-family-complex="OpenSymbol" style:font-family-generic-complex="system" style:font-pitch-complex="variable"/>
    </style:style>
    <style:style style:name="ListLabel_20_25" style:display-name="ListLabel 25" style:family="text">
      <style:text-properties style:font-name-complex="OpenSymbol1" style:font-family-complex="OpenSymbol" style:font-family-generic-complex="system" style:font-pitch-complex="variable"/>
    </style:style>
    <style:style style:name="ListLabel_20_26" style:display-name="ListLabel 26" style:family="text">
      <style:text-properties style:font-name-complex="OpenSymbol1" style:font-family-complex="OpenSymbol" style:font-family-generic-complex="system" style:font-pitch-complex="variable"/>
    </style:style>
    <style:style style:name="ListLabel_20_27" style:display-name="ListLabel 27" style:family="text">
      <style:text-properties style:font-name-complex="OpenSymbol1" style:font-family-complex="OpenSymbol" style:font-family-generic-complex="system" style:font-pitch-complex="variable"/>
    </style:style>
    <style:style style:name="ListLabel_20_28" style:display-name="ListLabel 28" style:family="text">
      <style:text-properties style:font-name="Actor" fo:font-family="Actor, arial, sans-serif" style:font-family-generic="roman" style:font-pitch="variable" fo:font-size="12pt" fo:font-weight="normal" style:font-name-complex="OpenSymbol1" style:font-family-complex="OpenSymbol" style:font-family-generic-complex="system" style:font-pitch-complex="variable"/>
    </style:style>
    <style:style style:name="ListLabel_20_29" style:display-name="ListLabel 29" style:family="text">
      <style:text-properties style:font-name-complex="OpenSymbol1" style:font-family-complex="OpenSymbol" style:font-family-generic-complex="system" style:font-pitch-complex="variable"/>
    </style:style>
    <style:style style:name="ListLabel_20_30" style:display-name="ListLabel 30" style:family="text">
      <style:text-properties style:font-name-complex="OpenSymbol1" style:font-family-complex="OpenSymbol" style:font-family-generic-complex="system" style:font-pitch-complex="variable"/>
    </style:style>
    <style:style style:name="ListLabel_20_31" style:display-name="ListLabel 31" style:family="text">
      <style:text-properties style:font-name-complex="OpenSymbol1" style:font-family-complex="OpenSymbol" style:font-family-generic-complex="system" style:font-pitch-complex="variable"/>
    </style:style>
    <style:style style:name="ListLabel_20_32" style:display-name="ListLabel 32" style:family="text">
      <style:text-properties style:font-name-complex="OpenSymbol1" style:font-family-complex="OpenSymbol" style:font-family-generic-complex="system" style:font-pitch-complex="variable"/>
    </style:style>
    <style:style style:name="ListLabel_20_33" style:display-name="ListLabel 33" style:family="text">
      <style:text-properties style:font-name-complex="OpenSymbol1" style:font-family-complex="OpenSymbol" style:font-family-generic-complex="system" style:font-pitch-complex="variable"/>
    </style:style>
    <style:style style:name="ListLabel_20_34" style:display-name="ListLabel 34" style:family="text">
      <style:text-properties style:font-name-complex="OpenSymbol1" style:font-family-complex="OpenSymbol" style:font-family-generic-complex="system" style:font-pitch-complex="variable"/>
    </style:style>
    <style:style style:name="ListLabel_20_35" style:display-name="ListLabel 35" style:family="text">
      <style:text-properties style:font-name-complex="OpenSymbol1" style:font-family-complex="OpenSymbol" style:font-family-generic-complex="system" style:font-pitch-complex="variable"/>
    </style:style>
    <style:style style:name="ListLabel_20_36" style:display-name="ListLabel 36" style:family="text">
      <style:text-properties style:font-name-complex="OpenSymbol1" style:font-family-complex="OpenSymbol" style:font-family-generic-complex="system" style:font-pitch-complex="variable"/>
    </style:style>
    <style:style style:name="ListLabel_20_37" style:display-name="ListLabel 37" style:family="text">
      <style:text-properties style:font-name-complex="OpenSymbol1" style:font-family-complex="OpenSymbol" style:font-family-generic-complex="system" style:font-pitch-complex="variable"/>
    </style:style>
    <style:style style:name="ListLabel_20_38" style:display-name="ListLabel 38" style:family="text">
      <style:text-properties style:font-name-complex="OpenSymbol1" style:font-family-complex="OpenSymbol" style:font-family-generic-complex="system" style:font-pitch-complex="variable"/>
    </style:style>
    <style:style style:name="ListLabel_20_39" style:display-name="ListLabel 39" style:family="text">
      <style:text-properties style:font-name-complex="OpenSymbol1" style:font-family-complex="OpenSymbol" style:font-family-generic-complex="system" style:font-pitch-complex="variable"/>
    </style:style>
    <style:style style:name="ListLabel_20_40" style:display-name="ListLabel 40" style:family="text">
      <style:text-properties style:font-name-complex="OpenSymbol1" style:font-family-complex="OpenSymbol" style:font-family-generic-complex="system" style:font-pitch-complex="variable"/>
    </style:style>
    <style:style style:name="ListLabel_20_41" style:display-name="ListLabel 41" style:family="text">
      <style:text-properties style:font-name-complex="OpenSymbol1" style:font-family-complex="OpenSymbol" style:font-family-generic-complex="system" style:font-pitch-complex="variable"/>
    </style:style>
    <style:style style:name="ListLabel_20_42" style:display-name="ListLabel 42" style:family="text">
      <style:text-properties style:font-name-complex="OpenSymbol1" style:font-family-complex="OpenSymbol" style:font-family-generic-complex="system" style:font-pitch-complex="variable"/>
    </style:style>
    <style:style style:name="ListLabel_20_43" style:display-name="ListLabel 43" style:family="text">
      <style:text-properties style:font-name-complex="OpenSymbol1" style:font-family-complex="OpenSymbol" style:font-family-generic-complex="system" style:font-pitch-complex="variable"/>
    </style:style>
    <style:style style:name="ListLabel_20_44" style:display-name="ListLabel 44" style:family="text">
      <style:text-properties style:font-name-complex="OpenSymbol1" style:font-family-complex="OpenSymbol" style:font-family-generic-complex="system" style:font-pitch-complex="variable"/>
    </style:style>
    <style:style style:name="ListLabel_20_45" style:display-name="ListLabel 45" style:family="text">
      <style:text-properties style:font-name-complex="OpenSymbol1" style:font-family-complex="OpenSymbol" style:font-family-generic-complex="system" style:font-pitch-complex="variable"/>
    </style:style>
    <style:style style:name="ListLabel_20_46" style:display-name="ListLabel 46" style:family="text">
      <style:text-properties style:font-name-complex="OpenSymbol1" style:font-family-complex="OpenSymbol" style:font-family-generic-complex="system" style:font-pitch-complex="variable"/>
    </style:style>
    <style:style style:name="ListLabel_20_47" style:display-name="ListLabel 47" style:family="text">
      <style:text-properties style:font-name-complex="OpenSymbol1" style:font-family-complex="OpenSymbol" style:font-family-generic-complex="system" style:font-pitch-complex="variable"/>
    </style:style>
    <style:style style:name="ListLabel_20_48" style:display-name="ListLabel 48" style:family="text">
      <style:text-properties style:font-name-complex="OpenSymbol1" style:font-family-complex="OpenSymbol" style:font-family-generic-complex="system" style:font-pitch-complex="variable"/>
    </style:style>
    <style:style style:name="ListLabel_20_49" style:display-name="ListLabel 49" style:family="text">
      <style:text-properties style:font-name-complex="OpenSymbol1" style:font-family-complex="OpenSymbol" style:font-family-generic-complex="system" style:font-pitch-complex="variable"/>
    </style:style>
    <style:style style:name="ListLabel_20_50" style:display-name="ListLabel 50" style:family="text">
      <style:text-properties style:font-name-complex="OpenSymbol1" style:font-family-complex="OpenSymbol" style:font-family-generic-complex="system" style:font-pitch-complex="variable"/>
    </style:style>
    <style:style style:name="ListLabel_20_51" style:display-name="ListLabel 51" style:family="text">
      <style:text-properties style:font-name-complex="OpenSymbol1" style:font-family-complex="OpenSymbol" style:font-family-generic-complex="system" style:font-pitch-complex="variable"/>
    </style:style>
    <style:style style:name="ListLabel_20_52" style:display-name="ListLabel 52" style:family="text">
      <style:text-properties style:font-name-complex="OpenSymbol1" style:font-family-complex="OpenSymbol" style:font-family-generic-complex="system" style:font-pitch-complex="variable"/>
    </style:style>
    <style:style style:name="ListLabel_20_53" style:display-name="ListLabel 53" style:family="text">
      <style:text-properties style:font-name-complex="OpenSymbol1" style:font-family-complex="OpenSymbol" style:font-family-generic-complex="system" style:font-pitch-complex="variable"/>
    </style:style>
    <style:style style:name="ListLabel_20_54" style:display-name="ListLabel 54" style:family="text">
      <style:text-properties style:font-name-complex="OpenSymbol1" style:font-family-complex="OpenSymbol" style:font-family-generic-complex="system" style:font-pitch-complex="variable"/>
    </style:style>
    <style:style style:name="ListLabel_20_55" style:display-name="ListLabel 55" style:family="text">
      <style:text-properties style:font-name-complex="OpenSymbol1" style:font-family-complex="OpenSymbol" style:font-family-generic-complex="system" style:font-pitch-complex="variable"/>
    </style:style>
    <style:style style:name="ListLabel_20_56" style:display-name="ListLabel 56" style:family="text">
      <style:text-properties style:font-name-complex="OpenSymbol1" style:font-family-complex="OpenSymbol" style:font-family-generic-complex="system" style:font-pitch-complex="variable"/>
    </style:style>
    <style:style style:name="ListLabel_20_57" style:display-name="ListLabel 57" style:family="text">
      <style:text-properties style:font-name-complex="OpenSymbol1" style:font-family-complex="OpenSymbol" style:font-family-generic-complex="system" style:font-pitch-complex="variable"/>
    </style:style>
    <style:style style:name="ListLabel_20_58" style:display-name="ListLabel 58" style:family="text">
      <style:text-properties style:font-name-complex="OpenSymbol1" style:font-family-complex="OpenSymbol" style:font-family-generic-complex="system" style:font-pitch-complex="variable"/>
    </style:style>
    <style:style style:name="ListLabel_20_59" style:display-name="ListLabel 59" style:family="text">
      <style:text-properties style:font-name-complex="OpenSymbol1" style:font-family-complex="OpenSymbol" style:font-family-generic-complex="system" style:font-pitch-complex="variable"/>
    </style:style>
    <style:style style:name="ListLabel_20_60" style:display-name="ListLabel 60" style:family="text">
      <style:text-properties style:font-name-complex="OpenSymbol1" style:font-family-complex="OpenSymbol" style:font-family-generic-complex="system" style:font-pitch-complex="variable"/>
    </style:style>
    <style:style style:name="ListLabel_20_61" style:display-name="ListLabel 61" style:family="text">
      <style:text-properties style:font-name-complex="OpenSymbol1" style:font-family-complex="OpenSymbol" style:font-family-generic-complex="system" style:font-pitch-complex="variable"/>
    </style:style>
    <style:style style:name="ListLabel_20_62" style:display-name="ListLabel 62" style:family="text">
      <style:text-properties style:font-name-complex="OpenSymbol1" style:font-family-complex="OpenSymbol" style:font-family-generic-complex="system" style:font-pitch-complex="variable"/>
    </style:style>
    <style:style style:name="ListLabel_20_63" style:display-name="ListLabel 63" style:family="text">
      <style:text-properties style:font-name-complex="OpenSymbol1" style:font-family-complex="OpenSymbol" style:font-family-generic-complex="system" style:font-pitch-complex="variable"/>
    </style:style>
    <style:style style:name="ListLabel_20_64" style:display-name="ListLabel 64" style:family="text">
      <style:text-properties style:font-name-complex="OpenSymbol1" style:font-family-complex="OpenSymbol" style:font-family-generic-complex="system" style:font-pitch-complex="variable"/>
    </style:style>
    <style:style style:name="ListLabel_20_65" style:display-name="ListLabel 65" style:family="text">
      <style:text-properties style:font-name-complex="OpenSymbol1" style:font-family-complex="OpenSymbol" style:font-family-generic-complex="system" style:font-pitch-complex="variable"/>
    </style:style>
    <style:style style:name="ListLabel_20_66" style:display-name="ListLabel 66" style:family="text">
      <style:text-properties style:font-name-complex="OpenSymbol1" style:font-family-complex="OpenSymbol" style:font-family-generic-complex="system" style:font-pitch-complex="variable"/>
    </style:style>
    <style:style style:name="ListLabel_20_67" style:display-name="ListLabel 67" style:family="text">
      <style:text-properties style:font-name-complex="OpenSymbol1" style:font-family-complex="OpenSymbol" style:font-family-generic-complex="system" style:font-pitch-complex="variable"/>
    </style:style>
    <style:style style:name="ListLabel_20_68" style:display-name="ListLabel 68" style:family="text">
      <style:text-properties style:font-name-complex="OpenSymbol1" style:font-family-complex="OpenSymbol" style:font-family-generic-complex="system" style:font-pitch-complex="variable"/>
    </style:style>
    <style:style style:name="ListLabel_20_69" style:display-name="ListLabel 69" style:family="text">
      <style:text-properties style:font-name-complex="OpenSymbol1" style:font-family-complex="OpenSymbol" style:font-family-generic-complex="system" style:font-pitch-complex="variable"/>
    </style:style>
    <style:style style:name="ListLabel_20_70" style:display-name="ListLabel 70" style:family="text">
      <style:text-properties style:font-name-complex="OpenSymbol1" style:font-family-complex="OpenSymbol" style:font-family-generic-complex="system" style:font-pitch-complex="variable"/>
    </style:style>
    <style:style style:name="ListLabel_20_71" style:display-name="ListLabel 71" style:family="text">
      <style:text-properties style:font-name-complex="OpenSymbol1" style:font-family-complex="OpenSymbol" style:font-family-generic-complex="system" style:font-pitch-complex="variable"/>
    </style:style>
    <style:style style:name="ListLabel_20_72" style:display-name="ListLabel 72" style:family="text">
      <style:text-properties style:font-name-complex="OpenSymbol1" style:font-family-complex="OpenSymbol" style:font-family-generic-complex="system" style:font-pitch-complex="variable"/>
    </style:style>
    <style:style style:name="ListLabel_20_73" style:display-name="ListLabel 73" style:family="text">
      <style:text-properties style:font-name-complex="OpenSymbol1" style:font-family-complex="OpenSymbol" style:font-family-generic-complex="system" style:font-pitch-complex="variable"/>
    </style:style>
    <style:style style:name="ListLabel_20_74" style:display-name="ListLabel 74" style:family="text">
      <style:text-properties style:font-name-complex="OpenSymbol1" style:font-family-complex="OpenSymbol" style:font-family-generic-complex="system" style:font-pitch-complex="variable"/>
    </style:style>
    <style:style style:name="ListLabel_20_75" style:display-name="ListLabel 75" style:family="text">
      <style:text-properties style:font-name-complex="OpenSymbol1" style:font-family-complex="OpenSymbol" style:font-family-generic-complex="system" style:font-pitch-complex="variable"/>
    </style:style>
    <style:style style:name="ListLabel_20_76" style:display-name="ListLabel 76" style:family="text">
      <style:text-properties style:font-name-complex="OpenSymbol1" style:font-family-complex="OpenSymbol" style:font-family-generic-complex="system" style:font-pitch-complex="variable"/>
    </style:style>
    <style:style style:name="ListLabel_20_77" style:display-name="ListLabel 77" style:family="text">
      <style:text-properties style:font-name-complex="OpenSymbol1" style:font-family-complex="OpenSymbol" style:font-family-generic-complex="system" style:font-pitch-complex="variable"/>
    </style:style>
    <style:style style:name="ListLabel_20_78" style:display-name="ListLabel 78" style:family="text">
      <style:text-properties style:font-name-complex="OpenSymbol1" style:font-family-complex="OpenSymbol" style:font-family-generic-complex="system" style:font-pitch-complex="variable"/>
    </style:style>
    <style:style style:name="ListLabel_20_79" style:display-name="ListLabel 79" style:family="text">
      <style:text-properties style:font-name-complex="OpenSymbol1" style:font-family-complex="OpenSymbol" style:font-family-generic-complex="system" style:font-pitch-complex="variable"/>
    </style:style>
    <style:style style:name="ListLabel_20_80" style:display-name="ListLabel 80" style:family="text">
      <style:text-properties style:font-name-complex="OpenSymbol1" style:font-family-complex="OpenSymbol" style:font-family-generic-complex="system" style:font-pitch-complex="variable"/>
    </style:style>
    <style:style style:name="ListLabel_20_81" style:display-name="ListLabel 81"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nothing" fo:margin-left="0.397cm"/>
        </style:list-level-properties>
        <style:text-properties fo:font-family="Symbol" style:font-style-name="Normal" style:font-family-generic="roman"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nothing" fo:margin-left="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fo:text-indent="-0.499cm" fo:margin-left="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fo:text-indent="-0.499cm" fo:margin-left="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fo:text-indent="-0.499cm" fo:margin-left="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fo:text-indent="-0.499cm" fo:margin-left="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fo:text-indent="-0.499cm" fo:margin-left="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fo:text-indent="-0.499cm" fo:margin-left="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fo:text-indent="-0.499cm" fo:margin-left="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fo:text-indent="-0.499cm" fo:margin-left="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20"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21"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22"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23"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24"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25"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26"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27"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8" style:num-suffix="" text:bullet-char="">
        <style:list-level-properties text:list-level-position-and-space-mode="label-alignment">
          <style:list-level-label-alignment text:label-followed-by="nothing"/>
        </style:list-level-properties>
        <style:text-properties fo:font-family="Symbol" style:font-style-name="Normal" style:font-family-generic="roman" style:font-pitch="variable" style:font-charset="x-symbol"/>
      </text:list-level-style-bullet>
      <text:list-level-style-bullet text:level="2" text:style-name="ListLabel_20_29"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0"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31"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32"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33"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34"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35"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36"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7"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38"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39"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0"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41"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42"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43"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44"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45"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46"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47"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48"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49"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0"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51"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52"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53"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54"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55"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56"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57"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58"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59"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0"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61"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62"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63"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64" style:num-suffix="" text:bullet-char="">
        <style:list-level-properties text:list-level-position-and-space-mode="label-alignment">
          <style:list-level-label-alignment text:label-followed-by="listtab" fo:text-indent="-0.499cm"/>
        </style:list-level-properties>
        <style:text-properties fo:font-family="Symbol" style:font-style-name="Normal" style:font-family-generic="roman" style:font-pitch="variable" style:font-charset="x-symbol"/>
      </text:list-level-style-bullet>
      <text:list-level-style-bullet text:level="2" text:style-name="ListLabel_20_65"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66"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67"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68"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69"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0"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71"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72"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73" style:num-suffix="" text:bullet-char="">
        <style:list-level-properties text:list-level-position-and-space-mode="label-alignment">
          <style:list-level-label-alignment text:label-followed-by="nothing" fo:margin-left="1.247cm"/>
        </style:list-level-properties>
        <style:text-properties fo:font-family="Symbol" style:font-style-name="Normal" style:font-family-generic="roman" style:font-pitch="variable" style:font-charset="x-symbol"/>
      </text:list-level-style-bullet>
      <text:list-level-style-bullet text:level="2" text:style-name="ListLabel_20_74" style:num-suffix="" text:bullet-char="">
        <style:list-level-properties text:list-level-position-and-space-mode="label-alignment">
          <style:list-level-label-alignment text:label-followed-by="listtab" text:list-tab-stop-position="2.494cm" fo:text-indent="-0.499cm" fo:margin-left="2.494cm"/>
        </style:list-level-properties>
        <style:text-properties fo:font-family="Symbol" style:font-style-name="Normal" style:font-family-generic="roman" style:font-pitch="variable" style:font-charset="x-symbol"/>
      </text:list-level-style-bullet>
      <text:list-level-style-bullet text:level="3" text:style-name="ListLabel_20_75" style:num-suffix="" text:bullet-char="">
        <style:list-level-properties text:list-level-position-and-space-mode="label-alignment">
          <style:list-level-label-alignment text:label-followed-by="listtab" text:list-tab-stop-position="3.741cm" fo:text-indent="-0.499cm" fo:margin-left="3.741cm"/>
        </style:list-level-properties>
        <style:text-properties fo:font-family="Symbol" style:font-style-name="Normal" style:font-family-generic="roman" style:font-pitch="variable" style:font-charset="x-symbol"/>
      </text:list-level-style-bullet>
      <text:list-level-style-bullet text:level="4" text:style-name="ListLabel_20_76" style:num-suffix="" text:bullet-char="">
        <style:list-level-properties text:list-level-position-and-space-mode="label-alignment">
          <style:list-level-label-alignment text:label-followed-by="listtab" text:list-tab-stop-position="4.988cm" fo:text-indent="-0.499cm" fo:margin-left="4.988cm"/>
        </style:list-level-properties>
        <style:text-properties fo:font-family="Symbol" style:font-style-name="Normal" style:font-family-generic="roman" style:font-pitch="variable" style:font-charset="x-symbol"/>
      </text:list-level-style-bullet>
      <text:list-level-style-bullet text:level="5" text:style-name="ListLabel_20_77" style:num-suffix="" text:bullet-char="">
        <style:list-level-properties text:list-level-position-and-space-mode="label-alignment">
          <style:list-level-label-alignment text:label-followed-by="listtab" text:list-tab-stop-position="6.235cm" fo:text-indent="-0.499cm" fo:margin-left="6.235cm"/>
        </style:list-level-properties>
        <style:text-properties fo:font-family="Symbol" style:font-style-name="Normal" style:font-family-generic="roman" style:font-pitch="variable" style:font-charset="x-symbol"/>
      </text:list-level-style-bullet>
      <text:list-level-style-bullet text:level="6" text:style-name="ListLabel_20_78" style:num-suffix="" text:bullet-char="">
        <style:list-level-properties text:list-level-position-and-space-mode="label-alignment">
          <style:list-level-label-alignment text:label-followed-by="listtab" text:list-tab-stop-position="7.482cm" fo:text-indent="-0.499cm" fo:margin-left="7.482cm"/>
        </style:list-level-properties>
        <style:text-properties fo:font-family="Symbol" style:font-style-name="Normal" style:font-family-generic="roman" style:font-pitch="variable" style:font-charset="x-symbol"/>
      </text:list-level-style-bullet>
      <text:list-level-style-bullet text:level="7" text:style-name="ListLabel_20_79" style:num-suffix="" text:bullet-char="">
        <style:list-level-properties text:list-level-position-and-space-mode="label-alignment">
          <style:list-level-label-alignment text:label-followed-by="listtab" text:list-tab-stop-position="8.729cm" fo:text-indent="-0.499cm" fo:margin-left="8.729cm"/>
        </style:list-level-properties>
        <style:text-properties fo:font-family="Symbol" style:font-style-name="Normal" style:font-family-generic="roman" style:font-pitch="variable" style:font-charset="x-symbol"/>
      </text:list-level-style-bullet>
      <text:list-level-style-bullet text:level="8" text:style-name="ListLabel_20_80" style:num-suffix="" text:bullet-char="">
        <style:list-level-properties text:list-level-position-and-space-mode="label-alignment">
          <style:list-level-label-alignment text:label-followed-by="listtab" text:list-tab-stop-position="9.977cm" fo:text-indent="-0.499cm" fo:margin-left="9.977cm"/>
        </style:list-level-properties>
        <style:text-properties fo:font-family="Symbol" style:font-style-name="Normal" style:font-family-generic="roman" style:font-pitch="variable" style:font-charset="x-symbol"/>
      </text:list-level-style-bullet>
      <text:list-level-style-bullet text:level="9" text:style-name="ListLabel_20_81" style:num-suffix="" text:bullet-char="">
        <style:list-level-properties text:list-level-position-and-space-mode="label-alignment">
          <style:list-level-label-alignment text:label-followed-by="listtab" text:list-tab-stop-position="11.224cm" fo:text-indent="-0.499cm" fo:margin-left="11.224cm"/>
        </style:list-level-properties>
        <style:text-properties fo:font-family="Symbol" style:font-style-name="Normal" style:font-family-generic="roman"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4:13:39</meta:creation-date>
    <dc:language>fr-FR</dc:language>
    <dc:date>2017-12-06T23:50:50.611000000</dc:date>
    <meta:editing-cycles>679</meta:editing-cycles>
    <meta:editing-duration>P2DT10H30M57S</meta:editing-duration>
    <meta:generator>LibreOffice/5.3.7.2$Windows_X86_64 LibreOffice_project/6b8ed514a9f8b44d37a1b96673cbbdd077e24059</meta:generator>
    <meta:document-statistic meta:table-count="0" meta:image-count="0" meta:object-count="0" meta:page-count="26" meta:paragraph-count="431" meta:word-count="9326" meta:character-count="59035" meta:non-whitespace-character-count="50062"/>
  </office:meta>
</office:document-meta>
</file>